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9.81mm"/>
    </style:style>
    <style:style style:name="co9" style:family="table-column">
      <style:table-column-properties fo:break-before="auto" style:column-width="18.17mm"/>
    </style:style>
    <style:style style:name="co10" style:family="table-column">
      <style:table-column-properties fo:break-before="auto" style:column-width="1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"/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dddddd"/>
    </style:style>
    <style:style style:name="ce23" style:family="table-cell" style:parent-style-name="Default" style:data-style-name="N10">
      <style:table-cell-properties fo:background-color="#dddddd"/>
    </style:style>
    <style:style style:name="ce24" style:family="table-cell" style:parent-style-name="Default">
      <style:table-cell-properties fo:background-color="#ddddd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112"/>
    <style:style style:name="ce46" style:family="table-cell" style:parent-style-name="Default" style:data-style-name="N111"/>
    <style:style style:name="ce26" style:family="table-cell" style:parent-style-name="Default" style:data-style-name="N111"/>
    <style:style style:name="ce28" style:family="table-cell" style:parent-style-name="Default" style:data-style-name="N111"/>
    <style:style style:name="ce29" style:family="table-cell" style:parent-style-name="Default" style:data-style-name="N111"/>
    <style:style style:name="ce31" style:family="table-cell" style:parent-style-name="Default" style:data-style-name="N111"/>
    <style:style style:name="ce32" style:family="table-cell" style:parent-style-name="Default" style:data-style-name="N111"/>
    <style:style style:name="ce33" style:family="table-cell" style:parent-style-name="Default" style:data-style-name="N111"/>
    <style:style style:name="ce34" style:family="table-cell" style:parent-style-name="Default" style:data-style-name="N111"/>
    <style:style style:name="ce35" style:family="table-cell" style:parent-style-name="Default" style:data-style-name="N111"/>
    <style:style style:name="ce36" style:family="table-cell" style:parent-style-name="Default" style:data-style-name="N111"/>
    <style:style style:name="ce38" style:family="table-cell" style:parent-style-name="Default" style:data-style-name="N111"/>
    <style:style style:name="ce39" style:family="table-cell" style:parent-style-name="Default" style:data-style-name="N111"/>
    <style:style style:name="ce40" style:family="table-cell" style:parent-style-name="Default" style:data-style-name="N111"/>
    <style:style style:name="ce41" style:family="table-cell" style:parent-style-name="Default" style:data-style-name="N111"/>
    <style:style style:name="ce44" style:family="table-cell" style:parent-style-name="Default" style:data-style-name="N111"/>
    <style:style style:name="ce45" style:family="table-cell" style:parent-style-name="Default" style:data-style-name="N111"/>
    <style:style style:name="ce47" style:family="table-cell" style:parent-style-name="Default" style:data-style-name="N111"/>
    <style:style style:name="ce48" style:family="table-cell" style:parent-style-name="Default" style:data-style-name="N111"/>
    <style:style style:name="ce49" style:family="table-cell" style:parent-style-name="Default" style:data-style-name="N111"/>
    <style:style style:name="ce50" style:family="table-cell" style:parent-style-name="Default" style:data-style-name="N111"/>
    <style:style style:name="ce51" style:family="table-cell" style:parent-style-name="Default" style:data-style-name="N111"/>
    <style:style style:name="ce52" style:family="table-cell" style:parent-style-name="Default" style:data-style-name="N111"/>
    <style:style style:name="ce53" style:family="table-cell" style:parent-style-name="Default" style:data-style-name="N111"/>
    <style:style style:name="ce54" style:family="table-cell" style:parent-style-name="Default" style:data-style-name="N111"/>
    <style:style style:name="ce55" style:family="table-cell" style:parent-style-name="Default" style:data-style-name="N111"/>
    <style:style style:name="ce56" style:family="table-cell" style:parent-style-name="Default" style:data-style-name="N111"/>
    <style:style style:name="ce57" style:family="table-cell" style:parent-style-name="Default" style:data-style-name="N111"/>
    <style:style style:name="ce58" style:family="table-cell" style:parent-style-name="Default" style:data-style-name="N111"/>
    <style:style style:name="ce59" style:family="table-cell" style:parent-style-name="Default" style:data-style-name="N111"/>
    <style:style style:name="ce60" style:family="table-cell" style:parent-style-name="Default" style:data-style-name="N111"/>
    <style:style style:name="ce61" style:family="table-cell" style:parent-style-name="Default" style:data-style-name="N111"/>
    <style:style style:name="ce62" style:family="table-cell" style:parent-style-name="Default" style:data-style-name="N111"/>
    <style:style style:name="ce63" style:family="table-cell" style:parent-style-name="Default" style:data-style-name="N111"/>
    <style:style style:name="ce64" style:family="table-cell" style:parent-style-name="Default" style:data-style-name="N111"/>
    <style:style style:name="ce65" style:family="table-cell" style:parent-style-name="Default" style:data-style-name="N111"/>
    <style:style style:name="ce66" style:family="table-cell" style:parent-style-name="Default" style:data-style-name="N111"/>
    <style:style style:name="ce67" style:family="table-cell" style:parent-style-name="Default" style:data-style-name="N111"/>
    <style:style style:name="ce68" style:family="table-cell" style:parent-style-name="Default" style:data-style-name="N111"/>
    <style:style style:name="ce69" style:family="table-cell" style:parent-style-name="Default" style:data-style-name="N111"/>
    <style:style style:name="ce70" style:family="table-cell" style:parent-style-name="Default" style:data-style-name="N111"/>
    <style:style style:name="ce71" style:family="table-cell" style:parent-style-name="Default" style:data-style-name="N111"/>
    <style:style style:name="ce72" style:family="table-cell" style:parent-style-name="Default" style:data-style-name="N111"/>
    <style:style style:name="ce73" style:family="table-cell" style:parent-style-name="Default" style:data-style-name="N111"/>
    <style:style style:name="ce74" style:family="table-cell" style:parent-style-name="Default" style:data-style-name="N111"/>
    <style:style style:name="ce75" style:family="table-cell" style:parent-style-name="Default" style:data-style-name="N111"/>
    <style:style style:name="ce76" style:family="table-cell" style:parent-style-name="Default" style:data-style-name="N111"/>
    <style:style style:name="ce77" style:family="table-cell" style:parent-style-name="Default" style:data-style-name="N111"/>
    <style:style style:name="ce78" style:family="table-cell" style:parent-style-name="Default" style:data-style-name="N111"/>
    <style:style style:name="ce79" style:family="table-cell" style:parent-style-name="Default" style:data-style-name="N111"/>
    <style:style style:name="ce80" style:family="table-cell" style:parent-style-name="Default" style:data-style-name="N111"/>
    <style:style style:name="ce81" style:family="table-cell" style:parent-style-name="Default" style:data-style-name="N111"/>
    <style:style style:name="ce82" style:family="table-cell" style:parent-style-name="Default" style:data-style-name="N111"/>
    <style:style style:name="ce83" style:family="table-cell" style:parent-style-name="Default" style:data-style-name="N111"/>
    <style:style style:name="ce84" style:family="table-cell" style:parent-style-name="Default" style:data-style-name="N111"/>
    <style:style style:name="ce85" style:family="table-cell" style:parent-style-name="Default" style:data-style-name="N111"/>
    <style:style style:name="ce86" style:family="table-cell" style:parent-style-name="Default" style:data-style-name="N111"/>
    <style:style style:name="ce87" style:family="table-cell" style:parent-style-name="Default" style:data-style-name="N111"/>
    <style:style style:name="ce88" style:family="table-cell" style:parent-style-name="Default" style:data-style-name="N111"/>
    <style:style style:name="ce89" style:family="table-cell" style:parent-style-name="Default" style:data-style-name="N111"/>
    <style:style style:name="ce90" style:family="table-cell" style:parent-style-name="Default" style:data-style-name="N111"/>
    <style:style style:name="ce91" style:family="table-cell" style:parent-style-name="Default" style:data-style-name="N111"/>
    <style:style style:name="ce92" style:family="table-cell" style:parent-style-name="Default" style:data-style-name="N111"/>
    <style:style style:name="ce93" style:family="table-cell" style:parent-style-name="Default" style:data-style-name="N111"/>
    <style:style style:name="ce94" style:family="table-cell" style:parent-style-name="Default" style:data-style-name="N111"/>
    <style:style style:name="ce95" style:family="table-cell" style:parent-style-name="Default" style:data-style-name="N111"/>
    <style:style style:name="ce96" style:family="table-cell" style:parent-style-name="Default" style:data-style-name="N111"/>
    <style:style style:name="ce97" style:family="table-cell" style:parent-style-name="Default" style:data-style-name="N111"/>
    <style:style style:name="ce98" style:family="table-cell" style:parent-style-name="Default" style:data-style-name="N111"/>
    <style:style style:name="ce99" style:family="table-cell" style:parent-style-name="Default" style:data-style-name="N111"/>
    <style:style style:name="ce100" style:family="table-cell" style:parent-style-name="Default" style:data-style-name="N111"/>
    <style:style style:name="ce101" style:family="table-cell" style:parent-style-name="Default" style:data-style-name="N111"/>
    <style:style style:name="ce102" style:family="table-cell" style:parent-style-name="Default" style:data-style-name="N111"/>
    <style:style style:name="ce103" style:family="table-cell" style:parent-style-name="Default" style:data-style-name="N111"/>
    <style:style style:name="ce104" style:family="table-cell" style:parent-style-name="Default" style:data-style-name="N111"/>
    <style:style style:name="ce105" style:family="table-cell" style:parent-style-name="Default" style:data-style-name="N111"/>
    <style:style style:name="ce106" style:family="table-cell" style:parent-style-name="Default" style:data-style-name="N111"/>
    <style:style style:name="ce107" style:family="table-cell" style:parent-style-name="Default" style:data-style-name="N111"/>
    <style:style style:name="ce108" style:family="table-cell" style:parent-style-name="Default" style:data-style-name="N111"/>
    <style:style style:name="ce109" style:family="table-cell" style:parent-style-name="Default" style:data-style-name="N111"/>
    <style:style style:name="ce110" style:family="table-cell" style:parent-style-name="Default" style:data-style-name="N111"/>
    <style:style style:name="ce111" style:family="table-cell" style:parent-style-name="Default" style:data-style-name="N111"/>
    <style:style style:name="ce112" style:family="table-cell" style:parent-style-name="Default" style:data-style-name="N111"/>
    <style:style style:name="ce113" style:family="table-cell" style:parent-style-name="Default" style:data-style-name="N111"/>
    <style:style style:name="ce114" style:family="table-cell" style:parent-style-name="Default" style:data-style-name="N111"/>
    <style:style style:name="ce115" style:family="table-cell" style:parent-style-name="Default" style:data-style-name="N111"/>
    <style:style style:name="ce116" style:family="table-cell" style:parent-style-name="Default" style:data-style-name="N111"/>
    <style:style style:name="ce117" style:family="table-cell" style:parent-style-name="Default" style:data-style-name="N111"/>
    <style:style style:name="ce118" style:family="table-cell" style:parent-style-name="Default" style:data-style-name="N111"/>
    <style:style style:name="ce119" style:family="table-cell" style:parent-style-name="Default" style:data-style-name="N111"/>
    <style:style style:name="ce120" style:family="table-cell" style:parent-style-name="Default" style:data-style-name="N111"/>
    <style:style style:name="ce121" style:family="table-cell" style:parent-style-name="Default" style:data-style-name="N111"/>
    <style:style style:name="ce122" style:family="table-cell" style:parent-style-name="Default" style:data-style-name="N111"/>
    <style:style style:name="ce123" style:family="table-cell" style:parent-style-name="Default" style:data-style-name="N111"/>
    <style:style style:name="ce124" style:family="table-cell" style:parent-style-name="Default" style:data-style-name="N111"/>
    <style:style style:name="ce125" style:family="table-cell" style:parent-style-name="Default" style:data-style-name="N111"/>
    <style:style style:name="ce126" style:family="table-cell" style:parent-style-name="Default" style:data-style-name="N111"/>
    <style:style style:name="ce127" style:family="table-cell" style:parent-style-name="Default" style:data-style-name="N111"/>
    <style:style style:name="ce128" style:family="table-cell" style:parent-style-name="Default" style:data-style-name="N111"/>
    <style:style style:name="ce129" style:family="table-cell" style:parent-style-name="Default" style:data-style-name="N111"/>
    <style:style style:name="ce130" style:family="table-cell" style:parent-style-name="Default" style:data-style-name="N111"/>
    <style:style style:name="ce131" style:family="table-cell" style:parent-style-name="Default" style:data-style-name="N111"/>
    <style:style style:name="ce132" style:family="table-cell" style:parent-style-name="Default" style:data-style-name="N111"/>
    <style:style style:name="ce133" style:family="table-cell" style:parent-style-name="Default" style:data-style-name="N111"/>
    <style:style style:name="ce134" style:family="table-cell" style:parent-style-name="Default" style:data-style-name="N111"/>
    <style:style style:name="ce135" style:family="table-cell" style:parent-style-name="Default" style:data-style-name="N111"/>
    <style:style style:name="ce136" style:family="table-cell" style:parent-style-name="Default" style:data-style-name="N111"/>
    <style:style style:name="ce137" style:family="table-cell" style:parent-style-name="Default" style:data-style-name="N111"/>
    <style:style style:name="ce138" style:family="table-cell" style:parent-style-name="Default" style:data-style-name="N111"/>
    <style:style style:name="ce139" style:family="table-cell" style:parent-style-name="Default" style:data-style-name="N111"/>
    <style:style style:name="ce140" style:family="table-cell" style:parent-style-name="Default" style:data-style-name="N111"/>
    <style:style style:name="ce141" style:family="table-cell" style:parent-style-name="Default" style:data-style-name="N111"/>
    <style:style style:name="ce142" style:family="table-cell" style:parent-style-name="Default" style:data-style-name="N111"/>
    <style:style style:name="ce143" style:family="table-cell" style:parent-style-name="Default" style:data-style-name="N111"/>
    <style:style style:name="ce144" style:family="table-cell" style:parent-style-name="Default" style:data-style-name="N111"/>
    <style:style style:name="ce145" style:family="table-cell" style:parent-style-name="Default" style:data-style-name="N111"/>
    <style:style style:name="ce146" style:family="table-cell" style:parent-style-name="Default" style:data-style-name="N111"/>
    <style:style style:name="ce147" style:family="table-cell" style:parent-style-name="Default" style:data-style-name="N111"/>
    <style:style style:name="ce148" style:family="table-cell" style:parent-style-name="Default" style:data-style-name="N111"/>
    <style:style style:name="ce149" style:family="table-cell" style:parent-style-name="Default" style:data-style-name="N111"/>
    <style:style style:name="ce150" style:family="table-cell" style:parent-style-name="Default" style:data-style-name="N111"/>
    <style:style style:name="ce151" style:family="table-cell" style:parent-style-name="Default" style:data-style-name="N111"/>
    <style:style style:name="ce152" style:family="table-cell" style:parent-style-name="Default" style:data-style-name="N111"/>
    <style:style style:name="ce153" style:family="table-cell" style:parent-style-name="Default" style:data-style-name="N111"/>
    <style:style style:name="ce154" style:family="table-cell" style:parent-style-name="Default" style:data-style-name="N111"/>
    <style:style style:name="ce155" style:family="table-cell" style:parent-style-name="Default" style:data-style-name="N111"/>
    <style:style style:name="ce156" style:family="table-cell" style:parent-style-name="Default" style:data-style-name="N111"/>
    <style:style style:name="ce157" style:family="table-cell" style:parent-style-name="Default" style:data-style-name="N111"/>
    <style:style style:name="ce158" style:family="table-cell" style:parent-style-name="Default" style:data-style-name="N111"/>
    <style:style style:name="ce159" style:family="table-cell" style:parent-style-name="Default" style:data-style-name="N111"/>
    <style:style style:name="ce160" style:family="table-cell" style:parent-style-name="Default" style:data-style-name="N111"/>
    <style:style style:name="ce161" style:family="table-cell" style:parent-style-name="Default" style:data-style-name="N111"/>
    <style:style style:name="ce162" style:family="table-cell" style:parent-style-name="Default" style:data-style-name="N111"/>
    <style:style style:name="ce163" style:family="table-cell" style:parent-style-name="Default" style:data-style-name="N111"/>
    <style:style style:name="ce164" style:family="table-cell" style:parent-style-name="Default" style:data-style-name="N111"/>
    <style:style style:name="ce165" style:family="table-cell" style:parent-style-name="Default" style:data-style-name="N111"/>
    <style:style style:name="ce166" style:family="table-cell" style:parent-style-name="Default" style:data-style-name="N111"/>
    <style:style style:name="ce167" style:family="table-cell" style:parent-style-name="Default" style:data-style-name="N111"/>
    <style:style style:name="ce168" style:family="table-cell" style:parent-style-name="Default" style:data-style-name="N111"/>
    <style:style style:name="ce169" style:family="table-cell" style:parent-style-name="Default" style:data-style-name="N111"/>
    <style:style style:name="ce170" style:family="table-cell" style:parent-style-name="Default" style:data-style-name="N111"/>
    <style:style style:name="ce171" style:family="table-cell" style:parent-style-name="Default" style:data-style-name="N111"/>
    <style:style style:name="ce172" style:family="table-cell" style:parent-style-name="Default" style:data-style-name="N111"/>
    <style:style style:name="ce173" style:family="table-cell" style:parent-style-name="Default" style:data-style-name="N111"/>
    <style:style style:name="ce174" style:family="table-cell" style:parent-style-name="Default" style:data-style-name="N111"/>
    <style:style style:name="ce175" style:family="table-cell" style:parent-style-name="Default" style:data-style-name="N111"/>
    <style:style style:name="ce176" style:family="table-cell" style:parent-style-name="Default" style:data-style-name="N111"/>
    <style:style style:name="ce177" style:family="table-cell" style:parent-style-name="Default" style:data-style-name="N111"/>
    <style:style style:name="ce178" style:family="table-cell" style:parent-style-name="Default" style:data-style-name="N111"/>
    <style:style style:name="ce179" style:family="table-cell" style:parent-style-name="Default" style:data-style-name="N111"/>
    <style:style style:name="ce180" style:family="table-cell" style:parent-style-name="Default" style:data-style-name="N111"/>
    <style:style style:name="ce181" style:family="table-cell" style:parent-style-name="Default" style:data-style-name="N111"/>
    <style:style style:name="ce182" style:family="table-cell" style:parent-style-name="Default" style:data-style-name="N111"/>
    <style:style style:name="ce183" style:family="table-cell" style:parent-style-name="Default" style:data-style-name="N111"/>
    <style:style style:name="ce184" style:family="table-cell" style:parent-style-name="Default" style:data-style-name="N111"/>
    <style:style style:name="ce185" style:family="table-cell" style:parent-style-name="Default" style:data-style-name="N111"/>
    <style:style style:name="ce186" style:family="table-cell" style:parent-style-name="Default" style:data-style-name="N111"/>
    <style:style style:name="ce187" style:family="table-cell" style:parent-style-name="Default" style:data-style-name="N111"/>
    <style:style style:name="ce188" style:family="table-cell" style:parent-style-name="Default" style:data-style-name="N111"/>
    <style:style style:name="ce189" style:family="table-cell" style:parent-style-name="Default" style:data-style-name="N111"/>
    <style:style style:name="ce190" style:family="table-cell" style:parent-style-name="Default" style:data-style-name="N111"/>
    <style:style style:name="ce191" style:family="table-cell" style:parent-style-name="Default" style:data-style-name="N111"/>
    <style:style style:name="ce192" style:family="table-cell" style:parent-style-name="Default" style:data-style-name="N111"/>
    <style:style style:name="ce193" style:family="table-cell" style:parent-style-name="Default" style:data-style-name="N111"/>
    <style:style style:name="ce194" style:family="table-cell" style:parent-style-name="Default" style:data-style-name="N111"/>
    <style:style style:name="ce195" style:family="table-cell" style:parent-style-name="Default" style:data-style-name="N111"/>
    <style:style style:name="ce196" style:family="table-cell" style:parent-style-name="Default" style:data-style-name="N111"/>
    <style:style style:name="ce197" style:family="table-cell" style:parent-style-name="Default" style:data-style-name="N111"/>
    <style:style style:name="ce198" style:family="table-cell" style:parent-style-name="Default" style:data-style-name="N111"/>
    <style:style style:name="ce199" style:family="table-cell" style:parent-style-name="Default" style:data-style-name="N111"/>
    <style:style style:name="ce200" style:family="table-cell" style:parent-style-name="Default" style:data-style-name="N111"/>
    <style:style style:name="ce201" style:family="table-cell" style:parent-style-name="Default" style:data-style-name="N111"/>
    <style:style style:name="ce202" style:family="table-cell" style:parent-style-name="Default" style:data-style-name="N111"/>
    <style:style style:name="ce203" style:family="table-cell" style:parent-style-name="Default" style:data-style-name="N111"/>
    <style:style style:name="ce204" style:family="table-cell" style:parent-style-name="Default" style:data-style-name="N111"/>
    <style:style style:name="ce205" style:family="table-cell" style:parent-style-name="Default" style:data-style-name="N111"/>
    <style:style style:name="ce206" style:family="table-cell" style:parent-style-name="Default" style:data-style-name="N111"/>
    <style:style style:name="ce207" style:family="table-cell" style:parent-style-name="Default" style:data-style-name="N111"/>
    <style:style style:name="ce208" style:family="table-cell" style:parent-style-name="Default" style:data-style-name="N111"/>
    <style:style style:name="ce209" style:family="table-cell" style:parent-style-name="Default" style:data-style-name="N111"/>
    <style:style style:name="ce210" style:family="table-cell" style:parent-style-name="Default" style:data-style-name="N111"/>
    <style:style style:name="ce211" style:family="table-cell" style:parent-style-name="Default" style:data-style-name="N111"/>
    <style:style style:name="ce212" style:family="table-cell" style:parent-style-name="Default" style:data-style-name="N111"/>
    <style:style style:name="ce213" style:family="table-cell" style:parent-style-name="Default" style:data-style-name="N111"/>
    <style:style style:name="ce214" style:family="table-cell" style:parent-style-name="Default" style:data-style-name="N111"/>
    <style:style style:name="ce215" style:family="table-cell" style:parent-style-name="Default" style:data-style-name="N111"/>
    <style:style style:name="ce216" style:family="table-cell" style:parent-style-name="Default" style:data-style-name="N111"/>
    <style:style style:name="ce217" style:family="table-cell" style:parent-style-name="Default" style:data-style-name="N111"/>
    <style:style style:name="ce218" style:family="table-cell" style:parent-style-name="Default" style:data-style-name="N111"/>
    <style:style style:name="ce219" style:family="table-cell" style:parent-style-name="Default" style:data-style-name="N111"/>
    <style:style style:name="ce220" style:family="table-cell" style:parent-style-name="Default" style:data-style-name="N111"/>
    <style:style style:name="ce221" style:family="table-cell" style:parent-style-name="Default" style:data-style-name="N111"/>
    <style:style style:name="ce222" style:family="table-cell" style:parent-style-name="Default" style:data-style-name="N111"/>
    <style:style style:name="ce223" style:family="table-cell" style:parent-style-name="Default" style:data-style-name="N111"/>
    <style:style style:name="ce224" style:family="table-cell" style:parent-style-name="Default" style:data-style-name="N111"/>
    <style:style style:name="ce225" style:family="table-cell" style:parent-style-name="Default" style:data-style-name="N111"/>
    <style:style style:name="ce226" style:family="table-cell" style:parent-style-name="Default" style:data-style-name="N111"/>
    <style:style style:name="ce227" style:family="table-cell" style:parent-style-name="Default" style:data-style-name="N111"/>
    <style:style style:name="ce228" style:family="table-cell" style:parent-style-name="Default" style:data-style-name="N111"/>
    <style:style style:name="ce229" style:family="table-cell" style:parent-style-name="Default" style:data-style-name="N111"/>
    <style:style style:name="ce230" style:family="table-cell" style:parent-style-name="Default" style:data-style-name="N111"/>
    <style:style style:name="ce231" style:family="table-cell" style:parent-style-name="Default" style:data-style-name="N111"/>
    <style:style style:name="ce232" style:family="table-cell" style:parent-style-name="Default" style:data-style-name="N111"/>
    <style:style style:name="ce233" style:family="table-cell" style:parent-style-name="Default" style:data-style-name="N111"/>
    <style:style style:name="ce234" style:family="table-cell" style:parent-style-name="Default" style:data-style-name="N111"/>
    <style:style style:name="ce235" style:family="table-cell" style:parent-style-name="Default" style:data-style-name="N111"/>
    <style:style style:name="ce236" style:family="table-cell" style:parent-style-name="Default" style:data-style-name="N111"/>
    <style:style style:name="ce237" style:family="table-cell" style:parent-style-name="Default" style:data-style-name="N111"/>
    <style:style style:name="ce238" style:family="table-cell" style:parent-style-name="Default" style:data-style-name="N111"/>
    <style:style style:name="ce239" style:family="table-cell" style:parent-style-name="Default" style:data-style-name="N111"/>
    <style:style style:name="ce240" style:family="table-cell" style:parent-style-name="Default" style:data-style-name="N111"/>
    <style:style style:name="ce241" style:family="table-cell" style:parent-style-name="Default" style:data-style-name="N111"/>
    <style:style style:name="ce242" style:family="table-cell" style:parent-style-name="Default" style:data-style-name="N111"/>
    <style:style style:name="ce243" style:family="table-cell" style:parent-style-name="Default" style:data-style-name="N111"/>
    <style:style style:name="ce244" style:family="table-cell" style:parent-style-name="Default" style:data-style-name="N111"/>
    <style:style style:name="ce245" style:family="table-cell" style:parent-style-name="Default" style:data-style-name="N111"/>
    <style:style style:name="ce246" style:family="table-cell" style:parent-style-name="Default" style:data-style-name="N111"/>
    <style:style style:name="ce247" style:family="table-cell" style:parent-style-name="Default" style:data-style-name="N111"/>
    <style:style style:name="ce248" style:family="table-cell" style:parent-style-name="Default" style:data-style-name="N111"/>
    <style:style style:name="ce249" style:family="table-cell" style:parent-style-name="Default" style:data-style-name="N111"/>
    <style:style style:name="ce250" style:family="table-cell" style:parent-style-name="Default" style:data-style-name="N111"/>
    <style:style style:name="ce251" style:family="table-cell" style:parent-style-name="Default" style:data-style-name="N111"/>
    <style:style style:name="ce252" style:family="table-cell" style:parent-style-name="Default" style:data-style-name="N111"/>
    <style:style style:name="ce253" style:family="table-cell" style:parent-style-name="Default" style:data-style-name="N111"/>
    <style:style style:name="ce254" style:family="table-cell" style:parent-style-name="Default" style:data-style-name="N111"/>
    <style:style style:name="ce255" style:family="table-cell" style:parent-style-name="Default" style:data-style-name="N111"/>
    <style:style style:name="ce256" style:family="table-cell" style:parent-style-name="Default" style:data-style-name="N111"/>
    <style:style style:name="ce257" style:family="table-cell" style:parent-style-name="Default" style:data-style-name="N111"/>
    <style:style style:name="ce258" style:family="table-cell" style:parent-style-name="Default" style:data-style-name="N111"/>
    <style:style style:name="ce259" style:family="table-cell" style:parent-style-name="Default" style:data-style-name="N111"/>
    <style:style style:name="ce260" style:family="table-cell" style:parent-style-name="Default" style:data-style-name="N111"/>
    <style:style style:name="ce261" style:family="table-cell" style:parent-style-name="Default" style:data-style-name="N111"/>
    <style:style style:name="ce262" style:family="table-cell" style:parent-style-name="Default" style:data-style-name="N111"/>
    <style:style style:name="ce263" style:family="table-cell" style:parent-style-name="Default" style:data-style-name="N111"/>
    <style:style style:name="ce264" style:family="table-cell" style:parent-style-name="Default" style:data-style-name="N111"/>
    <style:style style:name="ce265" style:family="table-cell" style:parent-style-name="Default" style:data-style-name="N111"/>
    <style:style style:name="ce266" style:family="table-cell" style:parent-style-name="Default" style:data-style-name="N111"/>
    <style:style style:name="ce267" style:family="table-cell" style:parent-style-name="Default" style:data-style-name="N111"/>
    <style:style style:name="ce268" style:family="table-cell" style:parent-style-name="Default" style:data-style-name="N111"/>
    <style:style style:name="ce269" style:family="table-cell" style:parent-style-name="Default" style:data-style-name="N111"/>
    <style:style style:name="ce270" style:family="table-cell" style:parent-style-name="Default" style:data-style-name="N111"/>
    <style:style style:name="ce271" style:family="table-cell" style:parent-style-name="Default" style:data-style-name="N111"/>
    <style:style style:name="ce272" style:family="table-cell" style:parent-style-name="Default" style:data-style-name="N111"/>
    <style:style style:name="ce273" style:family="table-cell" style:parent-style-name="Default" style:data-style-name="N111"/>
    <style:style style:name="ce274" style:family="table-cell" style:parent-style-name="Default" style:data-style-name="N111"/>
    <style:style style:name="ce275" style:family="table-cell" style:parent-style-name="Default" style:data-style-name="N111"/>
    <style:style style:name="ce276" style:family="table-cell" style:parent-style-name="Default" style:data-style-name="N111"/>
    <style:style style:name="ce277" style:family="table-cell" style:parent-style-name="Default" style:data-style-name="N111"/>
    <style:style style:name="ce42" style:family="table-cell" style:parent-style-name="Default" style:data-style-name="N11">
      <style:table-cell-properties fo:background-color="#ff6600"/>
    </style:style>
    <style:style style:name="ce30" style:family="table-cell" style:parent-style-name="Default" style:data-style-name="N0">
      <style:table-cell-properties fo:background-color="#eeeeee"/>
    </style:style>
    <style:style style:name="ce43" style:family="table-cell" style:parent-style-name="Default" style:data-style-name="N0">
      <style:table-cell-properties fo:background-color="#eeeeee"/>
      <style:text-properties fo:color="#000000"/>
    </style:style>
    <style:style style:name="ce27" style:family="table-cell" style:parent-style-name="Default" style:data-style-name="N10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6702_closeのみ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5" table:default-cell-style-name="ce2"/>
        <table:table-column table:style-name="co10" table:default-cell-style-name="ce2"/>
        <table:table-column table:style-name="co5" table:default-cell-style-name="Default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correc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predict_BasicRNNCell</text:p>
          </table:table-cell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6702_open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close</text:p>
          </table:table-cell>
          <table:table-cell office:value-type="string" calcext:value-type="string">
            <text:p>6702_volume</text:p>
          </table:table-cell>
          <table:table-cell/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 office:value-type="string" calcext:value-type="string">
            <text:p>close/low</text:p>
          </table:table-cell>
          <table:table-cell/>
          <table:table-cell table:style-name="Default"/>
          <table:table-cell table:style-name="ce4" office:value-type="string" calcext:value-type="string">
            <text:p>6702_close</text:p>
          </table:table-cell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ope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14770" calcext:value-type="float">
            <text:p>14770</text:p>
          </table:table-cell>
          <table:table-cell office:value-type="float" office:value="14810" calcext:value-type="float">
            <text:p>148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67" calcext:value-type="float">
            <text:p>667</text:p>
          </table:table-cell>
          <table:table-cell office:value-type="float" office:value="14264" calcext:value-type="float">
            <text:p>14264</text:p>
          </table:table-cell>
          <table:table-cell/>
          <table:table-cell table:formula="of:=[.G4]/[.F4]-1" office:value-type="percentage" office:value="0.0121212121212122" calcext:value-type="percentage">
            <text:p>1.21%</text:p>
          </table:table-cell>
          <table:table-cell table:formula="of:=[.H4]/[.F4]-1" office:value-type="percentage" office:value="-0.0106060606060606" calcext:value-type="percentage">
            <text:p>-1.06%</text:p>
          </table:table-cell>
          <table:table-cell table:formula="of:=[.G4]/[.I4]-1" office:value-type="percentage" office:value="0.00149925037481258" calcext:value-type="percentage">
            <text:p>0.15%</text:p>
          </table:table-cell>
          <table:table-cell/>
          <table:table-cell office:value-type="string" calcext:value-type="string">
            <text:p>2017-01-04</text:p>
          </table:table-cell>
          <table:table-cell office:value-type="float" office:value="654.4606" calcext:value-type="float">
            <text:p>654.4606</text:p>
          </table:table-cell>
          <table:table-cell table:style-name="ce46" table:formula="of:=[.Q4]/[.I4]" office:value-type="percentage" office:value="0.981200299850075" calcext:value-type="percentage">
            <text:p>98.1%</text:p>
          </table:table-cell>
          <table:table-cell table:number-columns-repeated="2"/>
          <table:table-cell office:value-type="string" calcext:value-type="string">
            <text:p>2017-01-04</text:p>
          </table:table-cell>
          <table:table-cell table:formula="of:=[.F4]-[.I4]" office:value-type="float" office:value="-7" calcext:value-type="float">
            <text:p>-7</text:p>
          </table:table-cell>
          <table:table-cell table:formula="of:=[.H4]-[.I4]" office:value-type="float" office:value="-14" calcext:value-type="float">
            <text:p>-14</text:p>
          </table:table-cell>
          <table:table-cell table:formula="of:=[.G4]-[.I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14720" calcext:value-type="float">
            <text:p>14720</text:p>
          </table:table-cell>
          <table:table-cell office:value-type="float" office:value="14820" calcext:value-type="float">
            <text:p>1482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89" calcext:value-type="float">
            <text:p>689</text:p>
          </table:table-cell>
          <table:table-cell office:value-type="float" office:value="24117" calcext:value-type="float">
            <text:p>24117</text:p>
          </table:table-cell>
          <table:table-cell/>
          <table:table-cell table:formula="of:=[.G5]/[.F5]-1" office:value-type="percentage" office:value="0.0222222222222221" calcext:value-type="percentage">
            <text:p>2.22%</text:p>
          </table:table-cell>
          <table:table-cell table:formula="of:=[.H5]/[.F5]-1" office:value-type="percentage" office:value="-0.0148148148148148" calcext:value-type="percentage">
            <text:p>-1.48%</text:p>
          </table:table-cell>
          <table:table-cell table:formula="of:=[.G5]/[.I5]-1" office:value-type="percentage" office:value="0.00145137880986934" calcext:value-type="percentage">
            <text:p>0.15%</text:p>
          </table:table-cell>
          <table:table-cell/>
          <table:table-cell office:value-type="string" calcext:value-type="string">
            <text:p>2017-01-05</text:p>
          </table:table-cell>
          <table:table-cell office:value-type="float" office:value="667.9385" calcext:value-type="float">
            <text:p>667.9385</text:p>
          </table:table-cell>
          <table:table-cell table:style-name="ce26" table:formula="of:=[.Q5]/[.I5]" office:value-type="percentage" office:value="0.969431785195936" calcext:value-type="percentage">
            <text:p>96.9%</text:p>
          </table:table-cell>
          <table:table-cell table:number-columns-repeated="2"/>
          <table:table-cell office:value-type="string" calcext:value-type="string">
            <text:p>2017-01-05</text:p>
          </table:table-cell>
          <table:table-cell table:formula="of:=[.F5]-[.I5]" office:value-type="float" office:value="-14" calcext:value-type="float">
            <text:p>-14</text:p>
          </table:table-cell>
          <table:table-cell table:formula="of:=[.H5]-[.I5]" office:value-type="float" office:value="-24" calcext:value-type="float">
            <text:p>-24</text:p>
          </table:table-cell>
          <table:table-cell table:formula="of:=[.G5]-[.I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14570" calcext:value-type="float">
            <text:p>14570</text:p>
          </table:table-cell>
          <table:table-cell office:value-type="float" office:value="14880" calcext:value-type="float">
            <text:p>14880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8474" calcext:value-type="float">
            <text:p>8474</text:p>
          </table:table-cell>
          <table:table-cell/>
          <table:table-cell table:formula="of:=[.G6]/[.F6]-1" office:value-type="percentage" office:value="0.0102941176470588" calcext:value-type="percentage">
            <text:p>1.03%</text:p>
          </table:table-cell>
          <table:table-cell table:formula="of:=[.H6]/[.F6]-1" office:value-type="percentage" office:value="-0.0102941176470588" calcext:value-type="percentage">
            <text:p>-1.03%</text:p>
          </table:table-cell>
          <table:table-cell table:formula="of:=[.G6]/[.I6]-1" office:value-type="percentage" office:value="0.0043859649122806" calcext:value-type="percentage">
            <text:p>0.44%</text:p>
          </table:table-cell>
          <table:table-cell/>
          <table:table-cell office:value-type="string" calcext:value-type="string">
            <text:p>2017-01-06</text:p>
          </table:table-cell>
          <table:table-cell office:value-type="float" office:value="686.8733" calcext:value-type="float">
            <text:p>686.8733</text:p>
          </table:table-cell>
          <table:table-cell table:style-name="ce28" table:formula="of:=[.Q6]/[.I6]" office:value-type="percentage" office:value="1.00420073099415" calcext:value-type="percentage">
            <text:p>100.4%</text:p>
          </table:table-cell>
          <table:table-cell table:number-columns-repeated="2"/>
          <table:table-cell office:value-type="string" calcext:value-type="string">
            <text:p>2017-01-06</text:p>
          </table:table-cell>
          <table:table-cell table:formula="of:=[.F6]-[.I6]" office:value-type="float" office:value="-4" calcext:value-type="float">
            <text:p>-4</text:p>
          </table:table-cell>
          <table:table-cell table:formula="of:=[.H6]-[.I6]" office:value-type="float" office:value="-11" calcext:value-type="float">
            <text:p>-11</text:p>
          </table:table-cell>
          <table:table-cell table:formula="of:=[.G6]-[.I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14830" calcext:value-type="float">
            <text:p>14830</text:p>
          </table:table-cell>
          <table:table-cell office:value-type="float" office:value="14690" calcext:value-type="float">
            <text:p>1469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 office:value-type="float" office:value="15758" calcext:value-type="float">
            <text:p>15758</text:p>
          </table:table-cell>
          <table:table-cell/>
          <table:table-cell table:formula="of:=[.G7]/[.F7]-1" office:value-type="percentage" office:value="0.00293685756240825" calcext:value-type="percentage">
            <text:p>0.29%</text:p>
          </table:table-cell>
          <table:table-cell table:formula="of:=[.H7]/[.F7]-1" office:value-type="percentage" office:value="-0.0220264317180616" calcext:value-type="percentage">
            <text:p>-2.20%</text:p>
          </table:table-cell>
          <table:table-cell table:formula="of:=[.G7]/[.I7]-1" office:value-type="percentage" office:value="0.0178837555886737" calcext:value-type="percentage">
            <text:p>1.79%</text:p>
          </table:table-cell>
          <table:table-cell/>
          <table:table-cell office:value-type="string" calcext:value-type="string">
            <text:p>2017-01-10</text:p>
          </table:table-cell>
          <table:table-cell office:value-type="float" office:value="680.2538" calcext:value-type="float">
            <text:p>680.2538</text:p>
          </table:table-cell>
          <table:table-cell table:style-name="ce29" table:formula="of:=[.Q7]/[.I7]" office:value-type="percentage" office:value="1.01379105812221" calcext:value-type="percentage">
            <text:p>101.4%</text:p>
          </table:table-cell>
          <table:table-cell table:number-columns-repeated="2"/>
          <table:table-cell office:value-type="string" calcext:value-type="string">
            <text:p>2017-01-10</text:p>
          </table:table-cell>
          <table:table-cell table:formula="of:=[.F7]-[.I7]" office:value-type="float" office:value="10" calcext:value-type="float">
            <text:p>10</text:p>
          </table:table-cell>
          <table:table-cell table:formula="of:=[.H7]-[.I7]" office:value-type="float" office:value="-5" calcext:value-type="float">
            <text:p>-5</text:p>
          </table:table-cell>
          <table:table-cell table:formula="of:=[.G7]-[.I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14740" calcext:value-type="float">
            <text:p>14740</text:p>
          </table:table-cell>
          <table:table-cell office:value-type="float" office:value="14390" calcext:value-type="float">
            <text:p>14390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671" calcext:value-type="float">
            <text:p>671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83" calcext:value-type="float">
            <text:p>683</text:p>
          </table:table-cell>
          <table:table-cell office:value-type="float" office:value="13547" calcext:value-type="float">
            <text:p>13547</text:p>
          </table:table-cell>
          <table:table-cell/>
          <table:table-cell table:formula="of:=[.G8]/[.F8]-1" office:value-type="percentage" office:value="0.0238450074515648" calcext:value-type="percentage">
            <text:p>2.38%</text:p>
          </table:table-cell>
          <table:table-cell table:formula="of:=[.H8]/[.F8]-1" office:value-type="percentage" office:value="-0.00298062593144566" calcext:value-type="percentage">
            <text:p>-0.30%</text:p>
          </table:table-cell>
          <table:table-cell table:formula="of:=[.G8]/[.I8]-1" office:value-type="percentage" office:value="0.00585651537335274" calcext:value-type="percentage">
            <text:p>0.59%</text:p>
          </table:table-cell>
          <table:table-cell/>
          <table:table-cell office:value-type="string" calcext:value-type="string">
            <text:p>2017-01-11</text:p>
          </table:table-cell>
          <table:table-cell office:value-type="float" office:value="675.91833" calcext:value-type="float">
            <text:p>675.91833</text:p>
          </table:table-cell>
          <table:table-cell table:style-name="ce31" table:formula="of:=[.Q8]/[.I8]" office:value-type="percentage" office:value="0.989631522693997" calcext:value-type="percentage">
            <text:p>99.0%</text:p>
          </table:table-cell>
          <table:table-cell table:number-columns-repeated="2"/>
          <table:table-cell office:value-type="string" calcext:value-type="string">
            <text:p>2017-01-11</text:p>
          </table:table-cell>
          <table:table-cell table:formula="of:=[.F8]-[.I8]" office:value-type="float" office:value="-12" calcext:value-type="float">
            <text:p>-12</text:p>
          </table:table-cell>
          <table:table-cell table:formula="of:=[.H8]-[.I8]" office:value-type="float" office:value="-14" calcext:value-type="float">
            <text:p>-14</text:p>
          </table:table-cell>
          <table:table-cell table:formula="of:=[.G8]-[.I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14410" calcext:value-type="float">
            <text:p>14410</text:p>
          </table:table-cell>
          <table:table-cell office:value-type="float" office:value="14230" calcext:value-type="float">
            <text:p>14230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14459" calcext:value-type="float">
            <text:p>14459</text:p>
          </table:table-cell>
          <table:table-cell/>
          <table:table-cell table:formula="of:=[.G9]/[.F9]-1" office:value-type="percentage" office:value="0.0148588410104011" calcext:value-type="percentage">
            <text:p>1.49%</text:p>
          </table:table-cell>
          <table:table-cell table:formula="of:=[.H9]/[.F9]-1" office:value-type="percentage" office:value="-0.0163447251114414" calcext:value-type="percentage">
            <text:p>-1.63%</text:p>
          </table:table-cell>
          <table:table-cell table:formula="of:=[.G9]/[.I9]-1" office:value-type="percentage" office:value="0.0255255255255256" calcext:value-type="percentage">
            <text:p>2.55%</text:p>
          </table:table-cell>
          <table:table-cell/>
          <table:table-cell office:value-type="string" calcext:value-type="string">
            <text:p>2017-01-12</text:p>
          </table:table-cell>
          <table:table-cell office:value-type="float" office:value="687.44525" calcext:value-type="float">
            <text:p>687.44525</text:p>
          </table:table-cell>
          <table:table-cell table:style-name="ce32" table:formula="of:=[.Q9]/[.I9]" office:value-type="percentage" office:value="1.03220007507508" calcext:value-type="percentage">
            <text:p>103.2%</text:p>
          </table:table-cell>
          <table:table-cell table:number-columns-repeated="2"/>
          <table:table-cell office:value-type="string" calcext:value-type="string">
            <text:p>2017-01-12</text:p>
          </table:table-cell>
          <table:table-cell table:formula="of:=[.F9]-[.I9]" office:value-type="float" office:value="7" calcext:value-type="float">
            <text:p>7</text:p>
          </table:table-cell>
          <table:table-cell table:formula="of:=[.H9]-[.I9]" office:value-type="float" office:value="-4" calcext:value-type="float">
            <text:p>-4</text:p>
          </table:table-cell>
          <table:table-cell table:formula="of:=[.G9]-[.I9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13890" calcext:value-type="float">
            <text:p>13890</text:p>
          </table:table-cell>
          <table:table-cell office:value-type="float" office:value="13770" calcext:value-type="float">
            <text:p>13770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10757" calcext:value-type="float">
            <text:p>10757</text:p>
          </table:table-cell>
          <table:table-cell/>
          <table:table-cell table:formula="of:=[.G10]/[.F10]-1" office:value-type="percentage" office:value="0.0210210210210211" calcext:value-type="percentage">
            <text:p>2.10%</text:p>
          </table:table-cell>
          <table:table-cell table:formula="of:=[.H10]/[.F10]-1" office:value-type="percentage" office:value="0" calcext:value-type="percentage">
            <text:p>0.00%</text:p>
          </table:table-cell>
          <table:table-cell table:formula="of:=[.G10]/[.I10]-1" office:value-type="percentage" office:value="0.00147275405007363" calcext:value-type="percentage">
            <text:p>0.15%</text:p>
          </table:table-cell>
          <table:table-cell/>
          <table:table-cell office:value-type="string" calcext:value-type="string">
            <text:p>2017-01-13</text:p>
          </table:table-cell>
          <table:table-cell office:value-type="float" office:value="666.40967" calcext:value-type="float">
            <text:p>666.40967</text:p>
          </table:table-cell>
          <table:table-cell table:style-name="ce33" table:formula="of:=[.Q10]/[.I10]" office:value-type="percentage" office:value="0.981457540500736" calcext:value-type="percentage">
            <text:p>98.1%</text:p>
          </table:table-cell>
          <table:table-cell table:number-columns-repeated="2"/>
          <table:table-cell office:value-type="string" calcext:value-type="string">
            <text:p>2017-01-13</text:p>
          </table:table-cell>
          <table:table-cell table:formula="of:=[.F10]-[.I10]" office:value-type="float" office:value="-13" calcext:value-type="float">
            <text:p>-13</text:p>
          </table:table-cell>
          <table:table-cell table:formula="of:=[.H10]-[.I10]" office:value-type="float" office:value="-13" calcext:value-type="float">
            <text:p>-13</text:p>
          </table:table-cell>
          <table:table-cell table:formula="of:=[.G10]-[.I1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3910" calcext:value-type="float">
            <text:p>13910</text:p>
          </table:table-cell>
          <table:table-cell office:value-type="float" office:value="14040" calcext:value-type="float">
            <text:p>14040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7132" calcext:value-type="float">
            <text:p>7132</text:p>
          </table:table-cell>
          <table:table-cell/>
          <table:table-cell table:formula="of:=[.G11]/[.F11]-1" office:value-type="percentage" office:value="0.00890207715133529" calcext:value-type="percentage">
            <text:p>0.89%</text:p>
          </table:table-cell>
          <table:table-cell table:formula="of:=[.H11]/[.F11]-1" office:value-type="percentage" office:value="-0.0103857566765578" calcext:value-type="percentage">
            <text:p>-1.04%</text:p>
          </table:table-cell>
          <table:table-cell table:formula="of:=[.G11]/[.I11]-1" office:value-type="percentage" office:value="0.0149253731343284" calcext:value-type="percentage">
            <text:p>1.49%</text:p>
          </table:table-cell>
          <table:table-cell/>
          <table:table-cell office:value-type="string" calcext:value-type="string">
            <text:p>2017-01-16</text:p>
          </table:table-cell>
          <table:table-cell office:value-type="float" office:value="682.0789" calcext:value-type="float">
            <text:p>682.0789</text:p>
          </table:table-cell>
          <table:table-cell table:style-name="ce34" table:formula="of:=[.Q11]/[.I11]" office:value-type="percentage" office:value="1.01802820895522" calcext:value-type="percentage">
            <text:p>101.8%</text:p>
          </table:table-cell>
          <table:table-cell table:number-columns-repeated="2"/>
          <table:table-cell office:value-type="string" calcext:value-type="string">
            <text:p>2017-01-16</text:p>
          </table:table-cell>
          <table:table-cell table:formula="of:=[.F11]-[.I11]" office:value-type="float" office:value="4" calcext:value-type="float">
            <text:p>4</text:p>
          </table:table-cell>
          <table:table-cell table:formula="of:=[.H11]-[.I11]" office:value-type="float" office:value="-3" calcext:value-type="float">
            <text:p>-3</text:p>
          </table:table-cell>
          <table:table-cell table:formula="of:=[.G11]-[.I1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13640" calcext:value-type="float">
            <text:p>13640</text:p>
          </table:table-cell>
          <table:table-cell office:value-type="float" office:value="14130" calcext:value-type="float">
            <text:p>141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7729" calcext:value-type="float">
            <text:p>7729</text:p>
          </table:table-cell>
          <table:table-cell/>
          <table:table-cell table:formula="of:=[.G12]/[.F12]-1" office:value-type="percentage" office:value="0.00298062593144555" calcext:value-type="percentage">
            <text:p>0.30%</text:p>
          </table:table-cell>
          <table:table-cell table:formula="of:=[.H12]/[.F12]-1" office:value-type="percentage" office:value="-0.0119225037257824" calcext:value-type="percentage">
            <text:p>-1.19%</text:p>
          </table:table-cell>
          <table:table-cell table:formula="of:=[.G12]/[.I12]-1" office:value-type="percentage" office:value="0.0135542168674698" calcext:value-type="percentage">
            <text:p>1.36%</text:p>
          </table:table-cell>
          <table:table-cell/>
          <table:table-cell office:value-type="string" calcext:value-type="string">
            <text:p>2017-01-17</text:p>
          </table:table-cell>
          <table:table-cell office:value-type="float" office:value="669.61755" calcext:value-type="float">
            <text:p>669.61755</text:p>
          </table:table-cell>
          <table:table-cell table:style-name="ce35" table:formula="of:=[.Q12]/[.I12]" office:value-type="percentage" office:value="1.00846016566265" calcext:value-type="percentage">
            <text:p>100.8%</text:p>
          </table:table-cell>
          <table:table-cell table:number-columns-repeated="2"/>
          <table:table-cell office:value-type="string" calcext:value-type="string">
            <text:p>2017-01-17</text:p>
          </table:table-cell>
          <table:table-cell table:formula="of:=[.F12]-[.I12]" office:value-type="float" office:value="7" calcext:value-type="float">
            <text:p>7</text:p>
          </table:table-cell>
          <table:table-cell table:formula="of:=[.H12]-[.I12]" office:value-type="float" office:value="-1" calcext:value-type="float">
            <text:p>-1</text:p>
          </table:table-cell>
          <table:table-cell table:formula="of:=[.G12]-[.I12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13890" calcext:value-type="float">
            <text:p>13890</text:p>
          </table:table-cell>
          <table:table-cell office:value-type="float" office:value="13590" calcext:value-type="float">
            <text:p>1359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69" calcext:value-type="float">
            <text:p>669</text:p>
          </table:table-cell>
          <table:table-cell office:value-type="float" office:value="8615" calcext:value-type="float">
            <text:p>8615</text:p>
          </table:table-cell>
          <table:table-cell/>
          <table:table-cell table:formula="of:=[.G13]/[.F13]-1" office:value-type="percentage" office:value="0.0151515151515151" calcext:value-type="percentage">
            <text:p>1.52%</text:p>
          </table:table-cell>
          <table:table-cell table:formula="of:=[.H13]/[.F13]-1" office:value-type="percentage" office:value="-0.00909090909090904" calcext:value-type="percentage">
            <text:p>-0.91%</text:p>
          </table:table-cell>
          <table:table-cell table:formula="of:=[.G13]/[.I13]-1" office:value-type="percentage" office:value="0.00149476831091189" calcext:value-type="percentage">
            <text:p>0.15%</text:p>
          </table:table-cell>
          <table:table-cell/>
          <table:table-cell office:value-type="string" calcext:value-type="string">
            <text:p>2017-01-18</text:p>
          </table:table-cell>
          <table:table-cell office:value-type="float" office:value="669.45715" calcext:value-type="float">
            <text:p>669.45715</text:p>
          </table:table-cell>
          <table:table-cell table:style-name="ce36" table:formula="of:=[.Q13]/[.I13]" office:value-type="percentage" office:value="1.00068333333333" calcext:value-type="percentage">
            <text:p>100.1%</text:p>
          </table:table-cell>
          <table:table-cell table:number-columns-repeated="2"/>
          <table:table-cell office:value-type="string" calcext:value-type="string">
            <text:p>2017-01-18</text:p>
          </table:table-cell>
          <table:table-cell table:formula="of:=[.F13]-[.I13]" office:value-type="float" office:value="-9" calcext:value-type="float">
            <text:p>-9</text:p>
          </table:table-cell>
          <table:table-cell table:formula="of:=[.H13]-[.I13]" office:value-type="float" office:value="-15" calcext:value-type="float">
            <text:p>-15</text:p>
          </table:table-cell>
          <table:table-cell table:formula="of:=[.G13]-[.I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13020" calcext:value-type="float">
            <text:p>13020</text:p>
          </table:table-cell>
          <table:table-cell office:value-type="float" office:value="12810" calcext:value-type="float">
            <text:p>12810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11320" calcext:value-type="float">
            <text:p>11320</text:p>
          </table:table-cell>
          <table:table-cell/>
          <table:table-cell table:formula="of:=[.G14]/[.F14]-1" office:value-type="percentage" office:value="0.00737463126843663" calcext:value-type="percentage">
            <text:p>0.74%</text:p>
          </table:table-cell>
          <table:table-cell table:formula="of:=[.H14]/[.F14]-1" office:value-type="percentage" office:value="-0.0117994100294986" calcext:value-type="percentage">
            <text:p>-1.18%</text:p>
          </table:table-cell>
          <table:table-cell table:formula="of:=[.G14]/[.I14]-1" office:value-type="percentage" office:value="0.00737463126843663" calcext:value-type="percentage">
            <text:p>0.74%</text:p>
          </table:table-cell>
          <table:table-cell/>
          <table:table-cell office:value-type="string" calcext:value-type="string">
            <text:p>2017-01-19</text:p>
          </table:table-cell>
          <table:table-cell office:value-type="float" office:value="669.46075" calcext:value-type="float">
            <text:p>669.46075</text:p>
          </table:table-cell>
          <table:table-cell table:style-name="ce38" table:formula="of:=[.Q14]/[.I14]" office:value-type="percentage" office:value="0.9874052359882" calcext:value-type="percentage">
            <text:p>98.7%</text:p>
          </table:table-cell>
          <table:table-cell table:number-columns-repeated="2"/>
          <table:table-cell office:value-type="string" calcext:value-type="string">
            <text:p>2017-01-19</text:p>
          </table:table-cell>
          <table:table-cell table:formula="of:=[.F14]-[.I14]" office:value-type="float" office:value="0" calcext:value-type="float">
            <text:p>0</text:p>
          </table:table-cell>
          <table:table-cell table:formula="of:=[.H14]-[.I14]" office:value-type="float" office:value="-8" calcext:value-type="float">
            <text:p>-8</text:p>
          </table:table-cell>
          <table:table-cell table:formula="of:=[.G14]-[.I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13300" calcext:value-type="float">
            <text:p>13300</text:p>
          </table:table-cell>
          <table:table-cell office:value-type="float" office:value="13090" calcext:value-type="float">
            <text:p>13090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office:value-type="float" office:value="8448" calcext:value-type="float">
            <text:p>8448</text:p>
          </table:table-cell>
          <table:table-cell/>
          <table:table-cell table:formula="of:=[.G15]/[.F15]-1" office:value-type="percentage" office:value="0.0132743362831858" calcext:value-type="percentage">
            <text:p>1.33%</text:p>
          </table:table-cell>
          <table:table-cell table:formula="of:=[.H15]/[.F15]-1" office:value-type="percentage" office:value="-0.00589970501474924" calcext:value-type="percentage">
            <text:p>-0.59%</text:p>
          </table:table-cell>
          <table:table-cell table:formula="of:=[.G15]/[.I15]-1" office:value-type="percentage" office:value="0.0043859649122806" calcext:value-type="percentage">
            <text:p>0.44%</text:p>
          </table:table-cell>
          <table:table-cell/>
          <table:table-cell office:value-type="string" calcext:value-type="string">
            <text:p>2017-01-20</text:p>
          </table:table-cell>
          <table:table-cell office:value-type="float" office:value="680.61255" calcext:value-type="float">
            <text:p>680.61255</text:p>
          </table:table-cell>
          <table:table-cell table:style-name="ce39" table:formula="of:=[.Q15]/[.I15]" office:value-type="percentage" office:value="0.995047587719298" calcext:value-type="percentage">
            <text:p>99.5%</text:p>
          </table:table-cell>
          <table:table-cell table:number-columns-repeated="2"/>
          <table:table-cell office:value-type="string" calcext:value-type="string">
            <text:p>2017-01-20</text:p>
          </table:table-cell>
          <table:table-cell table:formula="of:=[.F15]-[.I15]" office:value-type="float" office:value="-6" calcext:value-type="float">
            <text:p>-6</text:p>
          </table:table-cell>
          <table:table-cell table:formula="of:=[.H15]-[.I15]" office:value-type="float" office:value="-10" calcext:value-type="float">
            <text:p>-10</text:p>
          </table:table-cell>
          <table:table-cell table:formula="of:=[.G15]-[.I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3270" calcext:value-type="float">
            <text:p>13270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G16]/[.F16]-1" office:value-type="percentage" office:value="0.00733137829912023" calcext:value-type="percentage">
            <text:p>0.73%</text:p>
          </table:table-cell>
          <table:table-cell table:formula="of:=[.H16]/[.F16]-1" office:value-type="percentage" office:value="-0.0102639296187683" calcext:value-type="percentage">
            <text:p>-1.03%</text:p>
          </table:table-cell>
          <table:table-cell table:formula="of:=[.G16]/[.I16]-1" office:value-type="percentage" office:value="0.0117820324005891" calcext:value-type="percentage">
            <text:p>1.18%</text:p>
          </table:table-cell>
          <table:table-cell/>
          <table:table-cell office:value-type="string" calcext:value-type="string">
            <text:p>2017-01-23</text:p>
          </table:table-cell>
          <table:table-cell office:value-type="float" office:value="682.50757" calcext:value-type="float">
            <text:p>682.50757</text:p>
          </table:table-cell>
          <table:table-cell table:style-name="ce40" table:formula="of:=[.Q16]/[.I16]" office:value-type="percentage" office:value="1.00516578792342" calcext:value-type="percentage">
            <text:p>100.5%</text:p>
          </table:table-cell>
          <table:table-cell table:number-columns-repeated="2"/>
          <table:table-cell office:value-type="string" calcext:value-type="string">
            <text:p>2017-01-23</text:p>
          </table:table-cell>
          <table:table-cell table:formula="of:=[.F16]-[.I16]" office:value-type="float" office:value="3" calcext:value-type="float">
            <text:p>3</text:p>
          </table:table-cell>
          <table:table-cell table:formula="of:=[.H16]-[.I16]" office:value-type="float" office:value="-4" calcext:value-type="float">
            <text:p>-4</text:p>
          </table:table-cell>
          <table:table-cell table:formula="of:=[.G16]-[.I1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13580" calcext:value-type="float">
            <text:p>13580</text:p>
          </table:table-cell>
          <table:table-cell office:value-type="float" office:value="13890" calcext:value-type="float">
            <text:p>13890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81" calcext:value-type="float">
            <text:p>681</text:p>
          </table:table-cell>
          <table:table-cell office:value-type="float" office:value="8673" calcext:value-type="float">
            <text:p>8673</text:p>
          </table:table-cell>
          <table:table-cell/>
          <table:table-cell table:formula="of:=[.G17]/[.F17]-1" office:value-type="percentage" office:value="0.0103703703703704" calcext:value-type="percentage">
            <text:p>1.04%</text:p>
          </table:table-cell>
          <table:table-cell table:formula="of:=[.H17]/[.F17]-1" office:value-type="percentage" office:value="-0.00148148148148153" calcext:value-type="percentage">
            <text:p>-0.15%</text:p>
          </table:table-cell>
          <table:table-cell table:formula="of:=[.G17]/[.I17]-1" office:value-type="percentage" office:value="0.00146842878120412" calcext:value-type="percentage">
            <text:p>0.15%</text:p>
          </table:table-cell>
          <table:table-cell/>
          <table:table-cell office:value-type="string" calcext:value-type="string">
            <text:p>2017-01-24</text:p>
          </table:table-cell>
          <table:table-cell office:value-type="float" office:value="682.2329" calcext:value-type="float">
            <text:p>682.2329</text:p>
          </table:table-cell>
          <table:table-cell table:style-name="ce41" table:formula="of:=[.Q17]/[.I17]" office:value-type="percentage" office:value="1.00181042584435" calcext:value-type="percentage">
            <text:p>100.2%</text:p>
          </table:table-cell>
          <table:table-cell table:number-columns-repeated="2"/>
          <table:table-cell office:value-type="string" calcext:value-type="string">
            <text:p>2017-01-24</text:p>
          </table:table-cell>
          <table:table-cell table:formula="of:=[.F17]-[.I17]" office:value-type="float" office:value="-6" calcext:value-type="float">
            <text:p>-6</text:p>
          </table:table-cell>
          <table:table-cell table:formula="of:=[.H17]-[.I17]" office:value-type="float" office:value="-7" calcext:value-type="float">
            <text:p>-7</text:p>
          </table:table-cell>
          <table:table-cell table:formula="of:=[.G17]-[.I1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13700" calcext:value-type="float">
            <text:p>13700</text:p>
          </table:table-cell>
          <table:table-cell office:value-type="float" office:value="13360" calcext:value-type="float">
            <text:p>13360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12037" calcext:value-type="float">
            <text:p>12037</text:p>
          </table:table-cell>
          <table:table-cell/>
          <table:table-cell table:formula="of:=[.G18]/[.F18]-1" office:value-type="percentage" office:value="0.0101156069364161" calcext:value-type="percentage">
            <text:p>1.01%</text:p>
          </table:table-cell>
          <table:table-cell table:formula="of:=[.H18]/[.F18]-1" office:value-type="percentage" office:value="-0.00867052023121384" calcext:value-type="percentage">
            <text:p>-0.87%</text:p>
          </table:table-cell>
          <table:table-cell table:formula="of:=[.G18]/[.I18]-1" office:value-type="percentage" office:value="0.0145137880986939" calcext:value-type="percentage">
            <text:p>1.45%</text:p>
          </table:table-cell>
          <table:table-cell/>
          <table:table-cell office:value-type="string" calcext:value-type="string">
            <text:p>2017-01-25</text:p>
          </table:table-cell>
          <table:table-cell office:value-type="float" office:value="683.3162" calcext:value-type="float">
            <text:p>683.3162</text:p>
          </table:table-cell>
          <table:table-cell table:style-name="ce44" table:formula="of:=[.Q18]/[.I18]" office:value-type="percentage" office:value="0.991750653120464" calcext:value-type="percentage">
            <text:p>99.2%</text:p>
          </table:table-cell>
          <table:table-cell table:number-columns-repeated="2"/>
          <table:table-cell office:value-type="string" calcext:value-type="string">
            <text:p>2017-01-25</text:p>
          </table:table-cell>
          <table:table-cell table:formula="of:=[.F18]-[.I18]" office:value-type="float" office:value="3" calcext:value-type="float">
            <text:p>3</text:p>
          </table:table-cell>
          <table:table-cell table:formula="of:=[.H18]-[.I18]" office:value-type="float" office:value="-3" calcext:value-type="float">
            <text:p>-3</text:p>
          </table:table-cell>
          <table:table-cell table:formula="of:=[.G18]-[.I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13660" calcext:value-type="float">
            <text:p>13660</text:p>
          </table:table-cell>
          <table:table-cell office:value-type="float" office:value="13700" calcext:value-type="float">
            <text:p>13700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12683" calcext:value-type="float">
            <text:p>12683</text:p>
          </table:table-cell>
          <table:table-cell/>
          <table:table-cell table:formula="of:=[.G19]/[.F19]-1" office:value-type="percentage" office:value="0.00721500721500723" calcext:value-type="percentage">
            <text:p>0.72%</text:p>
          </table:table-cell>
          <table:table-cell table:formula="of:=[.H19]/[.F19]-1" office:value-type="percentage" office:value="-0.00577200577200576" calcext:value-type="percentage">
            <text:p>-0.58%</text:p>
          </table:table-cell>
          <table:table-cell table:formula="of:=[.G19]/[.I19]-1" office:value-type="percentage" office:value="0.00143472022955526" calcext:value-type="percentage">
            <text:p>0.14%</text:p>
          </table:table-cell>
          <table:table-cell/>
          <table:table-cell office:value-type="string" calcext:value-type="string">
            <text:p>2017-01-26</text:p>
          </table:table-cell>
          <table:table-cell office:value-type="float" office:value="687.55457" calcext:value-type="float">
            <text:p>687.55457</text:p>
          </table:table-cell>
          <table:table-cell table:style-name="ce45" table:formula="of:=[.Q19]/[.I19]" office:value-type="percentage" office:value="0.986448450502152" calcext:value-type="percentage">
            <text:p>98.6%</text:p>
          </table:table-cell>
          <table:table-cell table:number-columns-repeated="2"/>
          <table:table-cell office:value-type="string" calcext:value-type="string">
            <text:p>2017-01-26</text:p>
          </table:table-cell>
          <table:table-cell table:formula="of:=[.F19]-[.I19]" office:value-type="float" office:value="-4" calcext:value-type="float">
            <text:p>-4</text:p>
          </table:table-cell>
          <table:table-cell table:formula="of:=[.H19]-[.I19]" office:value-type="float" office:value="-8" calcext:value-type="float">
            <text:p>-8</text:p>
          </table:table-cell>
          <table:table-cell table:formula="of:=[.G19]-[.I1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13740" calcext:value-type="float">
            <text:p>13740</text:p>
          </table:table-cell>
          <table:table-cell office:value-type="float" office:value="13620" calcext:value-type="float">
            <text:p>13620</text:p>
          </table:table-cell>
          <table:table-cell office:value-type="float" office:value="444" calcext:value-type="float">
            <text:p>444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10226" calcext:value-type="float">
            <text:p>10226</text:p>
          </table:table-cell>
          <table:table-cell/>
          <table:table-cell table:formula="of:=[.G20]/[.F20]-1" office:value-type="percentage" office:value="0" calcext:value-type="percentage">
            <text:p>0.00%</text:p>
          </table:table-cell>
          <table:table-cell table:formula="of:=[.H20]/[.F20]-1" office:value-type="percentage" office:value="-0.0143061516452074" calcext:value-type="percentage">
            <text:p>-1.43%</text:p>
          </table:table-cell>
          <table:table-cell table:formula="of:=[.G20]/[.I20]-1" office:value-type="percentage" office:value="0.00720461095100866" calcext:value-type="percentage">
            <text:p>0.72%</text:p>
          </table:table-cell>
          <table:table-cell/>
          <table:table-cell office:value-type="string" calcext:value-type="string">
            <text:p>2017-01-27</text:p>
          </table:table-cell>
          <table:table-cell office:value-type="float" office:value="694.4578" calcext:value-type="float">
            <text:p>694.4578</text:p>
          </table:table-cell>
          <table:table-cell table:style-name="ce47" table:formula="of:=[.Q20]/[.I20]" office:value-type="percentage" office:value="1.00065965417867" calcext:value-type="percentage">
            <text:p>100.1%</text:p>
          </table:table-cell>
          <table:table-cell table:number-columns-repeated="2"/>
          <table:table-cell office:value-type="string" calcext:value-type="string">
            <text:p>2017-01-27</text:p>
          </table:table-cell>
          <table:table-cell table:formula="of:=[.F20]-[.I20]" office:value-type="float" office:value="5" calcext:value-type="float">
            <text:p>5</text:p>
          </table:table-cell>
          <table:table-cell table:formula="of:=[.H20]-[.I20]" office:value-type="float" office:value="-5" calcext:value-type="float">
            <text:p>-5</text:p>
          </table:table-cell>
          <table:table-cell table:formula="of:=[.G20]-[.I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3390" calcext:value-type="float">
            <text:p>13390</text:p>
          </table:table-cell>
          <table:table-cell office:value-type="float" office:value="13860" calcext:value-type="float">
            <text:p>13860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7680" calcext:value-type="float">
            <text:p>7680</text:p>
          </table:table-cell>
          <table:table-cell/>
          <table:table-cell table:formula="of:=[.G21]/[.F21]-1" office:value-type="percentage" office:value="0.00436046511627897" calcext:value-type="percentage">
            <text:p>0.44%</text:p>
          </table:table-cell>
          <table:table-cell table:formula="of:=[.H21]/[.F21]-1" office:value-type="percentage" office:value="-0.00145348837209303" calcext:value-type="percentage">
            <text:p>-0.15%</text:p>
          </table:table-cell>
          <table:table-cell table:formula="of:=[.G21]/[.I21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1-30</text:p>
          </table:table-cell>
          <table:table-cell office:value-type="float" office:value="687.51416" calcext:value-type="float">
            <text:p>687.51416</text:p>
          </table:table-cell>
          <table:table-cell table:style-name="ce48" table:formula="of:=[.Q21]/[.I21]" office:value-type="percentage" office:value="0.994955369030391" calcext:value-type="percentage">
            <text:p>99.5%</text:p>
          </table:table-cell>
          <table:table-cell table:number-columns-repeated="2"/>
          <table:table-cell office:value-type="string" calcext:value-type="string">
            <text:p>2017-01-30</text:p>
          </table:table-cell>
          <table:table-cell table:formula="of:=[.F21]-[.I21]" office:value-type="float" office:value="-3" calcext:value-type="float">
            <text:p>-3</text:p>
          </table:table-cell>
          <table:table-cell table:formula="of:=[.H21]-[.I21]" office:value-type="float" office:value="-4" calcext:value-type="float">
            <text:p>-4</text:p>
          </table:table-cell>
          <table:table-cell table:formula="of:=[.G21]-[.I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13790" calcext:value-type="float">
            <text:p>13790</text:p>
          </table:table-cell>
          <table:table-cell office:value-type="float" office:value="13760" calcext:value-type="float">
            <text:p>13760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23841" calcext:value-type="float">
            <text:p>23841</text:p>
          </table:table-cell>
          <table:table-cell/>
          <table:table-cell table:formula="of:=[.G22]/[.F22]-1" office:value-type="percentage" office:value="0.0120300751879698" calcext:value-type="percentage">
            <text:p>1.20%</text:p>
          </table:table-cell>
          <table:table-cell table:formula="of:=[.H22]/[.F22]-1" office:value-type="percentage" office:value="-0.0165413533834586" calcext:value-type="percentage">
            <text:p>-1.65%</text:p>
          </table:table-cell>
          <table:table-cell table:formula="of:=[.G22]/[.I22]-1" office:value-type="percentage" office:value="0.0227963525835866" calcext:value-type="percentage">
            <text:p>2.28%</text:p>
          </table:table-cell>
          <table:table-cell/>
          <table:table-cell office:value-type="string" calcext:value-type="string">
            <text:p>2017-01-31</text:p>
          </table:table-cell>
          <table:table-cell office:value-type="float" office:value="687.22736" calcext:value-type="float">
            <text:p>687.22736</text:p>
          </table:table-cell>
          <table:table-cell table:style-name="ce49" table:formula="of:=[.Q22]/[.I22]" office:value-type="percentage" office:value="1.04441848024316" calcext:value-type="percentage">
            <text:p>104.4%</text:p>
          </table:table-cell>
          <table:table-cell table:number-columns-repeated="2"/>
          <table:table-cell office:value-type="string" calcext:value-type="string">
            <text:p>2017-01-31</text:p>
          </table:table-cell>
          <table:table-cell table:formula="of:=[.F22]-[.I22]" office:value-type="float" office:value="7" calcext:value-type="float">
            <text:p>7</text:p>
          </table:table-cell>
          <table:table-cell table:formula="of:=[.H22]-[.I22]" office:value-type="float" office:value="-4" calcext:value-type="float">
            <text:p>-4</text:p>
          </table:table-cell>
          <table:table-cell table:formula="of:=[.G22]-[.I22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14010" calcext:value-type="float">
            <text:p>14010</text:p>
          </table:table-cell>
          <table:table-cell office:value-type="float" office:value="14120" calcext:value-type="float">
            <text:p>14120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22784" calcext:value-type="float">
            <text:p>22784</text:p>
          </table:table-cell>
          <table:table-cell/>
          <table:table-cell table:formula="of:=[.G23]/[.F23]-1" office:value-type="percentage" office:value="0.0043478260869565" calcext:value-type="percentage">
            <text:p>0.43%</text:p>
          </table:table-cell>
          <table:table-cell table:formula="of:=[.H23]/[.F23]-1" office:value-type="percentage" office:value="-0.0130434782608696" calcext:value-type="percentage">
            <text:p>-1.30%</text:p>
          </table:table-cell>
          <table:table-cell table:formula="of:=[.G23]/[.I23]-1" office:value-type="percentage" office:value="0.010204081632653" calcext:value-type="percentage">
            <text:p>1.02%</text:p>
          </table:table-cell>
          <table:table-cell/>
          <table:table-cell office:value-type="string" calcext:value-type="string">
            <text:p>2017-02-01</text:p>
          </table:table-cell>
          <table:table-cell office:value-type="float" office:value="660.4596" calcext:value-type="float">
            <text:p>660.4596</text:p>
          </table:table-cell>
          <table:table-cell table:style-name="ce50" table:formula="of:=[.Q23]/[.I23]" office:value-type="percentage" office:value="0.962769096209913" calcext:value-type="percentage">
            <text:p>96.3%</text:p>
          </table:table-cell>
          <table:table-cell table:number-columns-repeated="2"/>
          <table:table-cell office:value-type="string" calcext:value-type="string">
            <text:p>2017-02-01</text:p>
          </table:table-cell>
          <table:table-cell table:formula="of:=[.F23]-[.I23]" office:value-type="float" office:value="4" calcext:value-type="float">
            <text:p>4</text:p>
          </table:table-cell>
          <table:table-cell table:formula="of:=[.H23]-[.I23]" office:value-type="float" office:value="-5" calcext:value-type="float">
            <text:p>-5</text:p>
          </table:table-cell>
          <table:table-cell table:formula="of:=[.G23]-[.I2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14050" calcext:value-type="float">
            <text:p>14050</text:p>
          </table:table-cell>
          <table:table-cell office:value-type="float" office:value="14010" calcext:value-type="float">
            <text:p>14010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11974" calcext:value-type="float">
            <text:p>11974</text:p>
          </table:table-cell>
          <table:table-cell/>
          <table:table-cell table:formula="of:=[.G24]/[.F24]-1" office:value-type="percentage" office:value="0" calcext:value-type="percentage">
            <text:p>0.00%</text:p>
          </table:table-cell>
          <table:table-cell table:formula="of:=[.H24]/[.F24]-1" office:value-type="percentage" office:value="-0.023121387283237" calcext:value-type="percentage">
            <text:p>-2.31%</text:p>
          </table:table-cell>
          <table:table-cell table:formula="of:=[.G24]/[.I24]-1" office:value-type="percentage" office:value="0.0206489675516224" calcext:value-type="percentage">
            <text:p>2.06%</text:p>
          </table:table-cell>
          <table:table-cell/>
          <table:table-cell office:value-type="string" calcext:value-type="string">
            <text:p>2017-02-02</text:p>
          </table:table-cell>
          <table:table-cell office:value-type="float" office:value="685.5794" calcext:value-type="float">
            <text:p>685.5794</text:p>
          </table:table-cell>
          <table:table-cell table:style-name="ce51" table:formula="of:=[.Q24]/[.I24]" office:value-type="percentage" office:value="1.0111790560472" calcext:value-type="percentage">
            <text:p>101.1%</text:p>
          </table:table-cell>
          <table:table-cell table:number-columns-repeated="2"/>
          <table:table-cell office:value-type="string" calcext:value-type="string">
            <text:p>2017-02-02</text:p>
          </table:table-cell>
          <table:table-cell table:formula="of:=[.F24]-[.I24]" office:value-type="float" office:value="14" calcext:value-type="float">
            <text:p>14</text:p>
          </table:table-cell>
          <table:table-cell table:formula="of:=[.H24]-[.I24]" office:value-type="float" office:value="-2" calcext:value-type="float">
            <text:p>-2</text:p>
          </table:table-cell>
          <table:table-cell table:formula="of:=[.G24]-[.I2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13570" calcext:value-type="float">
            <text:p>13570</text:p>
          </table:table-cell>
          <table:table-cell office:value-type="float" office:value="13350" calcext:value-type="float">
            <text:p>13350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7692" calcext:value-type="float">
            <text:p>7692</text:p>
          </table:table-cell>
          <table:table-cell/>
          <table:table-cell table:formula="of:=[.G25]/[.F25]-1" office:value-type="percentage" office:value="0.00587371512481649" calcext:value-type="percentage">
            <text:p>0.59%</text:p>
          </table:table-cell>
          <table:table-cell table:formula="of:=[.H25]/[.F25]-1" office:value-type="percentage" office:value="-0.013215859030837" calcext:value-type="percentage">
            <text:p>-1.32%</text:p>
          </table:table-cell>
          <table:table-cell table:formula="of:=[.G25]/[.I25]-1" office:value-type="percentage" office:value="0.0133136094674555" calcext:value-type="percentage">
            <text:p>1.33%</text:p>
          </table:table-cell>
          <table:table-cell/>
          <table:table-cell office:value-type="string" calcext:value-type="string">
            <text:p>2017-02-03</text:p>
          </table:table-cell>
          <table:table-cell office:value-type="float" office:value="673.3914" calcext:value-type="float">
            <text:p>673.3914</text:p>
          </table:table-cell>
          <table:table-cell table:style-name="ce52" table:formula="of:=[.Q25]/[.I25]" office:value-type="percentage" office:value="0.996141124260355" calcext:value-type="percentage">
            <text:p>99.6%</text:p>
          </table:table-cell>
          <table:table-cell table:number-columns-repeated="2"/>
          <table:table-cell office:value-type="string" calcext:value-type="string">
            <text:p>2017-02-03</text:p>
          </table:table-cell>
          <table:table-cell table:formula="of:=[.F25]-[.I25]" office:value-type="float" office:value="5" calcext:value-type="float">
            <text:p>5</text:p>
          </table:table-cell>
          <table:table-cell table:formula="of:=[.H25]-[.I25]" office:value-type="float" office:value="-4" calcext:value-type="float">
            <text:p>-4</text:p>
          </table:table-cell>
          <table:table-cell table:formula="of:=[.G25]-[.I2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3310" calcext:value-type="float">
            <text:p>13310</text:p>
          </table:table-cell>
          <table:table-cell office:value-type="float" office:value="13470" calcext:value-type="float">
            <text:p>1347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8069" calcext:value-type="float">
            <text:p>8069</text:p>
          </table:table-cell>
          <table:table-cell/>
          <table:table-cell table:formula="of:=[.G26]/[.F26]-1" office:value-type="percentage" office:value="0.00292397660818722" calcext:value-type="percentage">
            <text:p>0.29%</text:p>
          </table:table-cell>
          <table:table-cell table:formula="of:=[.H26]/[.F26]-1" office:value-type="percentage" office:value="-0.00877192982456143" calcext:value-type="percentage">
            <text:p>-0.88%</text:p>
          </table:table-cell>
          <table:table-cell table:formula="of:=[.G26]/[.I26]-1" office:value-type="percentage" office:value="0.00439238653001461" calcext:value-type="percentage">
            <text:p>0.44%</text:p>
          </table:table-cell>
          <table:table-cell/>
          <table:table-cell office:value-type="string" calcext:value-type="string">
            <text:p>2017-02-06</text:p>
          </table:table-cell>
          <table:table-cell office:value-type="float" office:value="681.3778" calcext:value-type="float">
            <text:p>681.3778</text:p>
          </table:table-cell>
          <table:table-cell table:style-name="ce53" table:formula="of:=[.Q26]/[.I26]" office:value-type="percentage" office:value="0.997624890190337" calcext:value-type="percentage">
            <text:p>99.8%</text:p>
          </table:table-cell>
          <table:table-cell table:number-columns-repeated="2"/>
          <table:table-cell office:value-type="string" calcext:value-type="string">
            <text:p>2017-02-06</text:p>
          </table:table-cell>
          <table:table-cell table:formula="of:=[.F26]-[.I26]" office:value-type="float" office:value="1" calcext:value-type="float">
            <text:p>1</text:p>
          </table:table-cell>
          <table:table-cell table:formula="of:=[.H26]-[.I26]" office:value-type="float" office:value="-5" calcext:value-type="float">
            <text:p>-5</text:p>
          </table:table-cell>
          <table:table-cell table:formula="of:=[.G26]-[.I2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13340" calcext:value-type="float">
            <text:p>13340</text:p>
          </table:table-cell>
          <table:table-cell office:value-type="float" office:value="13280" calcext:value-type="float">
            <text:p>13280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77" calcext:value-type="float">
            <text:p>677</text:p>
          </table:table-cell>
          <table:table-cell office:value-type="float" office:value="6461" calcext:value-type="float">
            <text:p>6461</text:p>
          </table:table-cell>
          <table:table-cell/>
          <table:table-cell table:formula="of:=[.G27]/[.F27]-1" office:value-type="percentage" office:value="0.0118694362017804" calcext:value-type="percentage">
            <text:p>1.19%</text:p>
          </table:table-cell>
          <table:table-cell table:formula="of:=[.H27]/[.F27]-1" office:value-type="percentage" office:value="-0.00445103857566764" calcext:value-type="percentage">
            <text:p>-0.45%</text:p>
          </table:table-cell>
          <table:table-cell table:formula="of:=[.G27]/[.I27]-1" office:value-type="percentage" office:value="0.0073855243722305" calcext:value-type="percentage">
            <text:p>0.74%</text:p>
          </table:table-cell>
          <table:table-cell/>
          <table:table-cell office:value-type="string" calcext:value-type="string">
            <text:p>2017-02-07</text:p>
          </table:table-cell>
          <table:table-cell office:value-type="float" office:value="687.01654" calcext:value-type="float">
            <text:p>687.01654</text:p>
          </table:table-cell>
          <table:table-cell table:style-name="ce54" table:formula="of:=[.Q27]/[.I27]" office:value-type="percentage" office:value="1.01479548005908" calcext:value-type="percentage">
            <text:p>101.5%</text:p>
          </table:table-cell>
          <table:table-cell table:number-columns-repeated="2"/>
          <table:table-cell office:value-type="string" calcext:value-type="string">
            <text:p>2017-02-07</text:p>
          </table:table-cell>
          <table:table-cell table:formula="of:=[.F27]-[.I27]" office:value-type="float" office:value="-3" calcext:value-type="float">
            <text:p>-3</text:p>
          </table:table-cell>
          <table:table-cell table:formula="of:=[.H27]-[.I27]" office:value-type="float" office:value="-6" calcext:value-type="float">
            <text:p>-6</text:p>
          </table:table-cell>
          <table:table-cell table:formula="of:=[.G27]-[.I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3240" calcext:value-type="float">
            <text:p>13240</text:p>
          </table:table-cell>
          <table:table-cell office:value-type="float" office:value="13290" calcext:value-type="float">
            <text:p>1329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office:value-type="float" office:value="36467" calcext:value-type="float">
            <text:p>36467</text:p>
          </table:table-cell>
          <table:table-cell/>
          <table:table-cell table:formula="of:=[.G28]/[.F28]-1" office:value-type="percentage" office:value="0.0105900151285931" calcext:value-type="percentage">
            <text:p>1.06%</text:p>
          </table:table-cell>
          <table:table-cell table:formula="of:=[.H28]/[.F28]-1" office:value-type="percentage" office:value="-0.0242057488653555" calcext:value-type="percentage">
            <text:p>-2.42%</text:p>
          </table:table-cell>
          <table:table-cell table:formula="of:=[.G28]/[.I28]-1" office:value-type="percentage" office:value="0.0261136712749617" calcext:value-type="percentage">
            <text:p>2.61%</text:p>
          </table:table-cell>
          <table:table-cell/>
          <table:table-cell office:value-type="string" calcext:value-type="string">
            <text:p>2017-02-08</text:p>
          </table:table-cell>
          <table:table-cell office:value-type="float" office:value="681.8271" calcext:value-type="float">
            <text:p>681.8271</text:p>
          </table:table-cell>
          <table:table-cell table:style-name="ce55" table:formula="of:=[.Q28]/[.I28]" office:value-type="percentage" office:value="1.0473534562212" calcext:value-type="percentage">
            <text:p>104.7%</text:p>
          </table:table-cell>
          <table:table-cell table:number-columns-repeated="2"/>
          <table:table-cell office:value-type="string" calcext:value-type="string">
            <text:p>2017-02-08</text:p>
          </table:table-cell>
          <table:table-cell table:formula="of:=[.F28]-[.I28]" office:value-type="float" office:value="10" calcext:value-type="float">
            <text:p>10</text:p>
          </table:table-cell>
          <table:table-cell table:formula="of:=[.H28]-[.I28]" office:value-type="float" office:value="-6" calcext:value-type="float">
            <text:p>-6</text:p>
          </table:table-cell>
          <table:table-cell table:formula="of:=[.G28]-[.I28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13480" calcext:value-type="float">
            <text:p>13480</text:p>
          </table:table-cell>
          <table:table-cell office:value-type="float" office:value="13320" calcext:value-type="float">
            <text:p>13320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635" calcext:value-type="float">
            <text:p>635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44660" calcext:value-type="float">
            <text:p>44660</text:p>
          </table:table-cell>
          <table:table-cell/>
          <table:table-cell table:formula="of:=[.G29]/[.F29]-1" office:value-type="percentage" office:value="0.00944881889763782" calcext:value-type="percentage">
            <text:p>0.94%</text:p>
          </table:table-cell>
          <table:table-cell table:formula="of:=[.H29]/[.F29]-1" office:value-type="percentage" office:value="-0.00472440944881891" calcext:value-type="percentage">
            <text:p>-0.47%</text:p>
          </table:table-cell>
          <table:table-cell table:formula="of:=[.G29]/[.I29]-1" office:value-type="percentage" office:value="0.0110410094637223" calcext:value-type="percentage">
            <text:p>1.10%</text:p>
          </table:table-cell>
          <table:table-cell/>
          <table:table-cell office:value-type="string" calcext:value-type="string">
            <text:p>2017-02-09</text:p>
          </table:table-cell>
          <table:table-cell office:value-type="float" office:value="657.70776" calcext:value-type="float">
            <text:p>657.70776</text:p>
          </table:table-cell>
          <table:table-cell table:style-name="ce56" table:formula="of:=[.Q29]/[.I29]" office:value-type="percentage" office:value="1.03739394321767" calcext:value-type="percentage">
            <text:p>103.7%</text:p>
          </table:table-cell>
          <table:table-cell table:number-columns-repeated="2"/>
          <table:table-cell office:value-type="string" calcext:value-type="string">
            <text:p>2017-02-09</text:p>
          </table:table-cell>
          <table:table-cell table:formula="of:=[.F29]-[.I29]" office:value-type="float" office:value="1" calcext:value-type="float">
            <text:p>1</text:p>
          </table:table-cell>
          <table:table-cell table:formula="of:=[.H29]-[.I29]" office:value-type="float" office:value="-2" calcext:value-type="float">
            <text:p>-2</text:p>
          </table:table-cell>
          <table:table-cell table:formula="of:=[.G29]-[.I2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13710" calcext:value-type="float">
            <text:p>13710</text:p>
          </table:table-cell>
          <table:table-cell office:value-type="float" office:value="13890" calcext:value-type="float">
            <text:p>13890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  <table:table-cell office:value-type="float" office:value="27904" calcext:value-type="float">
            <text:p>27904</text:p>
          </table:table-cell>
          <table:table-cell/>
          <table:table-cell table:formula="of:=[.G30]/[.F30]-1" office:value-type="percentage" office:value="0.0062111801242235" calcext:value-type="percentage">
            <text:p>0.62%</text:p>
          </table:table-cell>
          <table:table-cell table:formula="of:=[.H30]/[.F30]-1" office:value-type="percentage" office:value="-0.00931677018633537" calcext:value-type="percentage">
            <text:p>-0.93%</text:p>
          </table:table-cell>
          <table:table-cell table:formula="of:=[.G30]/[.I30]-1" office:value-type="percentage" office:value="0.00154559505409591" calcext:value-type="percentage">
            <text:p>0.15%</text:p>
          </table:table-cell>
          <table:table-cell/>
          <table:table-cell office:value-type="string" calcext:value-type="string">
            <text:p>2017-02-10</text:p>
          </table:table-cell>
          <table:table-cell office:value-type="float" office:value="632.18475" calcext:value-type="float">
            <text:p>632.18475</text:p>
          </table:table-cell>
          <table:table-cell table:style-name="ce57" table:formula="of:=[.Q30]/[.I30]" office:value-type="percentage" office:value="0.977101622874807" calcext:value-type="percentage">
            <text:p>97.7%</text:p>
          </table:table-cell>
          <table:table-cell table:number-columns-repeated="2"/>
          <table:table-cell office:value-type="string" calcext:value-type="string">
            <text:p>2017-02-10</text:p>
          </table:table-cell>
          <table:table-cell table:formula="of:=[.F30]-[.I30]" office:value-type="float" office:value="-3" calcext:value-type="float">
            <text:p>-3</text:p>
          </table:table-cell>
          <table:table-cell table:formula="of:=[.H30]-[.I30]" office:value-type="float" office:value="-9" calcext:value-type="float">
            <text:p>-9</text:p>
          </table:table-cell>
          <table:table-cell table:formula="of:=[.G30]-[.I3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3720" calcext:value-type="float">
            <text:p>13720</text:p>
          </table:table-cell>
          <table:table-cell office:value-type="float" office:value="13880" calcext:value-type="float">
            <text:p>13880</text:p>
          </table:table-cell>
          <table:table-cell office:value-type="float" office:value="424" calcext:value-type="float">
            <text:p>424</text:p>
          </table:table-cell>
          <table:table-cell office:value-type="float" office:value="439" calcext:value-type="float">
            <text:p>439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49" calcext:value-type="float">
            <text:p>649</text:p>
          </table:table-cell>
          <table:table-cell office:value-type="float" office:value="18013" calcext:value-type="float">
            <text:p>18013</text:p>
          </table:table-cell>
          <table:table-cell/>
          <table:table-cell table:formula="of:=[.G31]/[.F31]-1" office:value-type="percentage" office:value="0.00462249614791999" calcext:value-type="percentage">
            <text:p>0.46%</text:p>
          </table:table-cell>
          <table:table-cell table:formula="of:=[.H31]/[.F31]-1" office:value-type="percentage" office:value="-0.0292758089368259" calcext:value-type="percentage">
            <text:p>-2.93%</text:p>
          </table:table-cell>
          <table:table-cell table:formula="of:=[.G31]/[.I31]-1" office:value-type="percentage" office:value="0.00462249614791999" calcext:value-type="percentage">
            <text:p>0.46%</text:p>
          </table:table-cell>
          <table:table-cell/>
          <table:table-cell office:value-type="string" calcext:value-type="string">
            <text:p>2017-02-13</text:p>
          </table:table-cell>
          <table:table-cell office:value-type="float" office:value="634.61694" calcext:value-type="float">
            <text:p>634.61694</text:p>
          </table:table-cell>
          <table:table-cell table:style-name="ce58" table:formula="of:=[.Q31]/[.I31]" office:value-type="percentage" office:value="0.9778381201849" calcext:value-type="percentage">
            <text:p>97.8%</text:p>
          </table:table-cell>
          <table:table-cell table:number-columns-repeated="2"/>
          <table:table-cell office:value-type="string" calcext:value-type="string">
            <text:p>2017-02-13</text:p>
          </table:table-cell>
          <table:table-cell table:formula="of:=[.F31]-[.I31]" office:value-type="float" office:value="0" calcext:value-type="float">
            <text:p>0</text:p>
          </table:table-cell>
          <table:table-cell table:formula="of:=[.H31]-[.I31]" office:value-type="float" office:value="-19" calcext:value-type="float">
            <text:p>-19</text:p>
          </table:table-cell>
          <table:table-cell table:formula="of:=[.G31]-[.I3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2-14</text:p>
          </table:table-cell>
          <table:table-cell table:number-columns-repeated="2" office:value-type="float" office:value="13900" calcext:value-type="float">
            <text:p>13900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13753" calcext:value-type="float">
            <text:p>13753</text:p>
          </table:table-cell>
          <table:table-cell/>
          <table:table-cell table:formula="of:=[.G32]/[.F32]-1" office:value-type="percentage" office:value="0.00306748466257667" calcext:value-type="percentage">
            <text:p>0.31%</text:p>
          </table:table-cell>
          <table:table-cell table:formula="of:=[.H32]/[.F32]-1" office:value-type="percentage" office:value="-0.00766871165644167" calcext:value-type="percentage">
            <text:p>-0.77%</text:p>
          </table:table-cell>
          <table:table-cell table:formula="of:=[.G32]/[.I32]-1" office:value-type="percentage" office:value="0.0108191653786709" calcext:value-type="percentage">
            <text:p>1.08%</text:p>
          </table:table-cell>
          <table:table-cell/>
          <table:table-cell office:value-type="string" calcext:value-type="string">
            <text:p>2017-02-14</text:p>
          </table:table-cell>
          <table:table-cell office:value-type="float" office:value="648.48224" calcext:value-type="float">
            <text:p>648.48224</text:p>
          </table:table-cell>
          <table:table-cell table:style-name="ce59" table:formula="of:=[.Q32]/[.I32]" office:value-type="percentage" office:value="1.00229094281298" calcext:value-type="percentage">
            <text:p>100.2%</text:p>
          </table:table-cell>
          <table:table-cell table:number-columns-repeated="2"/>
          <table:table-cell office:value-type="string" calcext:value-type="string">
            <text:p>2017-02-14</text:p>
          </table:table-cell>
          <table:table-cell table:formula="of:=[.F32]-[.I32]" office:value-type="float" office:value="5" calcext:value-type="float">
            <text:p>5</text:p>
          </table:table-cell>
          <table:table-cell table:formula="of:=[.H32]-[.I32]" office:value-type="float" office:value="0" calcext:value-type="float">
            <text:p>0</text:p>
          </table:table-cell>
          <table:table-cell table:formula="of:=[.G32]-[.I3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14080" calcext:value-type="float">
            <text:p>14080</text:p>
          </table:table-cell>
          <table:table-cell office:value-type="float" office:value="14050" calcext:value-type="float">
            <text:p>14050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11159" calcext:value-type="float">
            <text:p>11159</text:p>
          </table:table-cell>
          <table:table-cell/>
          <table:table-cell table:formula="of:=[.G33]/[.F33]-1" office:value-type="percentage" office:value="0.00152671755725198" calcext:value-type="percentage">
            <text:p>0.15%</text:p>
          </table:table-cell>
          <table:table-cell table:formula="of:=[.H33]/[.F33]-1" office:value-type="percentage" office:value="-0.00763358778625956" calcext:value-type="percentage">
            <text:p>-0.76%</text:p>
          </table:table-cell>
          <table:table-cell table:formula="of:=[.G33]/[.I33]-1" office:value-type="percentage" office:value="0.00923076923076915" calcext:value-type="percentage">
            <text:p>0.92%</text:p>
          </table:table-cell>
          <table:table-cell/>
          <table:table-cell office:value-type="string" calcext:value-type="string">
            <text:p>2017-02-15</text:p>
          </table:table-cell>
          <table:table-cell office:value-type="float" office:value="655.22797" calcext:value-type="float">
            <text:p>655.22797</text:p>
          </table:table-cell>
          <table:table-cell table:style-name="ce60" table:formula="of:=[.Q33]/[.I33]" office:value-type="percentage" office:value="1.00804303076923" calcext:value-type="percentage">
            <text:p>100.8%</text:p>
          </table:table-cell>
          <table:table-cell table:number-columns-repeated="2"/>
          <table:table-cell office:value-type="string" calcext:value-type="string">
            <text:p>2017-02-15</text:p>
          </table:table-cell>
          <table:table-cell table:formula="of:=[.F33]-[.I33]" office:value-type="float" office:value="5" calcext:value-type="float">
            <text:p>5</text:p>
          </table:table-cell>
          <table:table-cell table:formula="of:=[.H33]-[.I33]" office:value-type="float" office:value="0" calcext:value-type="float">
            <text:p>0</text:p>
          </table:table-cell>
          <table:table-cell table:formula="of:=[.G33]-[.I3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14000" calcext:value-type="float">
            <text:p>14000</text:p>
          </table:table-cell>
          <table:table-cell office:value-type="float" office:value="13580" calcext:value-type="float">
            <text:p>13580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14784" calcext:value-type="float">
            <text:p>14784</text:p>
          </table:table-cell>
          <table:table-cell/>
          <table:table-cell table:formula="of:=[.G34]/[.F34]-1" office:value-type="percentage" office:value="0.00917431192660545" calcext:value-type="percentage">
            <text:p>0.92%</text:p>
          </table:table-cell>
          <table:table-cell table:formula="of:=[.H34]/[.F34]-1" office:value-type="percentage" office:value="-0.00458715596330273" calcext:value-type="percentage">
            <text:p>-0.46%</text:p>
          </table:table-cell>
          <table:table-cell table:formula="of:=[.G34]/[.I34]-1" office:value-type="percentage" office:value="0.010719754977029" calcext:value-type="percentage">
            <text:p>1.07%</text:p>
          </table:table-cell>
          <table:table-cell/>
          <table:table-cell office:value-type="string" calcext:value-type="string">
            <text:p>2017-02-16</text:p>
          </table:table-cell>
          <table:table-cell office:value-type="float" office:value="660.1263" calcext:value-type="float">
            <text:p>660.1263</text:p>
          </table:table-cell>
          <table:table-cell table:style-name="ce61" table:formula="of:=[.Q34]/[.I34]" office:value-type="percentage" office:value="1.01091316998469" calcext:value-type="percentage">
            <text:p>101.1%</text:p>
          </table:table-cell>
          <table:table-cell table:number-columns-repeated="2"/>
          <table:table-cell office:value-type="string" calcext:value-type="string">
            <text:p>2017-02-16</text:p>
          </table:table-cell>
          <table:table-cell table:formula="of:=[.F34]-[.I34]" office:value-type="float" office:value="1" calcext:value-type="float">
            <text:p>1</text:p>
          </table:table-cell>
          <table:table-cell table:formula="of:=[.H34]-[.I34]" office:value-type="float" office:value="-2" calcext:value-type="float">
            <text:p>-2</text:p>
          </table:table-cell>
          <table:table-cell table:formula="of:=[.G34]-[.I3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13780" calcext:value-type="float">
            <text:p>13780</text:p>
          </table:table-cell>
          <table:table-cell office:value-type="float" office:value="13930" calcext:value-type="float">
            <text:p>13930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12132" calcext:value-type="float">
            <text:p>12132</text:p>
          </table:table-cell>
          <table:table-cell/>
          <table:table-cell table:formula="of:=[.G35]/[.F35]-1" office:value-type="percentage" office:value="0.00307692307692298" calcext:value-type="percentage">
            <text:p>0.31%</text:p>
          </table:table-cell>
          <table:table-cell table:formula="of:=[.H35]/[.F35]-1" office:value-type="percentage" office:value="-0.00307692307692309" calcext:value-type="percentage">
            <text:p>-0.31%</text:p>
          </table:table-cell>
          <table:table-cell table:formula="of:=[.G35]/[.I35]-1" office:value-type="percentage" office:value="0.00153609831029189" calcext:value-type="percentage">
            <text:p>0.15%</text:p>
          </table:table-cell>
          <table:table-cell/>
          <table:table-cell office:value-type="string" calcext:value-type="string">
            <text:p>2017-02-17</text:p>
          </table:table-cell>
          <table:table-cell office:value-type="float" office:value="664.15607" calcext:value-type="float">
            <text:p>664.15607</text:p>
          </table:table-cell>
          <table:table-cell table:style-name="ce62" table:formula="of:=[.Q35]/[.I35]" office:value-type="percentage" office:value="1.02020901689708" calcext:value-type="percentage">
            <text:p>102.0%</text:p>
          </table:table-cell>
          <table:table-cell table:number-columns-repeated="2"/>
          <table:table-cell office:value-type="string" calcext:value-type="string">
            <text:p>2017-02-17</text:p>
          </table:table-cell>
          <table:table-cell table:formula="of:=[.F35]-[.I35]" office:value-type="float" office:value="-1" calcext:value-type="float">
            <text:p>-1</text:p>
          </table:table-cell>
          <table:table-cell table:formula="of:=[.H35]-[.I35]" office:value-type="float" office:value="-3" calcext:value-type="float">
            <text:p>-3</text:p>
          </table:table-cell>
          <table:table-cell table:formula="of:=[.G35]-[.I3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3750" calcext:value-type="float">
            <text:p>13750</text:p>
          </table:table-cell>
          <table:table-cell office:value-type="float" office:value="13760" calcext:value-type="float">
            <text:p>13760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office:value-type="float" office:value="11927" calcext:value-type="float">
            <text:p>11927</text:p>
          </table:table-cell>
          <table:table-cell/>
          <table:table-cell table:formula="of:=[.G36]/[.F36]-1" office:value-type="percentage" office:value="0.0230414746543779" calcext:value-type="percentage">
            <text:p>2.30%</text:p>
          </table:table-cell>
          <table:table-cell table:formula="of:=[.H36]/[.F36]-1" office:value-type="percentage" office:value="-0.00307219662058367" calcext:value-type="percentage">
            <text:p>-0.31%</text:p>
          </table:table-cell>
          <table:table-cell table:formula="of:=[.G36]/[.I36]-1" office:value-type="percentage" office:value="0.0106221547799696" calcext:value-type="percentage">
            <text:p>1.06%</text:p>
          </table:table-cell>
          <table:table-cell/>
          <table:table-cell office:value-type="string" calcext:value-type="string">
            <text:p>2017-02-20</text:p>
          </table:table-cell>
          <table:table-cell office:value-type="float" office:value="659.53644" calcext:value-type="float">
            <text:p>659.53644</text:p>
          </table:table-cell>
          <table:table-cell table:style-name="ce63" table:formula="of:=[.Q36]/[.I36]" office:value-type="percentage" office:value="1.00081402124431" calcext:value-type="percentage">
            <text:p>100.1%</text:p>
          </table:table-cell>
          <table:table-cell table:number-columns-repeated="2"/>
          <table:table-cell office:value-type="string" calcext:value-type="string">
            <text:p>2017-02-20</text:p>
          </table:table-cell>
          <table:table-cell table:formula="of:=[.F36]-[.I36]" office:value-type="float" office:value="-8" calcext:value-type="float">
            <text:p>-8</text:p>
          </table:table-cell>
          <table:table-cell table:formula="of:=[.H36]-[.I36]" office:value-type="float" office:value="-10" calcext:value-type="float">
            <text:p>-10</text:p>
          </table:table-cell>
          <table:table-cell table:formula="of:=[.G36]-[.I3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13880" calcext:value-type="float">
            <text:p>13880</text:p>
          </table:table-cell>
          <table:table-cell office:value-type="float" office:value="14190" calcext:value-type="float">
            <text:p>14190</text:p>
          </table:table-cell>
          <table:table-cell office:value-type="float" office:value="435" calcext:value-type="float">
            <text:p>435</text:p>
          </table:table-cell>
          <table:table-cell office:value-type="float" office:value="451" calcext:value-type="float">
            <text:p>451</text:p>
          </table:table-cell>
          <table:table-cell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8345" calcext:value-type="float">
            <text:p>8345</text:p>
          </table:table-cell>
          <table:table-cell/>
          <table:table-cell table:formula="of:=[.G37]/[.F37]-1" office:value-type="percentage" office:value="0.00454545454545463" calcext:value-type="percentage">
            <text:p>0.45%</text:p>
          </table:table-cell>
          <table:table-cell table:formula="of:=[.H37]/[.F37]-1" office:value-type="percentage" office:value="-0.00454545454545452" calcext:value-type="percentage">
            <text:p>-0.45%</text:p>
          </table:table-cell>
          <table:table-cell table:formula="of:=[.G37]/[.I37]-1" office:value-type="percentage" office:value="0.00759878419452886" calcext:value-type="percentage">
            <text:p>0.76%</text:p>
          </table:table-cell>
          <table:table-cell/>
          <table:table-cell office:value-type="string" calcext:value-type="string">
            <text:p>2017-02-21</text:p>
          </table:table-cell>
          <table:table-cell office:value-type="float" office:value="663.1532" calcext:value-type="float">
            <text:p>663.1532</text:p>
          </table:table-cell>
          <table:table-cell table:style-name="ce64" table:formula="of:=[.Q37]/[.I37]" office:value-type="percentage" office:value="1.00783161094225" calcext:value-type="percentage">
            <text:p>100.8%</text:p>
          </table:table-cell>
          <table:table-cell table:number-columns-repeated="2"/>
          <table:table-cell office:value-type="string" calcext:value-type="string">
            <text:p>2017-02-21</text:p>
          </table:table-cell>
          <table:table-cell table:formula="of:=[.F37]-[.I37]" office:value-type="float" office:value="2" calcext:value-type="float">
            <text:p>2</text:p>
          </table:table-cell>
          <table:table-cell table:formula="of:=[.H37]-[.I37]" office:value-type="float" office:value="-1" calcext:value-type="float">
            <text:p>-1</text:p>
          </table:table-cell>
          <table:table-cell table:formula="of:=[.G37]-[.I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00" calcext:value-type="float">
            <text:p>14100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17588" calcext:value-type="float">
            <text:p>17588</text:p>
          </table:table-cell>
          <table:table-cell/>
          <table:table-cell table:formula="of:=[.G38]/[.F38]-1" office:value-type="percentage" office:value="0.00600600600600609" calcext:value-type="percentage">
            <text:p>0.60%</text:p>
          </table:table-cell>
          <table:table-cell table:formula="of:=[.H38]/[.F38]-1" office:value-type="percentage" office:value="-0.0135135135135135" calcext:value-type="percentage">
            <text:p>-1.35%</text:p>
          </table:table-cell>
          <table:table-cell table:formula="of:=[.G38]/[.I38]-1" office:value-type="percentage" office:value="0.0151515151515151" calcext:value-type="percentage">
            <text:p>1.52%</text:p>
          </table:table-cell>
          <table:table-cell/>
          <table:table-cell office:value-type="string" calcext:value-type="string">
            <text:p>2017-02-22</text:p>
          </table:table-cell>
          <table:table-cell office:value-type="float" office:value="664.9238" calcext:value-type="float">
            <text:p>664.9238</text:p>
          </table:table-cell>
          <table:table-cell table:style-name="ce65" table:formula="of:=[.Q38]/[.I38]" office:value-type="percentage" office:value="1.0074603030303" calcext:value-type="percentage">
            <text:p>100.7%</text:p>
          </table:table-cell>
          <table:table-cell table:number-columns-repeated="2"/>
          <table:table-cell office:value-type="string" calcext:value-type="string">
            <text:p>2017-02-22</text:p>
          </table:table-cell>
          <table:table-cell table:formula="of:=[.F38]-[.I38]" office:value-type="float" office:value="6" calcext:value-type="float">
            <text:p>6</text:p>
          </table:table-cell>
          <table:table-cell table:formula="of:=[.H38]-[.I38]" office:value-type="float" office:value="-3" calcext:value-type="float">
            <text:p>-3</text:p>
          </table:table-cell>
          <table:table-cell table:formula="of:=[.G38]-[.I3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14300" calcext:value-type="float">
            <text:p>14300</text:p>
          </table:table-cell>
          <table:table-cell office:value-type="float" office:value="14320" calcext:value-type="float">
            <text:p>14320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7432" calcext:value-type="float">
            <text:p>7432</text:p>
          </table:table-cell>
          <table:table-cell/>
          <table:table-cell table:formula="of:=[.G39]/[.F39]-1" office:value-type="percentage" office:value="0" calcext:value-type="percentage">
            <text:p>0.00%</text:p>
          </table:table-cell>
          <table:table-cell table:formula="of:=[.H39]/[.F39]-1" office:value-type="percentage" office:value="-0.00906344410876137" calcext:value-type="percentage">
            <text:p>-0.91%</text:p>
          </table:table-cell>
          <table:table-cell table:formula="of:=[.G39]/[.I39]-1" office:value-type="percentage" office:value="0.00761035007610356" calcext:value-type="percentage">
            <text:p>0.76%</text:p>
          </table:table-cell>
          <table:table-cell/>
          <table:table-cell office:value-type="string" calcext:value-type="string">
            <text:p>2017-02-23</text:p>
          </table:table-cell>
          <table:table-cell office:value-type="float" office:value="664.66754" calcext:value-type="float">
            <text:p>664.66754</text:p>
          </table:table-cell>
          <table:table-cell table:style-name="ce66" table:formula="of:=[.Q39]/[.I39]" office:value-type="percentage" office:value="1.01167053272451" calcext:value-type="percentage">
            <text:p>101.2%</text:p>
          </table:table-cell>
          <table:table-cell table:number-columns-repeated="2"/>
          <table:table-cell office:value-type="string" calcext:value-type="string">
            <text:p>2017-02-23</text:p>
          </table:table-cell>
          <table:table-cell table:formula="of:=[.F39]-[.I39]" office:value-type="float" office:value="5" calcext:value-type="float">
            <text:p>5</text:p>
          </table:table-cell>
          <table:table-cell table:formula="of:=[.H39]-[.I39]" office:value-type="float" office:value="-1" calcext:value-type="float">
            <text:p>-1</text:p>
          </table:table-cell>
          <table:table-cell table:formula="of:=[.G39]-[.I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14130" calcext:value-type="float">
            <text:p>14130</text:p>
          </table:table-cell>
          <table:table-cell office:value-type="float" office:value="14180" calcext:value-type="float">
            <text:p>14180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654" calcext:value-type="float">
            <text:p>654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9094" calcext:value-type="float">
            <text:p>9094</text:p>
          </table:table-cell>
          <table:table-cell/>
          <table:table-cell table:formula="of:=[.G40]/[.F40]-1" office:value-type="percentage" office:value="0.010703363914373" calcext:value-type="percentage">
            <text:p>1.07%</text:p>
          </table:table-cell>
          <table:table-cell table:formula="of:=[.H40]/[.F40]-1" office:value-type="percentage" office:value="-0.00611620795107037" calcext:value-type="percentage">
            <text:p>-0.61%</text:p>
          </table:table-cell>
          <table:table-cell table:formula="of:=[.G40]/[.I40]-1" office:value-type="percentage" office:value="0.00916030534351142" calcext:value-type="percentage">
            <text:p>0.92%</text:p>
          </table:table-cell>
          <table:table-cell/>
          <table:table-cell office:value-type="string" calcext:value-type="string">
            <text:p>2017-02-24</text:p>
          </table:table-cell>
          <table:table-cell office:value-type="float" office:value="659.5766" calcext:value-type="float">
            <text:p>659.5766</text:p>
          </table:table-cell>
          <table:table-cell table:style-name="ce67" table:formula="of:=[.Q40]/[.I40]" office:value-type="percentage" office:value="1.00698717557252" calcext:value-type="percentage">
            <text:p>100.7%</text:p>
          </table:table-cell>
          <table:table-cell table:number-columns-repeated="2"/>
          <table:table-cell office:value-type="string" calcext:value-type="string">
            <text:p>2017-02-24</text:p>
          </table:table-cell>
          <table:table-cell table:formula="of:=[.F40]-[.I40]" office:value-type="float" office:value="-1" calcext:value-type="float">
            <text:p>-1</text:p>
          </table:table-cell>
          <table:table-cell table:formula="of:=[.H40]-[.I40]" office:value-type="float" office:value="-5" calcext:value-type="float">
            <text:p>-5</text:p>
          </table:table-cell>
          <table:table-cell table:formula="of:=[.G40]-[.I4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920" calcext:value-type="float">
            <text:p>13920</text:p>
          </table:table-cell>
          <table:table-cell office:value-type="float" office:value="13850" calcext:value-type="float">
            <text:p>1385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11940" calcext:value-type="float">
            <text:p>11940</text:p>
          </table:table-cell>
          <table:table-cell/>
          <table:table-cell table:formula="of:=[.G41]/[.F41]-1" office:value-type="percentage" office:value="0.00460829493087567" calcext:value-type="percentage">
            <text:p>0.46%</text:p>
          </table:table-cell>
          <table:table-cell table:formula="of:=[.H41]/[.F41]-1" office:value-type="percentage" office:value="-0.00921658986175111" calcext:value-type="percentage">
            <text:p>-0.92%</text:p>
          </table:table-cell>
          <table:table-cell table:formula="of:=[.G41]/[.I41]-1" office:value-type="percentage" office:value="0.00306748466257667" calcext:value-type="percentage">
            <text:p>0.31%</text:p>
          </table:table-cell>
          <table:table-cell/>
          <table:table-cell office:value-type="string" calcext:value-type="string">
            <text:p>2017-02-27</text:p>
          </table:table-cell>
          <table:table-cell office:value-type="float" office:value="659.1425" calcext:value-type="float">
            <text:p>659.1425</text:p>
          </table:table-cell>
          <table:table-cell table:style-name="ce68" table:formula="of:=[.Q41]/[.I41]" office:value-type="percentage" office:value="1.01095475460123" calcext:value-type="percentage">
            <text:p>101.1%</text:p>
          </table:table-cell>
          <table:table-cell table:number-columns-repeated="2"/>
          <table:table-cell office:value-type="string" calcext:value-type="string">
            <text:p>2017-02-27</text:p>
          </table:table-cell>
          <table:table-cell table:formula="of:=[.F41]-[.I41]" office:value-type="float" office:value="-1" calcext:value-type="float">
            <text:p>-1</text:p>
          </table:table-cell>
          <table:table-cell table:formula="of:=[.H41]-[.I41]" office:value-type="float" office:value="-7" calcext:value-type="float">
            <text:p>-7</text:p>
          </table:table-cell>
          <table:table-cell table:formula="of:=[.G41]-[.I4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13420" calcext:value-type="float">
            <text:p>13420</text:p>
          </table:table-cell>
          <table:table-cell office:value-type="float" office:value="13260" calcext:value-type="float">
            <text:p>13260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0175" calcext:value-type="float">
            <text:p>10175</text:p>
          </table:table-cell>
          <table:table-cell/>
          <table:table-cell table:formula="of:=[.G42]/[.F42]-1" office:value-type="percentage" office:value="0.00610687022900769" calcext:value-type="percentage">
            <text:p>0.61%</text:p>
          </table:table-cell>
          <table:table-cell table:formula="of:=[.H42]/[.F42]-1" office:value-type="percentage" office:value="-0.00610687022900769" calcext:value-type="percentage">
            <text:p>-0.61%</text:p>
          </table:table-cell>
          <table:table-cell table:formula="of:=[.G42]/[.I42]-1" office:value-type="percentage" office:value="0.0107361963190185" calcext:value-type="percentage">
            <text:p>1.07%</text:p>
          </table:table-cell>
          <table:table-cell/>
          <table:table-cell office:value-type="string" calcext:value-type="string">
            <text:p>2017-02-28</text:p>
          </table:table-cell>
          <table:table-cell office:value-type="float" office:value="657.69727" calcext:value-type="float">
            <text:p>657.69727</text:p>
          </table:table-cell>
          <table:table-cell table:style-name="ce69" table:formula="of:=[.Q42]/[.I42]" office:value-type="percentage" office:value="1.00873814417178" calcext:value-type="percentage">
            <text:p>100.9%</text:p>
          </table:table-cell>
          <table:table-cell table:number-columns-repeated="2"/>
          <table:table-cell office:value-type="string" calcext:value-type="string">
            <text:p>2017-02-28</text:p>
          </table:table-cell>
          <table:table-cell table:formula="of:=[.F42]-[.I42]" office:value-type="float" office:value="3" calcext:value-type="float">
            <text:p>3</text:p>
          </table:table-cell>
          <table:table-cell table:formula="of:=[.H42]-[.I42]" office:value-type="float" office:value="-1" calcext:value-type="float">
            <text:p>-1</text:p>
          </table:table-cell>
          <table:table-cell table:formula="of:=[.G42]-[.I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13380" calcext:value-type="float">
            <text:p>13380</text:p>
          </table:table-cell>
          <table:table-cell office:value-type="float" office:value="13250" calcext:value-type="float">
            <text:p>1325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office:value-type="float" office:value="10682" calcext:value-type="float">
            <text:p>10682</text:p>
          </table:table-cell>
          <table:table-cell/>
          <table:table-cell table:formula="of:=[.G43]/[.F43]-1" office:value-type="percentage" office:value="0.0122699386503067" calcext:value-type="percentage">
            <text:p>1.23%</text:p>
          </table:table-cell>
          <table:table-cell table:formula="of:=[.H43]/[.F43]-1" office:value-type="percentage" office:value="-0.00153374233128833" calcext:value-type="percentage">
            <text:p>-0.15%</text:p>
          </table:table-cell>
          <table:table-cell table:formula="of:=[.G43]/[.I43]-1" office:value-type="percentage" office:value="0.00151745068285281" calcext:value-type="percentage">
            <text:p>0.15%</text:p>
          </table:table-cell>
          <table:table-cell/>
          <table:table-cell office:value-type="string" calcext:value-type="string">
            <text:p>2017-03-01</text:p>
          </table:table-cell>
          <table:table-cell office:value-type="float" office:value="655.5113" calcext:value-type="float">
            <text:p>655.5113</text:p>
          </table:table-cell>
          <table:table-cell table:style-name="ce70" table:formula="of:=[.Q43]/[.I43]" office:value-type="percentage" office:value="0.994706069802731" calcext:value-type="percentage">
            <text:p>99.5%</text:p>
          </table:table-cell>
          <table:table-cell table:number-columns-repeated="2"/>
          <table:table-cell office:value-type="string" calcext:value-type="string">
            <text:p>2017-03-01</text:p>
          </table:table-cell>
          <table:table-cell table:formula="of:=[.F43]-[.I43]" office:value-type="float" office:value="-7" calcext:value-type="float">
            <text:p>-7</text:p>
          </table:table-cell>
          <table:table-cell table:formula="of:=[.H43]-[.I43]" office:value-type="float" office:value="-8" calcext:value-type="float">
            <text:p>-8</text:p>
          </table:table-cell>
          <table:table-cell table:formula="of:=[.G43]-[.I4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13260" calcext:value-type="float">
            <text:p>13260</text:p>
          </table:table-cell>
          <table:table-cell office:value-type="float" office:value="13190" calcext:value-type="float">
            <text:p>13190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14317" calcext:value-type="float">
            <text:p>14317</text:p>
          </table:table-cell>
          <table:table-cell/>
          <table:table-cell table:formula="of:=[.G44]/[.F44]-1" office:value-type="percentage" office:value="0.00447093889716843" calcext:value-type="percentage">
            <text:p>0.45%</text:p>
          </table:table-cell>
          <table:table-cell table:formula="of:=[.H44]/[.F44]-1" office:value-type="percentage" office:value="-0.0253353204172876" calcext:value-type="percentage">
            <text:p>-2.53%</text:p>
          </table:table-cell>
          <table:table-cell table:formula="of:=[.G44]/[.I44]-1" office:value-type="percentage" office:value="0.0290076335877862" calcext:value-type="percentage">
            <text:p>2.90%</text:p>
          </table:table-cell>
          <table:table-cell/>
          <table:table-cell office:value-type="string" calcext:value-type="string">
            <text:p>2017-03-02</text:p>
          </table:table-cell>
          <table:table-cell office:value-type="float" office:value="661.8757" calcext:value-type="float">
            <text:p>661.8757</text:p>
          </table:table-cell>
          <table:table-cell table:style-name="ce71" table:formula="of:=[.Q44]/[.I44]" office:value-type="percentage" office:value="1.0104972519084" calcext:value-type="percentage">
            <text:p>101.0%</text:p>
          </table:table-cell>
          <table:table-cell table:number-columns-repeated="2"/>
          <table:table-cell office:value-type="string" calcext:value-type="string">
            <text:p>2017-03-02</text:p>
          </table:table-cell>
          <table:table-cell table:formula="of:=[.F44]-[.I44]" office:value-type="float" office:value="16" calcext:value-type="float">
            <text:p>16</text:p>
          </table:table-cell>
          <table:table-cell table:formula="of:=[.H44]-[.I44]" office:value-type="float" office:value="-1" calcext:value-type="float">
            <text:p>-1</text:p>
          </table:table-cell>
          <table:table-cell table:formula="of:=[.G44]-[.I4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13320" calcext:value-type="float">
            <text:p>13320</text:p>
          </table:table-cell>
          <table:table-cell office:value-type="float" office:value="13490" calcext:value-type="float">
            <text:p>13490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9352" calcext:value-type="float">
            <text:p>9352</text:p>
          </table:table-cell>
          <table:table-cell/>
          <table:table-cell table:formula="of:=[.G45]/[.F45]-1" office:value-type="percentage" office:value="0.00914634146341453" calcext:value-type="percentage">
            <text:p>0.91%</text:p>
          </table:table-cell>
          <table:table-cell table:formula="of:=[.H45]/[.F45]-1" office:value-type="percentage" office:value="-0.00762195121951215" calcext:value-type="percentage">
            <text:p>-0.76%</text:p>
          </table:table-cell>
          <table:table-cell table:formula="of:=[.G45]/[.I45]-1" office:value-type="percentage" office:value="0.0106870229007634" calcext:value-type="percentage">
            <text:p>1.07%</text:p>
          </table:table-cell>
          <table:table-cell/>
          <table:table-cell office:value-type="string" calcext:value-type="string">
            <text:p>2017-03-03</text:p>
          </table:table-cell>
          <table:table-cell office:value-type="float" office:value="660.4153" calcext:value-type="float">
            <text:p>660.4153</text:p>
          </table:table-cell>
          <table:table-cell table:style-name="ce72" table:formula="of:=[.Q45]/[.I45]" office:value-type="percentage" office:value="1.00826763358779" calcext:value-type="percentage">
            <text:p>100.8%</text:p>
          </table:table-cell>
          <table:table-cell table:number-columns-repeated="2"/>
          <table:table-cell office:value-type="string" calcext:value-type="string">
            <text:p>2017-03-03</text:p>
          </table:table-cell>
          <table:table-cell table:formula="of:=[.F45]-[.I45]" office:value-type="float" office:value="1" calcext:value-type="float">
            <text:p>1</text:p>
          </table:table-cell>
          <table:table-cell table:formula="of:=[.H45]-[.I45]" office:value-type="float" office:value="-4" calcext:value-type="float">
            <text:p>-4</text:p>
          </table:table-cell>
          <table:table-cell table:formula="of:=[.G45]-[.I4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3-06</text:p>
          </table:table-cell>
          <table:table-cell table:number-columns-repeated="2" office:value-type="float" office:value="13060" calcext:value-type="float">
            <text:p>1306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G46]/[.F46]-1" office:value-type="percentage" office:value="0" calcext:value-type="percentage">
            <text:p>0.00%</text:p>
          </table:table-cell>
          <table:table-cell table:formula="of:=[.H46]/[.F46]-1" office:value-type="percentage" office:value="-0.00763358778625956" calcext:value-type="percentage">
            <text:p>-0.76%</text:p>
          </table:table-cell>
          <table:table-cell table:formula="of:=[.G46]/[.I46]-1" office:value-type="percentage" office:value="0.00614439324116733" calcext:value-type="percentage">
            <text:p>0.61%</text:p>
          </table:table-cell>
          <table:table-cell/>
          <table:table-cell office:value-type="string" calcext:value-type="string">
            <text:p>2017-03-06</text:p>
          </table:table-cell>
          <table:table-cell office:value-type="float" office:value="661.1177" calcext:value-type="float">
            <text:p>661.1177</text:p>
          </table:table-cell>
          <table:table-cell table:style-name="ce73" table:formula="of:=[.Q46]/[.I46]" office:value-type="percentage" office:value="1.01554178187404" calcext:value-type="percentage">
            <text:p>101.6%</text:p>
          </table:table-cell>
          <table:table-cell table:number-columns-repeated="2"/>
          <table:table-cell office:value-type="string" calcext:value-type="string">
            <text:p>2017-03-06</text:p>
          </table:table-cell>
          <table:table-cell table:formula="of:=[.F46]-[.I46]" office:value-type="float" office:value="4" calcext:value-type="float">
            <text:p>4</text:p>
          </table:table-cell>
          <table:table-cell table:formula="of:=[.H46]-[.I46]" office:value-type="float" office:value="-1" calcext:value-type="float">
            <text:p>-1</text:p>
          </table:table-cell>
          <table:table-cell table:formula="of:=[.G46]-[.I4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12930" calcext:value-type="float">
            <text:p>12930</text:p>
          </table:table-cell>
          <table:table-cell office:value-type="float" office:value="12810" calcext:value-type="float">
            <text:p>12810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[.G47]/[.F47]-1" office:value-type="percentage" office:value="0.00614439324116733" calcext:value-type="percentage">
            <text:p>0.61%</text:p>
          </table:table-cell>
          <table:table-cell table:formula="of:=[.H47]/[.F47]-1" office:value-type="percentage" office:value="-0.00153609831029189" calcext:value-type="percentage">
            <text:p>-0.15%</text:p>
          </table:table-cell>
          <table:table-cell table:formula="of:=[.G47]/[.I47]-1" office:value-type="percentage" office:value="0.00306278713629404" calcext:value-type="percentage">
            <text:p>0.31%</text:p>
          </table:table-cell>
          <table:table-cell/>
          <table:table-cell office:value-type="string" calcext:value-type="string">
            <text:p>2017-03-07</text:p>
          </table:table-cell>
          <table:table-cell office:value-type="float" office:value="657.30774" calcext:value-type="float">
            <text:p>657.30774</text:p>
          </table:table-cell>
          <table:table-cell table:style-name="ce74" table:formula="of:=[.Q47]/[.I47]" office:value-type="percentage" office:value="1.00659684532925" calcext:value-type="percentage">
            <text:p>100.7%</text:p>
          </table:table-cell>
          <table:table-cell table:number-columns-repeated="2"/>
          <table:table-cell office:value-type="string" calcext:value-type="string">
            <text:p>2017-03-07</text:p>
          </table:table-cell>
          <table:table-cell table:formula="of:=[.F47]-[.I47]" office:value-type="float" office:value="-2" calcext:value-type="float">
            <text:p>-2</text:p>
          </table:table-cell>
          <table:table-cell table:formula="of:=[.H47]-[.I47]" office:value-type="float" office:value="-3" calcext:value-type="float">
            <text:p>-3</text:p>
          </table:table-cell>
          <table:table-cell table:formula="of:=[.G47]-[.I4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12610" calcext:value-type="float">
            <text:p>12610</text:p>
          </table:table-cell>
          <table:table-cell office:value-type="float" office:value="12910" calcext:value-type="float">
            <text:p>12910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653" calcext:value-type="float">
            <text:p>653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3809" calcext:value-type="float">
            <text:p>13809</text:p>
          </table:table-cell>
          <table:table-cell/>
          <table:table-cell table:formula="of:=[.G48]/[.F48]-1" office:value-type="percentage" office:value="0.00459418070444095" calcext:value-type="percentage">
            <text:p>0.46%</text:p>
          </table:table-cell>
          <table:table-cell table:formula="of:=[.H48]/[.F48]-1" office:value-type="percentage" office:value="-0.00306278713629404" calcext:value-type="percentage">
            <text:p>-0.31%</text:p>
          </table:table-cell>
          <table:table-cell table:formula="of:=[.G48]/[.I48]-1" office:value-type="percentage" office:value="0.00613496932515334" calcext:value-type="percentage">
            <text:p>0.61%</text:p>
          </table:table-cell>
          <table:table-cell/>
          <table:table-cell office:value-type="string" calcext:value-type="string">
            <text:p>2017-03-08</text:p>
          </table:table-cell>
          <table:table-cell office:value-type="float" office:value="662.6596" calcext:value-type="float">
            <text:p>662.6596</text:p>
          </table:table-cell>
          <table:table-cell table:style-name="ce75" table:formula="of:=[.Q48]/[.I48]" office:value-type="percentage" office:value="1.0163490797546" calcext:value-type="percentage">
            <text:p>101.6%</text:p>
          </table:table-cell>
          <table:table-cell table:number-columns-repeated="2"/>
          <table:table-cell office:value-type="string" calcext:value-type="string">
            <text:p>2017-03-08</text:p>
          </table:table-cell>
          <table:table-cell table:formula="of:=[.F48]-[.I48]" office:value-type="float" office:value="1" calcext:value-type="float">
            <text:p>1</text:p>
          </table:table-cell>
          <table:table-cell table:formula="of:=[.H48]-[.I48]" office:value-type="float" office:value="-1" calcext:value-type="float">
            <text:p>-1</text:p>
          </table:table-cell>
          <table:table-cell table:formula="of:=[.G48]-[.I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13350" calcext:value-type="float">
            <text:p>13350</text:p>
          </table:table-cell>
          <table:table-cell office:value-type="float" office:value="13100" calcext:value-type="float">
            <text:p>1310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[.G49]/[.F49]-1" office:value-type="percentage" office:value="0.00763358778625944" calcext:value-type="percentage">
            <text:p>0.76%</text:p>
          </table:table-cell>
          <table:table-cell table:formula="of:=[.H49]/[.F49]-1" office:value-type="percentage" office:value="-0.00610687022900769" calcext:value-type="percentage">
            <text:p>-0.61%</text:p>
          </table:table-cell>
          <table:table-cell table:formula="of:=[.G49]/[.I49]-1" office:value-type="percentage" office:value="0.00456621004566205" calcext:value-type="percentage">
            <text:p>0.46%</text:p>
          </table:table-cell>
          <table:table-cell/>
          <table:table-cell office:value-type="string" calcext:value-type="string">
            <text:p>2017-03-09</text:p>
          </table:table-cell>
          <table:table-cell office:value-type="float" office:value="657.3339" calcext:value-type="float">
            <text:p>657.3339</text:p>
          </table:table-cell>
          <table:table-cell table:style-name="ce76" table:formula="of:=[.Q49]/[.I49]" office:value-type="percentage" office:value="1.00050821917808" calcext:value-type="percentage">
            <text:p>100.1%</text:p>
          </table:table-cell>
          <table:table-cell table:number-columns-repeated="2"/>
          <table:table-cell office:value-type="string" calcext:value-type="string">
            <text:p>2017-03-09</text:p>
          </table:table-cell>
          <table:table-cell table:formula="of:=[.F49]-[.I49]" office:value-type="float" office:value="-2" calcext:value-type="float">
            <text:p>-2</text:p>
          </table:table-cell>
          <table:table-cell table:formula="of:=[.H49]-[.I49]" office:value-type="float" office:value="-6" calcext:value-type="float">
            <text:p>-6</text:p>
          </table:table-cell>
          <table:table-cell table:formula="of:=[.G49]-[.I4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12940" calcext:value-type="float">
            <text:p>12940</text:p>
          </table:table-cell>
          <table:table-cell office:value-type="float" office:value="12690" calcext:value-type="float">
            <text:p>12690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659" calcext:value-type="float">
            <text:p>659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15581" calcext:value-type="float">
            <text:p>15581</text:p>
          </table:table-cell>
          <table:table-cell/>
          <table:table-cell table:formula="of:=[.G50]/[.F50]-1" office:value-type="percentage" office:value="0.0182094081942337" calcext:value-type="percentage">
            <text:p>1.82%</text:p>
          </table:table-cell>
          <table:table-cell table:formula="of:=[.H50]/[.F50]-1" office:value-type="percentage" office:value="-0.00455235204855842" calcext:value-type="percentage">
            <text:p>-0.46%</text:p>
          </table:table-cell>
          <table:table-cell table:formula="of:=[.G50]/[.I50]-1" office:value-type="percentage" office:value="0.00449101796407181" calcext:value-type="percentage">
            <text:p>0.45%</text:p>
          </table:table-cell>
          <table:table-cell/>
          <table:table-cell office:value-type="string" calcext:value-type="string">
            <text:p>2017-03-10</text:p>
          </table:table-cell>
          <table:table-cell office:value-type="float" office:value="661.42236" calcext:value-type="float">
            <text:p>661.42236</text:p>
          </table:table-cell>
          <table:table-cell table:style-name="ce77" table:formula="of:=[.Q50]/[.I50]" office:value-type="percentage" office:value="0.990153233532934" calcext:value-type="percentage">
            <text:p>99.0%</text:p>
          </table:table-cell>
          <table:table-cell table:number-columns-repeated="2"/>
          <table:table-cell office:value-type="string" calcext:value-type="string">
            <text:p>2017-03-10</text:p>
          </table:table-cell>
          <table:table-cell table:formula="of:=[.F50]-[.I50]" office:value-type="float" office:value="-9" calcext:value-type="float">
            <text:p>-9</text:p>
          </table:table-cell>
          <table:table-cell table:formula="of:=[.H50]-[.I50]" office:value-type="float" office:value="-12" calcext:value-type="float">
            <text:p>-12</text:p>
          </table:table-cell>
          <table:table-cell table:formula="of:=[.G50]-[.I5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12730" calcext:value-type="float">
            <text:p>12730</text:p>
          </table:table-cell>
          <table:table-cell office:value-type="float" office:value="12480" calcext:value-type="float">
            <text:p>12480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69" calcext:value-type="float">
            <text:p>669</text:p>
          </table:table-cell>
          <table:table-cell office:value-type="float" office:value="8418" calcext:value-type="float">
            <text:p>8418</text:p>
          </table:table-cell>
          <table:table-cell/>
          <table:table-cell table:formula="of:=[.G51]/[.F51]-1" office:value-type="percentage" office:value="0.00900900900900892" calcext:value-type="percentage">
            <text:p>0.90%</text:p>
          </table:table-cell>
          <table:table-cell table:formula="of:=[.H51]/[.F51]-1" office:value-type="percentage" office:value="-0.00300300300300305" calcext:value-type="percentage">
            <text:p>-0.30%</text:p>
          </table:table-cell>
          <table:table-cell table:formula="of:=[.G51]/[.I51]-1" office:value-type="percentage" office:value="0.00448430493273544" calcext:value-type="percentage">
            <text:p>0.45%</text:p>
          </table:table-cell>
          <table:table-cell/>
          <table:table-cell office:value-type="string" calcext:value-type="string">
            <text:p>2017-03-13</text:p>
          </table:table-cell>
          <table:table-cell office:value-type="float" office:value="668.8389" calcext:value-type="float">
            <text:p>668.8389</text:p>
          </table:table-cell>
          <table:table-cell table:style-name="ce78" table:formula="of:=[.Q51]/[.I51]" office:value-type="percentage" office:value="0.999759192825112" calcext:value-type="percentage">
            <text:p>100.0%</text:p>
          </table:table-cell>
          <table:table-cell table:number-columns-repeated="2"/>
          <table:table-cell office:value-type="string" calcext:value-type="string">
            <text:p>2017-03-13</text:p>
          </table:table-cell>
          <table:table-cell table:formula="of:=[.F51]-[.I51]" office:value-type="float" office:value="-3" calcext:value-type="float">
            <text:p>-3</text:p>
          </table:table-cell>
          <table:table-cell table:formula="of:=[.H51]-[.I51]" office:value-type="float" office:value="-5" calcext:value-type="float">
            <text:p>-5</text:p>
          </table:table-cell>
          <table:table-cell table:formula="of:=[.G51]-[.I5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12280" calcext:value-type="float">
            <text:p>12280</text:p>
          </table:table-cell>
          <table:table-cell office:value-type="float" office:value="12050" calcext:value-type="float">
            <text:p>1205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672" calcext:value-type="float">
            <text:p>672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7" calcext:value-type="float">
            <text:p>677</text:p>
          </table:table-cell>
          <table:table-cell office:value-type="float" office:value="9764" calcext:value-type="float">
            <text:p>9764</text:p>
          </table:table-cell>
          <table:table-cell/>
          <table:table-cell table:formula="of:=[.G52]/[.F52]-1" office:value-type="percentage" office:value="0.0119047619047619" calcext:value-type="percentage">
            <text:p>1.19%</text:p>
          </table:table-cell>
          <table:table-cell table:formula="of:=[.H52]/[.F52]-1" office:value-type="percentage" office:value="-0.0044642857142857" calcext:value-type="percentage">
            <text:p>-0.45%</text:p>
          </table:table-cell>
          <table:table-cell table:formula="of:=[.G52]/[.I52]-1" office:value-type="percentage" office:value="0.00443131462333835" calcext:value-type="percentage">
            <text:p>0.44%</text:p>
          </table:table-cell>
          <table:table-cell/>
          <table:table-cell office:value-type="string" calcext:value-type="string">
            <text:p>2017-03-14</text:p>
          </table:table-cell>
          <table:table-cell office:value-type="float" office:value="673.8858" calcext:value-type="float">
            <text:p>673.8858</text:p>
          </table:table-cell>
          <table:table-cell table:style-name="ce79" table:formula="of:=[.Q52]/[.I52]" office:value-type="percentage" office:value="0.9954" calcext:value-type="percentage">
            <text:p>99.5%</text:p>
          </table:table-cell>
          <table:table-cell table:number-columns-repeated="2"/>
          <table:table-cell office:value-type="string" calcext:value-type="string">
            <text:p>2017-03-14</text:p>
          </table:table-cell>
          <table:table-cell table:formula="of:=[.F52]-[.I52]" office:value-type="float" office:value="-5" calcext:value-type="float">
            <text:p>-5</text:p>
          </table:table-cell>
          <table:table-cell table:formula="of:=[.H52]-[.I52]" office:value-type="float" office:value="-8" calcext:value-type="float">
            <text:p>-8</text:p>
          </table:table-cell>
          <table:table-cell table:formula="of:=[.G52]-[.I5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12060" calcext:value-type="float">
            <text:p>12060</text:p>
          </table:table-cell>
          <table:table-cell office:value-type="float" office:value="12220" calcext:value-type="float">
            <text:p>1222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537" calcext:value-type="float">
            <text:p>7537</text:p>
          </table:table-cell>
          <table:table-cell/>
          <table:table-cell table:formula="of:=[.G53]/[.F53]-1" office:value-type="percentage" office:value="0" calcext:value-type="percentage">
            <text:p>0.00%</text:p>
          </table:table-cell>
          <table:table-cell table:formula="of:=[.H53]/[.F53]-1" office:value-type="percentage" office:value="-0.0103397341211225" calcext:value-type="percentage">
            <text:p>-1.03%</text:p>
          </table:table-cell>
          <table:table-cell table:formula="of:=[.G53]/[.I53]-1" office:value-type="percentage" office:value="0.00147928994082847" calcext:value-type="percentage">
            <text:p>0.15%</text:p>
          </table:table-cell>
          <table:table-cell/>
          <table:table-cell office:value-type="string" calcext:value-type="string">
            <text:p>2017-03-15</text:p>
          </table:table-cell>
          <table:table-cell office:value-type="float" office:value="679.2715" calcext:value-type="float">
            <text:p>679.2715</text:p>
          </table:table-cell>
          <table:table-cell table:style-name="ce80" table:formula="of:=[.Q53]/[.I53]" office:value-type="percentage" office:value="1.00483949704142" calcext:value-type="percentage">
            <text:p>100.5%</text:p>
          </table:table-cell>
          <table:table-cell table:number-columns-repeated="2"/>
          <table:table-cell office:value-type="string" calcext:value-type="string">
            <text:p>2017-03-15</text:p>
          </table:table-cell>
          <table:table-cell table:formula="of:=[.F53]-[.I53]" office:value-type="float" office:value="1" calcext:value-type="float">
            <text:p>1</text:p>
          </table:table-cell>
          <table:table-cell table:formula="of:=[.H53]-[.I53]" office:value-type="float" office:value="-6" calcext:value-type="float">
            <text:p>-6</text:p>
          </table:table-cell>
          <table:table-cell table:formula="of:=[.G53]-[.I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12660" calcext:value-type="float">
            <text:p>12660</text:p>
          </table:table-cell>
          <table:table-cell office:value-type="float" office:value="12490" calcext:value-type="float">
            <text:p>12490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8164" calcext:value-type="float">
            <text:p>8164</text:p>
          </table:table-cell>
          <table:table-cell/>
          <table:table-cell table:formula="of:=[.G54]/[.F54]-1" office:value-type="percentage" office:value="0.00445103857566775" calcext:value-type="percentage">
            <text:p>0.45%</text:p>
          </table:table-cell>
          <table:table-cell table:formula="of:=[.H54]/[.F54]-1" office:value-type="percentage" office:value="-0.00593471810089019" calcext:value-type="percentage">
            <text:p>-0.59%</text:p>
          </table:table-cell>
          <table:table-cell table:formula="of:=[.G54]/[.I54]-1" office:value-type="percentage" office:value="0.00744047619047628" calcext:value-type="percentage">
            <text:p>0.74%</text:p>
          </table:table-cell>
          <table:table-cell/>
          <table:table-cell office:value-type="string" calcext:value-type="string">
            <text:p>2017-03-16</text:p>
          </table:table-cell>
          <table:table-cell office:value-type="float" office:value="680.22943" calcext:value-type="float">
            <text:p>680.22943</text:p>
          </table:table-cell>
          <table:table-cell table:style-name="ce81" table:formula="of:=[.Q54]/[.I54]" office:value-type="percentage" office:value="1.01224617559524" calcext:value-type="percentage">
            <text:p>101.2%</text:p>
          </table:table-cell>
          <table:table-cell table:number-columns-repeated="2"/>
          <table:table-cell office:value-type="string" calcext:value-type="string">
            <text:p>2017-03-16</text:p>
          </table:table-cell>
          <table:table-cell table:formula="of:=[.F54]-[.I54]" office:value-type="float" office:value="2" calcext:value-type="float">
            <text:p>2</text:p>
          </table:table-cell>
          <table:table-cell table:formula="of:=[.H54]-[.I54]" office:value-type="float" office:value="-2" calcext:value-type="float">
            <text:p>-2</text:p>
          </table:table-cell>
          <table:table-cell table:formula="of:=[.G54]-[.I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12590" calcext:value-type="float">
            <text:p>12590</text:p>
          </table:table-cell>
          <table:table-cell office:value-type="float" office:value="12730" calcext:value-type="float">
            <text:p>1273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G55]/[.F55]-1" office:value-type="percentage" office:value="0.0135135135135136" calcext:value-type="percentage">
            <text:p>1.35%</text:p>
          </table:table-cell>
          <table:table-cell table:formula="of:=[.H55]/[.F55]-1" office:value-type="percentage" office:value="0" calcext:value-type="percentage">
            <text:p>0.00%</text:p>
          </table:table-cell>
          <table:table-cell table:formula="of:=[.G55]/[.I55]-1" office:value-type="percentage" office:value="0.0104790419161678" calcext:value-type="percentage">
            <text:p>1.05%</text:p>
          </table:table-cell>
          <table:table-cell/>
          <table:table-cell office:value-type="string" calcext:value-type="string">
            <text:p>2017-03-17</text:p>
          </table:table-cell>
          <table:table-cell office:value-type="float" office:value="674.8949" calcext:value-type="float">
            <text:p>674.8949</text:p>
          </table:table-cell>
          <table:table-cell table:style-name="ce82" table:formula="of:=[.Q55]/[.I55]" office:value-type="percentage" office:value="1.01032170658683" calcext:value-type="percentage">
            <text:p>101.0%</text:p>
          </table:table-cell>
          <table:table-cell table:number-columns-repeated="2"/>
          <table:table-cell office:value-type="string" calcext:value-type="string">
            <text:p>2017-03-17</text:p>
          </table:table-cell>
          <table:table-cell table:formula="of:=[.F55]-[.I55]" office:value-type="float" office:value="-2" calcext:value-type="float">
            <text:p>-2</text:p>
          </table:table-cell>
          <table:table-cell table:formula="of:=[.H55]-[.I55]" office:value-type="float" office:value="-2" calcext:value-type="float">
            <text:p>-2</text:p>
          </table:table-cell>
          <table:table-cell table:formula="of:=[.G55]-[.I5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12710" calcext:value-type="float">
            <text:p>12710</text:p>
          </table:table-cell>
          <table:table-cell office:value-type="float" office:value="12740" calcext:value-type="float">
            <text:p>12740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8651" calcext:value-type="float">
            <text:p>8651</text:p>
          </table:table-cell>
          <table:table-cell/>
          <table:table-cell table:formula="of:=[.G56]/[.F56]-1" office:value-type="percentage" office:value="0.00446428571428581" calcext:value-type="percentage">
            <text:p>0.45%</text:p>
          </table:table-cell>
          <table:table-cell table:formula="of:=[.H56]/[.F56]-1" office:value-type="percentage" office:value="-0.00595238095238093" calcext:value-type="percentage">
            <text:p>-0.60%</text:p>
          </table:table-cell>
          <table:table-cell table:formula="of:=[.G56]/[.I56]-1" office:value-type="percentage" office:value="0.00148367952522266" calcext:value-type="percentage">
            <text:p>0.15%</text:p>
          </table:table-cell>
          <table:table-cell/>
          <table:table-cell office:value-type="string" calcext:value-type="string">
            <text:p>2017-03-21</text:p>
          </table:table-cell>
          <table:table-cell office:value-type="float" office:value="673.9944" calcext:value-type="float">
            <text:p>673.9944</text:p>
          </table:table-cell>
          <table:table-cell table:style-name="ce83" table:formula="of:=[.Q56]/[.I56]" office:value-type="percentage" office:value="0.999991691394659" calcext:value-type="percentage">
            <text:p>100.0%</text:p>
          </table:table-cell>
          <table:table-cell table:number-columns-repeated="2"/>
          <table:table-cell office:value-type="string" calcext:value-type="string">
            <text:p>2017-03-21</text:p>
          </table:table-cell>
          <table:table-cell table:formula="of:=[.F56]-[.I56]" office:value-type="float" office:value="-2" calcext:value-type="float">
            <text:p>-2</text:p>
          </table:table-cell>
          <table:table-cell table:formula="of:=[.H56]-[.I56]" office:value-type="float" office:value="-6" calcext:value-type="float">
            <text:p>-6</text:p>
          </table:table-cell>
          <table:table-cell table:formula="of:=[.G56]-[.I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12940" calcext:value-type="float">
            <text:p>12940</text:p>
          </table:table-cell>
          <table:table-cell office:value-type="float" office:value="12990" calcext:value-type="float">
            <text:p>12990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 office:value-type="float" office:value="9730" calcext:value-type="float">
            <text:p>9730</text:p>
          </table:table-cell>
          <table:table-cell/>
          <table:table-cell table:formula="of:=[.G57]/[.F57]-1" office:value-type="percentage" office:value="0" calcext:value-type="percentage">
            <text:p>0.00%</text:p>
          </table:table-cell>
          <table:table-cell table:formula="of:=[.H57]/[.F57]-1" office:value-type="percentage" office:value="-0.0180451127819549" calcext:value-type="percentage">
            <text:p>-1.80%</text:p>
          </table:table-cell>
          <table:table-cell table:formula="of:=[.G57]/[.I57]-1" office:value-type="percentage" office:value="0.0106382978723405" calcext:value-type="percentage">
            <text:p>1.06%</text:p>
          </table:table-cell>
          <table:table-cell/>
          <table:table-cell office:value-type="string" calcext:value-type="string">
            <text:p>2017-03-22</text:p>
          </table:table-cell>
          <table:table-cell office:value-type="float" office:value="679.004" calcext:value-type="float">
            <text:p>679.004</text:p>
          </table:table-cell>
          <table:table-cell table:style-name="ce84" table:formula="of:=[.Q57]/[.I57]" office:value-type="percentage" office:value="1.03192097264438" calcext:value-type="percentage">
            <text:p>103.2%</text:p>
          </table:table-cell>
          <table:table-cell table:number-columns-repeated="2"/>
          <table:table-cell office:value-type="string" calcext:value-type="string">
            <text:p>2017-03-22</text:p>
          </table:table-cell>
          <table:table-cell table:formula="of:=[.F57]-[.I57]" office:value-type="float" office:value="7" calcext:value-type="float">
            <text:p>7</text:p>
          </table:table-cell>
          <table:table-cell table:formula="of:=[.H57]-[.I57]" office:value-type="float" office:value="-5" calcext:value-type="float">
            <text:p>-5</text:p>
          </table:table-cell>
          <table:table-cell table:formula="of:=[.G57]-[.I5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12940" calcext:value-type="float">
            <text:p>12940</text:p>
          </table:table-cell>
          <table:table-cell office:value-type="float" office:value="13040" calcext:value-type="float">
            <text:p>1304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office:value-type="float" office:value="17602" calcext:value-type="float">
            <text:p>17602</text:p>
          </table:table-cell>
          <table:table-cell/>
          <table:table-cell table:formula="of:=[.G58]/[.F58]-1" office:value-type="percentage" office:value="0.0106382978723405" calcext:value-type="percentage">
            <text:p>1.06%</text:p>
          </table:table-cell>
          <table:table-cell table:formula="of:=[.H58]/[.F58]-1" office:value-type="percentage" office:value="-0.0273556231003039" calcext:value-type="percentage">
            <text:p>-2.74%</text:p>
          </table:table-cell>
          <table:table-cell table:formula="of:=[.G58]/[.I58]-1" office:value-type="percentage" office:value="0.0183767228177643" calcext:value-type="percentage">
            <text:p>1.84%</text:p>
          </table:table-cell>
          <table:table-cell/>
          <table:table-cell office:value-type="string" calcext:value-type="string">
            <text:p>2017-03-23</text:p>
          </table:table-cell>
          <table:table-cell office:value-type="float" office:value="660.2546" calcext:value-type="float">
            <text:p>660.2546</text:p>
          </table:table-cell>
          <table:table-cell table:style-name="ce85" table:formula="of:=[.Q58]/[.I58]" office:value-type="percentage" office:value="1.01110964777948" calcext:value-type="percentage">
            <text:p>101.1%</text:p>
          </table:table-cell>
          <table:table-cell table:number-columns-repeated="2"/>
          <table:table-cell office:value-type="string" calcext:value-type="string">
            <text:p>2017-03-23</text:p>
          </table:table-cell>
          <table:table-cell table:formula="of:=[.F58]-[.I58]" office:value-type="float" office:value="5" calcext:value-type="float">
            <text:p>5</text:p>
          </table:table-cell>
          <table:table-cell table:formula="of:=[.H58]-[.I58]" office:value-type="float" office:value="-13" calcext:value-type="float">
            <text:p>-13</text:p>
          </table:table-cell>
          <table:table-cell table:formula="of:=[.G58]-[.I58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12930" calcext:value-type="float">
            <text:p>12930</text:p>
          </table:table-cell>
          <table:table-cell office:value-type="float" office:value="12940" calcext:value-type="float">
            <text:p>129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13609" calcext:value-type="float">
            <text:p>13609</text:p>
          </table:table-cell>
          <table:table-cell/>
          <table:table-cell table:formula="of:=[.G59]/[.F59]-1" office:value-type="percentage" office:value="0.0182926829268293" calcext:value-type="percentage">
            <text:p>1.83%</text:p>
          </table:table-cell>
          <table:table-cell table:formula="of:=[.H59]/[.F59]-1" office:value-type="percentage" office:value="-0.00152439024390239" calcext:value-type="percentage">
            <text:p>-0.15%</text:p>
          </table:table-cell>
          <table:table-cell table:formula="of:=[.G59]/[.I59]-1" office:value-type="percentage" office:value="0.0105900151285931" calcext:value-type="percentage">
            <text:p>1.06%</text:p>
          </table:table-cell>
          <table:table-cell/>
          <table:table-cell office:value-type="string" calcext:value-type="string">
            <text:p>2017-03-24</text:p>
          </table:table-cell>
          <table:table-cell office:value-type="float" office:value="658.39276" calcext:value-type="float">
            <text:p>658.39276</text:p>
          </table:table-cell>
          <table:table-cell table:style-name="ce86" table:formula="of:=[.Q59]/[.I59]" office:value-type="percentage" office:value="0.996055612708018" calcext:value-type="percentage">
            <text:p>99.6%</text:p>
          </table:table-cell>
          <table:table-cell table:number-columns-repeated="2"/>
          <table:table-cell office:value-type="string" calcext:value-type="string">
            <text:p>2017-03-24</text:p>
          </table:table-cell>
          <table:table-cell table:formula="of:=[.F59]-[.I59]" office:value-type="float" office:value="-5" calcext:value-type="float">
            <text:p>-5</text:p>
          </table:table-cell>
          <table:table-cell table:formula="of:=[.H59]-[.I59]" office:value-type="float" office:value="-6" calcext:value-type="float">
            <text:p>-6</text:p>
          </table:table-cell>
          <table:table-cell table:formula="of:=[.G59]-[.I5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2950" calcext:value-type="float">
            <text:p>12950</text:p>
          </table:table-cell>
          <table:table-cell office:value-type="float" office:value="13170" calcext:value-type="float">
            <text:p>13170</text:p>
          </table:table-cell>
          <table:table-cell office:value-type="float" office:value="393" calcext:value-type="float">
            <text:p>393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10499" calcext:value-type="float">
            <text:p>10499</text:p>
          </table:table-cell>
          <table:table-cell/>
          <table:table-cell table:formula="of:=[.G60]/[.F60]-1" office:value-type="percentage" office:value="0.00909090909090904" calcext:value-type="percentage">
            <text:p>0.91%</text:p>
          </table:table-cell>
          <table:table-cell table:formula="of:=[.H60]/[.F60]-1" office:value-type="percentage" office:value="-0.00151515151515147" calcext:value-type="percentage">
            <text:p>-0.15%</text:p>
          </table:table-cell>
          <table:table-cell table:formula="of:=[.G60]/[.I60]-1" office:value-type="percentage" office:value="0.00301204819277112" calcext:value-type="percentage">
            <text:p>0.30%</text:p>
          </table:table-cell>
          <table:table-cell/>
          <table:table-cell office:value-type="string" calcext:value-type="string">
            <text:p>2017-03-27</text:p>
          </table:table-cell>
          <table:table-cell office:value-type="float" office:value="664.71387" calcext:value-type="float">
            <text:p>664.71387</text:p>
          </table:table-cell>
          <table:table-cell table:style-name="ce87" table:formula="of:=[.Q60]/[.I60]" office:value-type="percentage" office:value="1.00107510542169" calcext:value-type="percentage">
            <text:p>100.1%</text:p>
          </table:table-cell>
          <table:table-cell table:number-columns-repeated="2"/>
          <table:table-cell office:value-type="string" calcext:value-type="string">
            <text:p>2017-03-27</text:p>
          </table:table-cell>
          <table:table-cell table:formula="of:=[.F60]-[.I60]" office:value-type="float" office:value="-4" calcext:value-type="float">
            <text:p>-4</text:p>
          </table:table-cell>
          <table:table-cell table:formula="of:=[.H60]-[.I60]" office:value-type="float" office:value="-5" calcext:value-type="float">
            <text:p>-5</text:p>
          </table:table-cell>
          <table:table-cell table:formula="of:=[.G60]-[.I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13060" calcext:value-type="float">
            <text:p>13060</text:p>
          </table:table-cell>
          <table:table-cell office:value-type="float" office:value="12810" calcext:value-type="float">
            <text:p>12810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87" calcext:value-type="float">
            <text:p>687</text:p>
          </table:table-cell>
          <table:table-cell office:value-type="float" office:value="17577" calcext:value-type="float">
            <text:p>17577</text:p>
          </table:table-cell>
          <table:table-cell/>
          <table:table-cell table:formula="of:=[.G61]/[.F61]-1" office:value-type="percentage" office:value="0.0192592592592593" calcext:value-type="percentage">
            <text:p>1.93%</text:p>
          </table:table-cell>
          <table:table-cell table:formula="of:=[.H61]/[.F61]-1" office:value-type="percentage" office:value="-0.00444444444444447" calcext:value-type="percentage">
            <text:p>-0.44%</text:p>
          </table:table-cell>
          <table:table-cell table:formula="of:=[.G61]/[.I61]-1" office:value-type="percentage" office:value="0.00145560407569145" calcext:value-type="percentage">
            <text:p>0.15%</text:p>
          </table:table-cell>
          <table:table-cell/>
          <table:table-cell office:value-type="string" calcext:value-type="string">
            <text:p>2017-03-28</text:p>
          </table:table-cell>
          <table:table-cell office:value-type="float" office:value="663.9592" calcext:value-type="float">
            <text:p>663.9592</text:p>
          </table:table-cell>
          <table:table-cell table:style-name="ce88" table:formula="of:=[.Q61]/[.I61]" office:value-type="percentage" office:value="0.966461717612809" calcext:value-type="percentage">
            <text:p>96.6%</text:p>
          </table:table-cell>
          <table:table-cell table:number-columns-repeated="2"/>
          <table:table-cell office:value-type="string" calcext:value-type="string">
            <text:p>2017-03-28</text:p>
          </table:table-cell>
          <table:table-cell table:formula="of:=[.F61]-[.I61]" office:value-type="float" office:value="-12" calcext:value-type="float">
            <text:p>-12</text:p>
          </table:table-cell>
          <table:table-cell table:formula="of:=[.H61]-[.I61]" office:value-type="float" office:value="-15" calcext:value-type="float">
            <text:p>-15</text:p>
          </table:table-cell>
          <table:table-cell table:formula="of:=[.G61]-[.I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12880" calcext:value-type="float">
            <text:p>12880</text:p>
          </table:table-cell>
          <table:table-cell office:value-type="float" office:value="13020" calcext:value-type="float">
            <text:p>13020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11038" calcext:value-type="float">
            <text:p>11038</text:p>
          </table:table-cell>
          <table:table-cell/>
          <table:table-cell table:formula="of:=[.G62]/[.F62]-1" office:value-type="percentage" office:value="0.00580551523947759" calcext:value-type="percentage">
            <text:p>0.58%</text:p>
          </table:table-cell>
          <table:table-cell table:formula="of:=[.H62]/[.F62]-1" office:value-type="percentage" office:value="-0.00870827285921627" calcext:value-type="percentage">
            <text:p>-0.87%</text:p>
          </table:table-cell>
          <table:table-cell table:formula="of:=[.G62]/[.I62]-1" office:value-type="percentage" office:value="0.0116788321167882" calcext:value-type="percentage">
            <text:p>1.17%</text:p>
          </table:table-cell>
          <table:table-cell/>
          <table:table-cell office:value-type="string" calcext:value-type="string">
            <text:p>2017-03-29</text:p>
          </table:table-cell>
          <table:table-cell office:value-type="float" office:value="687.8766" calcext:value-type="float">
            <text:p>687.8766</text:p>
          </table:table-cell>
          <table:table-cell table:style-name="ce89" table:formula="of:=[.Q62]/[.I62]" office:value-type="percentage" office:value="1.00419941605839" calcext:value-type="percentage">
            <text:p>100.4%</text:p>
          </table:table-cell>
          <table:table-cell table:number-columns-repeated="2"/>
          <table:table-cell office:value-type="string" calcext:value-type="string">
            <text:p>2017-03-29</text:p>
          </table:table-cell>
          <table:table-cell table:formula="of:=[.F62]-[.I62]" office:value-type="float" office:value="4" calcext:value-type="float">
            <text:p>4</text:p>
          </table:table-cell>
          <table:table-cell table:formula="of:=[.H62]-[.I62]" office:value-type="float" office:value="-2" calcext:value-type="float">
            <text:p>-2</text:p>
          </table:table-cell>
          <table:table-cell table:formula="of:=[.G62]-[.I6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13490" calcext:value-type="float">
            <text:p>13490</text:p>
          </table:table-cell>
          <table:table-cell office:value-type="float" office:value="13540" calcext:value-type="float">
            <text:p>13540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685" calcext:value-type="float">
            <text:p>685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office:value-type="float" office:value="16934" calcext:value-type="float">
            <text:p>16934</text:p>
          </table:table-cell>
          <table:table-cell/>
          <table:table-cell table:formula="of:=[.G63]/[.F63]-1" office:value-type="percentage" office:value="0.0218978102189782" calcext:value-type="percentage">
            <text:p>2.19%</text:p>
          </table:table-cell>
          <table:table-cell table:formula="of:=[.H63]/[.F63]-1" office:value-type="percentage" office:value="-0.00291970802919705" calcext:value-type="percentage">
            <text:p>-0.29%</text:p>
          </table:table-cell>
          <table:table-cell table:formula="of:=[.G63]/[.I63]-1" office:value-type="percentage" office:value="0.00574712643678166" calcext:value-type="percentage">
            <text:p>0.57%</text:p>
          </table:table-cell>
          <table:table-cell/>
          <table:table-cell office:value-type="string" calcext:value-type="string">
            <text:p>2017-03-30</text:p>
          </table:table-cell>
          <table:table-cell office:value-type="float" office:value="681.814" calcext:value-type="float">
            <text:p>681.814</text:p>
          </table:table-cell>
          <table:table-cell table:style-name="ce90" table:formula="of:=[.Q63]/[.I63]" office:value-type="percentage" office:value="0.979617816091954" calcext:value-type="percentage">
            <text:p>98.0%</text:p>
          </table:table-cell>
          <table:table-cell table:number-columns-repeated="2"/>
          <table:table-cell office:value-type="string" calcext:value-type="string">
            <text:p>2017-03-30</text:p>
          </table:table-cell>
          <table:table-cell table:formula="of:=[.F63]-[.I63]" office:value-type="float" office:value="-11" calcext:value-type="float">
            <text:p>-11</text:p>
          </table:table-cell>
          <table:table-cell table:formula="of:=[.H63]-[.I63]" office:value-type="float" office:value="-13" calcext:value-type="float">
            <text:p>-13</text:p>
          </table:table-cell>
          <table:table-cell table:formula="of:=[.G63]-[.I6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13550" calcext:value-type="float">
            <text:p>13550</text:p>
          </table:table-cell>
          <table:table-cell office:value-type="float" office:value="13740" calcext:value-type="float">
            <text:p>13740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15744" calcext:value-type="float">
            <text:p>15744</text:p>
          </table:table-cell>
          <table:table-cell/>
          <table:table-cell table:formula="of:=[.G64]/[.F64]-1" office:value-type="percentage" office:value="0.00862068965517238" calcext:value-type="percentage">
            <text:p>0.86%</text:p>
          </table:table-cell>
          <table:table-cell table:formula="of:=[.H64]/[.F64]-1" office:value-type="percentage" office:value="-0.0229885057471264" calcext:value-type="percentage">
            <text:p>-2.30%</text:p>
          </table:table-cell>
          <table:table-cell table:formula="of:=[.G64]/[.I64]-1" office:value-type="percentage" office:value="0.0323529411764707" calcext:value-type="percentage">
            <text:p>3.24%</text:p>
          </table:table-cell>
          <table:table-cell/>
          <table:table-cell office:value-type="string" calcext:value-type="string">
            <text:p>2017-03-31</text:p>
          </table:table-cell>
          <table:table-cell office:value-type="float" office:value="692.5154" calcext:value-type="float">
            <text:p>692.5154</text:p>
          </table:table-cell>
          <table:table-cell table:style-name="ce91" table:formula="of:=[.Q64]/[.I64]" office:value-type="percentage" office:value="1.018405" calcext:value-type="percentage">
            <text:p>101.8%</text:p>
          </table:table-cell>
          <table:table-cell table:number-columns-repeated="2"/>
          <table:table-cell office:value-type="string" calcext:value-type="string">
            <text:p>2017-03-31</text:p>
          </table:table-cell>
          <table:table-cell table:formula="of:=[.F64]-[.I64]" office:value-type="float" office:value="16" calcext:value-type="float">
            <text:p>16</text:p>
          </table:table-cell>
          <table:table-cell table:formula="of:=[.H64]-[.I64]" office:value-type="float" office:value="0" calcext:value-type="float">
            <text:p>0</text:p>
          </table:table-cell>
          <table:table-cell table:formula="of:=[.G64]-[.I6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3620" calcext:value-type="float">
            <text:p>13620</text:p>
          </table:table-cell>
          <table:table-cell office:value-type="float" office:value="13660" calcext:value-type="float">
            <text:p>13660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76" calcext:value-type="float">
            <text:p>676</text:p>
          </table:table-cell>
          <table:table-cell office:value-type="float" office:value="9695" calcext:value-type="float">
            <text:p>9695</text:p>
          </table:table-cell>
          <table:table-cell/>
          <table:table-cell table:formula="of:=[.G65]/[.F65]-1" office:value-type="percentage" office:value="0.00294985250737456" calcext:value-type="percentage">
            <text:p>0.29%</text:p>
          </table:table-cell>
          <table:table-cell table:formula="of:=[.H65]/[.F65]-1" office:value-type="percentage" office:value="-0.0103244837758112" calcext:value-type="percentage">
            <text:p>-1.03%</text:p>
          </table:table-cell>
          <table:table-cell table:formula="of:=[.G65]/[.I65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7-04-03</text:p>
          </table:table-cell>
          <table:table-cell office:value-type="float" office:value="681.69434" calcext:value-type="float">
            <text:p>681.69434</text:p>
          </table:table-cell>
          <table:table-cell table:style-name="ce92" table:formula="of:=[.Q65]/[.I65]" office:value-type="percentage" office:value="1.00842357988166" calcext:value-type="percentage">
            <text:p>100.8%</text:p>
          </table:table-cell>
          <table:table-cell table:number-columns-repeated="2"/>
          <table:table-cell office:value-type="string" calcext:value-type="string">
            <text:p>2017-04-03</text:p>
          </table:table-cell>
          <table:table-cell table:formula="of:=[.F65]-[.I65]" office:value-type="float" office:value="2" calcext:value-type="float">
            <text:p>2</text:p>
          </table:table-cell>
          <table:table-cell table:formula="of:=[.H65]-[.I65]" office:value-type="float" office:value="-5" calcext:value-type="float">
            <text:p>-5</text:p>
          </table:table-cell>
          <table:table-cell table:formula="of:=[.G65]-[.I6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13600" calcext:value-type="float">
            <text:p>13600</text:p>
          </table:table-cell>
          <table:table-cell office:value-type="float" office:value="13790" calcext:value-type="float">
            <text:p>13790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10423" calcext:value-type="float">
            <text:p>10423</text:p>
          </table:table-cell>
          <table:table-cell/>
          <table:table-cell table:formula="of:=[.G66]/[.F66]-1" office:value-type="percentage" office:value="0.00439882697947214" calcext:value-type="percentage">
            <text:p>0.44%</text:p>
          </table:table-cell>
          <table:table-cell table:formula="of:=[.H66]/[.F66]-1" office:value-type="percentage" office:value="-0.0161290322580645" calcext:value-type="percentage">
            <text:p>-1.61%</text:p>
          </table:table-cell>
          <table:table-cell table:formula="of:=[.G66]/[.I66]-1" office:value-type="percentage" office:value="0.0163204747774481" calcext:value-type="percentage">
            <text:p>1.63%</text:p>
          </table:table-cell>
          <table:table-cell/>
          <table:table-cell office:value-type="string" calcext:value-type="string">
            <text:p>2017-04-04</text:p>
          </table:table-cell>
          <table:table-cell office:value-type="float" office:value="676.6411" calcext:value-type="float">
            <text:p>676.6411</text:p>
          </table:table-cell>
          <table:table-cell table:style-name="ce93" table:formula="of:=[.Q66]/[.I66]" office:value-type="percentage" office:value="1.00391854599407" calcext:value-type="percentage">
            <text:p>100.4%</text:p>
          </table:table-cell>
          <table:table-cell table:number-columns-repeated="2"/>
          <table:table-cell office:value-type="string" calcext:value-type="string">
            <text:p>2017-04-04</text:p>
          </table:table-cell>
          <table:table-cell table:formula="of:=[.F66]-[.I66]" office:value-type="float" office:value="8" calcext:value-type="float">
            <text:p>8</text:p>
          </table:table-cell>
          <table:table-cell table:formula="of:=[.H66]-[.I66]" office:value-type="float" office:value="-3" calcext:value-type="float">
            <text:p>-3</text:p>
          </table:table-cell>
          <table:table-cell table:formula="of:=[.G66]-[.I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13720" calcext:value-type="float">
            <text:p>13720</text:p>
          </table:table-cell>
          <table:table-cell office:value-type="float" office:value="13620" calcext:value-type="float">
            <text:p>13620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" calcext:value-type="float">
            <text:p>11923</text:p>
          </table:table-cell>
          <table:table-cell/>
          <table:table-cell table:formula="of:=[.G67]/[.F67]-1" office:value-type="percentage" office:value="0.0190615835777126" calcext:value-type="percentage">
            <text:p>1.91%</text:p>
          </table:table-cell>
          <table:table-cell table:formula="of:=[.H67]/[.F67]-1" office:value-type="percentage" office:value="-0.00879765395894427" calcext:value-type="percentage">
            <text:p>-0.88%</text:p>
          </table:table-cell>
          <table:table-cell table:formula="of:=[.G67]/[.I67]-1" office:value-type="percentage" office:value="0.0220588235294117" calcext:value-type="percentage">
            <text:p>2.21%</text:p>
          </table:table-cell>
          <table:table-cell/>
          <table:table-cell office:value-type="string" calcext:value-type="string">
            <text:p>2017-04-05</text:p>
          </table:table-cell>
          <table:table-cell office:value-type="float" office:value="677.66205" calcext:value-type="float">
            <text:p>677.66205</text:p>
          </table:table-cell>
          <table:table-cell table:style-name="ce94" table:formula="of:=[.Q67]/[.I67]" office:value-type="percentage" office:value="0.996561838235294" calcext:value-type="percentage">
            <text:p>99.7%</text:p>
          </table:table-cell>
          <table:table-cell table:number-columns-repeated="2"/>
          <table:table-cell office:value-type="string" calcext:value-type="string">
            <text:p>2017-04-05</text:p>
          </table:table-cell>
          <table:table-cell table:formula="of:=[.F67]-[.I67]" office:value-type="float" office:value="2" calcext:value-type="float">
            <text:p>2</text:p>
          </table:table-cell>
          <table:table-cell table:formula="of:=[.H67]-[.I67]" office:value-type="float" office:value="-4" calcext:value-type="float">
            <text:p>-4</text:p>
          </table:table-cell>
          <table:table-cell table:formula="of:=[.G67]-[.I6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13690" calcext:value-type="float">
            <text:p>13690</text:p>
          </table:table-cell>
          <table:table-cell office:value-type="float" office:value="13460" calcext:value-type="float">
            <text:p>13460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12206" calcext:value-type="float">
            <text:p>12206</text:p>
          </table:table-cell>
          <table:table-cell/>
          <table:table-cell table:formula="of:=[.G68]/[.F68]-1" office:value-type="percentage" office:value="0.00148367952522266" calcext:value-type="percentage">
            <text:p>0.15%</text:p>
          </table:table-cell>
          <table:table-cell table:formula="of:=[.H68]/[.F68]-1" office:value-type="percentage" office:value="-0.0237388724035609" calcext:value-type="percentage">
            <text:p>-2.37%</text:p>
          </table:table-cell>
          <table:table-cell table:formula="of:=[.G68]/[.I68]-1" office:value-type="percentage" office:value="0.0150375939849625" calcext:value-type="percentage">
            <text:p>1.50%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684.167" calcext:value-type="float">
            <text:p>684.167</text:p>
          </table:table-cell>
          <table:table-cell table:style-name="ce95" table:formula="of:=[.Q68]/[.I68]" office:value-type="percentage" office:value="1.02882255639098" calcext:value-type="percentage">
            <text:p>102.9%</text:p>
          </table:table-cell>
          <table:table-cell table:number-columns-repeated="2"/>
          <table:table-cell office:value-type="string" calcext:value-type="string">
            <text:p>2017-04-06</text:p>
          </table:table-cell>
          <table:table-cell table:formula="of:=[.F68]-[.I68]" office:value-type="float" office:value="9" calcext:value-type="float">
            <text:p>9</text:p>
          </table:table-cell>
          <table:table-cell table:formula="of:=[.H68]-[.I68]" office:value-type="float" office:value="-7" calcext:value-type="float">
            <text:p>-7</text:p>
          </table:table-cell>
          <table:table-cell table:formula="of:=[.G68]-[.I6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13370" calcext:value-type="float">
            <text:p>13370</text:p>
          </table:table-cell>
          <table:table-cell office:value-type="float" office:value="13310" calcext:value-type="float">
            <text:p>1331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9927" calcext:value-type="float">
            <text:p>9927</text:p>
          </table:table-cell>
          <table:table-cell/>
          <table:table-cell table:formula="of:=[.G69]/[.F69]-1" office:value-type="percentage" office:value="0.00597907324364733" calcext:value-type="percentage">
            <text:p>0.60%</text:p>
          </table:table-cell>
          <table:table-cell table:formula="of:=[.H69]/[.F69]-1" office:value-type="percentage" office:value="-0.0164424514200299" calcext:value-type="percentage">
            <text:p>-1.64%</text:p>
          </table:table-cell>
          <table:table-cell table:formula="of:=[.G69]/[.I69]-1" office:value-type="percentage" office:value="0.00899550224887546" calcext:value-type="percentage">
            <text:p>0.90%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663.23566" calcext:value-type="float">
            <text:p>663.23566</text:p>
          </table:table-cell>
          <table:table-cell table:style-name="ce96" table:formula="of:=[.Q69]/[.I69]" office:value-type="percentage" office:value="0.994356311844078" calcext:value-type="percentage">
            <text:p>99.4%</text:p>
          </table:table-cell>
          <table:table-cell table:number-columns-repeated="2"/>
          <table:table-cell office:value-type="string" calcext:value-type="string">
            <text:p>2017-04-07</text:p>
          </table:table-cell>
          <table:table-cell table:formula="of:=[.F69]-[.I69]" office:value-type="float" office:value="2" calcext:value-type="float">
            <text:p>2</text:p>
          </table:table-cell>
          <table:table-cell table:formula="of:=[.H69]-[.I69]" office:value-type="float" office:value="-9" calcext:value-type="float">
            <text:p>-9</text:p>
          </table:table-cell>
          <table:table-cell table:formula="of:=[.G69]-[.I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3440" calcext:value-type="float">
            <text:p>13440</text:p>
          </table:table-cell>
          <table:table-cell office:value-type="float" office:value="13700" calcext:value-type="float">
            <text:p>1370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6781" calcext:value-type="float">
            <text:p>6781</text:p>
          </table:table-cell>
          <table:table-cell/>
          <table:table-cell table:formula="of:=[.G70]/[.F70]-1" office:value-type="percentage" office:value="0.00445103857566775" calcext:value-type="percentage">
            <text:p>0.45%</text:p>
          </table:table-cell>
          <table:table-cell table:formula="of:=[.H70]/[.F70]-1" office:value-type="percentage" office:value="-0.00593471810089019" calcext:value-type="percentage">
            <text:p>-0.59%</text:p>
          </table:table-cell>
          <table:table-cell table:formula="of:=[.G70]/[.I70]-1" office:value-type="percentage" office:value="0.00147928994082847" calcext:value-type="percentage">
            <text:p>0.15%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668.34033" calcext:value-type="float">
            <text:p>668.34033</text:p>
          </table:table-cell>
          <table:table-cell table:style-name="ce97" table:formula="of:=[.Q70]/[.I70]" office:value-type="percentage" office:value="0.988669127218935" calcext:value-type="percentage">
            <text:p>98.9%</text:p>
          </table:table-cell>
          <table:table-cell table:number-columns-repeated="2"/>
          <table:table-cell office:value-type="string" calcext:value-type="string">
            <text:p>2017-04-10</text:p>
          </table:table-cell>
          <table:table-cell table:formula="of:=[.F70]-[.I70]" office:value-type="float" office:value="-2" calcext:value-type="float">
            <text:p>-2</text:p>
          </table:table-cell>
          <table:table-cell table:formula="of:=[.H70]-[.I70]" office:value-type="float" office:value="-6" calcext:value-type="float">
            <text:p>-6</text:p>
          </table:table-cell>
          <table:table-cell table:formula="of:=[.G70]-[.I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13290" calcext:value-type="float">
            <text:p>13290</text:p>
          </table:table-cell>
          <table:table-cell office:value-type="float" office:value="13300" calcext:value-type="float">
            <text:p>13300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8300" calcext:value-type="float">
            <text:p>8300</text:p>
          </table:table-cell>
          <table:table-cell/>
          <table:table-cell table:formula="of:=[.G71]/[.F71]-1" office:value-type="percentage" office:value="0.00149031296572288" calcext:value-type="percentage">
            <text:p>0.15%</text:p>
          </table:table-cell>
          <table:table-cell table:formula="of:=[.H71]/[.F71]-1" office:value-type="percentage" office:value="-0.0134128166915052" calcext:value-type="percentage">
            <text:p>-1.34%</text:p>
          </table:table-cell>
          <table:table-cell table:formula="of:=[.G71]/[.I71]-1" office:value-type="percentage" office:value="0.00448430493273544" calcext:value-type="percentage">
            <text:p>0.45%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676.41974" calcext:value-type="float">
            <text:p>676.41974</text:p>
          </table:table-cell>
          <table:table-cell table:style-name="ce98" table:formula="of:=[.Q71]/[.I71]" office:value-type="percentage" office:value="1.0110907922272" calcext:value-type="percentage">
            <text:p>101.1%</text:p>
          </table:table-cell>
          <table:table-cell table:number-columns-repeated="2"/>
          <table:table-cell office:value-type="string" calcext:value-type="string">
            <text:p>2017-04-11</text:p>
          </table:table-cell>
          <table:table-cell table:formula="of:=[.F71]-[.I71]" office:value-type="float" office:value="2" calcext:value-type="float">
            <text:p>2</text:p>
          </table:table-cell>
          <table:table-cell table:formula="of:=[.H71]-[.I71]" office:value-type="float" office:value="-7" calcext:value-type="float">
            <text:p>-7</text:p>
          </table:table-cell>
          <table:table-cell table:formula="of:=[.G71]-[.I7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13320" calcext:value-type="float">
            <text:p>13320</text:p>
          </table:table-cell>
          <table:table-cell office:value-type="float" office:value="13340" calcext:value-type="float">
            <text:p>1334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64" calcext:value-type="float">
            <text:p>664</text:p>
          </table:table-cell>
          <table:table-cell office:value-type="float" office:value="9645" calcext:value-type="float">
            <text:p>9645</text:p>
          </table:table-cell>
          <table:table-cell/>
          <table:table-cell table:formula="of:=[.G72]/[.F72]-1" office:value-type="percentage" office:value="0.00300751879699246" calcext:value-type="percentage">
            <text:p>0.30%</text:p>
          </table:table-cell>
          <table:table-cell table:formula="of:=[.H72]/[.F72]-1" office:value-type="percentage" office:value="-0.0120300751879699" calcext:value-type="percentage">
            <text:p>-1.20%</text:p>
          </table:table-cell>
          <table:table-cell table:formula="of:=[.G72]/[.I72]-1" office:value-type="percentage" office:value="0.00451807228915668" calcext:value-type="percentage">
            <text:p>0.45%</text:p>
          </table:table-cell>
          <table:table-cell/>
          <table:table-cell office:value-type="string" calcext:value-type="string">
            <text:p>2017-04-12</text:p>
          </table:table-cell>
          <table:table-cell office:value-type="float" office:value="670.23083" calcext:value-type="float">
            <text:p>670.23083</text:p>
          </table:table-cell>
          <table:table-cell table:style-name="ce99" table:formula="of:=[.Q72]/[.I72]" office:value-type="percentage" office:value="1.00938378012048" calcext:value-type="percentage">
            <text:p>100.9%</text:p>
          </table:table-cell>
          <table:table-cell table:number-columns-repeated="2"/>
          <table:table-cell office:value-type="string" calcext:value-type="string">
            <text:p>2017-04-12</text:p>
          </table:table-cell>
          <table:table-cell table:formula="of:=[.F72]-[.I72]" office:value-type="float" office:value="1" calcext:value-type="float">
            <text:p>1</text:p>
          </table:table-cell>
          <table:table-cell table:formula="of:=[.H72]-[.I72]" office:value-type="float" office:value="-7" calcext:value-type="float">
            <text:p>-7</text:p>
          </table:table-cell>
          <table:table-cell table:formula="of:=[.G72]-[.I7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13500" calcext:value-type="float">
            <text:p>13500</text:p>
          </table:table-cell>
          <table:table-cell office:value-type="float" office:value="13510" calcext:value-type="float">
            <text:p>13510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8" calcext:value-type="float">
            <text:p>658</text:p>
          </table:table-cell>
          <table:table-cell office:value-type="float" office:value="8852" calcext:value-type="float">
            <text:p>8852</text:p>
          </table:table-cell>
          <table:table-cell/>
          <table:table-cell table:formula="of:=[.G73]/[.F73]-1" office:value-type="percentage" office:value="0.00609756097560976" calcext:value-type="percentage">
            <text:p>0.61%</text:p>
          </table:table-cell>
          <table:table-cell table:formula="of:=[.H73]/[.F73]-1" office:value-type="percentage" office:value="-0.00762195121951215" calcext:value-type="percentage">
            <text:p>-0.76%</text:p>
          </table:table-cell>
          <table:table-cell table:formula="of:=[.G73]/[.I73]-1" office:value-type="percentage" office:value="0.00303951367781163" calcext:value-type="percentage">
            <text:p>0.30%</text:p>
          </table:table-cell>
          <table:table-cell/>
          <table:table-cell office:value-type="string" calcext:value-type="string">
            <text:p>2017-04-13</text:p>
          </table:table-cell>
          <table:table-cell office:value-type="float" office:value="663.6812" calcext:value-type="float">
            <text:p>663.6812</text:p>
          </table:table-cell>
          <table:table-cell table:style-name="ce100" table:formula="of:=[.Q73]/[.I73]" office:value-type="percentage" office:value="1.00863404255319" calcext:value-type="percentage">
            <text:p>100.9%</text:p>
          </table:table-cell>
          <table:table-cell table:number-columns-repeated="2"/>
          <table:table-cell office:value-type="string" calcext:value-type="string">
            <text:p>2017-04-13</text:p>
          </table:table-cell>
          <table:table-cell table:formula="of:=[.F73]-[.I73]" office:value-type="float" office:value="-2" calcext:value-type="float">
            <text:p>-2</text:p>
          </table:table-cell>
          <table:table-cell table:formula="of:=[.H73]-[.I73]" office:value-type="float" office:value="-7" calcext:value-type="float">
            <text:p>-7</text:p>
          </table:table-cell>
          <table:table-cell table:formula="of:=[.G73]-[.I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13800" calcext:value-type="float">
            <text:p>13800</text:p>
          </table:table-cell>
          <table:table-cell office:value-type="float" office:value="13760" calcext:value-type="float">
            <text:p>13760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981" calcext:value-type="float">
            <text:p>6981</text:p>
          </table:table-cell>
          <table:table-cell/>
          <table:table-cell table:formula="of:=[.G74]/[.F74]-1" office:value-type="percentage" office:value="0.00304878048780477" calcext:value-type="percentage">
            <text:p>0.30%</text:p>
          </table:table-cell>
          <table:table-cell table:formula="of:=[.H74]/[.F74]-1" office:value-type="percentage" office:value="-0.0137195121951219" calcext:value-type="percentage">
            <text:p>-1.37%</text:p>
          </table:table-cell>
          <table:table-cell table:formula="of:=[.G74]/[.I74]-1" office:value-type="percentage" office:value="0.0154320987654322" calcext:value-type="percentage">
            <text:p>1.54%</text:p>
          </table:table-cell>
          <table:table-cell/>
          <table:table-cell office:value-type="string" calcext:value-type="string">
            <text:p>2017-04-14</text:p>
          </table:table-cell>
          <table:table-cell office:value-type="float" office:value="659.31396" calcext:value-type="float">
            <text:p>659.31396</text:p>
          </table:table-cell>
          <table:table-cell table:style-name="ce101" table:formula="of:=[.Q74]/[.I74]" office:value-type="percentage" office:value="1.01745981481481" calcext:value-type="percentage">
            <text:p>101.7%</text:p>
          </table:table-cell>
          <table:table-cell table:number-columns-repeated="2"/>
          <table:table-cell office:value-type="string" calcext:value-type="string">
            <text:p>2017-04-14</text:p>
          </table:table-cell>
          <table:table-cell table:formula="of:=[.F74]-[.I74]" office:value-type="float" office:value="8" calcext:value-type="float">
            <text:p>8</text:p>
          </table:table-cell>
          <table:table-cell table:formula="of:=[.H74]-[.I74]" office:value-type="float" office:value="-1" calcext:value-type="float">
            <text:p>-1</text:p>
          </table:table-cell>
          <table:table-cell table:formula="of:=[.G74]-[.I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13810" calcext:value-type="float">
            <text:p>13810</text:p>
          </table:table-cell>
          <table:table-cell office:value-type="float" office:value="13860" calcext:value-type="float">
            <text:p>13860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646" calcext:value-type="float">
            <text:p>646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5865" calcext:value-type="float">
            <text:p>5865</text:p>
          </table:table-cell>
          <table:table-cell/>
          <table:table-cell table:formula="of:=[.G75]/[.F75]-1" office:value-type="percentage" office:value="0.0139318885448916" calcext:value-type="percentage">
            <text:p>1.39%</text:p>
          </table:table-cell>
          <table:table-cell table:formula="of:=[.H75]/[.F75]-1" office:value-type="percentage" office:value="0" calcext:value-type="percentage">
            <text:p>0.00%</text:p>
          </table:table-cell>
          <table:table-cell table:formula="of:=[.G75]/[.I75]-1" office:value-type="percentage" office:value="0.00152905198776754" calcext:value-type="percentage">
            <text:p>0.15%</text:p>
          </table:table-cell>
          <table:table-cell/>
          <table:table-cell office:value-type="string" calcext:value-type="string">
            <text:p>2017-04-17</text:p>
          </table:table-cell>
          <table:table-cell office:value-type="float" office:value="653.4852" calcext:value-type="float">
            <text:p>653.4852</text:p>
          </table:table-cell>
          <table:table-cell table:style-name="ce102" table:formula="of:=[.Q75]/[.I75]" office:value-type="percentage" office:value="0.999212844036697" calcext:value-type="percentage">
            <text:p>99.9%</text:p>
          </table:table-cell>
          <table:table-cell table:number-columns-repeated="2"/>
          <table:table-cell office:value-type="string" calcext:value-type="string">
            <text:p>2017-04-17</text:p>
          </table:table-cell>
          <table:table-cell table:formula="of:=[.F75]-[.I75]" office:value-type="float" office:value="-8" calcext:value-type="float">
            <text:p>-8</text:p>
          </table:table-cell>
          <table:table-cell table:formula="of:=[.H75]-[.I75]" office:value-type="float" office:value="-8" calcext:value-type="float">
            <text:p>-8</text:p>
          </table:table-cell>
          <table:table-cell table:formula="of:=[.G75]-[.I7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14140" calcext:value-type="float">
            <text:p>14140</text:p>
          </table:table-cell>
          <table:table-cell office:value-type="float" office:value="14060" calcext:value-type="float">
            <text:p>14060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663" calcext:value-type="float">
            <text:p>663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1" calcext:value-type="float">
            <text:p>661</text:p>
          </table:table-cell>
          <table:table-cell office:value-type="float" office:value="9297" calcext:value-type="float">
            <text:p>9297</text:p>
          </table:table-cell>
          <table:table-cell/>
          <table:table-cell table:formula="of:=[.G76]/[.F76]-1" office:value-type="percentage" office:value="0.00904977375565608" calcext:value-type="percentage">
            <text:p>0.90%</text:p>
          </table:table-cell>
          <table:table-cell table:formula="of:=[.H76]/[.F76]-1" office:value-type="percentage" office:value="-0.0105580693815988" calcext:value-type="percentage">
            <text:p>-1.06%</text:p>
          </table:table-cell>
          <table:table-cell table:formula="of:=[.G76]/[.I76]-1" office:value-type="percentage" office:value="0.0121028744326777" calcext:value-type="percentage">
            <text:p>1.21%</text:p>
          </table:table-cell>
          <table:table-cell/>
          <table:table-cell office:value-type="string" calcext:value-type="string">
            <text:p>2017-04-18</text:p>
          </table:table-cell>
          <table:table-cell office:value-type="float" office:value="656.6876" calcext:value-type="float">
            <text:p>656.6876</text:p>
          </table:table-cell>
          <table:table-cell table:style-name="ce103" table:formula="of:=[.Q76]/[.I76]" office:value-type="percentage" office:value="0.993475945537065" calcext:value-type="percentage">
            <text:p>99.3%</text:p>
          </table:table-cell>
          <table:table-cell table:number-columns-repeated="2"/>
          <table:table-cell office:value-type="string" calcext:value-type="string">
            <text:p>2017-04-18</text:p>
          </table:table-cell>
          <table:table-cell table:formula="of:=[.F76]-[.I76]" office:value-type="float" office:value="2" calcext:value-type="float">
            <text:p>2</text:p>
          </table:table-cell>
          <table:table-cell table:formula="of:=[.H76]-[.I76]" office:value-type="float" office:value="-5" calcext:value-type="float">
            <text:p>-5</text:p>
          </table:table-cell>
          <table:table-cell table:formula="of:=[.G76]-[.I7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10" calcext:value-type="float">
            <text:p>13910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89" calcext:value-type="float">
            <text:p>689</text:p>
          </table:table-cell>
          <table:table-cell office:value-type="float" office:value="25319" calcext:value-type="float">
            <text:p>25319</text:p>
          </table:table-cell>
          <table:table-cell/>
          <table:table-cell table:formula="of:=[.G77]/[.F77]-1" office:value-type="percentage" office:value="0.0376506024096386" calcext:value-type="percentage">
            <text:p>3.77%</text:p>
          </table:table-cell>
          <table:table-cell table:formula="of:=[.H77]/[.F77]-1" office:value-type="percentage" office:value="-0.00301204819277112" calcext:value-type="percentage">
            <text:p>-0.30%</text:p>
          </table:table-cell>
          <table:table-cell table:formula="of:=[.G77]/[.I7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4-19</text:p>
          </table:table-cell>
          <table:table-cell office:value-type="float" office:value="664.09204" calcext:value-type="float">
            <text:p>664.09204</text:p>
          </table:table-cell>
          <table:table-cell table:style-name="ce104" table:formula="of:=[.Q77]/[.I77]" office:value-type="percentage" office:value="0.963849114658926" calcext:value-type="percentage">
            <text:p>96.4%</text:p>
          </table:table-cell>
          <table:table-cell table:number-columns-repeated="2"/>
          <table:table-cell office:value-type="string" calcext:value-type="string">
            <text:p>2017-04-19</text:p>
          </table:table-cell>
          <table:table-cell table:formula="of:=[.F77]-[.I77]" office:value-type="float" office:value="-25" calcext:value-type="float">
            <text:p>-25</text:p>
          </table:table-cell>
          <table:table-cell table:formula="of:=[.H77]-[.I77]" office:value-type="float" office:value="-27" calcext:value-type="float">
            <text:p>-27</text:p>
          </table:table-cell>
          <table:table-cell table:formula="of:=[.G77]-[.I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13810" calcext:value-type="float">
            <text:p>13810</text:p>
          </table:table-cell>
          <table:table-cell office:value-type="float" office:value="14000" calcext:value-type="float">
            <text:p>1400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G78]/[.F78]-1" office:value-type="percentage" office:value="0.00437956204379564" calcext:value-type="percentage">
            <text:p>0.44%</text:p>
          </table:table-cell>
          <table:table-cell table:formula="of:=[.H78]/[.F78]-1" office:value-type="percentage" office:value="-0.00875912408759127" calcext:value-type="percentage">
            <text:p>-0.88%</text:p>
          </table:table-cell>
          <table:table-cell table:formula="of:=[.G78]/[.I78]-1" office:value-type="percentage" office:value="0.0073206442166911" calcext:value-type="percentage">
            <text:p>0.73%</text:p>
          </table:table-cell>
          <table:table-cell/>
          <table:table-cell office:value-type="string" calcext:value-type="string">
            <text:p>2017-04-20</text:p>
          </table:table-cell>
          <table:table-cell office:value-type="float" office:value="686.9992" calcext:value-type="float">
            <text:p>686.9992</text:p>
          </table:table-cell>
          <table:table-cell table:style-name="ce105" table:formula="of:=[.Q78]/[.I78]" office:value-type="percentage" office:value="1.00585534407028" calcext:value-type="percentage">
            <text:p>100.6%</text:p>
          </table:table-cell>
          <table:table-cell table:number-columns-repeated="2"/>
          <table:table-cell office:value-type="string" calcext:value-type="string">
            <text:p>2017-04-20</text:p>
          </table:table-cell>
          <table:table-cell table:formula="of:=[.F78]-[.I78]" office:value-type="float" office:value="2" calcext:value-type="float">
            <text:p>2</text:p>
          </table:table-cell>
          <table:table-cell table:formula="of:=[.H78]-[.I78]" office:value-type="float" office:value="-4" calcext:value-type="float">
            <text:p>-4</text:p>
          </table:table-cell>
          <table:table-cell table:formula="of:=[.G78]-[.I7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14000" calcext:value-type="float">
            <text:p>14000</text:p>
          </table:table-cell>
          <table:table-cell office:value-type="float" office:value="13920" calcext:value-type="float">
            <text:p>13920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70" calcext:value-type="float">
            <text:p>670</text:p>
          </table:table-cell>
          <table:table-cell office:value-type="float" office:value="15330" calcext:value-type="float">
            <text:p>15330</text:p>
          </table:table-cell>
          <table:table-cell/>
          <table:table-cell table:formula="of:=[.G79]/[.F79]-1" office:value-type="percentage" office:value="0.00437317784256552" calcext:value-type="percentage">
            <text:p>0.44%</text:p>
          </table:table-cell>
          <table:table-cell table:formula="of:=[.H79]/[.F79]-1" office:value-type="percentage" office:value="-0.0335276967930029" calcext:value-type="percentage">
            <text:p>-3.35%</text:p>
          </table:table-cell>
          <table:table-cell table:formula="of:=[.G79]/[.I79]-1" office:value-type="percentage" office:value="0.0283582089552239" calcext:value-type="percentage">
            <text:p>2.84%</text:p>
          </table:table-cell>
          <table:table-cell/>
          <table:table-cell office:value-type="string" calcext:value-type="string">
            <text:p>2017-04-21</text:p>
          </table:table-cell>
          <table:table-cell office:value-type="float" office:value="676.61957" calcext:value-type="float">
            <text:p>676.61957</text:p>
          </table:table-cell>
          <table:table-cell table:style-name="ce106" table:formula="of:=[.Q79]/[.I79]" office:value-type="percentage" office:value="1.00987995522388" calcext:value-type="percentage">
            <text:p>101.0%</text:p>
          </table:table-cell>
          <table:table-cell table:number-columns-repeated="2"/>
          <table:table-cell office:value-type="string" calcext:value-type="string">
            <text:p>2017-04-21</text:p>
          </table:table-cell>
          <table:table-cell table:formula="of:=[.F79]-[.I79]" office:value-type="float" office:value="16" calcext:value-type="float">
            <text:p>16</text:p>
          </table:table-cell>
          <table:table-cell table:formula="of:=[.H79]-[.I79]" office:value-type="float" office:value="-7" calcext:value-type="float">
            <text:p>-7</text:p>
          </table:table-cell>
          <table:table-cell table:formula="of:=[.G79]-[.I79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4000" calcext:value-type="float">
            <text:p>14000</text:p>
          </table:table-cell>
          <table:table-cell office:value-type="float" office:value="14220" calcext:value-type="float">
            <text:p>14220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office:value-type="float" office:value="11696" calcext:value-type="float">
            <text:p>11696</text:p>
          </table:table-cell>
          <table:table-cell/>
          <table:table-cell table:formula="of:=[.G80]/[.F80]-1" office:value-type="percentage" office:value="0.0103397341211227" calcext:value-type="percentage">
            <text:p>1.03%</text:p>
          </table:table-cell>
          <table:table-cell table:formula="of:=[.H80]/[.F80]-1" office:value-type="percentage" office:value="-0.0147710487444609" calcext:value-type="percentage">
            <text:p>-1.48%</text:p>
          </table:table-cell>
          <table:table-cell table:formula="of:=[.G80]/[.I80]-1" office:value-type="percentage" office:value="0.0103397341211227" calcext:value-type="percentage">
            <text:p>1.03%</text:p>
          </table:table-cell>
          <table:table-cell/>
          <table:table-cell office:value-type="string" calcext:value-type="string">
            <text:p>2017-04-24</text:p>
          </table:table-cell>
          <table:table-cell office:value-type="float" office:value="670.16473" calcext:value-type="float">
            <text:p>670.16473</text:p>
          </table:table-cell>
          <table:table-cell table:style-name="ce107" table:formula="of:=[.Q80]/[.I80]" office:value-type="percentage" office:value="0.989903589364845" calcext:value-type="percentage">
            <text:p>99.0%</text:p>
          </table:table-cell>
          <table:table-cell table:number-columns-repeated="2"/>
          <table:table-cell office:value-type="string" calcext:value-type="string">
            <text:p>2017-04-24</text:p>
          </table:table-cell>
          <table:table-cell table:formula="of:=[.F80]-[.I80]" office:value-type="float" office:value="0" calcext:value-type="float">
            <text:p>0</text:p>
          </table:table-cell>
          <table:table-cell table:formula="of:=[.H80]-[.I80]" office:value-type="float" office:value="-10" calcext:value-type="float">
            <text:p>-10</text:p>
          </table:table-cell>
          <table:table-cell table:formula="of:=[.G80]-[.I8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76" calcext:value-type="float">
            <text:p>676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84" calcext:value-type="float">
            <text:p>684</text:p>
          </table:table-cell>
          <table:table-cell office:value-type="float" office:value="9553" calcext:value-type="float">
            <text:p>9553</text:p>
          </table:table-cell>
          <table:table-cell/>
          <table:table-cell table:formula="of:=[.G81]/[.F81]-1" office:value-type="percentage" office:value="0.014792899408284" calcext:value-type="percentage">
            <text:p>1.48%</text:p>
          </table:table-cell>
          <table:table-cell table:formula="of:=[.H81]/[.F81]-1" office:value-type="percentage" office:value="-0.00591715976331364" calcext:value-type="percentage">
            <text:p>-0.59%</text:p>
          </table:table-cell>
          <table:table-cell table:formula="of:=[.G81]/[.I81]-1" office:value-type="percentage" office:value="0.00292397660818722" calcext:value-type="percentage">
            <text:p>0.29%</text:p>
          </table:table-cell>
          <table:table-cell/>
          <table:table-cell office:value-type="string" calcext:value-type="string">
            <text:p>2017-04-25</text:p>
          </table:table-cell>
          <table:table-cell office:value-type="float" office:value="678.01587" calcext:value-type="float">
            <text:p>678.01587</text:p>
          </table:table-cell>
          <table:table-cell table:style-name="ce108" table:formula="of:=[.Q81]/[.I81]" office:value-type="percentage" office:value="0.991251271929825" calcext:value-type="percentage">
            <text:p>99.1%</text:p>
          </table:table-cell>
          <table:table-cell table:number-columns-repeated="2"/>
          <table:table-cell office:value-type="string" calcext:value-type="string">
            <text:p>2017-04-25</text:p>
          </table:table-cell>
          <table:table-cell table:formula="of:=[.F81]-[.I81]" office:value-type="float" office:value="-8" calcext:value-type="float">
            <text:p>-8</text:p>
          </table:table-cell>
          <table:table-cell table:formula="of:=[.H81]-[.I81]" office:value-type="float" office:value="-12" calcext:value-type="float">
            <text:p>-12</text:p>
          </table:table-cell>
          <table:table-cell table:formula="of:=[.G81]-[.I8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14170" calcext:value-type="float">
            <text:p>14170</text:p>
          </table:table-cell>
          <table:table-cell office:value-type="float" office:value="14220" calcext:value-type="float">
            <text:p>14220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14486" calcext:value-type="float">
            <text:p>14486</text:p>
          </table:table-cell>
          <table:table-cell/>
          <table:table-cell table:formula="of:=[.G82]/[.F82]-1" office:value-type="percentage" office:value="0.00870827285921627" calcext:value-type="percentage">
            <text:p>0.87%</text:p>
          </table:table-cell>
          <table:table-cell table:formula="of:=[.H82]/[.F82]-1" office:value-type="percentage" office:value="-0.00580551523947748" calcext:value-type="percentage">
            <text:p>-0.58%</text:p>
          </table:table-cell>
          <table:table-cell table:formula="of:=[.G82]/[.I82]-1" office:value-type="percentage" office:value="0.0145985401459854" calcext:value-type="percentage">
            <text:p>1.46%</text:p>
          </table:table-cell>
          <table:table-cell/>
          <table:table-cell office:value-type="string" calcext:value-type="string">
            <text:p>2017-04-26</text:p>
          </table:table-cell>
          <table:table-cell office:value-type="float" office:value="680.66907" calcext:value-type="float">
            <text:p>680.66907</text:p>
          </table:table-cell>
          <table:table-cell table:style-name="ce109" table:formula="of:=[.Q82]/[.I82]" office:value-type="percentage" office:value="0.993677474452555" calcext:value-type="percentage">
            <text:p>99.4%</text:p>
          </table:table-cell>
          <table:table-cell table:number-columns-repeated="2"/>
          <table:table-cell office:value-type="string" calcext:value-type="string">
            <text:p>2017-04-26</text:p>
          </table:table-cell>
          <table:table-cell table:formula="of:=[.F82]-[.I82]" office:value-type="float" office:value="4" calcext:value-type="float">
            <text:p>4</text:p>
          </table:table-cell>
          <table:table-cell table:formula="of:=[.H82]-[.I82]" office:value-type="float" office:value="0" calcext:value-type="float">
            <text:p>0</text:p>
          </table:table-cell>
          <table:table-cell table:formula="of:=[.G82]-[.I8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14200" calcext:value-type="float">
            <text:p>14200</text:p>
          </table:table-cell>
          <table:table-cell office:value-type="float" office:value="14140" calcext:value-type="float">
            <text:p>14140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11722" calcext:value-type="float">
            <text:p>11722</text:p>
          </table:table-cell>
          <table:table-cell/>
          <table:table-cell table:formula="of:=[.G83]/[.F83]-1" office:value-type="percentage" office:value="0.0160349854227406" calcext:value-type="percentage">
            <text:p>1.60%</text:p>
          </table:table-cell>
          <table:table-cell table:formula="of:=[.H83]/[.F83]-1" office:value-type="percentage" office:value="0" calcext:value-type="percentage">
            <text:p>0.00%</text:p>
          </table:table-cell>
          <table:table-cell table:formula="of:=[.G83]/[.I83]-1" office:value-type="percentage" office:value="0.00432276657060515" calcext:value-type="percentage">
            <text:p>0.43%</text:p>
          </table:table-cell>
          <table:table-cell/>
          <table:table-cell office:value-type="string" calcext:value-type="string">
            <text:p>2017-04-27</text:p>
          </table:table-cell>
          <table:table-cell office:value-type="float" office:value="686.31506" calcext:value-type="float">
            <text:p>686.31506</text:p>
          </table:table-cell>
          <table:table-cell table:style-name="ce110" table:formula="of:=[.Q83]/[.I83]" office:value-type="percentage" office:value="0.988926599423631" calcext:value-type="percentage">
            <text:p>98.9%</text:p>
          </table:table-cell>
          <table:table-cell table:number-columns-repeated="2"/>
          <table:table-cell office:value-type="string" calcext:value-type="string">
            <text:p>2017-04-27</text:p>
          </table:table-cell>
          <table:table-cell table:formula="of:=[.F83]-[.I83]" office:value-type="float" office:value="-8" calcext:value-type="float">
            <text:p>-8</text:p>
          </table:table-cell>
          <table:table-cell table:formula="of:=[.H83]-[.I83]" office:value-type="float" office:value="-8" calcext:value-type="float">
            <text:p>-8</text:p>
          </table:table-cell>
          <table:table-cell table:formula="of:=[.G83]-[.I8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14420" calcext:value-type="float">
            <text:p>14420</text:p>
          </table:table-cell>
          <table:table-cell office:value-type="float" office:value="14450" calcext:value-type="float">
            <text:p>14450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94" calcext:value-type="float">
            <text:p>694</text:p>
          </table:table-cell>
          <table:table-cell office:value-type="float" office:value="12382" calcext:value-type="float">
            <text:p>12382</text:p>
          </table:table-cell>
          <table:table-cell/>
          <table:table-cell table:formula="of:=[.G84]/[.F84]-1" office:value-type="percentage" office:value="0.00144300144300136" calcext:value-type="percentage">
            <text:p>0.14%</text:p>
          </table:table-cell>
          <table:table-cell table:formula="of:=[.H84]/[.F84]-1" office:value-type="percentage" office:value="-0.012987012987013" calcext:value-type="percentage">
            <text:p>-1.30%</text:p>
          </table:table-cell>
          <table:table-cell table:formula="of:=[.G84]/[.I84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4-28</text:p>
          </table:table-cell>
          <table:table-cell office:value-type="float" office:value="689.7692" calcext:value-type="float">
            <text:p>689.7692</text:p>
          </table:table-cell>
          <table:table-cell table:style-name="ce111" table:formula="of:=[.Q84]/[.I84]" office:value-type="percentage" office:value="0.993903746397694" calcext:value-type="percentage">
            <text:p>99.4%</text:p>
          </table:table-cell>
          <table:table-cell table:number-columns-repeated="2"/>
          <table:table-cell office:value-type="string" calcext:value-type="string">
            <text:p>2017-04-28</text:p>
          </table:table-cell>
          <table:table-cell table:formula="of:=[.F84]-[.I84]" office:value-type="float" office:value="-1" calcext:value-type="float">
            <text:p>-1</text:p>
          </table:table-cell>
          <table:table-cell table:formula="of:=[.H84]-[.I84]" office:value-type="float" office:value="-10" calcext:value-type="float">
            <text:p>-10</text:p>
          </table:table-cell>
          <table:table-cell table:formula="of:=[.G84]-[.I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14590" calcext:value-type="float">
            <text:p>14590</text:p>
          </table:table-cell>
          <table:table-cell office:value-type="float" office:value="14500" calcext:value-type="float">
            <text:p>14500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749" calcext:value-type="float">
            <text:p>749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52" calcext:value-type="float">
            <text:p>752</text:p>
          </table:table-cell>
          <table:table-cell office:value-type="float" office:value="43096" calcext:value-type="float">
            <text:p>43096</text:p>
          </table:table-cell>
          <table:table-cell/>
          <table:table-cell table:formula="of:=[.G85]/[.F85]-1" office:value-type="percentage" office:value="0.0146862483311081" calcext:value-type="percentage">
            <text:p>1.47%</text:p>
          </table:table-cell>
          <table:table-cell table:formula="of:=[.H85]/[.F85]-1" office:value-type="percentage" office:value="-0.0267022696929239" calcext:value-type="percentage">
            <text:p>-2.67%</text:p>
          </table:table-cell>
          <table:table-cell table:formula="of:=[.G85]/[.I85]-1" office:value-type="percentage" office:value="0.0106382978723405" calcext:value-type="percentage">
            <text:p>1.06%</text:p>
          </table:table-cell>
          <table:table-cell/>
          <table:table-cell office:value-type="string" calcext:value-type="string">
            <text:p>2017-05-01</text:p>
          </table:table-cell>
          <table:table-cell office:value-type="float" office:value="687.68713" calcext:value-type="float">
            <text:p>687.68713</text:p>
          </table:table-cell>
          <table:table-cell table:style-name="ce112" table:formula="of:=[.Q85]/[.I85]" office:value-type="percentage" office:value="0.914477566489362" calcext:value-type="percentage">
            <text:p>91.4%</text:p>
          </table:table-cell>
          <table:table-cell table:number-columns-repeated="2"/>
          <table:table-cell office:value-type="string" calcext:value-type="string">
            <text:p>2017-05-01</text:p>
          </table:table-cell>
          <table:table-cell table:formula="of:=[.F85]-[.I85]" office:value-type="float" office:value="-3" calcext:value-type="float">
            <text:p>-3</text:p>
          </table:table-cell>
          <table:table-cell table:formula="of:=[.H85]-[.I85]" office:value-type="float" office:value="-23" calcext:value-type="float">
            <text:p>-23</text:p>
          </table:table-cell>
          <table:table-cell table:formula="of:=[.G85]-[.I8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5-02</text:p>
          </table:table-cell>
          <table:table-cell table:number-columns-repeated="2" office:value-type="float" office:value="14360" calcext:value-type="float">
            <text:p>14360</text:p>
          </table:table-cell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56" calcext:value-type="float">
            <text:p>756</text:p>
          </table:table-cell>
          <table:table-cell office:value-type="float" office:value="20781" calcext:value-type="float">
            <text:p>20781</text:p>
          </table:table-cell>
          <table:table-cell/>
          <table:table-cell table:formula="of:=[.G86]/[.F86]-1" office:value-type="percentage" office:value="0.0119363395225465" calcext:value-type="percentage">
            <text:p>1.19%</text:p>
          </table:table-cell>
          <table:table-cell table:formula="of:=[.H86]/[.F86]-1" office:value-type="percentage" office:value="-0.00795755968169765" calcext:value-type="percentage">
            <text:p>-0.80%</text:p>
          </table:table-cell>
          <table:table-cell table:formula="of:=[.G86]/[.I86]-1" office:value-type="percentage" office:value="0.0092592592592593" calcext:value-type="percentage">
            <text:p>0.93%</text:p>
          </table:table-cell>
          <table:table-cell/>
          <table:table-cell office:value-type="string" calcext:value-type="string">
            <text:p>2017-05-02</text:p>
          </table:table-cell>
          <table:table-cell office:value-type="float" office:value="741.0645" calcext:value-type="float">
            <text:p>741.0645</text:p>
          </table:table-cell>
          <table:table-cell table:style-name="ce113" table:formula="of:=[.Q86]/[.I86]" office:value-type="percentage" office:value="0.980244047619048" calcext:value-type="percentage">
            <text:p>98.0%</text:p>
          </table:table-cell>
          <table:table-cell table:number-columns-repeated="2"/>
          <table:table-cell office:value-type="string" calcext:value-type="string">
            <text:p>2017-05-02</text:p>
          </table:table-cell>
          <table:table-cell table:formula="of:=[.F86]-[.I86]" office:value-type="float" office:value="-2" calcext:value-type="float">
            <text:p>-2</text:p>
          </table:table-cell>
          <table:table-cell table:formula="of:=[.H86]-[.I86]" office:value-type="float" office:value="-8" calcext:value-type="float">
            <text:p>-8</text:p>
          </table:table-cell>
          <table:table-cell table:formula="of:=[.G86]-[.I8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4300" calcext:value-type="float">
            <text:p>14300</text:p>
          </table:table-cell>
          <table:table-cell office:value-type="float" office:value="14030" calcext:value-type="float">
            <text:p>14030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770" calcext:value-type="float">
            <text:p>770</text:p>
          </table:table-cell>
          <table:table-cell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92" calcext:value-type="float">
            <text:p>792</text:p>
          </table:table-cell>
          <table:table-cell office:value-type="float" office:value="25695" calcext:value-type="float">
            <text:p>25695</text:p>
          </table:table-cell>
          <table:table-cell/>
          <table:table-cell table:formula="of:=[.G87]/[.F87]-1" office:value-type="percentage" office:value="0.0285714285714285" calcext:value-type="percentage">
            <text:p>2.86%</text:p>
          </table:table-cell>
          <table:table-cell table:formula="of:=[.H87]/[.F87]-1" office:value-type="percentage" office:value="-0.00129870129870124" calcext:value-type="percentage">
            <text:p>-0.13%</text:p>
          </table:table-cell>
          <table:table-cell table:formula="of:=[.G87]/[.I8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5-08</text:p>
          </table:table-cell>
          <table:table-cell office:value-type="float" office:value="739.8313" calcext:value-type="float">
            <text:p>739.8313</text:p>
          </table:table-cell>
          <table:table-cell table:style-name="ce114" table:formula="of:=[.Q87]/[.I87]" office:value-type="percentage" office:value="0.934130429292929" calcext:value-type="percentage">
            <text:p>93.4%</text:p>
          </table:table-cell>
          <table:table-cell table:number-columns-repeated="2"/>
          <table:table-cell office:value-type="string" calcext:value-type="string">
            <text:p>2017-05-08</text:p>
          </table:table-cell>
          <table:table-cell table:formula="of:=[.F87]-[.I87]" office:value-type="float" office:value="-22" calcext:value-type="float">
            <text:p>-22</text:p>
          </table:table-cell>
          <table:table-cell table:formula="of:=[.H87]-[.I87]" office:value-type="float" office:value="-23" calcext:value-type="float">
            <text:p>-23</text:p>
          </table:table-cell>
          <table:table-cell table:formula="of:=[.G87]-[.I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13930" calcext:value-type="float">
            <text:p>13930</text:p>
          </table:table-cell>
          <table:table-cell office:value-type="float" office:value="14140" calcext:value-type="float">
            <text:p>14140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87" calcext:value-type="float">
            <text:p>787</text:p>
          </table:table-cell>
          <table:table-cell office:value-type="float" office:value="13285" calcext:value-type="float">
            <text:p>13285</text:p>
          </table:table-cell>
          <table:table-cell/>
          <table:table-cell table:formula="of:=[.G88]/[.F88]-1" office:value-type="percentage" office:value="0.00126582278481013" calcext:value-type="percentage">
            <text:p>0.13%</text:p>
          </table:table-cell>
          <table:table-cell table:formula="of:=[.H88]/[.F88]-1" office:value-type="percentage" office:value="-0.0126582278481012" calcext:value-type="percentage">
            <text:p>-1.27%</text:p>
          </table:table-cell>
          <table:table-cell table:formula="of:=[.G88]/[.I88]-1" office:value-type="percentage" office:value="0.00508259212198214" calcext:value-type="percentage">
            <text:p>0.51%</text:p>
          </table:table-cell>
          <table:table-cell/>
          <table:table-cell office:value-type="string" calcext:value-type="string">
            <text:p>2017-05-09</text:p>
          </table:table-cell>
          <table:table-cell office:value-type="float" office:value="767.0599" calcext:value-type="float">
            <text:p>767.0599</text:p>
          </table:table-cell>
          <table:table-cell table:style-name="ce115" table:formula="of:=[.Q88]/[.I88]" office:value-type="percentage" office:value="0.974663151207115" calcext:value-type="percentage">
            <text:p>97.5%</text:p>
          </table:table-cell>
          <table:table-cell table:number-columns-repeated="2"/>
          <table:table-cell office:value-type="string" calcext:value-type="string">
            <text:p>2017-05-09</text:p>
          </table:table-cell>
          <table:table-cell table:formula="of:=[.F88]-[.I88]" office:value-type="float" office:value="3" calcext:value-type="float">
            <text:p>3</text:p>
          </table:table-cell>
          <table:table-cell table:formula="of:=[.H88]-[.I88]" office:value-type="float" office:value="-7" calcext:value-type="float">
            <text:p>-7</text:p>
          </table:table-cell>
          <table:table-cell table:formula="of:=[.G88]-[.I8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14190" calcext:value-type="float">
            <text:p>14190</text:p>
          </table:table-cell>
          <table:table-cell office:value-type="float" office:value="14360" calcext:value-type="float">
            <text:p>14360</text:p>
          </table:table-cell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office:value-type="float" office:value="792" calcext:value-type="float">
            <text:p>792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97" calcext:value-type="float">
            <text:p>797</text:p>
          </table:table-cell>
          <table:table-cell office:value-type="float" office:value="14735" calcext:value-type="float">
            <text:p>14735</text:p>
          </table:table-cell>
          <table:table-cell/>
          <table:table-cell table:formula="of:=[.G89]/[.F89]-1" office:value-type="percentage" office:value="0.00883838383838387" calcext:value-type="percentage">
            <text:p>0.88%</text:p>
          </table:table-cell>
          <table:table-cell table:formula="of:=[.H89]/[.F89]-1" office:value-type="percentage" office:value="-0.00252525252525249" calcext:value-type="percentage">
            <text:p>-0.25%</text:p>
          </table:table-cell>
          <table:table-cell table:formula="of:=[.G89]/[.I89]-1" office:value-type="percentage" office:value="0.00250941028858209" calcext:value-type="percentage">
            <text:p>0.25%</text:p>
          </table:table-cell>
          <table:table-cell/>
          <table:table-cell office:value-type="string" calcext:value-type="string">
            <text:p>2017-05-10</text:p>
          </table:table-cell>
          <table:table-cell office:value-type="float" office:value="786.41077" calcext:value-type="float">
            <text:p>786.41077</text:p>
          </table:table-cell>
          <table:table-cell table:style-name="ce116" table:formula="of:=[.Q89]/[.I89]" office:value-type="percentage" office:value="0.986713638644918" calcext:value-type="percentage">
            <text:p>98.7%</text:p>
          </table:table-cell>
          <table:table-cell table:number-columns-repeated="2"/>
          <table:table-cell office:value-type="string" calcext:value-type="string">
            <text:p>2017-05-10</text:p>
          </table:table-cell>
          <table:table-cell table:formula="of:=[.F89]-[.I89]" office:value-type="float" office:value="-5" calcext:value-type="float">
            <text:p>-5</text:p>
          </table:table-cell>
          <table:table-cell table:formula="of:=[.H89]-[.I89]" office:value-type="float" office:value="-7" calcext:value-type="float">
            <text:p>-7</text:p>
          </table:table-cell>
          <table:table-cell table:formula="of:=[.G89]-[.I8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14370" calcext:value-type="float">
            <text:p>14370</text:p>
          </table:table-cell>
          <table:table-cell office:value-type="float" office:value="14520" calcext:value-type="float">
            <text:p>14520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5670" calcext:value-type="float">
            <text:p>15670</text:p>
          </table:table-cell>
          <table:table-cell/>
          <table:table-cell table:formula="of:=[.G90]/[.F90]-1" office:value-type="percentage" office:value="0.01" calcext:value-type="percentage">
            <text:p>1.00%</text:p>
          </table:table-cell>
          <table:table-cell table:formula="of:=[.H90]/[.F90]-1" office:value-type="percentage" office:value="-0.00375000000000003" calcext:value-type="percentage">
            <text:p>-0.38%</text:p>
          </table:table-cell>
          <table:table-cell table:formula="of:=[.G90]/[.I90]-1" office:value-type="percentage" office:value="0.01" calcext:value-type="percentage">
            <text:p>1.00%</text:p>
          </table:table-cell>
          <table:table-cell/>
          <table:table-cell office:value-type="string" calcext:value-type="string">
            <text:p>2017-05-11</text:p>
          </table:table-cell>
          <table:table-cell office:value-type="float" office:value="785.3481" calcext:value-type="float">
            <text:p>785.3481</text:p>
          </table:table-cell>
          <table:table-cell table:style-name="ce117" table:formula="of:=[.Q90]/[.I90]" office:value-type="percentage" office:value="0.981685125" calcext:value-type="percentage">
            <text:p>98.2%</text:p>
          </table:table-cell>
          <table:table-cell table:number-columns-repeated="2"/>
          <table:table-cell office:value-type="string" calcext:value-type="string">
            <text:p>2017-05-11</text:p>
          </table:table-cell>
          <table:table-cell table:formula="of:=[.F90]-[.I90]" office:value-type="float" office:value="0" calcext:value-type="float">
            <text:p>0</text:p>
          </table:table-cell>
          <table:table-cell table:formula="of:=[.H90]-[.I90]" office:value-type="float" office:value="-3" calcext:value-type="float">
            <text:p>-3</text:p>
          </table:table-cell>
          <table:table-cell table:formula="of:=[.G90]-[.I9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14590" calcext:value-type="float">
            <text:p>14590</text:p>
          </table:table-cell>
          <table:table-cell office:value-type="float" office:value="14660" calcext:value-type="float">
            <text:p>14660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16707" calcext:value-type="float">
            <text:p>16707</text:p>
          </table:table-cell>
          <table:table-cell/>
          <table:table-cell table:formula="of:=[.G91]/[.F91]-1" office:value-type="percentage" office:value="0.00497512437810954" calcext:value-type="percentage">
            <text:p>0.50%</text:p>
          </table:table-cell>
          <table:table-cell table:formula="of:=[.H91]/[.F91]-1" office:value-type="percentage" office:value="-0.0261194029850746" calcext:value-type="percentage">
            <text:p>-2.61%</text:p>
          </table:table-cell>
          <table:table-cell table:formula="of:=[.G91]/[.I91]-1" office:value-type="percentage" office:value="0.0253807106598984" calcext:value-type="percentage">
            <text:p>2.54%</text:p>
          </table:table-cell>
          <table:table-cell/>
          <table:table-cell office:value-type="string" calcext:value-type="string">
            <text:p>2017-05-12</text:p>
          </table:table-cell>
          <table:table-cell office:value-type="float" office:value="783.4063" calcext:value-type="float">
            <text:p>783.4063</text:p>
          </table:table-cell>
          <table:table-cell table:style-name="ce118" table:formula="of:=[.Q91]/[.I91]" office:value-type="percentage" office:value="0.994170431472081" calcext:value-type="percentage">
            <text:p>99.4%</text:p>
          </table:table-cell>
          <table:table-cell table:number-columns-repeated="2"/>
          <table:table-cell office:value-type="string" calcext:value-type="string">
            <text:p>2017-05-12</text:p>
          </table:table-cell>
          <table:table-cell table:formula="of:=[.F91]-[.I91]" office:value-type="float" office:value="16" calcext:value-type="float">
            <text:p>16</text:p>
          </table:table-cell>
          <table:table-cell table:formula="of:=[.H91]-[.I91]" office:value-type="float" office:value="-5" calcext:value-type="float">
            <text:p>-5</text:p>
          </table:table-cell>
          <table:table-cell table:formula="of:=[.G91]-[.I9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4760" calcext:value-type="float">
            <text:p>14760</text:p>
          </table:table-cell>
          <table:table-cell office:value-type="float" office:value="14610" calcext:value-type="float">
            <text:p>14610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12248" calcext:value-type="float">
            <text:p>12248</text:p>
          </table:table-cell>
          <table:table-cell/>
          <table:table-cell table:formula="of:=[.G92]/[.F92]-1" office:value-type="percentage" office:value="0.00127064803049559" calcext:value-type="percentage">
            <text:p>0.13%</text:p>
          </table:table-cell>
          <table:table-cell table:formula="of:=[.H92]/[.F92]-1" office:value-type="percentage" office:value="-0.0165184243964421" calcext:value-type="percentage">
            <text:p>-1.65%</text:p>
          </table:table-cell>
          <table:table-cell table:formula="of:=[.G92]/[.I92]-1" office:value-type="percentage" office:value="0.00382165605095541" calcext:value-type="percentage">
            <text:p>0.38%</text:p>
          </table:table-cell>
          <table:table-cell/>
          <table:table-cell office:value-type="string" calcext:value-type="string">
            <text:p>2017-05-15</text:p>
          </table:table-cell>
          <table:table-cell office:value-type="float" office:value="769.4839" calcext:value-type="float">
            <text:p>769.4839</text:p>
          </table:table-cell>
          <table:table-cell table:style-name="ce119" table:formula="of:=[.Q92]/[.I92]" office:value-type="percentage" office:value="0.980234267515923" calcext:value-type="percentage">
            <text:p>98.0%</text:p>
          </table:table-cell>
          <table:table-cell table:number-columns-repeated="2"/>
          <table:table-cell office:value-type="string" calcext:value-type="string">
            <text:p>2017-05-15</text:p>
          </table:table-cell>
          <table:table-cell table:formula="of:=[.F92]-[.I92]" office:value-type="float" office:value="2" calcext:value-type="float">
            <text:p>2</text:p>
          </table:table-cell>
          <table:table-cell table:formula="of:=[.H92]-[.I92]" office:value-type="float" office:value="-11" calcext:value-type="float">
            <text:p>-11</text:p>
          </table:table-cell>
          <table:table-cell table:formula="of:=[.G92]-[.I9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14730" calcext:value-type="float">
            <text:p>14730</text:p>
          </table:table-cell>
          <table:table-cell office:value-type="float" office:value="14650" calcext:value-type="float">
            <text:p>14650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float" office:value="22321" calcext:value-type="float">
            <text:p>22321</text:p>
          </table:table-cell>
          <table:table-cell/>
          <table:table-cell table:formula="of:=[.G93]/[.F93]-1" office:value-type="percentage" office:value="0.0189155107187895" calcext:value-type="percentage">
            <text:p>1.89%</text:p>
          </table:table-cell>
          <table:table-cell table:formula="of:=[.H93]/[.F93]-1" office:value-type="percentage" office:value="-0.00126103404791933" calcext:value-type="percentage">
            <text:p>-0.13%</text:p>
          </table:table-cell>
          <table:table-cell table:formula="of:=[.G93]/[.I93]-1" office:value-type="percentage" office:value="0.00497512437810954" calcext:value-type="percentage">
            <text:p>0.50%</text:p>
          </table:table-cell>
          <table:table-cell/>
          <table:table-cell office:value-type="string" calcext:value-type="string">
            <text:p>2017-05-16</text:p>
          </table:table-cell>
          <table:table-cell office:value-type="float" office:value="766.48413" calcext:value-type="float">
            <text:p>766.48413</text:p>
          </table:table-cell>
          <table:table-cell table:style-name="ce120" table:formula="of:=[.Q93]/[.I93]" office:value-type="percentage" office:value="0.953338470149254" calcext:value-type="percentage">
            <text:p>95.3%</text:p>
          </table:table-cell>
          <table:table-cell table:number-columns-repeated="2"/>
          <table:table-cell office:value-type="string" calcext:value-type="string">
            <text:p>2017-05-16</text:p>
          </table:table-cell>
          <table:table-cell table:formula="of:=[.F93]-[.I93]" office:value-type="float" office:value="-11" calcext:value-type="float">
            <text:p>-11</text:p>
          </table:table-cell>
          <table:table-cell table:formula="of:=[.H93]-[.I93]" office:value-type="float" office:value="-12" calcext:value-type="float">
            <text:p>-12</text:p>
          </table:table-cell>
          <table:table-cell table:formula="of:=[.G93]-[.I9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14610" calcext:value-type="float">
            <text:p>14610</text:p>
          </table:table-cell>
          <table:table-cell office:value-type="float" office:value="14580" calcext:value-type="float">
            <text:p>14580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10906" calcext:value-type="float">
            <text:p>10906</text:p>
          </table:table-cell>
          <table:table-cell/>
          <table:table-cell table:formula="of:=[.G94]/[.F94]-1" office:value-type="percentage" office:value="0.0125470514429109" calcext:value-type="percentage">
            <text:p>1.25%</text:p>
          </table:table-cell>
          <table:table-cell table:formula="of:=[.H94]/[.F94]-1" office:value-type="percentage" office:value="-0.0025094102885822" calcext:value-type="percentage">
            <text:p>-0.25%</text:p>
          </table:table-cell>
          <table:table-cell table:formula="of:=[.G94]/[.I94]-1" office:value-type="percentage" office:value="0.00623441396508717" calcext:value-type="percentage">
            <text:p>0.62%</text:p>
          </table:table-cell>
          <table:table-cell/>
          <table:table-cell office:value-type="string" calcext:value-type="string">
            <text:p>2017-05-17</text:p>
          </table:table-cell>
          <table:table-cell office:value-type="float" office:value="782.3528" calcext:value-type="float">
            <text:p>782.3528</text:p>
          </table:table-cell>
          <table:table-cell table:style-name="ce121" table:formula="of:=[.Q94]/[.I94]" office:value-type="percentage" office:value="0.975502244389027" calcext:value-type="percentage">
            <text:p>97.6%</text:p>
          </table:table-cell>
          <table:table-cell table:number-columns-repeated="2"/>
          <table:table-cell office:value-type="string" calcext:value-type="string">
            <text:p>2017-05-17</text:p>
          </table:table-cell>
          <table:table-cell table:formula="of:=[.F94]-[.I94]" office:value-type="float" office:value="-5" calcext:value-type="float">
            <text:p>-5</text:p>
          </table:table-cell>
          <table:table-cell table:formula="of:=[.H94]-[.I94]" office:value-type="float" office:value="-7" calcext:value-type="float">
            <text:p>-7</text:p>
          </table:table-cell>
          <table:table-cell table:formula="of:=[.G94]-[.I9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14380" calcext:value-type="float">
            <text:p>14380</text:p>
          </table:table-cell>
          <table:table-cell office:value-type="float" office:value="14300" calcext:value-type="float">
            <text:p>14300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office:value-type="float" office:value="12087" calcext:value-type="float">
            <text:p>12087</text:p>
          </table:table-cell>
          <table:table-cell/>
          <table:table-cell table:formula="of:=[.G95]/[.F95]-1" office:value-type="percentage" office:value="0.0100882723833544" calcext:value-type="percentage">
            <text:p>1.01%</text:p>
          </table:table-cell>
          <table:table-cell table:formula="of:=[.H95]/[.F95]-1" office:value-type="percentage" office:value="-0.012610340479193" calcext:value-type="percentage">
            <text:p>-1.26%</text:p>
          </table:table-cell>
          <table:table-cell table:formula="of:=[.G95]/[.I95]-1" office:value-type="percentage" office:value="0.0113636363636365" calcext:value-type="percentage">
            <text:p>1.14%</text:p>
          </table:table-cell>
          <table:table-cell/>
          <table:table-cell office:value-type="string" calcext:value-type="string">
            <text:p>2017-05-18</text:p>
          </table:table-cell>
          <table:table-cell office:value-type="float" office:value="778.5781" calcext:value-type="float">
            <text:p>778.5781</text:p>
          </table:table-cell>
          <table:table-cell table:style-name="ce122" table:formula="of:=[.Q95]/[.I95]" office:value-type="percentage" office:value="0.983053156565656" calcext:value-type="percentage">
            <text:p>98.3%</text:p>
          </table:table-cell>
          <table:table-cell table:number-columns-repeated="2"/>
          <table:table-cell office:value-type="string" calcext:value-type="string">
            <text:p>2017-05-18</text:p>
          </table:table-cell>
          <table:table-cell table:formula="of:=[.F95]-[.I95]" office:value-type="float" office:value="1" calcext:value-type="float">
            <text:p>1</text:p>
          </table:table-cell>
          <table:table-cell table:formula="of:=[.H95]-[.I95]" office:value-type="float" office:value="-9" calcext:value-type="float">
            <text:p>-9</text:p>
          </table:table-cell>
          <table:table-cell table:formula="of:=[.G95]-[.I9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14130" calcext:value-type="float">
            <text:p>14130</text:p>
          </table:table-cell>
          <table:table-cell office:value-type="float" office:value="14360" calcext:value-type="float">
            <text:p>14360</text:p>
          </table:table-cell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12570" calcext:value-type="float">
            <text:p>12570</text:p>
          </table:table-cell>
          <table:table-cell/>
          <table:table-cell table:formula="of:=[.G96]/[.F96]-1" office:value-type="percentage" office:value="0.00630517023959643" calcext:value-type="percentage">
            <text:p>0.63%</text:p>
          </table:table-cell>
          <table:table-cell table:formula="of:=[.H96]/[.F96]-1" office:value-type="percentage" office:value="-0.00882723833543508" calcext:value-type="percentage">
            <text:p>-0.88%</text:p>
          </table:table-cell>
          <table:table-cell table:formula="of:=[.G96]/[.I96]-1" office:value-type="percentage" office:value="0.0101265822784811" calcext:value-type="percentage">
            <text:p>1.01%</text:p>
          </table:table-cell>
          <table:table-cell/>
          <table:table-cell office:value-type="string" calcext:value-type="string">
            <text:p>2017-05-19</text:p>
          </table:table-cell>
          <table:table-cell office:value-type="float" office:value="771.71606" calcext:value-type="float">
            <text:p>771.71606</text:p>
          </table:table-cell>
          <table:table-cell table:style-name="ce123" table:formula="of:=[.Q96]/[.I96]" office:value-type="percentage" office:value="0.976855772151899" calcext:value-type="percentage">
            <text:p>97.7%</text:p>
          </table:table-cell>
          <table:table-cell table:number-columns-repeated="2"/>
          <table:table-cell office:value-type="string" calcext:value-type="string">
            <text:p>2017-05-19</text:p>
          </table:table-cell>
          <table:table-cell table:formula="of:=[.F96]-[.I96]" office:value-type="float" office:value="3" calcext:value-type="float">
            <text:p>3</text:p>
          </table:table-cell>
          <table:table-cell table:formula="of:=[.H96]-[.I96]" office:value-type="float" office:value="-4" calcext:value-type="float">
            <text:p>-4</text:p>
          </table:table-cell>
          <table:table-cell table:formula="of:=[.G96]-[.I9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4350" calcext:value-type="float">
            <text:p>14350</text:p>
          </table:table-cell>
          <table:table-cell office:value-type="float" office:value="14420" calcext:value-type="float">
            <text:p>14420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6656" calcext:value-type="float">
            <text:p>6656</text:p>
          </table:table-cell>
          <table:table-cell/>
          <table:table-cell table:formula="of:=[.G97]/[.F97]-1" office:value-type="percentage" office:value="0.00630517023959643" calcext:value-type="percentage">
            <text:p>0.63%</text:p>
          </table:table-cell>
          <table:table-cell table:formula="of:=[.H97]/[.F97]-1" office:value-type="percentage" office:value="-0.00378310214375788" calcext:value-type="percentage">
            <text:p>-0.38%</text:p>
          </table:table-cell>
          <table:table-cell table:formula="of:=[.G97]/[.I97]-1" office:value-type="percentage" office:value="0.00884955752212391" calcext:value-type="percentage">
            <text:p>0.88%</text:p>
          </table:table-cell>
          <table:table-cell/>
          <table:table-cell office:value-type="string" calcext:value-type="string">
            <text:p>2017-05-22</text:p>
          </table:table-cell>
          <table:table-cell office:value-type="float" office:value="773.81323" calcext:value-type="float">
            <text:p>773.81323</text:p>
          </table:table-cell>
          <table:table-cell table:style-name="ce124" table:formula="of:=[.Q97]/[.I97]" office:value-type="percentage" office:value="0.978272098609355" calcext:value-type="percentage">
            <text:p>97.8%</text:p>
          </table:table-cell>
          <table:table-cell table:number-columns-repeated="2"/>
          <table:table-cell office:value-type="string" calcext:value-type="string">
            <text:p>2017-05-22</text:p>
          </table:table-cell>
          <table:table-cell table:formula="of:=[.F97]-[.I97]" office:value-type="float" office:value="2" calcext:value-type="float">
            <text:p>2</text:p>
          </table:table-cell>
          <table:table-cell table:formula="of:=[.H97]-[.I97]" office:value-type="float" office:value="-1" calcext:value-type="float">
            <text:p>-1</text:p>
          </table:table-cell>
          <table:table-cell table:formula="of:=[.G97]-[.I9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14230" calcext:value-type="float">
            <text:p>14230</text:p>
          </table:table-cell>
          <table:table-cell office:value-type="float" office:value="14060" calcext:value-type="float">
            <text:p>14060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246" calcext:value-type="float">
            <text:p>7246</text:p>
          </table:table-cell>
          <table:table-cell/>
          <table:table-cell table:formula="of:=[.G98]/[.F98]-1" office:value-type="percentage" office:value="0.00380228136882121" calcext:value-type="percentage">
            <text:p>0.38%</text:p>
          </table:table-cell>
          <table:table-cell table:formula="of:=[.H98]/[.F98]-1" office:value-type="percentage" office:value="-0.00506970849176169" calcext:value-type="percentage">
            <text:p>-0.51%</text:p>
          </table:table-cell>
          <table:table-cell table:formula="of:=[.G98]/[.I98]-1" office:value-type="percentage" office:value="0.00763358778625944" calcext:value-type="percentage">
            <text:p>0.76%</text:p>
          </table:table-cell>
          <table:table-cell/>
          <table:table-cell office:value-type="string" calcext:value-type="string">
            <text:p>2017-05-23</text:p>
          </table:table-cell>
          <table:table-cell office:value-type="float" office:value="772.5737" calcext:value-type="float">
            <text:p>772.5737</text:p>
          </table:table-cell>
          <table:table-cell table:style-name="ce125" table:formula="of:=[.Q98]/[.I98]" office:value-type="percentage" office:value="0.982918193384224" calcext:value-type="percentage">
            <text:p>98.3%</text:p>
          </table:table-cell>
          <table:table-cell table:number-columns-repeated="2"/>
          <table:table-cell office:value-type="string" calcext:value-type="string">
            <text:p>2017-05-23</text:p>
          </table:table-cell>
          <table:table-cell table:formula="of:=[.F98]-[.I98]" office:value-type="float" office:value="3" calcext:value-type="float">
            <text:p>3</text:p>
          </table:table-cell>
          <table:table-cell table:formula="of:=[.H98]-[.I98]" office:value-type="float" office:value="-1" calcext:value-type="float">
            <text:p>-1</text:p>
          </table:table-cell>
          <table:table-cell table:formula="of:=[.G98]-[.I9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14140" calcext:value-type="float">
            <text:p>14140</text:p>
          </table:table-cell>
          <table:table-cell office:value-type="float" office:value="14300" calcext:value-type="float">
            <text:p>14300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794" calcext:value-type="float">
            <text:p>794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811" calcext:value-type="float">
            <text:p>811</text:p>
          </table:table-cell>
          <table:table-cell office:value-type="float" office:value="15873" calcext:value-type="float">
            <text:p>15873</text:p>
          </table:table-cell>
          <table:table-cell/>
          <table:table-cell table:formula="of:=[.G99]/[.F99]-1" office:value-type="percentage" office:value="0.0226700251889169" calcext:value-type="percentage">
            <text:p>2.27%</text:p>
          </table:table-cell>
          <table:table-cell table:formula="of:=[.H99]/[.F99]-1" office:value-type="percentage" office:value="-0.00125944584382875" calcext:value-type="percentage">
            <text:p>-0.13%</text:p>
          </table:table-cell>
          <table:table-cell table:formula="of:=[.G99]/[.I99]-1" office:value-type="percentage" office:value="0.00123304562268811" calcext:value-type="percentage">
            <text:p>0.12%</text:p>
          </table:table-cell>
          <table:table-cell/>
          <table:table-cell office:value-type="string" calcext:value-type="string">
            <text:p>2017-05-24</text:p>
          </table:table-cell>
          <table:table-cell office:value-type="float" office:value="762.97815" calcext:value-type="float">
            <text:p>762.97815</text:p>
          </table:table-cell>
          <table:table-cell table:style-name="ce126" table:formula="of:=[.Q99]/[.I99]" office:value-type="percentage" office:value="0.940786868064118" calcext:value-type="percentage">
            <text:p>94.1%</text:p>
          </table:table-cell>
          <table:table-cell table:number-columns-repeated="2"/>
          <table:table-cell office:value-type="string" calcext:value-type="string">
            <text:p>2017-05-24</text:p>
          </table:table-cell>
          <table:table-cell table:formula="of:=[.F99]-[.I99]" office:value-type="float" office:value="-17" calcext:value-type="float">
            <text:p>-17</text:p>
          </table:table-cell>
          <table:table-cell table:formula="of:=[.H99]-[.I99]" office:value-type="float" office:value="-18" calcext:value-type="float">
            <text:p>-18</text:p>
          </table:table-cell>
          <table:table-cell table:formula="of:=[.G99]-[.I9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14350" calcext:value-type="float">
            <text:p>14350</text:p>
          </table:table-cell>
          <table:table-cell office:value-type="float" office:value="14080" calcext:value-type="float">
            <text:p>14080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4" calcext:value-type="float">
            <text:p>814</text:p>
          </table:table-cell>
          <table:table-cell office:value-type="float" office:value="12379" calcext:value-type="float">
            <text:p>12379</text:p>
          </table:table-cell>
          <table:table-cell/>
          <table:table-cell table:formula="of:=[.G100]/[.F100]-1" office:value-type="percentage" office:value="0.0123304562268804" calcext:value-type="percentage">
            <text:p>1.23%</text:p>
          </table:table-cell>
          <table:table-cell table:formula="of:=[.H100]/[.F100]-1" office:value-type="percentage" office:value="-0.00616522811344022" calcext:value-type="percentage">
            <text:p>-0.62%</text:p>
          </table:table-cell>
          <table:table-cell table:formula="of:=[.G100]/[.I100]-1" office:value-type="percentage" office:value="0.00859950859950853" calcext:value-type="percentage">
            <text:p>0.86%</text:p>
          </table:table-cell>
          <table:table-cell/>
          <table:table-cell office:value-type="string" calcext:value-type="string">
            <text:p>2017-05-25</text:p>
          </table:table-cell>
          <table:table-cell office:value-type="float" office:value="780.408" calcext:value-type="float">
            <text:p>780.408</text:p>
          </table:table-cell>
          <table:table-cell table:style-name="ce127" table:formula="of:=[.Q100]/[.I100]" office:value-type="percentage" office:value="0.958732186732187" calcext:value-type="percentage">
            <text:p>95.9%</text:p>
          </table:table-cell>
          <table:table-cell table:number-columns-repeated="2"/>
          <table:table-cell office:value-type="string" calcext:value-type="string">
            <text:p>2017-05-25</text:p>
          </table:table-cell>
          <table:table-cell table:formula="of:=[.F100]-[.I100]" office:value-type="float" office:value="-3" calcext:value-type="float">
            <text:p>-3</text:p>
          </table:table-cell>
          <table:table-cell table:formula="of:=[.H100]-[.I100]" office:value-type="float" office:value="-8" calcext:value-type="float">
            <text:p>-8</text:p>
          </table:table-cell>
          <table:table-cell table:formula="of:=[.G100]-[.I10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14240" calcext:value-type="float">
            <text:p>14240</text:p>
          </table:table-cell>
          <table:table-cell office:value-type="float" office:value="14500" calcext:value-type="float">
            <text:p>1450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9485" calcext:value-type="float">
            <text:p>9485</text:p>
          </table:table-cell>
          <table:table-cell/>
          <table:table-cell table:formula="of:=[.G101]/[.F101]-1" office:value-type="percentage" office:value="0.00863131935881634" calcext:value-type="percentage">
            <text:p>0.86%</text:p>
          </table:table-cell>
          <table:table-cell table:formula="of:=[.H101]/[.F101]-1" office:value-type="percentage" office:value="-0.00246609124537611" calcext:value-type="percentage">
            <text:p>-0.25%</text:p>
          </table:table-cell>
          <table:table-cell table:formula="of:=[.G101]/[.I101]-1" office:value-type="percentage" office:value="0.003680981595092" calcext:value-type="percentage">
            <text:p>0.37%</text:p>
          </table:table-cell>
          <table:table-cell/>
          <table:table-cell office:value-type="string" calcext:value-type="string">
            <text:p>2017-05-26</text:p>
          </table:table-cell>
          <table:table-cell office:value-type="float" office:value="783.22485" calcext:value-type="float">
            <text:p>783.22485</text:p>
          </table:table-cell>
          <table:table-cell table:style-name="ce128" table:formula="of:=[.Q101]/[.I101]" office:value-type="percentage" office:value="0.96101208588957" calcext:value-type="percentage">
            <text:p>96.1%</text:p>
          </table:table-cell>
          <table:table-cell table:number-columns-repeated="2"/>
          <table:table-cell office:value-type="string" calcext:value-type="string">
            <text:p>2017-05-26</text:p>
          </table:table-cell>
          <table:table-cell table:formula="of:=[.F101]-[.I101]" office:value-type="float" office:value="-4" calcext:value-type="float">
            <text:p>-4</text:p>
          </table:table-cell>
          <table:table-cell table:formula="of:=[.H101]-[.I101]" office:value-type="float" office:value="-6" calcext:value-type="float">
            <text:p>-6</text:p>
          </table:table-cell>
          <table:table-cell table:formula="of:=[.G101]-[.I10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4610" calcext:value-type="float">
            <text:p>14610</text:p>
          </table:table-cell>
          <table:table-cell office:value-type="float" office:value="14750" calcext:value-type="float">
            <text:p>14750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6485" calcext:value-type="float">
            <text:p>6485</text:p>
          </table:table-cell>
          <table:table-cell/>
          <table:table-cell table:formula="of:=[.G102]/[.F102]-1" office:value-type="percentage" office:value="0.00493218249075222" calcext:value-type="percentage">
            <text:p>0.49%</text:p>
          </table:table-cell>
          <table:table-cell table:formula="of:=[.H102]/[.F102]-1" office:value-type="percentage" office:value="-0.00739827373612823" calcext:value-type="percentage">
            <text:p>-0.74%</text:p>
          </table:table-cell>
          <table:table-cell table:formula="of:=[.G102]/[.I102]-1" office:value-type="percentage" office:value="0.00991325898389106" calcext:value-type="percentage">
            <text:p>0.99%</text:p>
          </table:table-cell>
          <table:table-cell/>
          <table:table-cell office:value-type="string" calcext:value-type="string">
            <text:p>2017-05-29</text:p>
          </table:table-cell>
          <table:table-cell office:value-type="float" office:value="784.2977" calcext:value-type="float">
            <text:p>784.2977</text:p>
          </table:table-cell>
          <table:table-cell table:style-name="ce129" table:formula="of:=[.Q102]/[.I102]" office:value-type="percentage" office:value="0.971868277571251" calcext:value-type="percentage">
            <text:p>97.2%</text:p>
          </table:table-cell>
          <table:table-cell table:number-columns-repeated="2"/>
          <table:table-cell office:value-type="string" calcext:value-type="string">
            <text:p>2017-05-29</text:p>
          </table:table-cell>
          <table:table-cell table:formula="of:=[.F102]-[.I102]" office:value-type="float" office:value="4" calcext:value-type="float">
            <text:p>4</text:p>
          </table:table-cell>
          <table:table-cell table:formula="of:=[.H102]-[.I102]" office:value-type="float" office:value="-2" calcext:value-type="float">
            <text:p>-2</text:p>
          </table:table-cell>
          <table:table-cell table:formula="of:=[.G102]-[.I10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14770" calcext:value-type="float">
            <text:p>14770</text:p>
          </table:table-cell>
          <table:table-cell office:value-type="float" office:value="14840" calcext:value-type="float">
            <text:p>14840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810" calcext:value-type="float">
            <text:p>810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4" calcext:value-type="float">
            <text:p>814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G103]/[.F103]-1" office:value-type="percentage" office:value="0.00617283950617287" calcext:value-type="percentage">
            <text:p>0.62%</text:p>
          </table:table-cell>
          <table:table-cell table:formula="of:=[.H103]/[.F103]-1" office:value-type="percentage" office:value="-0.00370370370370365" calcext:value-type="percentage">
            <text:p>-0.37%</text:p>
          </table:table-cell>
          <table:table-cell table:formula="of:=[.G103]/[.I103]-1" office:value-type="percentage" office:value="0.00122850122850116" calcext:value-type="percentage">
            <text:p>0.12%</text:p>
          </table:table-cell>
          <table:table-cell/>
          <table:table-cell office:value-type="string" calcext:value-type="string">
            <text:p>2017-05-30</text:p>
          </table:table-cell>
          <table:table-cell office:value-type="float" office:value="783.4835" calcext:value-type="float">
            <text:p>783.4835</text:p>
          </table:table-cell>
          <table:table-cell table:style-name="ce130" table:formula="of:=[.Q103]/[.I103]" office:value-type="percentage" office:value="0.962510442260442" calcext:value-type="percentage">
            <text:p>96.3%</text:p>
          </table:table-cell>
          <table:table-cell table:number-columns-repeated="2"/>
          <table:table-cell office:value-type="string" calcext:value-type="string">
            <text:p>2017-05-30</text:p>
          </table:table-cell>
          <table:table-cell table:formula="of:=[.F103]-[.I103]" office:value-type="float" office:value="-4" calcext:value-type="float">
            <text:p>-4</text:p>
          </table:table-cell>
          <table:table-cell table:formula="of:=[.H103]-[.I103]" office:value-type="float" office:value="-7" calcext:value-type="float">
            <text:p>-7</text:p>
          </table:table-cell>
          <table:table-cell table:formula="of:=[.G103]-[.I10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14640" calcext:value-type="float">
            <text:p>14640</text:p>
          </table:table-cell>
          <table:table-cell office:value-type="float" office:value="14560" calcext:value-type="float">
            <text:p>1456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810" calcext:value-type="float">
            <text:p>810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16881" calcext:value-type="float">
            <text:p>16881</text:p>
          </table:table-cell>
          <table:table-cell/>
          <table:table-cell table:formula="of:=[.G104]/[.F104]-1" office:value-type="percentage" office:value="0.00740740740740731" calcext:value-type="percentage">
            <text:p>0.74%</text:p>
          </table:table-cell>
          <table:table-cell table:formula="of:=[.H104]/[.F104]-1" office:value-type="percentage" office:value="-0.00987654320987652" calcext:value-type="percentage">
            <text:p>-0.99%</text:p>
          </table:table-cell>
          <table:table-cell table:formula="of:=[.G104]/[.I104]-1" office:value-type="percentage" office:value="0.0111524163568772" calcext:value-type="percentage">
            <text:p>1.12%</text:p>
          </table:table-cell>
          <table:table-cell/>
          <table:table-cell office:value-type="string" calcext:value-type="string">
            <text:p>2017-05-31</text:p>
          </table:table-cell>
          <table:table-cell office:value-type="float" office:value="784.55817" calcext:value-type="float">
            <text:p>784.55817</text:p>
          </table:table-cell>
          <table:table-cell table:style-name="ce131" table:formula="of:=[.Q104]/[.I104]" office:value-type="percentage" office:value="0.972191040892193" calcext:value-type="percentage">
            <text:p>97.2%</text:p>
          </table:table-cell>
          <table:table-cell table:number-columns-repeated="2"/>
          <table:table-cell office:value-type="string" calcext:value-type="string">
            <text:p>2017-05-31</text:p>
          </table:table-cell>
          <table:table-cell table:formula="of:=[.F104]-[.I104]" office:value-type="float" office:value="3" calcext:value-type="float">
            <text:p>3</text:p>
          </table:table-cell>
          <table:table-cell table:formula="of:=[.H104]-[.I104]" office:value-type="float" office:value="-5" calcext:value-type="float">
            <text:p>-5</text:p>
          </table:table-cell>
          <table:table-cell table:formula="of:=[.G104]-[.I10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14680" calcext:value-type="float">
            <text:p>14680</text:p>
          </table:table-cell>
          <table:table-cell office:value-type="float" office:value="14810" calcext:value-type="float">
            <text:p>14810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2512" calcext:value-type="float">
            <text:p>12512</text:p>
          </table:table-cell>
          <table:table-cell/>
          <table:table-cell table:formula="of:=[.G105]/[.F105]-1" office:value-type="percentage" office:value="0.00248756218905477" calcext:value-type="percentage">
            <text:p>0.25%</text:p>
          </table:table-cell>
          <table:table-cell table:formula="of:=[.H105]/[.F105]-1" office:value-type="percentage" office:value="-0.00870646766169159" calcext:value-type="percentage">
            <text:p>-0.87%</text:p>
          </table:table-cell>
          <table:table-cell table:formula="of:=[.G105]/[.I105]-1" office:value-type="percentage" office:value="0.00750000000000006" calcext:value-type="percentage">
            <text:p>0.75%</text:p>
          </table:table-cell>
          <table:table-cell/>
          <table:table-cell office:value-type="string" calcext:value-type="string">
            <text:p>2017-06-01</text:p>
          </table:table-cell>
          <table:table-cell office:value-type="float" office:value="780.64246" calcext:value-type="float">
            <text:p>780.64246</text:p>
          </table:table-cell>
          <table:table-cell table:style-name="ce132" table:formula="of:=[.Q105]/[.I105]" office:value-type="percentage" office:value="0.975803075" calcext:value-type="percentage">
            <text:p>97.6%</text:p>
          </table:table-cell>
          <table:table-cell table:number-columns-repeated="2"/>
          <table:table-cell office:value-type="string" calcext:value-type="string">
            <text:p>2017-06-01</text:p>
          </table:table-cell>
          <table:table-cell table:formula="of:=[.F105]-[.I105]" office:value-type="float" office:value="4" calcext:value-type="float">
            <text:p>4</text:p>
          </table:table-cell>
          <table:table-cell table:formula="of:=[.H105]-[.I105]" office:value-type="float" office:value="-3" calcext:value-type="float">
            <text:p>-3</text:p>
          </table:table-cell>
          <table:table-cell table:formula="of:=[.G105]-[.I10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14790" calcext:value-type="float">
            <text:p>14790</text:p>
          </table:table-cell>
          <table:table-cell office:value-type="float" office:value="14760" calcext:value-type="float">
            <text:p>14760</text:p>
          </table:table-cell>
          <table:table-cell office:value-type="float" office:value="565" calcext:value-type="float">
            <text:p>565</text:p>
          </table:table-cell>
          <table:table-cell office:value-type="float" office:value="573" calcext:value-type="float">
            <text:p>57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7" calcext:value-type="float">
            <text:p>807</text:p>
          </table:table-cell>
          <table:table-cell office:value-type="float" office:value="14753" calcext:value-type="float">
            <text:p>14753</text:p>
          </table:table-cell>
          <table:table-cell/>
          <table:table-cell table:formula="of:=[.G106]/[.F106]-1" office:value-type="percentage" office:value="0.01125" calcext:value-type="percentage">
            <text:p>1.13%</text:p>
          </table:table-cell>
          <table:table-cell table:formula="of:=[.H106]/[.F106]-1" office:value-type="percentage" office:value="-0.00249999999999995" calcext:value-type="percentage">
            <text:p>-0.25%</text:p>
          </table:table-cell>
          <table:table-cell table:formula="of:=[.G106]/[.I106]-1" office:value-type="percentage" office:value="0.00247831474597282" calcext:value-type="percentage">
            <text:p>0.25%</text:p>
          </table:table-cell>
          <table:table-cell/>
          <table:table-cell office:value-type="string" calcext:value-type="string">
            <text:p>2017-06-02</text:p>
          </table:table-cell>
          <table:table-cell office:value-type="float" office:value="778.6403" calcext:value-type="float">
            <text:p>778.6403</text:p>
          </table:table-cell>
          <table:table-cell table:style-name="ce133" table:formula="of:=[.Q106]/[.I106]" office:value-type="percentage" office:value="0.964857868649318" calcext:value-type="percentage">
            <text:p>96.5%</text:p>
          </table:table-cell>
          <table:table-cell table:number-columns-repeated="2"/>
          <table:table-cell office:value-type="string" calcext:value-type="string">
            <text:p>2017-06-02</text:p>
          </table:table-cell>
          <table:table-cell table:formula="of:=[.F106]-[.I106]" office:value-type="float" office:value="-7" calcext:value-type="float">
            <text:p>-7</text:p>
          </table:table-cell>
          <table:table-cell table:formula="of:=[.H106]-[.I106]" office:value-type="float" office:value="-9" calcext:value-type="float">
            <text:p>-9</text:p>
          </table:table-cell>
          <table:table-cell table:formula="of:=[.G106]-[.I10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0" calcext:value-type="float">
            <text:p>14890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808" calcext:value-type="float">
            <text:p>808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21" calcext:value-type="float">
            <text:p>821</text:p>
          </table:table-cell>
          <table:table-cell office:value-type="float" office:value="11775" calcext:value-type="float">
            <text:p>11775</text:p>
          </table:table-cell>
          <table:table-cell/>
          <table:table-cell table:formula="of:=[.G107]/[.F107]-1" office:value-type="percentage" office:value="0.0173267326732673" calcext:value-type="percentage">
            <text:p>1.73%</text:p>
          </table:table-cell>
          <table:table-cell table:formula="of:=[.H107]/[.F107]-1" office:value-type="percentage" office:value="-0.00247524752475248" calcext:value-type="percentage">
            <text:p>-0.25%</text:p>
          </table:table-cell>
          <table:table-cell table:formula="of:=[.G107]/[.I107]-1" office:value-type="percentage" office:value="0.00121802679658956" calcext:value-type="percentage">
            <text:p>0.12%</text:p>
          </table:table-cell>
          <table:table-cell/>
          <table:table-cell office:value-type="string" calcext:value-type="string">
            <text:p>2017-06-05</text:p>
          </table:table-cell>
          <table:table-cell office:value-type="float" office:value="788.1569" calcext:value-type="float">
            <text:p>788.1569</text:p>
          </table:table-cell>
          <table:table-cell table:style-name="ce134" table:formula="of:=[.Q107]/[.I107]" office:value-type="percentage" office:value="0.95999622411693" calcext:value-type="percentage">
            <text:p>96.0%</text:p>
          </table:table-cell>
          <table:table-cell table:number-columns-repeated="2"/>
          <table:table-cell office:value-type="string" calcext:value-type="string">
            <text:p>2017-06-05</text:p>
          </table:table-cell>
          <table:table-cell table:formula="of:=[.F107]-[.I107]" office:value-type="float" office:value="-13" calcext:value-type="float">
            <text:p>-13</text:p>
          </table:table-cell>
          <table:table-cell table:formula="of:=[.H107]-[.I107]" office:value-type="float" office:value="-15" calcext:value-type="float">
            <text:p>-15</text:p>
          </table:table-cell>
          <table:table-cell table:formula="of:=[.G107]-[.I10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80" calcext:value-type="float">
            <text:p>14580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13186" calcext:value-type="float">
            <text:p>13186</text:p>
          </table:table-cell>
          <table:table-cell/>
          <table:table-cell table:formula="of:=[.G108]/[.F108]-1" office:value-type="percentage" office:value="0" calcext:value-type="percentage">
            <text:p>0.00%</text:p>
          </table:table-cell>
          <table:table-cell table:formula="of:=[.H108]/[.F108]-1" office:value-type="percentage" office:value="-0.023142509135201" calcext:value-type="percentage">
            <text:p>-2.31%</text:p>
          </table:table-cell>
          <table:table-cell table:formula="of:=[.G108]/[.I108]-1" office:value-type="percentage" office:value="0.0198757763975155" calcext:value-type="percentage">
            <text:p>1.99%</text:p>
          </table:table-cell>
          <table:table-cell/>
          <table:table-cell office:value-type="string" calcext:value-type="string">
            <text:p>2017-06-06</text:p>
          </table:table-cell>
          <table:table-cell office:value-type="float" office:value="812.5299" calcext:value-type="float">
            <text:p>812.5299</text:p>
          </table:table-cell>
          <table:table-cell table:style-name="ce135" table:formula="of:=[.Q108]/[.I108]" office:value-type="percentage" office:value="1.00935391304348" calcext:value-type="percentage">
            <text:p>100.9%</text:p>
          </table:table-cell>
          <table:table-cell table:number-columns-repeated="2"/>
          <table:table-cell office:value-type="string" calcext:value-type="string">
            <text:p>2017-06-06</text:p>
          </table:table-cell>
          <table:table-cell table:formula="of:=[.F108]-[.I108]" office:value-type="float" office:value="16" calcext:value-type="float">
            <text:p>16</text:p>
          </table:table-cell>
          <table:table-cell table:formula="of:=[.H108]-[.I108]" office:value-type="float" office:value="-3" calcext:value-type="float">
            <text:p>-3</text:p>
          </table:table-cell>
          <table:table-cell table:formula="of:=[.G108]-[.I108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14680" calcext:value-type="float">
            <text:p>14680</text:p>
          </table:table-cell>
          <table:table-cell office:value-type="float" office:value="14410" calcext:value-type="float">
            <text:p>14410</text:p>
          </table:table-cell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793" calcext:value-type="float">
            <text:p>793</text:p>
          </table:table-cell>
          <table:table-cell office:value-type="float" office:value="20978" calcext:value-type="float">
            <text:p>20978</text:p>
          </table:table-cell>
          <table:table-cell/>
          <table:table-cell table:formula="of:=[.G109]/[.F109]-1" office:value-type="percentage" office:value="0.00875000000000004" calcext:value-type="percentage">
            <text:p>0.88%</text:p>
          </table:table-cell>
          <table:table-cell table:formula="of:=[.H109]/[.F109]-1" office:value-type="percentage" office:value="-0.0225" calcext:value-type="percentage">
            <text:p>-2.25%</text:p>
          </table:table-cell>
          <table:table-cell table:formula="of:=[.G109]/[.I109]-1" office:value-type="percentage" office:value="0.0176544766708702" calcext:value-type="percentage">
            <text:p>1.77%</text:p>
          </table:table-cell>
          <table:table-cell/>
          <table:table-cell office:value-type="string" calcext:value-type="string">
            <text:p>2017-06-07</text:p>
          </table:table-cell>
          <table:table-cell office:value-type="float" office:value="784.7934" calcext:value-type="float">
            <text:p>784.7934</text:p>
          </table:table-cell>
          <table:table-cell table:style-name="ce136" table:formula="of:=[.Q109]/[.I109]" office:value-type="percentage" office:value="0.989651197982345" calcext:value-type="percentage">
            <text:p>99.0%</text:p>
          </table:table-cell>
          <table:table-cell table:number-columns-repeated="2"/>
          <table:table-cell office:value-type="string" calcext:value-type="string">
            <text:p>2017-06-07</text:p>
          </table:table-cell>
          <table:table-cell table:formula="of:=[.F109]-[.I109]" office:value-type="float" office:value="7" calcext:value-type="float">
            <text:p>7</text:p>
          </table:table-cell>
          <table:table-cell table:formula="of:=[.H109]-[.I109]" office:value-type="float" office:value="-11" calcext:value-type="float">
            <text:p>-11</text:p>
          </table:table-cell>
          <table:table-cell table:formula="of:=[.G109]-[.I10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14560" calcext:value-type="float">
            <text:p>14560</text:p>
          </table:table-cell>
          <table:table-cell office:value-type="float" office:value="14590" calcext:value-type="float">
            <text:p>14590</text:p>
          </table:table-cell>
          <table:table-cell office:value-type="float" office:value="564" calcext:value-type="float">
            <text:p>564</text:p>
          </table:table-cell>
          <table:table-cell office:value-type="float" office:value="573" calcext:value-type="float">
            <text:p>573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12683" calcext:value-type="float">
            <text:p>12683</text:p>
          </table:table-cell>
          <table:table-cell/>
          <table:table-cell table:formula="of:=[.G110]/[.F110]-1" office:value-type="percentage" office:value="0.00499375780274658" calcext:value-type="percentage">
            <text:p>0.50%</text:p>
          </table:table-cell>
          <table:table-cell table:formula="of:=[.H110]/[.F110]-1" office:value-type="percentage" office:value="-0.017478152309613" calcext:value-type="percentage">
            <text:p>-1.75%</text:p>
          </table:table-cell>
          <table:table-cell table:formula="of:=[.G110]/[.I110]-1" office:value-type="percentage" office:value="0.02287166454892" calcext:value-type="percentage">
            <text:p>2.29%</text:p>
          </table:table-cell>
          <table:table-cell/>
          <table:table-cell office:value-type="string" calcext:value-type="string">
            <text:p>2017-06-08</text:p>
          </table:table-cell>
          <table:table-cell office:value-type="float" office:value="768.2903" calcext:value-type="float">
            <text:p>768.2903</text:p>
          </table:table-cell>
          <table:table-cell table:style-name="ce137" table:formula="of:=[.Q110]/[.I110]" office:value-type="percentage" office:value="0.976226556543837" calcext:value-type="percentage">
            <text:p>97.6%</text:p>
          </table:table-cell>
          <table:table-cell table:number-columns-repeated="2"/>
          <table:table-cell office:value-type="string" calcext:value-type="string">
            <text:p>2017-06-08</text:p>
          </table:table-cell>
          <table:table-cell table:formula="of:=[.F110]-[.I110]" office:value-type="float" office:value="14" calcext:value-type="float">
            <text:p>14</text:p>
          </table:table-cell>
          <table:table-cell table:formula="of:=[.H110]-[.I110]" office:value-type="float" office:value="0" calcext:value-type="float">
            <text:p>0</text:p>
          </table:table-cell>
          <table:table-cell table:formula="of:=[.G110]-[.I11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12187" calcext:value-type="float">
            <text:p>12187</text:p>
          </table:table-cell>
          <table:table-cell/>
          <table:table-cell table:formula="of:=[.G111]/[.F111]-1" office:value-type="percentage" office:value="0.0190597204574332" calcext:value-type="percentage">
            <text:p>1.91%</text:p>
          </table:table-cell>
          <table:table-cell table:formula="of:=[.H111]/[.F111]-1" office:value-type="percentage" office:value="-0.00254129606099107" calcext:value-type="percentage">
            <text:p>-0.25%</text:p>
          </table:table-cell>
          <table:table-cell table:formula="of:=[.G111]/[.I111]-1" office:value-type="percentage" office:value="0.00501253132832091" calcext:value-type="percentage">
            <text:p>0.50%</text:p>
          </table:table-cell>
          <table:table-cell/>
          <table:table-cell office:value-type="string" calcext:value-type="string">
            <text:p>2017-06-09</text:p>
          </table:table-cell>
          <table:table-cell office:value-type="float" office:value="762.0312" calcext:value-type="float">
            <text:p>762.0312</text:p>
          </table:table-cell>
          <table:table-cell table:style-name="ce138" table:formula="of:=[.Q111]/[.I111]" office:value-type="percentage" office:value="0.954926315789474" calcext:value-type="percentage">
            <text:p>95.5%</text:p>
          </table:table-cell>
          <table:table-cell table:number-columns-repeated="2"/>
          <table:table-cell office:value-type="string" calcext:value-type="string">
            <text:p>2017-06-09</text:p>
          </table:table-cell>
          <table:table-cell table:formula="of:=[.F111]-[.I111]" office:value-type="float" office:value="-11" calcext:value-type="float">
            <text:p>-11</text:p>
          </table:table-cell>
          <table:table-cell table:formula="of:=[.H111]-[.I111]" office:value-type="float" office:value="-13" calcext:value-type="float">
            <text:p>-13</text:p>
          </table:table-cell>
          <table:table-cell table:formula="of:=[.G111]-[.I1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4400" calcext:value-type="float">
            <text:p>14400</text:p>
          </table:table-cell>
          <table:table-cell office:value-type="float" office:value="14360" calcext:value-type="float">
            <text:p>14360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9989" calcext:value-type="float">
            <text:p>9989</text:p>
          </table:table-cell>
          <table:table-cell/>
          <table:table-cell table:formula="of:=[.G112]/[.F112]-1" office:value-type="percentage" office:value="0.00127226463104324" calcext:value-type="percentage">
            <text:p>0.13%</text:p>
          </table:table-cell>
          <table:table-cell table:formula="of:=[.H112]/[.F112]-1" office:value-type="percentage" office:value="-0.0139949109414759" calcext:value-type="percentage">
            <text:p>-1.40%</text:p>
          </table:table-cell>
          <table:table-cell table:formula="of:=[.G112]/[.I112]-1" office:value-type="percentage" office:value="0.0102695763799743" calcext:value-type="percentage">
            <text:p>1.03%</text:p>
          </table:table-cell>
          <table:table-cell/>
          <table:table-cell office:value-type="string" calcext:value-type="string">
            <text:p>2017-06-12</text:p>
          </table:table-cell>
          <table:table-cell office:value-type="float" office:value="770.97394" calcext:value-type="float">
            <text:p>770.97394</text:p>
          </table:table-cell>
          <table:table-cell table:style-name="ce139" table:formula="of:=[.Q112]/[.I112]" office:value-type="percentage" office:value="0.989696970474968" calcext:value-type="percentage">
            <text:p>99.0%</text:p>
          </table:table-cell>
          <table:table-cell table:number-columns-repeated="2"/>
          <table:table-cell office:value-type="string" calcext:value-type="string">
            <text:p>2017-06-12</text:p>
          </table:table-cell>
          <table:table-cell table:formula="of:=[.F112]-[.I112]" office:value-type="float" office:value="7" calcext:value-type="float">
            <text:p>7</text:p>
          </table:table-cell>
          <table:table-cell table:formula="of:=[.H112]-[.I112]" office:value-type="float" office:value="-4" calcext:value-type="float">
            <text:p>-4</text:p>
          </table:table-cell>
          <table:table-cell table:formula="of:=[.G112]-[.I11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14530" calcext:value-type="float">
            <text:p>14530</text:p>
          </table:table-cell>
          <table:table-cell office:value-type="float" office:value="14750" calcext:value-type="float">
            <text:p>14750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10178" calcext:value-type="float">
            <text:p>10178</text:p>
          </table:table-cell>
          <table:table-cell/>
          <table:table-cell table:formula="of:=[.G113]/[.F113]-1" office:value-type="percentage" office:value="0.0165184243964422" calcext:value-type="percentage">
            <text:p>1.65%</text:p>
          </table:table-cell>
          <table:table-cell table:formula="of:=[.H113]/[.F113]-1" office:value-type="percentage" office:value="-0.00127064803049559" calcext:value-type="percentage">
            <text:p>-0.13%</text:p>
          </table:table-cell>
          <table:table-cell table:formula="of:=[.G113]/[.I113]-1" office:value-type="percentage" office:value="0.0101010101010102" calcext:value-type="percentage">
            <text:p>1.01%</text:p>
          </table:table-cell>
          <table:table-cell/>
          <table:table-cell office:value-type="string" calcext:value-type="string">
            <text:p>2017-06-13</text:p>
          </table:table-cell>
          <table:table-cell office:value-type="float" office:value="759.8782" calcext:value-type="float">
            <text:p>759.8782</text:p>
          </table:table-cell>
          <table:table-cell table:style-name="ce140" table:formula="of:=[.Q113]/[.I113]" office:value-type="percentage" office:value="0.959442171717172" calcext:value-type="percentage">
            <text:p>95.9%</text:p>
          </table:table-cell>
          <table:table-cell table:number-columns-repeated="2"/>
          <table:table-cell office:value-type="string" calcext:value-type="string">
            <text:p>2017-06-13</text:p>
          </table:table-cell>
          <table:table-cell table:formula="of:=[.F113]-[.I113]" office:value-type="float" office:value="-5" calcext:value-type="float">
            <text:p>-5</text:p>
          </table:table-cell>
          <table:table-cell table:formula="of:=[.H113]-[.I113]" office:value-type="float" office:value="-6" calcext:value-type="float">
            <text:p>-6</text:p>
          </table:table-cell>
          <table:table-cell table:formula="of:=[.G113]-[.I11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14780" calcext:value-type="float">
            <text:p>14780</text:p>
          </table:table-cell>
          <table:table-cell office:value-type="float" office:value="14740" calcext:value-type="float">
            <text:p>14740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" calcext:value-type="float">
            <text:p>7291</text:p>
          </table:table-cell>
          <table:table-cell/>
          <table:table-cell table:formula="of:=[.G114]/[.F114]-1" office:value-type="percentage" office:value="0" calcext:value-type="percentage">
            <text:p>0.00%</text:p>
          </table:table-cell>
          <table:table-cell table:formula="of:=[.H114]/[.F114]-1" office:value-type="percentage" office:value="-0.01375" calcext:value-type="percentage">
            <text:p>-1.38%</text:p>
          </table:table-cell>
          <table:table-cell table:formula="of:=[.G114]/[.I114]-1" office:value-type="percentage" office:value="0.0139416983523448" calcext:value-type="percentage">
            <text:p>1.39%</text:p>
          </table:table-cell>
          <table:table-cell/>
          <table:table-cell office:value-type="string" calcext:value-type="string">
            <text:p>2017-06-14</text:p>
          </table:table-cell>
          <table:table-cell office:value-type="float" office:value="773.7093" calcext:value-type="float">
            <text:p>773.7093</text:p>
          </table:table-cell>
          <table:table-cell table:style-name="ce141" table:formula="of:=[.Q114]/[.I114]" office:value-type="percentage" office:value="0.980620152091255" calcext:value-type="percentage">
            <text:p>98.1%</text:p>
          </table:table-cell>
          <table:table-cell table:number-columns-repeated="2"/>
          <table:table-cell office:value-type="string" calcext:value-type="string">
            <text:p>2017-06-14</text:p>
          </table:table-cell>
          <table:table-cell table:formula="of:=[.F114]-[.I114]" office:value-type="float" office:value="11" calcext:value-type="float">
            <text:p>11</text:p>
          </table:table-cell>
          <table:table-cell table:formula="of:=[.H114]-[.I114]" office:value-type="float" office:value="0" calcext:value-type="float">
            <text:p>0</text:p>
          </table:table-cell>
          <table:table-cell table:formula="of:=[.G114]-[.I1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14730" calcext:value-type="float">
            <text:p>14730</text:p>
          </table:table-cell>
          <table:table-cell office:value-type="float" office:value="14850" calcext:value-type="float">
            <text:p>14850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85" calcext:value-type="float">
            <text:p>785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G115]/[.F115]-1" office:value-type="percentage" office:value="0.0089171974522293" calcext:value-type="percentage">
            <text:p>0.89%</text:p>
          </table:table-cell>
          <table:table-cell table:formula="of:=[.H115]/[.F115]-1" office:value-type="percentage" office:value="-0.00254777070063694" calcext:value-type="percentage">
            <text:p>-0.25%</text:p>
          </table:table-cell>
          <table:table-cell table:formula="of:=[.G115]/[.I115]-1" office:value-type="percentage" office:value="0.0050761421319796" calcext:value-type="percentage">
            <text:p>0.51%</text:p>
          </table:table-cell>
          <table:table-cell/>
          <table:table-cell office:value-type="string" calcext:value-type="string">
            <text:p>2017-06-15</text:p>
          </table:table-cell>
          <table:table-cell office:value-type="float" office:value="767.54285" calcext:value-type="float">
            <text:p>767.54285</text:p>
          </table:table-cell>
          <table:table-cell table:style-name="ce142" table:formula="of:=[.Q115]/[.I115]" office:value-type="percentage" office:value="0.974039149746193" calcext:value-type="percentage">
            <text:p>97.4%</text:p>
          </table:table-cell>
          <table:table-cell table:number-columns-repeated="2"/>
          <table:table-cell office:value-type="string" calcext:value-type="string">
            <text:p>2017-06-15</text:p>
          </table:table-cell>
          <table:table-cell table:formula="of:=[.F115]-[.I115]" office:value-type="float" office:value="-3" calcext:value-type="float">
            <text:p>-3</text:p>
          </table:table-cell>
          <table:table-cell table:formula="of:=[.H115]-[.I115]" office:value-type="float" office:value="-5" calcext:value-type="float">
            <text:p>-5</text:p>
          </table:table-cell>
          <table:table-cell table:formula="of:=[.G115]-[.I11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14680" calcext:value-type="float">
            <text:p>14680</text:p>
          </table:table-cell>
          <table:table-cell office:value-type="float" office:value="14500" calcext:value-type="float">
            <text:p>14500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12502" calcext:value-type="float">
            <text:p>12502</text:p>
          </table:table-cell>
          <table:table-cell/>
          <table:table-cell table:formula="of:=[.G116]/[.F116]-1" office:value-type="percentage" office:value="0.00377358490566038" calcext:value-type="percentage">
            <text:p>0.38%</text:p>
          </table:table-cell>
          <table:table-cell table:formula="of:=[.H116]/[.F116]-1" office:value-type="percentage" office:value="-0.00880503144654088" calcext:value-type="percentage">
            <text:p>-0.88%</text:p>
          </table:table-cell>
          <table:table-cell table:formula="of:=[.G116]/[.I116]-1" office:value-type="percentage" office:value="0.0126903553299493" calcext:value-type="percentage">
            <text:p>1.27%</text:p>
          </table:table-cell>
          <table:table-cell/>
          <table:table-cell office:value-type="string" calcext:value-type="string">
            <text:p>2017-06-16</text:p>
          </table:table-cell>
          <table:table-cell office:value-type="float" office:value="767.9773" calcext:value-type="float">
            <text:p>767.9773</text:p>
          </table:table-cell>
          <table:table-cell table:style-name="ce143" table:formula="of:=[.Q116]/[.I116]" office:value-type="percentage" office:value="0.974590482233502" calcext:value-type="percentage">
            <text:p>97.5%</text:p>
          </table:table-cell>
          <table:table-cell table:number-columns-repeated="2"/>
          <table:table-cell office:value-type="string" calcext:value-type="string">
            <text:p>2017-06-16</text:p>
          </table:table-cell>
          <table:table-cell table:formula="of:=[.F116]-[.I116]" office:value-type="float" office:value="7" calcext:value-type="float">
            <text:p>7</text:p>
          </table:table-cell>
          <table:table-cell table:formula="of:=[.H116]-[.I116]" office:value-type="float" office:value="0" calcext:value-type="float">
            <text:p>0</text:p>
          </table:table-cell>
          <table:table-cell table:formula="of:=[.G116]-[.I11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4560" calcext:value-type="float">
            <text:p>14560</text:p>
          </table:table-cell>
          <table:table-cell office:value-type="float" office:value="14340" calcext:value-type="float">
            <text:p>14340</text:p>
          </table:table-cell>
          <table:table-cell office:value-type="float" office:value="602" calcext:value-type="float">
            <text:p>602</text:p>
          </table:table-cell>
          <table:table-cell office:value-type="float" office:value="599" calcext:value-type="float">
            <text:p>599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958" calcext:value-type="float">
            <text:p>7958</text:p>
          </table:table-cell>
          <table:table-cell/>
          <table:table-cell table:formula="of:=[.G117]/[.F117]-1" office:value-type="percentage" office:value="0.00884955752212391" calcext:value-type="percentage">
            <text:p>0.88%</text:p>
          </table:table-cell>
          <table:table-cell table:formula="of:=[.H117]/[.F117]-1" office:value-type="percentage" office:value="-0.0075853350189633" calcext:value-type="percentage">
            <text:p>-0.76%</text:p>
          </table:table-cell>
          <table:table-cell table:formula="of:=[.G117]/[.I117]-1" office:value-type="percentage" office:value="0.00377358490566038" calcext:value-type="percentage">
            <text:p>0.38%</text:p>
          </table:table-cell>
          <table:table-cell/>
          <table:table-cell office:value-type="string" calcext:value-type="string">
            <text:p>2017-06-19</text:p>
          </table:table-cell>
          <table:table-cell office:value-type="float" office:value="763.4717" calcext:value-type="float">
            <text:p>763.4717</text:p>
          </table:table-cell>
          <table:table-cell table:style-name="ce144" table:formula="of:=[.Q117]/[.I117]" office:value-type="percentage" office:value="0.960341761006289" calcext:value-type="percentage">
            <text:p>96.0%</text:p>
          </table:table-cell>
          <table:table-cell table:number-columns-repeated="2"/>
          <table:table-cell office:value-type="string" calcext:value-type="string">
            <text:p>2017-06-19</text:p>
          </table:table-cell>
          <table:table-cell table:formula="of:=[.F117]-[.I117]" office:value-type="float" office:value="-4" calcext:value-type="float">
            <text:p>-4</text:p>
          </table:table-cell>
          <table:table-cell table:formula="of:=[.H117]-[.I117]" office:value-type="float" office:value="-10" calcext:value-type="float">
            <text:p>-10</text:p>
          </table:table-cell>
          <table:table-cell table:formula="of:=[.G117]-[.I11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14090" calcext:value-type="float">
            <text:p>14090</text:p>
          </table:table-cell>
          <table:table-cell office:value-type="float" office:value="14230" calcext:value-type="float">
            <text:p>14230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8227" calcext:value-type="float">
            <text:p>8227</text:p>
          </table:table-cell>
          <table:table-cell/>
          <table:table-cell table:formula="of:=[.G118]/[.F118]-1" office:value-type="percentage" office:value="0" calcext:value-type="percentage">
            <text:p>0.00%</text:p>
          </table:table-cell>
          <table:table-cell table:formula="of:=[.H118]/[.F118]-1" office:value-type="percentage" office:value="-0.00992555831265507" calcext:value-type="percentage">
            <text:p>-0.99%</text:p>
          </table:table-cell>
          <table:table-cell table:formula="of:=[.G118]/[.I118]-1" office:value-type="percentage" office:value="0.00624219725343322" calcext:value-type="percentage">
            <text:p>0.62%</text:p>
          </table:table-cell>
          <table:table-cell/>
          <table:table-cell office:value-type="string" calcext:value-type="string">
            <text:p>2017-06-20</text:p>
          </table:table-cell>
          <table:table-cell office:value-type="float" office:value="763.4752" calcext:value-type="float">
            <text:p>763.4752</text:p>
          </table:table-cell>
          <table:table-cell table:style-name="ce145" table:formula="of:=[.Q118]/[.I118]" office:value-type="percentage" office:value="0.953152559300874" calcext:value-type="percentage">
            <text:p>95.3%</text:p>
          </table:table-cell>
          <table:table-cell table:number-columns-repeated="2"/>
          <table:table-cell office:value-type="string" calcext:value-type="string">
            <text:p>2017-06-20</text:p>
          </table:table-cell>
          <table:table-cell table:formula="of:=[.F118]-[.I118]" office:value-type="float" office:value="5" calcext:value-type="float">
            <text:p>5</text:p>
          </table:table-cell>
          <table:table-cell table:formula="of:=[.H118]-[.I118]" office:value-type="float" office:value="-3" calcext:value-type="float">
            <text:p>-3</text:p>
          </table:table-cell>
          <table:table-cell table:formula="of:=[.G118]-[.I11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14150" calcext:value-type="float">
            <text:p>14150</text:p>
          </table:table-cell>
          <table:table-cell office:value-type="float" office:value="14230" calcext:value-type="float">
            <text:p>14230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office:value-type="float" office:value="8552" calcext:value-type="float">
            <text:p>8552</text:p>
          </table:table-cell>
          <table:table-cell/>
          <table:table-cell table:formula="of:=[.G119]/[.F119]-1" office:value-type="percentage" office:value="0.01125" calcext:value-type="percentage">
            <text:p>1.13%</text:p>
          </table:table-cell>
          <table:table-cell table:formula="of:=[.H119]/[.F119]-1" office:value-type="percentage" office:value="-0.00624999999999998" calcext:value-type="percentage">
            <text:p>-0.62%</text:p>
          </table:table-cell>
          <table:table-cell table:formula="of:=[.G119]/[.I119]-1" office:value-type="percentage" office:value="0.00247831474597282" calcext:value-type="percentage">
            <text:p>0.25%</text:p>
          </table:table-cell>
          <table:table-cell/>
          <table:table-cell office:value-type="string" calcext:value-type="string">
            <text:p>2017-06-21</text:p>
          </table:table-cell>
          <table:table-cell office:value-type="float" office:value="776.44604" calcext:value-type="float">
            <text:p>776.44604</text:p>
          </table:table-cell>
          <table:table-cell table:style-name="ce146" table:formula="of:=[.Q119]/[.I119]" office:value-type="percentage" office:value="0.962138835192069" calcext:value-type="percentage">
            <text:p>96.2%</text:p>
          </table:table-cell>
          <table:table-cell table:number-columns-repeated="2"/>
          <table:table-cell office:value-type="string" calcext:value-type="string">
            <text:p>2017-06-21</text:p>
          </table:table-cell>
          <table:table-cell table:formula="of:=[.F119]-[.I119]" office:value-type="float" office:value="-7" calcext:value-type="float">
            <text:p>-7</text:p>
          </table:table-cell>
          <table:table-cell table:formula="of:=[.H119]-[.I119]" office:value-type="float" office:value="-12" calcext:value-type="float">
            <text:p>-12</text:p>
          </table:table-cell>
          <table:table-cell table:formula="of:=[.G119]-[.I11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14170" calcext:value-type="float">
            <text:p>14170</text:p>
          </table:table-cell>
          <table:table-cell office:value-type="float" office:value="14210" calcext:value-type="float">
            <text:p>14210</text:p>
          </table:table-cell>
          <table:table-cell office:value-type="float" office:value="585" calcext:value-type="float">
            <text:p>585</text:p>
          </table:table-cell>
          <table:table-cell office:value-type="float" office:value="573" calcext:value-type="float">
            <text:p>573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19161" calcext:value-type="float">
            <text:p>19161</text:p>
          </table:table-cell>
          <table:table-cell/>
          <table:table-cell table:formula="of:=[.G120]/[.F120]-1" office:value-type="percentage" office:value="0.0271604938271606" calcext:value-type="percentage">
            <text:p>2.72%</text:p>
          </table:table-cell>
          <table:table-cell table:formula="of:=[.H120]/[.F120]-1" office:value-type="percentage" office:value="0" calcext:value-type="percentage">
            <text:p>0.00%</text:p>
          </table:table-cell>
          <table:table-cell table:formula="of:=[.G120]/[.I120]-1" office:value-type="percentage" office:value="0.00970873786407767" calcext:value-type="percentage">
            <text:p>0.97%</text:p>
          </table:table-cell>
          <table:table-cell/>
          <table:table-cell office:value-type="string" calcext:value-type="string">
            <text:p>2017-06-22</text:p>
          </table:table-cell>
          <table:table-cell office:value-type="float" office:value="786.5415" calcext:value-type="float">
            <text:p>786.5415</text:p>
          </table:table-cell>
          <table:table-cell table:style-name="ce147" table:formula="of:=[.Q120]/[.I120]" office:value-type="percentage" office:value="0.954540655339806" calcext:value-type="percentage">
            <text:p>95.5%</text:p>
          </table:table-cell>
          <table:table-cell table:number-columns-repeated="2"/>
          <table:table-cell office:value-type="string" calcext:value-type="string">
            <text:p>2017-06-22</text:p>
          </table:table-cell>
          <table:table-cell table:formula="of:=[.F120]-[.I120]" office:value-type="float" office:value="-14" calcext:value-type="float">
            <text:p>-14</text:p>
          </table:table-cell>
          <table:table-cell table:formula="of:=[.H120]-[.I120]" office:value-type="float" office:value="-14" calcext:value-type="float">
            <text:p>-14</text:p>
          </table:table-cell>
          <table:table-cell table:formula="of:=[.G120]-[.I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14240" calcext:value-type="float">
            <text:p>14240</text:p>
          </table:table-cell>
          <table:table-cell office:value-type="float" office:value="14220" calcext:value-type="float">
            <text:p>14220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3" calcext:value-type="float">
            <text:p>833</text:p>
          </table:table-cell>
          <table:table-cell office:value-type="float" office:value="15683" calcext:value-type="float">
            <text:p>15683</text:p>
          </table:table-cell>
          <table:table-cell/>
          <table:table-cell table:formula="of:=[.G121]/[.F121]-1" office:value-type="percentage" office:value="0.0120481927710843" calcext:value-type="percentage">
            <text:p>1.20%</text:p>
          </table:table-cell>
          <table:table-cell table:formula="of:=[.H121]/[.F121]-1" office:value-type="percentage" office:value="-0.0036144578313253" calcext:value-type="percentage">
            <text:p>-0.36%</text:p>
          </table:table-cell>
          <table:table-cell table:formula="of:=[.G121]/[.I121]-1" office:value-type="percentage" office:value="0.00840336134453779" calcext:value-type="percentage">
            <text:p>0.84%</text:p>
          </table:table-cell>
          <table:table-cell/>
          <table:table-cell office:value-type="string" calcext:value-type="string">
            <text:p>2017-06-23</text:p>
          </table:table-cell>
          <table:table-cell office:value-type="float" office:value="786.6852" calcext:value-type="float">
            <text:p>786.6852</text:p>
          </table:table-cell>
          <table:table-cell table:style-name="ce148" table:formula="of:=[.Q121]/[.I121]" office:value-type="percentage" office:value="0.9444" calcext:value-type="percentage">
            <text:p>94.4%</text:p>
          </table:table-cell>
          <table:table-cell table:number-columns-repeated="2"/>
          <table:table-cell office:value-type="string" calcext:value-type="string">
            <text:p>2017-06-23</text:p>
          </table:table-cell>
          <table:table-cell table:formula="of:=[.F121]-[.I121]" office:value-type="float" office:value="-3" calcext:value-type="float">
            <text:p>-3</text:p>
          </table:table-cell>
          <table:table-cell table:formula="of:=[.H121]-[.I121]" office:value-type="float" office:value="-6" calcext:value-type="float">
            <text:p>-6</text:p>
          </table:table-cell>
          <table:table-cell table:formula="of:=[.G121]-[.I12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90" calcext:value-type="float">
            <text:p>13890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office:value-type="float" office:value="13572" calcext:value-type="float">
            <text:p>13572</text:p>
          </table:table-cell>
          <table:table-cell/>
          <table:table-cell table:formula="of:=[.G122]/[.F122]-1" office:value-type="percentage" office:value="0.00240963855421694" calcext:value-type="percentage">
            <text:p>0.24%</text:p>
          </table:table-cell>
          <table:table-cell table:formula="of:=[.H122]/[.F122]-1" office:value-type="percentage" office:value="-0.016867469879518" calcext:value-type="percentage">
            <text:p>-1.69%</text:p>
          </table:table-cell>
          <table:table-cell table:formula="of:=[.G122]/[.I122]-1" office:value-type="percentage" office:value="0.00120336943441646" calcext:value-type="percentage">
            <text:p>0.12%</text:p>
          </table:table-cell>
          <table:table-cell/>
          <table:table-cell office:value-type="string" calcext:value-type="string">
            <text:p>2017-06-26</text:p>
          </table:table-cell>
          <table:table-cell office:value-type="float" office:value="794.61505" calcext:value-type="float">
            <text:p>794.61505</text:p>
          </table:table-cell>
          <table:table-cell table:style-name="ce149" table:formula="of:=[.Q122]/[.I122]" office:value-type="percentage" office:value="0.956215463297232" calcext:value-type="percentage">
            <text:p>95.6%</text:p>
          </table:table-cell>
          <table:table-cell table:number-columns-repeated="2"/>
          <table:table-cell office:value-type="string" calcext:value-type="string">
            <text:p>2017-06-26</text:p>
          </table:table-cell>
          <table:table-cell table:formula="of:=[.F122]-[.I122]" office:value-type="float" office:value="-1" calcext:value-type="float">
            <text:p>-1</text:p>
          </table:table-cell>
          <table:table-cell table:formula="of:=[.H122]-[.I122]" office:value-type="float" office:value="-15" calcext:value-type="float">
            <text:p>-15</text:p>
          </table:table-cell>
          <table:table-cell table:formula="of:=[.G122]-[.I12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13970" calcext:value-type="float">
            <text:p>13970</text:p>
          </table:table-cell>
          <table:table-cell office:value-type="float" office:value="13840" calcext:value-type="float">
            <text:p>13840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" calcext:value-type="float">
            <text:p>857</text:p>
          </table:table-cell>
          <table:table-cell office:value-type="float" office:value="22442" calcext:value-type="float">
            <text:p>22442</text:p>
          </table:table-cell>
          <table:table-cell/>
          <table:table-cell table:formula="of:=[.G123]/[.F123]-1" office:value-type="percentage" office:value="0.0312124849939976" calcext:value-type="percentage">
            <text:p>3.12%</text:p>
          </table:table-cell>
          <table:table-cell table:formula="of:=[.H123]/[.F123]-1" office:value-type="percentage" office:value="-0.00480192076830732" calcext:value-type="percentage">
            <text:p>-0.48%</text:p>
          </table:table-cell>
          <table:table-cell table:formula="of:=[.G123]/[.I123]-1" office:value-type="percentage" office:value="0.00233372228704787" calcext:value-type="percentage">
            <text:p>0.23%</text:p>
          </table:table-cell>
          <table:table-cell/>
          <table:table-cell office:value-type="string" calcext:value-type="string">
            <text:p>2017-06-27</text:p>
          </table:table-cell>
          <table:table-cell office:value-type="float" office:value="793.1478" calcext:value-type="float">
            <text:p>793.1478</text:p>
          </table:table-cell>
          <table:table-cell table:style-name="ce150" table:formula="of:=[.Q123]/[.I123]" office:value-type="percentage" office:value="0.925493348891482" calcext:value-type="percentage">
            <text:p>92.5%</text:p>
          </table:table-cell>
          <table:table-cell table:number-columns-repeated="2"/>
          <table:table-cell office:value-type="string" calcext:value-type="string">
            <text:p>2017-06-27</text:p>
          </table:table-cell>
          <table:table-cell table:formula="of:=[.F123]-[.I123]" office:value-type="float" office:value="-24" calcext:value-type="float">
            <text:p>-24</text:p>
          </table:table-cell>
          <table:table-cell table:formula="of:=[.H123]-[.I123]" office:value-type="float" office:value="-28" calcext:value-type="float">
            <text:p>-28</text:p>
          </table:table-cell>
          <table:table-cell table:formula="of:=[.G123]-[.I12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13890" calcext:value-type="float">
            <text:p>13890</text:p>
          </table:table-cell>
          <table:table-cell office:value-type="float" office:value="13840" calcext:value-type="float">
            <text:p>13840</text:p>
          </table:table-cell>
          <table:table-cell office:value-type="float" office:value="560" calcext:value-type="float">
            <text:p>560</text:p>
          </table:table-cell>
          <table:table-cell office:value-type="float" office:value="554" calcext:value-type="float">
            <text:p>554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13409" calcext:value-type="float">
            <text:p>13409</text:p>
          </table:table-cell>
          <table:table-cell/>
          <table:table-cell table:formula="of:=[.G124]/[.F124]-1" office:value-type="percentage" office:value="0.00233644859813076" calcext:value-type="percentage">
            <text:p>0.23%</text:p>
          </table:table-cell>
          <table:table-cell table:formula="of:=[.H124]/[.F124]-1" office:value-type="percentage" office:value="-0.022196261682243" calcext:value-type="percentage">
            <text:p>-2.22%</text:p>
          </table:table-cell>
          <table:table-cell table:formula="of:=[.G124]/[.I124]-1" office:value-type="percentage" office:value="0.0226460071513708" calcext:value-type="percentage">
            <text:p>2.26%</text:p>
          </table:table-cell>
          <table:table-cell/>
          <table:table-cell office:value-type="string" calcext:value-type="string">
            <text:p>2017-06-28</text:p>
          </table:table-cell>
          <table:table-cell office:value-type="float" office:value="819.7295" calcext:value-type="float">
            <text:p>819.7295</text:p>
          </table:table-cell>
          <table:table-cell table:style-name="ce151" table:formula="of:=[.Q124]/[.I124]" office:value-type="percentage" office:value="0.977031585220501" calcext:value-type="percentage">
            <text:p>97.7%</text:p>
          </table:table-cell>
          <table:table-cell table:number-columns-repeated="2"/>
          <table:table-cell office:value-type="string" calcext:value-type="string">
            <text:p>2017-06-28</text:p>
          </table:table-cell>
          <table:table-cell table:formula="of:=[.F124]-[.I124]" office:value-type="float" office:value="17" calcext:value-type="float">
            <text:p>17</text:p>
          </table:table-cell>
          <table:table-cell table:formula="of:=[.H124]-[.I124]" office:value-type="float" office:value="-2" calcext:value-type="float">
            <text:p>-2</text:p>
          </table:table-cell>
          <table:table-cell table:formula="of:=[.G124]-[.I124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13870" calcext:value-type="float">
            <text:p>13870</text:p>
          </table:table-cell>
          <table:table-cell office:value-type="float" office:value="13670" calcext:value-type="float">
            <text:p>13670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11843" calcext:value-type="float">
            <text:p>11843</text:p>
          </table:table-cell>
          <table:table-cell/>
          <table:table-cell table:formula="of:=[.G125]/[.F125]-1" office:value-type="percentage" office:value="0.00117785630153122" calcext:value-type="percentage">
            <text:p>0.12%</text:p>
          </table:table-cell>
          <table:table-cell table:formula="of:=[.H125]/[.F125]-1" office:value-type="percentage" office:value="-0.0200235571260307" calcext:value-type="percentage">
            <text:p>-2.00%</text:p>
          </table:table-cell>
          <table:table-cell table:formula="of:=[.G125]/[.I125]-1" office:value-type="percentage" office:value="0.0191846522781776" calcext:value-type="percentage">
            <text:p>1.92%</text:p>
          </table:table-cell>
          <table:table-cell/>
          <table:table-cell office:value-type="string" calcext:value-type="string">
            <text:p>2017-06-29</text:p>
          </table:table-cell>
          <table:table-cell office:value-type="float" office:value="813.0634" calcext:value-type="float">
            <text:p>813.0634</text:p>
          </table:table-cell>
          <table:table-cell table:style-name="ce152" table:formula="of:=[.Q125]/[.I125]" office:value-type="percentage" office:value="0.974896163069544" calcext:value-type="percentage">
            <text:p>97.5%</text:p>
          </table:table-cell>
          <table:table-cell table:number-columns-repeated="2"/>
          <table:table-cell office:value-type="string" calcext:value-type="string">
            <text:p>2017-06-29</text:p>
          </table:table-cell>
          <table:table-cell table:formula="of:=[.F125]-[.I125]" office:value-type="float" office:value="15" calcext:value-type="float">
            <text:p>15</text:p>
          </table:table-cell>
          <table:table-cell table:formula="of:=[.H125]-[.I125]" office:value-type="float" office:value="-2" calcext:value-type="float">
            <text:p>-2</text:p>
          </table:table-cell>
          <table:table-cell table:formula="of:=[.G125]-[.I12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13350" calcext:value-type="float">
            <text:p>13350</text:p>
          </table:table-cell>
          <table:table-cell office:value-type="float" office:value="13440" calcext:value-type="float">
            <text:p>13440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7" calcext:value-type="float">
            <text:p>827</text:p>
          </table:table-cell>
          <table:table-cell office:value-type="float" office:value="10221" calcext:value-type="float">
            <text:p>10221</text:p>
          </table:table-cell>
          <table:table-cell/>
          <table:table-cell table:formula="of:=[.G126]/[.F126]-1" office:value-type="percentage" office:value="0.00851581508515809" calcext:value-type="percentage">
            <text:p>0.85%</text:p>
          </table:table-cell>
          <table:table-cell table:formula="of:=[.H126]/[.F126]-1" office:value-type="percentage" office:value="-0.0012165450121655" calcext:value-type="percentage">
            <text:p>-0.12%</text:p>
          </table:table-cell>
          <table:table-cell table:formula="of:=[.G126]/[.I126]-1" office:value-type="percentage" office:value="0.00241837968561054" calcext:value-type="percentage">
            <text:p>0.24%</text:p>
          </table:table-cell>
          <table:table-cell/>
          <table:table-cell office:value-type="string" calcext:value-type="string">
            <text:p>2017-06-30</text:p>
          </table:table-cell>
          <table:table-cell office:value-type="float" office:value="802.24475" calcext:value-type="float">
            <text:p>802.24475</text:p>
          </table:table-cell>
          <table:table-cell table:style-name="ce153" table:formula="of:=[.Q126]/[.I126]" office:value-type="percentage" office:value="0.970066203143893" calcext:value-type="percentage">
            <text:p>97.0%</text:p>
          </table:table-cell>
          <table:table-cell table:number-columns-repeated="2"/>
          <table:table-cell office:value-type="string" calcext:value-type="string">
            <text:p>2017-06-30</text:p>
          </table:table-cell>
          <table:table-cell table:formula="of:=[.F126]-[.I126]" office:value-type="float" office:value="-5" calcext:value-type="float">
            <text:p>-5</text:p>
          </table:table-cell>
          <table:table-cell table:formula="of:=[.H126]-[.I126]" office:value-type="float" office:value="-6" calcext:value-type="float">
            <text:p>-6</text:p>
          </table:table-cell>
          <table:table-cell table:formula="of:=[.G126]-[.I1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3460" calcext:value-type="float">
            <text:p>13460</text:p>
          </table:table-cell>
          <table:table-cell office:value-type="float" office:value="13410" calcext:value-type="float">
            <text:p>13410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3" calcext:value-type="float">
            <text:p>823</text:p>
          </table:table-cell>
          <table:table-cell office:value-type="float" office:value="6445" calcext:value-type="float">
            <text:p>6445</text:p>
          </table:table-cell>
          <table:table-cell/>
          <table:table-cell table:formula="of:=[.G127]/[.F127]-1" office:value-type="percentage" office:value="0.00485436893203883" calcext:value-type="percentage">
            <text:p>0.49%</text:p>
          </table:table-cell>
          <table:table-cell table:formula="of:=[.H127]/[.F127]-1" office:value-type="percentage" office:value="-0.0060679611650486" calcext:value-type="percentage">
            <text:p>-0.61%</text:p>
          </table:table-cell>
          <table:table-cell table:formula="of:=[.G127]/[.I127]-1" office:value-type="percentage" office:value="0.00607533414337791" calcext:value-type="percentage">
            <text:p>0.61%</text:p>
          </table:table-cell>
          <table:table-cell/>
          <table:table-cell office:value-type="string" calcext:value-type="string">
            <text:p>2017-07-03</text:p>
          </table:table-cell>
          <table:table-cell office:value-type="float" office:value="801.8346" calcext:value-type="float">
            <text:p>801.8346</text:p>
          </table:table-cell>
          <table:table-cell table:style-name="ce154" table:formula="of:=[.Q127]/[.I127]" office:value-type="percentage" office:value="0.97428262454435" calcext:value-type="percentage">
            <text:p>97.4%</text:p>
          </table:table-cell>
          <table:table-cell table:number-columns-repeated="2"/>
          <table:table-cell office:value-type="string" calcext:value-type="string">
            <text:p>2017-07-03</text:p>
          </table:table-cell>
          <table:table-cell table:formula="of:=[.F127]-[.I127]" office:value-type="float" office:value="1" calcext:value-type="float">
            <text:p>1</text:p>
          </table:table-cell>
          <table:table-cell table:formula="of:=[.H127]-[.I127]" office:value-type="float" office:value="-4" calcext:value-type="float">
            <text:p>-4</text:p>
          </table:table-cell>
          <table:table-cell table:formula="of:=[.G127]-[.I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13400" calcext:value-type="float">
            <text:p>13400</text:p>
          </table:table-cell>
          <table:table-cell office:value-type="float" office:value="13520" calcext:value-type="float">
            <text:p>13520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" calcext:value-type="float">
            <text:p>8525</text:p>
          </table:table-cell>
          <table:table-cell/>
          <table:table-cell table:formula="of:=[.G128]/[.F128]-1" office:value-type="percentage" office:value="0.00120627261761164" calcext:value-type="percentage">
            <text:p>0.12%</text:p>
          </table:table-cell>
          <table:table-cell table:formula="of:=[.H128]/[.F128]-1" office:value-type="percentage" office:value="-0.0265379975874548" calcext:value-type="percentage">
            <text:p>-2.65%</text:p>
          </table:table-cell>
          <table:table-cell table:formula="of:=[.G128]/[.I128]-1" office:value-type="percentage" office:value="0.0234278668310728" calcext:value-type="percentage">
            <text:p>2.34%</text:p>
          </table:table-cell>
          <table:table-cell/>
          <table:table-cell office:value-type="string" calcext:value-type="string">
            <text:p>2017-07-04</text:p>
          </table:table-cell>
          <table:table-cell office:value-type="float" office:value="801.5981" calcext:value-type="float">
            <text:p>801.5981</text:p>
          </table:table-cell>
          <table:table-cell table:style-name="ce155" table:formula="of:=[.Q128]/[.I128]" office:value-type="percentage" office:value="0.988407028360049" calcext:value-type="percentage">
            <text:p>98.8%</text:p>
          </table:table-cell>
          <table:table-cell table:number-columns-repeated="2"/>
          <table:table-cell office:value-type="string" calcext:value-type="string">
            <text:p>2017-07-04</text:p>
          </table:table-cell>
          <table:table-cell table:formula="of:=[.F128]-[.I128]" office:value-type="float" office:value="18" calcext:value-type="float">
            <text:p>18</text:p>
          </table:table-cell>
          <table:table-cell table:formula="of:=[.H128]-[.I128]" office:value-type="float" office:value="-4" calcext:value-type="float">
            <text:p>-4</text:p>
          </table:table-cell>
          <table:table-cell table:formula="of:=[.G128]-[.I12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13490" calcext:value-type="float">
            <text:p>13490</text:p>
          </table:table-cell>
          <table:table-cell office:value-type="float" office:value="13200" calcext:value-type="float">
            <text:p>13200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16" calcext:value-type="float">
            <text:p>816</text:p>
          </table:table-cell>
          <table:table-cell office:value-type="float" office:value="7061" calcext:value-type="float">
            <text:p>7061</text:p>
          </table:table-cell>
          <table:table-cell/>
          <table:table-cell table:formula="of:=[.G129]/[.F129]-1" office:value-type="percentage" office:value="0.00865265760197764" calcext:value-type="percentage">
            <text:p>0.87%</text:p>
          </table:table-cell>
          <table:table-cell table:formula="of:=[.H129]/[.F129]-1" office:value-type="percentage" office:value="-0.00494437577255868" calcext:value-type="percentage">
            <text:p>-0.49%</text:p>
          </table:table-cell>
          <table:table-cell table:formula="of:=[.G129]/[.I12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7-05</text:p>
          </table:table-cell>
          <table:table-cell office:value-type="float" office:value="789.12994" calcext:value-type="float">
            <text:p>789.12994</text:p>
          </table:table-cell>
          <table:table-cell table:style-name="ce156" table:formula="of:=[.Q129]/[.I129]" office:value-type="percentage" office:value="0.967071004901961" calcext:value-type="percentage">
            <text:p>96.7%</text:p>
          </table:table-cell>
          <table:table-cell table:number-columns-repeated="2"/>
          <table:table-cell office:value-type="string" calcext:value-type="string">
            <text:p>2017-07-05</text:p>
          </table:table-cell>
          <table:table-cell table:formula="of:=[.F129]-[.I129]" office:value-type="float" office:value="-7" calcext:value-type="float">
            <text:p>-7</text:p>
          </table:table-cell>
          <table:table-cell table:formula="of:=[.H129]-[.I129]" office:value-type="float" office:value="-11" calcext:value-type="float">
            <text:p>-11</text:p>
          </table:table-cell>
          <table:table-cell table:formula="of:=[.G129]-[.I12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13400" calcext:value-type="float">
            <text:p>13400</text:p>
          </table:table-cell>
          <table:table-cell office:value-type="float" office:value="13230" calcext:value-type="float">
            <text:p>13230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7979" calcext:value-type="float">
            <text:p>7979</text:p>
          </table:table-cell>
          <table:table-cell/>
          <table:table-cell table:formula="of:=[.G130]/[.F130]-1" office:value-type="percentage" office:value="0.00243309002433101" calcext:value-type="percentage">
            <text:p>0.24%</text:p>
          </table:table-cell>
          <table:table-cell table:formula="of:=[.H130]/[.F130]-1" office:value-type="percentage" office:value="-0.0085158150851582" calcext:value-type="percentage">
            <text:p>-0.85%</text:p>
          </table:table-cell>
          <table:table-cell table:formula="of:=[.G130]/[.I130]-1" office:value-type="percentage" office:value="0.00856793145654833" calcext:value-type="percentage">
            <text:p>0.86%</text:p>
          </table:table-cell>
          <table:table-cell/>
          <table:table-cell office:value-type="string" calcext:value-type="string">
            <text:p>2017-07-06</text:p>
          </table:table-cell>
          <table:table-cell office:value-type="float" office:value="791.67084" calcext:value-type="float">
            <text:p>791.67084</text:p>
          </table:table-cell>
          <table:table-cell table:style-name="ce157" table:formula="of:=[.Q130]/[.I130]" office:value-type="percentage" office:value="0.968997356181151" calcext:value-type="percentage">
            <text:p>96.9%</text:p>
          </table:table-cell>
          <table:table-cell table:number-columns-repeated="2"/>
          <table:table-cell office:value-type="string" calcext:value-type="string">
            <text:p>2017-07-06</text:p>
          </table:table-cell>
          <table:table-cell table:formula="of:=[.F130]-[.I130]" office:value-type="float" office:value="5" calcext:value-type="float">
            <text:p>5</text:p>
          </table:table-cell>
          <table:table-cell table:formula="of:=[.H130]-[.I130]" office:value-type="float" office:value="-2" calcext:value-type="float">
            <text:p>-2</text:p>
          </table:table-cell>
          <table:table-cell table:formula="of:=[.G130]-[.I13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13120" calcext:value-type="float">
            <text:p>13120</text:p>
          </table:table-cell>
          <table:table-cell office:value-type="float" office:value="13230" calcext:value-type="float">
            <text:p>13230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811" calcext:value-type="float">
            <text:p>811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G131]/[.F131]-1" office:value-type="percentage" office:value="0.00616522811344011" calcext:value-type="percentage">
            <text:p>0.62%</text:p>
          </table:table-cell>
          <table:table-cell table:formula="of:=[.H131]/[.F131]-1" office:value-type="percentage" office:value="-0.001233045622688" calcext:value-type="percentage">
            <text:p>-0.12%</text:p>
          </table:table-cell>
          <table:table-cell table:formula="of:=[.G131]/[.I131]-1" office:value-type="percentage" office:value="0.00369003690036895" calcext:value-type="percentage">
            <text:p>0.37%</text:p>
          </table:table-cell>
          <table:table-cell/>
          <table:table-cell office:value-type="string" calcext:value-type="string">
            <text:p>2017-07-07</text:p>
          </table:table-cell>
          <table:table-cell office:value-type="float" office:value="791.44635" calcext:value-type="float">
            <text:p>791.44635</text:p>
          </table:table-cell>
          <table:table-cell table:style-name="ce158" table:formula="of:=[.Q131]/[.I131]" office:value-type="percentage" office:value="0.973488745387454" calcext:value-type="percentage">
            <text:p>97.3%</text:p>
          </table:table-cell>
          <table:table-cell table:number-columns-repeated="2"/>
          <table:table-cell office:value-type="string" calcext:value-type="string">
            <text:p>2017-07-07</text:p>
          </table:table-cell>
          <table:table-cell table:formula="of:=[.F131]-[.I131]" office:value-type="float" office:value="-2" calcext:value-type="float">
            <text:p>-2</text:p>
          </table:table-cell>
          <table:table-cell table:formula="of:=[.H131]-[.I131]" office:value-type="float" office:value="-3" calcext:value-type="float">
            <text:p>-3</text:p>
          </table:table-cell>
          <table:table-cell table:formula="of:=[.G131]-[.I13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3220" calcext:value-type="float">
            <text:p>13220</text:p>
          </table:table-cell>
          <table:table-cell office:value-type="float" office:value="13240" calcext:value-type="float">
            <text:p>13240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6518" calcext:value-type="float">
            <text:p>6518</text:p>
          </table:table-cell>
          <table:table-cell/>
          <table:table-cell table:formula="of:=[.G132]/[.F132]-1" office:value-type="percentage" office:value="0.00609013398294755" calcext:value-type="percentage">
            <text:p>0.61%</text:p>
          </table:table-cell>
          <table:table-cell table:formula="of:=[.H132]/[.F132]-1" office:value-type="percentage" office:value="-0.00365408038976855" calcext:value-type="percentage">
            <text:p>-0.37%</text:p>
          </table:table-cell>
          <table:table-cell table:formula="of:=[.G132]/[.I132]-1" office:value-type="percentage" office:value="0.00731707317073171" calcext:value-type="percentage">
            <text:p>0.73%</text:p>
          </table:table-cell>
          <table:table-cell/>
          <table:table-cell office:value-type="string" calcext:value-type="string">
            <text:p>2017-07-10</text:p>
          </table:table-cell>
          <table:table-cell office:value-type="float" office:value="791.1094" calcext:value-type="float">
            <text:p>791.1094</text:p>
          </table:table-cell>
          <table:table-cell table:style-name="ce159" table:formula="of:=[.Q132]/[.I132]" office:value-type="percentage" office:value="0.96476756097561" calcext:value-type="percentage">
            <text:p>96.5%</text:p>
          </table:table-cell>
          <table:table-cell table:number-columns-repeated="2"/>
          <table:table-cell office:value-type="string" calcext:value-type="string">
            <text:p>2017-07-10</text:p>
          </table:table-cell>
          <table:table-cell table:formula="of:=[.F132]-[.I132]" office:value-type="float" office:value="1" calcext:value-type="float">
            <text:p>1</text:p>
          </table:table-cell>
          <table:table-cell table:formula="of:=[.H132]-[.I132]" office:value-type="float" office:value="-2" calcext:value-type="float">
            <text:p>-2</text:p>
          </table:table-cell>
          <table:table-cell table:formula="of:=[.G132]-[.I13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13180" calcext:value-type="float">
            <text:p>13180</text:p>
          </table:table-cell>
          <table:table-cell office:value-type="float" office:value="13160" calcext:value-type="float">
            <text:p>13160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office:value-type="float" office:value="826" calcext:value-type="float">
            <text:p>826</text:p>
          </table:table-cell>
          <table:table-cell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37" calcext:value-type="float">
            <text:p>837</text:p>
          </table:table-cell>
          <table:table-cell office:value-type="float" office:value="8702" calcext:value-type="float">
            <text:p>8702</text:p>
          </table:table-cell>
          <table:table-cell/>
          <table:table-cell table:formula="of:=[.G133]/[.F133]-1" office:value-type="percentage" office:value="0.013317191283293" calcext:value-type="percentage">
            <text:p>1.33%</text:p>
          </table:table-cell>
          <table:table-cell table:formula="of:=[.H133]/[.F133]-1" office:value-type="percentage" office:value="-0.00968523002421306" calcext:value-type="percentage">
            <text:p>-0.97%</text:p>
          </table:table-cell>
          <table:table-cell table:formula="of:=[.G133]/[.I133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7-11</text:p>
          </table:table-cell>
          <table:table-cell office:value-type="float" office:value="800.75903" calcext:value-type="float">
            <text:p>800.75903</text:p>
          </table:table-cell>
          <table:table-cell table:style-name="ce160" table:formula="of:=[.Q133]/[.I133]" office:value-type="percentage" office:value="0.956701350059737" calcext:value-type="percentage">
            <text:p>95.7%</text:p>
          </table:table-cell>
          <table:table-cell table:number-columns-repeated="2"/>
          <table:table-cell office:value-type="string" calcext:value-type="string">
            <text:p>2017-07-11</text:p>
          </table:table-cell>
          <table:table-cell table:formula="of:=[.F133]-[.I133]" office:value-type="float" office:value="-11" calcext:value-type="float">
            <text:p>-11</text:p>
          </table:table-cell>
          <table:table-cell table:formula="of:=[.H133]-[.I133]" office:value-type="float" office:value="-19" calcext:value-type="float">
            <text:p>-19</text:p>
          </table:table-cell>
          <table:table-cell table:formula="of:=[.G133]-[.I1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13060" calcext:value-type="float">
            <text:p>13060</text:p>
          </table:table-cell>
          <table:table-cell office:value-type="float" office:value="12920" calcext:value-type="float">
            <text:p>12920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G134]/[.F134]-1" office:value-type="percentage" office:value="0.00598802395209574" calcext:value-type="percentage">
            <text:p>0.60%</text:p>
          </table:table-cell>
          <table:table-cell table:formula="of:=[.H134]/[.F134]-1" office:value-type="percentage" office:value="-0.0107784431137724" calcext:value-type="percentage">
            <text:p>-1.08%</text:p>
          </table:table-cell>
          <table:table-cell table:formula="of:=[.G134]/[.I134]-1" office:value-type="percentage" office:value="0.0144927536231885" calcext:value-type="percentage">
            <text:p>1.45%</text:p>
          </table:table-cell>
          <table:table-cell/>
          <table:table-cell office:value-type="string" calcext:value-type="string">
            <text:p>2017-07-12</text:p>
          </table:table-cell>
          <table:table-cell office:value-type="float" office:value="807.26697" calcext:value-type="float">
            <text:p>807.26697</text:p>
          </table:table-cell>
          <table:table-cell table:style-name="ce161" table:formula="of:=[.Q134]/[.I134]" office:value-type="percentage" office:value="0.974960108695652" calcext:value-type="percentage">
            <text:p>97.5%</text:p>
          </table:table-cell>
          <table:table-cell table:number-columns-repeated="2"/>
          <table:table-cell office:value-type="string" calcext:value-type="string">
            <text:p>2017-07-12</text:p>
          </table:table-cell>
          <table:table-cell table:formula="of:=[.F134]-[.I134]" office:value-type="float" office:value="7" calcext:value-type="float">
            <text:p>7</text:p>
          </table:table-cell>
          <table:table-cell table:formula="of:=[.H134]-[.I134]" office:value-type="float" office:value="-2" calcext:value-type="float">
            <text:p>-2</text:p>
          </table:table-cell>
          <table:table-cell table:formula="of:=[.G134]-[.I134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12870" calcext:value-type="float">
            <text:p>12870</text:p>
          </table:table-cell>
          <table:table-cell office:value-type="float" office:value="12910" calcext:value-type="float">
            <text:p>1291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835" calcext:value-type="float">
            <text:p>835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9957" calcext:value-type="float">
            <text:p>9957</text:p>
          </table:table-cell>
          <table:table-cell/>
          <table:table-cell table:formula="of:=[.G135]/[.F135]-1" office:value-type="percentage" office:value="0.0155688622754491" calcext:value-type="percentage">
            <text:p>1.56%</text:p>
          </table:table-cell>
          <table:table-cell table:formula="of:=[.H135]/[.F135]-1" office:value-type="percentage" office:value="0" calcext:value-type="percentage">
            <text:p>0.00%</text:p>
          </table:table-cell>
          <table:table-cell table:formula="of:=[.G135]/[.I135]-1" office:value-type="percentage" office:value="0.00712589073634207" calcext:value-type="percentage">
            <text:p>0.71%</text:p>
          </table:table-cell>
          <table:table-cell/>
          <table:table-cell office:value-type="string" calcext:value-type="string">
            <text:p>2017-07-13</text:p>
          </table:table-cell>
          <table:table-cell office:value-type="float" office:value="802.812" calcext:value-type="float">
            <text:p>802.812</text:p>
          </table:table-cell>
          <table:table-cell table:style-name="ce162" table:formula="of:=[.Q135]/[.I135]" office:value-type="percentage" office:value="0.953458432304038" calcext:value-type="percentage">
            <text:p>95.3%</text:p>
          </table:table-cell>
          <table:table-cell table:number-columns-repeated="2"/>
          <table:table-cell office:value-type="string" calcext:value-type="string">
            <text:p>2017-07-13</text:p>
          </table:table-cell>
          <table:table-cell table:formula="of:=[.F135]-[.I135]" office:value-type="float" office:value="-7" calcext:value-type="float">
            <text:p>-7</text:p>
          </table:table-cell>
          <table:table-cell table:formula="of:=[.H135]-[.I135]" office:value-type="float" office:value="-7" calcext:value-type="float">
            <text:p>-7</text:p>
          </table:table-cell>
          <table:table-cell table:formula="of:=[.G135]-[.I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13080" calcext:value-type="float">
            <text:p>13080</text:p>
          </table:table-cell>
          <table:table-cell office:value-type="float" office:value="13050" calcext:value-type="float">
            <text:p>1305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6372" calcext:value-type="float">
            <text:p>6372</text:p>
          </table:table-cell>
          <table:table-cell/>
          <table:table-cell table:formula="of:=[.G136]/[.F136]-1" office:value-type="percentage" office:value="0.00236406619385332" calcext:value-type="percentage">
            <text:p>0.24%</text:p>
          </table:table-cell>
          <table:table-cell table:formula="of:=[.H136]/[.F136]-1" office:value-type="percentage" office:value="-0.0118203309692672" calcext:value-type="percentage">
            <text:p>-1.18%</text:p>
          </table:table-cell>
          <table:table-cell table:formula="of:=[.G136]/[.I136]-1" office:value-type="percentage" office:value="0.0119331742243436" calcext:value-type="percentage">
            <text:p>1.19%</text:p>
          </table:table-cell>
          <table:table-cell/>
          <table:table-cell office:value-type="string" calcext:value-type="string">
            <text:p>2017-07-14</text:p>
          </table:table-cell>
          <table:table-cell office:value-type="float" office:value="813.8112" calcext:value-type="float">
            <text:p>813.8112</text:p>
          </table:table-cell>
          <table:table-cell table:style-name="ce163" table:formula="of:=[.Q136]/[.I136]" office:value-type="percentage" office:value="0.97113508353222" calcext:value-type="percentage">
            <text:p>97.1%</text:p>
          </table:table-cell>
          <table:table-cell table:number-columns-repeated="2"/>
          <table:table-cell office:value-type="string" calcext:value-type="string">
            <text:p>2017-07-14</text:p>
          </table:table-cell>
          <table:table-cell table:formula="of:=[.F136]-[.I136]" office:value-type="float" office:value="8" calcext:value-type="float">
            <text:p>8</text:p>
          </table:table-cell>
          <table:table-cell table:formula="of:=[.H136]-[.I136]" office:value-type="float" office:value="-2" calcext:value-type="float">
            <text:p>-2</text:p>
          </table:table-cell>
          <table:table-cell table:formula="of:=[.G136]-[.I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13160" calcext:value-type="float">
            <text:p>13160</text:p>
          </table:table-cell>
          <table:table-cell office:value-type="float" office:value="12990" calcext:value-type="float">
            <text:p>12990</text:p>
          </table:table-cell>
          <table:table-cell office:value-type="float" office:value="559" calcext:value-type="float">
            <text:p>559</text:p>
          </table:table-cell>
          <table:table-cell office:value-type="float" office:value="550" calcext:value-type="float">
            <text:p>550</text:p>
          </table:table-cell>
          <table:table-cell office:value-type="float" office:value="838" calcext:value-type="float">
            <text:p>838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66" calcext:value-type="float">
            <text:p>866</text:p>
          </table:table-cell>
          <table:table-cell office:value-type="float" office:value="21865" calcext:value-type="float">
            <text:p>21865</text:p>
          </table:table-cell>
          <table:table-cell/>
          <table:table-cell table:formula="of:=[.G137]/[.F137]-1" office:value-type="percentage" office:value="0.0346062052505967" calcext:value-type="percentage">
            <text:p>3.46%</text:p>
          </table:table-cell>
          <table:table-cell table:formula="of:=[.H137]/[.F137]-1" office:value-type="percentage" office:value="-0.00238663484486878" calcext:value-type="percentage">
            <text:p>-0.24%</text:p>
          </table:table-cell>
          <table:table-cell table:formula="of:=[.G137]/[.I137]-1" office:value-type="percentage" office:value="0.00115473441108538" calcext:value-type="percentage">
            <text:p>0.12%</text:p>
          </table:table-cell>
          <table:table-cell/>
          <table:table-cell office:value-type="string" calcext:value-type="string">
            <text:p>2017-07-18</text:p>
          </table:table-cell>
          <table:table-cell office:value-type="float" office:value="809.96875" calcext:value-type="float">
            <text:p>809.96875</text:p>
          </table:table-cell>
          <table:table-cell table:style-name="ce164" table:formula="of:=[.Q137]/[.I137]" office:value-type="percentage" office:value="0.935298787528868" calcext:value-type="percentage">
            <text:p>93.5%</text:p>
          </table:table-cell>
          <table:table-cell table:number-columns-repeated="2"/>
          <table:table-cell office:value-type="string" calcext:value-type="string">
            <text:p>2017-07-18</text:p>
          </table:table-cell>
          <table:table-cell table:formula="of:=[.F137]-[.I137]" office:value-type="float" office:value="-28" calcext:value-type="float">
            <text:p>-28</text:p>
          </table:table-cell>
          <table:table-cell table:formula="of:=[.H137]-[.I137]" office:value-type="float" office:value="-30" calcext:value-type="float">
            <text:p>-30</text:p>
          </table:table-cell>
          <table:table-cell table:formula="of:=[.G137]-[.I1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13160" calcext:value-type="float">
            <text:p>13160</text:p>
          </table:table-cell>
          <table:table-cell office:value-type="float" office:value="13340" calcext:value-type="float">
            <text:p>13340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2" calcext:value-type="float">
            <text:p>862</text:p>
          </table:table-cell>
          <table:table-cell office:value-type="float" office:value="9525" calcext:value-type="float">
            <text:p>9525</text:p>
          </table:table-cell>
          <table:table-cell/>
          <table:table-cell table:formula="of:=[.G138]/[.F138]-1" office:value-type="percentage" office:value="0.00347222222222232" calcext:value-type="percentage">
            <text:p>0.35%</text:p>
          </table:table-cell>
          <table:table-cell table:formula="of:=[.H138]/[.F138]-1" office:value-type="percentage" office:value="-0.00810185185185186" calcext:value-type="percentage">
            <text:p>-0.81%</text:p>
          </table:table-cell>
          <table:table-cell table:formula="of:=[.G138]/[.I138]-1" office:value-type="percentage" office:value="0.00580046403712298" calcext:value-type="percentage">
            <text:p>0.58%</text:p>
          </table:table-cell>
          <table:table-cell/>
          <table:table-cell office:value-type="string" calcext:value-type="string">
            <text:p>2017-07-19</text:p>
          </table:table-cell>
          <table:table-cell office:value-type="float" office:value="827.4746" calcext:value-type="float">
            <text:p>827.4746</text:p>
          </table:table-cell>
          <table:table-cell table:style-name="ce165" table:formula="of:=[.Q138]/[.I138]" office:value-type="percentage" office:value="0.959947331786543" calcext:value-type="percentage">
            <text:p>96.0%</text:p>
          </table:table-cell>
          <table:table-cell table:number-columns-repeated="2"/>
          <table:table-cell office:value-type="string" calcext:value-type="string">
            <text:p>2017-07-19</text:p>
          </table:table-cell>
          <table:table-cell table:formula="of:=[.F138]-[.I138]" office:value-type="float" office:value="2" calcext:value-type="float">
            <text:p>2</text:p>
          </table:table-cell>
          <table:table-cell table:formula="of:=[.H138]-[.I138]" office:value-type="float" office:value="-5" calcext:value-type="float">
            <text:p>-5</text:p>
          </table:table-cell>
          <table:table-cell table:formula="of:=[.G138]-[.I13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480" calcext:value-type="float">
            <text:p>13480</text:p>
          </table:table-cell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office:value-type="float" office:value="861" calcext:value-type="float">
            <text:p>861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6" calcext:value-type="float">
            <text:p>866</text:p>
          </table:table-cell>
          <table:table-cell office:value-type="float" office:value="10606" calcext:value-type="float">
            <text:p>10606</text:p>
          </table:table-cell>
          <table:table-cell/>
          <table:table-cell table:formula="of:=[.G139]/[.F139]-1" office:value-type="percentage" office:value="0.00696864111498252" calcext:value-type="percentage">
            <text:p>0.70%</text:p>
          </table:table-cell>
          <table:table-cell table:formula="of:=[.H139]/[.F139]-1" office:value-type="percentage" office:value="-0.00464576074332168" calcext:value-type="percentage">
            <text:p>-0.46%</text:p>
          </table:table-cell>
          <table:table-cell table:formula="of:=[.G139]/[.I139]-1" office:value-type="percentage" office:value="0.00115473441108538" calcext:value-type="percentage">
            <text:p>0.12%</text:p>
          </table:table-cell>
          <table:table-cell/>
          <table:table-cell office:value-type="string" calcext:value-type="string">
            <text:p>2017-07-20</text:p>
          </table:table-cell>
          <table:table-cell office:value-type="float" office:value="830.5721" calcext:value-type="float">
            <text:p>830.5721</text:p>
          </table:table-cell>
          <table:table-cell table:style-name="ce166" table:formula="of:=[.Q139]/[.I139]" office:value-type="percentage" office:value="0.959090184757506" calcext:value-type="percentage">
            <text:p>95.9%</text:p>
          </table:table-cell>
          <table:table-cell table:number-columns-repeated="2"/>
          <table:table-cell office:value-type="string" calcext:value-type="string">
            <text:p>2017-07-20</text:p>
          </table:table-cell>
          <table:table-cell table:formula="of:=[.F139]-[.I139]" office:value-type="float" office:value="-5" calcext:value-type="float">
            <text:p>-5</text:p>
          </table:table-cell>
          <table:table-cell table:formula="of:=[.H139]-[.I139]" office:value-type="float" office:value="-9" calcext:value-type="float">
            <text:p>-9</text:p>
          </table:table-cell>
          <table:table-cell table:formula="of:=[.G139]-[.I1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13620" calcext:value-type="float">
            <text:p>13620</text:p>
          </table:table-cell>
          <table:table-cell office:value-type="float" office:value="13770" calcext:value-type="float">
            <text:p>13770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G140]/[.F140]-1" office:value-type="percentage" office:value="0.0103926096997691" calcext:value-type="percentage">
            <text:p>1.04%</text:p>
          </table:table-cell>
          <table:table-cell table:formula="of:=[.H140]/[.F140]-1" office:value-type="percentage" office:value="-0.0080831408775982" calcext:value-type="percentage">
            <text:p>-0.81%</text:p>
          </table:table-cell>
          <table:table-cell table:formula="of:=[.G140]/[.I140]-1" office:value-type="percentage" office:value="0.0162601626016261" calcext:value-type="percentage">
            <text:p>1.63%</text:p>
          </table:table-cell>
          <table:table-cell/>
          <table:table-cell office:value-type="string" calcext:value-type="string">
            <text:p>2017-07-21</text:p>
          </table:table-cell>
          <table:table-cell office:value-type="float" office:value="832.23535" calcext:value-type="float">
            <text:p>832.23535</text:p>
          </table:table-cell>
          <table:table-cell table:style-name="ce167" table:formula="of:=[.Q140]/[.I140]" office:value-type="percentage" office:value="0.966591579558653" calcext:value-type="percentage">
            <text:p>96.7%</text:p>
          </table:table-cell>
          <table:table-cell table:number-columns-repeated="2"/>
          <table:table-cell office:value-type="string" calcext:value-type="string">
            <text:p>2017-07-21</text:p>
          </table:table-cell>
          <table:table-cell table:formula="of:=[.F140]-[.I140]" office:value-type="float" office:value="5" calcext:value-type="float">
            <text:p>5</text:p>
          </table:table-cell>
          <table:table-cell table:formula="of:=[.H140]-[.I140]" office:value-type="float" office:value="-2" calcext:value-type="float">
            <text:p>-2</text:p>
          </table:table-cell>
          <table:table-cell table:formula="of:=[.G140]-[.I14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3570" calcext:value-type="float">
            <text:p>13570</text:p>
          </table:table-cell>
          <table:table-cell office:value-type="float" office:value="13500" calcext:value-type="float">
            <text:p>13500</text:p>
          </table:table-cell>
          <table:table-cell office:value-type="float" office:value="590" calcext:value-type="float">
            <text:p>590</text:p>
          </table:table-cell>
          <table:table-cell office:value-type="float" office:value="586" calcext:value-type="float">
            <text:p>586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7476" calcext:value-type="float">
            <text:p>7476</text:p>
          </table:table-cell>
          <table:table-cell/>
          <table:table-cell table:formula="of:=[.G141]/[.F141]-1" office:value-type="percentage" office:value="0.00235294117647067" calcext:value-type="percentage">
            <text:p>0.24%</text:p>
          </table:table-cell>
          <table:table-cell table:formula="of:=[.H141]/[.F141]-1" office:value-type="percentage" office:value="-0.00588235294117645" calcext:value-type="percentage">
            <text:p>-0.59%</text:p>
          </table:table-cell>
          <table:table-cell table:formula="of:=[.G141]/[.I141]-1" office:value-type="percentage" office:value="0.00353356890459366" calcext:value-type="percentage">
            <text:p>0.35%</text:p>
          </table:table-cell>
          <table:table-cell/>
          <table:table-cell office:value-type="string" calcext:value-type="string">
            <text:p>2017-07-24</text:p>
          </table:table-cell>
          <table:table-cell office:value-type="float" office:value="827.50354" calcext:value-type="float">
            <text:p>827.50354</text:p>
          </table:table-cell>
          <table:table-cell table:style-name="ce168" table:formula="of:=[.Q141]/[.I141]" office:value-type="percentage" office:value="0.974680259128386" calcext:value-type="percentage">
            <text:p>97.5%</text:p>
          </table:table-cell>
          <table:table-cell table:number-columns-repeated="2"/>
          <table:table-cell office:value-type="string" calcext:value-type="string">
            <text:p>2017-07-24</text:p>
          </table:table-cell>
          <table:table-cell table:formula="of:=[.F141]-[.I141]" office:value-type="float" office:value="1" calcext:value-type="float">
            <text:p>1</text:p>
          </table:table-cell>
          <table:table-cell table:formula="of:=[.H141]-[.I141]" office:value-type="float" office:value="-4" calcext:value-type="float">
            <text:p>-4</text:p>
          </table:table-cell>
          <table:table-cell table:formula="of:=[.G141]-[.I1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13620" calcext:value-type="float">
            <text:p>13620</text:p>
          </table:table-cell>
          <table:table-cell office:value-type="float" office:value="13520" calcext:value-type="float">
            <text:p>13520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7584" calcext:value-type="float">
            <text:p>7584</text:p>
          </table:table-cell>
          <table:table-cell/>
          <table:table-cell table:formula="of:=[.G142]/[.F142]-1" office:value-type="percentage" office:value="0" calcext:value-type="percentage">
            <text:p>0.00%</text:p>
          </table:table-cell>
          <table:table-cell table:formula="of:=[.H142]/[.F142]-1" office:value-type="percentage" office:value="-0.0106007067137809" calcext:value-type="percentage">
            <text:p>-1.06%</text:p>
          </table:table-cell>
          <table:table-cell table:formula="of:=[.G142]/[.I142]-1" office:value-type="percentage" office:value="0.00473372781065096" calcext:value-type="percentage">
            <text:p>0.47%</text:p>
          </table:table-cell>
          <table:table-cell/>
          <table:table-cell office:value-type="string" calcext:value-type="string">
            <text:p>2017-07-25</text:p>
          </table:table-cell>
          <table:table-cell office:value-type="float" office:value="814.47327" calcext:value-type="float">
            <text:p>814.47327</text:p>
          </table:table-cell>
          <table:table-cell table:style-name="ce169" table:formula="of:=[.Q142]/[.I142]" office:value-type="percentage" office:value="0.963873692307692" calcext:value-type="percentage">
            <text:p>96.4%</text:p>
          </table:table-cell>
          <table:table-cell table:number-columns-repeated="2"/>
          <table:table-cell office:value-type="string" calcext:value-type="string">
            <text:p>2017-07-25</text:p>
          </table:table-cell>
          <table:table-cell table:formula="of:=[.F142]-[.I142]" office:value-type="float" office:value="4" calcext:value-type="float">
            <text:p>4</text:p>
          </table:table-cell>
          <table:table-cell table:formula="of:=[.H142]-[.I142]" office:value-type="float" office:value="-5" calcext:value-type="float">
            <text:p>-5</text:p>
          </table:table-cell>
          <table:table-cell table:formula="of:=[.G142]-[.I14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13350" calcext:value-type="float">
            <text:p>13350</text:p>
          </table:table-cell>
          <table:table-cell office:value-type="float" office:value="13310" calcext:value-type="float">
            <text:p>13310</text:p>
          </table:table-cell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12645" calcext:value-type="float">
            <text:p>12645</text:p>
          </table:table-cell>
          <table:table-cell/>
          <table:table-cell table:formula="of:=[.G143]/[.F143]-1" office:value-type="percentage" office:value="0.00235017626321965" calcext:value-type="percentage">
            <text:p>0.24%</text:p>
          </table:table-cell>
          <table:table-cell table:formula="of:=[.H143]/[.F143]-1" office:value-type="percentage" office:value="-0.0235017626321974" calcext:value-type="percentage">
            <text:p>-2.35%</text:p>
          </table:table-cell>
          <table:table-cell table:formula="of:=[.G143]/[.I143]-1" office:value-type="percentage" office:value="0.0240096038415367" calcext:value-type="percentage">
            <text:p>2.40%</text:p>
          </table:table-cell>
          <table:table-cell/>
          <table:table-cell office:value-type="string" calcext:value-type="string">
            <text:p>2017-07-26</text:p>
          </table:table-cell>
          <table:table-cell office:value-type="float" office:value="814.8014" calcext:value-type="float">
            <text:p>814.8014</text:p>
          </table:table-cell>
          <table:table-cell table:style-name="ce170" table:formula="of:=[.Q143]/[.I143]" office:value-type="percentage" office:value="0.978152941176471" calcext:value-type="percentage">
            <text:p>97.8%</text:p>
          </table:table-cell>
          <table:table-cell table:number-columns-repeated="2"/>
          <table:table-cell office:value-type="string" calcext:value-type="string">
            <text:p>2017-07-26</text:p>
          </table:table-cell>
          <table:table-cell table:formula="of:=[.F143]-[.I143]" office:value-type="float" office:value="18" calcext:value-type="float">
            <text:p>18</text:p>
          </table:table-cell>
          <table:table-cell table:formula="of:=[.H143]-[.I143]" office:value-type="float" office:value="-2" calcext:value-type="float">
            <text:p>-2</text:p>
          </table:table-cell>
          <table:table-cell table:formula="of:=[.G143]-[.I14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13470" calcext:value-type="float">
            <text:p>13470</text:p>
          </table:table-cell>
          <table:table-cell office:value-type="float" office:value="13530" calcext:value-type="float">
            <text:p>13530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11374" calcext:value-type="float">
            <text:p>11374</text:p>
          </table:table-cell>
          <table:table-cell/>
          <table:table-cell table:formula="of:=[.G144]/[.F144]-1" office:value-type="percentage" office:value="0.0132052821128452" calcext:value-type="percentage">
            <text:p>1.32%</text:p>
          </table:table-cell>
          <table:table-cell table:formula="of:=[.H144]/[.F144]-1" office:value-type="percentage" office:value="-0.00360144057623046" calcext:value-type="percentage">
            <text:p>-0.36%</text:p>
          </table:table-cell>
          <table:table-cell table:formula="of:=[.G144]/[.I144]-1" office:value-type="percentage" office:value="0.00237529691211402" calcext:value-type="percentage">
            <text:p>0.24%</text:p>
          </table:table-cell>
          <table:table-cell/>
          <table:table-cell office:value-type="string" calcext:value-type="string">
            <text:p>2017-07-27</text:p>
          </table:table-cell>
          <table:table-cell office:value-type="float" office:value="802.78564" calcext:value-type="float">
            <text:p>802.78564</text:p>
          </table:table-cell>
          <table:table-cell table:style-name="ce171" table:formula="of:=[.Q144]/[.I144]" office:value-type="percentage" office:value="0.953427125890736" calcext:value-type="percentage">
            <text:p>95.3%</text:p>
          </table:table-cell>
          <table:table-cell table:number-columns-repeated="2"/>
          <table:table-cell office:value-type="string" calcext:value-type="string">
            <text:p>2017-07-27</text:p>
          </table:table-cell>
          <table:table-cell table:formula="of:=[.F144]-[.I144]" office:value-type="float" office:value="-9" calcext:value-type="float">
            <text:p>-9</text:p>
          </table:table-cell>
          <table:table-cell table:formula="of:=[.H144]-[.I144]" office:value-type="float" office:value="-12" calcext:value-type="float">
            <text:p>-12</text:p>
          </table:table-cell>
          <table:table-cell table:formula="of:=[.G144]-[.I14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13610" calcext:value-type="float">
            <text:p>13610</text:p>
          </table:table-cell>
          <table:table-cell office:value-type="float" office:value="13540" calcext:value-type="float">
            <text:p>13540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818" calcext:value-type="float">
            <text:p>818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21010" calcext:value-type="float">
            <text:p>21010</text:p>
          </table:table-cell>
          <table:table-cell/>
          <table:table-cell table:formula="of:=[.G145]/[.F145]-1" office:value-type="percentage" office:value="0.011002444987775" calcext:value-type="percentage">
            <text:p>1.10%</text:p>
          </table:table-cell>
          <table:table-cell table:formula="of:=[.H145]/[.F145]-1" office:value-type="percentage" office:value="-0.019559902200489" calcext:value-type="percentage">
            <text:p>-1.96%</text:p>
          </table:table-cell>
          <table:table-cell table:formula="of:=[.G145]/[.I145]-1" office:value-type="percentage" office:value="0.0260545905707197" calcext:value-type="percentage">
            <text:p>2.61%</text:p>
          </table:table-cell>
          <table:table-cell/>
          <table:table-cell office:value-type="string" calcext:value-type="string">
            <text:p>2017-07-28</text:p>
          </table:table-cell>
          <table:table-cell office:value-type="float" office:value="802.3739" calcext:value-type="float">
            <text:p>802.3739</text:p>
          </table:table-cell>
          <table:table-cell table:style-name="ce172" table:formula="of:=[.Q145]/[.I145]" office:value-type="percentage" office:value="0.99550111662531" calcext:value-type="percentage">
            <text:p>99.6%</text:p>
          </table:table-cell>
          <table:table-cell table:number-columns-repeated="2"/>
          <table:table-cell office:value-type="string" calcext:value-type="string">
            <text:p>2017-07-28</text:p>
          </table:table-cell>
          <table:table-cell table:formula="of:=[.F145]-[.I145]" office:value-type="float" office:value="12" calcext:value-type="float">
            <text:p>12</text:p>
          </table:table-cell>
          <table:table-cell table:formula="of:=[.H145]-[.I145]" office:value-type="float" office:value="-4" calcext:value-type="float">
            <text:p>-4</text:p>
          </table:table-cell>
          <table:table-cell table:formula="of:=[.G145]-[.I14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3440" calcext:value-type="float">
            <text:p>13440</text:p>
          </table:table-cell>
          <table:table-cell office:value-type="float" office:value="13240" calcext:value-type="float">
            <text:p>13240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office:value-type="float" office:value="815" calcext:value-type="float">
            <text:p>815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office:value-type="float" office:value="15656" calcext:value-type="float">
            <text:p>15656</text:p>
          </table:table-cell>
          <table:table-cell/>
          <table:table-cell table:formula="of:=[.G146]/[.F146]-1" office:value-type="percentage" office:value="0.0233128834355829" calcext:value-type="percentage">
            <text:p>2.33%</text:p>
          </table:table-cell>
          <table:table-cell table:formula="of:=[.H146]/[.F146]-1" office:value-type="percentage" office:value="-0.003680981595092" calcext:value-type="percentage">
            <text:p>-0.37%</text:p>
          </table:table-cell>
          <table:table-cell table:formula="of:=[.G146]/[.I146]-1" office:value-type="percentage" office:value="0.0133657351154313" calcext:value-type="percentage">
            <text:p>1.34%</text:p>
          </table:table-cell>
          <table:table-cell/>
          <table:table-cell office:value-type="string" calcext:value-type="string">
            <text:p>2017-07-31</text:p>
          </table:table-cell>
          <table:table-cell office:value-type="float" office:value="780.0611" calcext:value-type="float">
            <text:p>780.0611</text:p>
          </table:table-cell>
          <table:table-cell table:style-name="ce173" table:formula="of:=[.Q146]/[.I146]" office:value-type="percentage" office:value="0.947826366950182" calcext:value-type="percentage">
            <text:p>94.8%</text:p>
          </table:table-cell>
          <table:table-cell table:number-columns-repeated="2"/>
          <table:table-cell office:value-type="string" calcext:value-type="string">
            <text:p>2017-07-31</text:p>
          </table:table-cell>
          <table:table-cell table:formula="of:=[.F146]-[.I146]" office:value-type="float" office:value="-8" calcext:value-type="float">
            <text:p>-8</text:p>
          </table:table-cell>
          <table:table-cell table:formula="of:=[.H146]-[.I146]" office:value-type="float" office:value="-11" calcext:value-type="float">
            <text:p>-11</text:p>
          </table:table-cell>
          <table:table-cell table:formula="of:=[.G146]-[.I14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13230" calcext:value-type="float">
            <text:p>13230</text:p>
          </table:table-cell>
          <table:table-cell office:value-type="float" office:value="13100" calcext:value-type="float">
            <text:p>13100</text:p>
          </table:table-cell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0895" calcext:value-type="float">
            <text:p>10895</text:p>
          </table:table-cell>
          <table:table-cell/>
          <table:table-cell table:formula="of:=[.G147]/[.F147]-1" office:value-type="percentage" office:value="0.00364963503649629" calcext:value-type="percentage">
            <text:p>0.36%</text:p>
          </table:table-cell>
          <table:table-cell table:formula="of:=[.H147]/[.F147]-1" office:value-type="percentage" office:value="-0.01338199513382" calcext:value-type="percentage">
            <text:p>-1.34%</text:p>
          </table:table-cell>
          <table:table-cell table:formula="of:=[.G147]/[.I147]-1" office:value-type="percentage" office:value="0.014760147601476" calcext:value-type="percentage">
            <text:p>1.48%</text:p>
          </table:table-cell>
          <table:table-cell/>
          <table:table-cell office:value-type="string" calcext:value-type="string">
            <text:p>2017-08-01</text:p>
          </table:table-cell>
          <table:table-cell office:value-type="float" office:value="792.9468" calcext:value-type="float">
            <text:p>792.9468</text:p>
          </table:table-cell>
          <table:table-cell table:style-name="ce174" table:formula="of:=[.Q147]/[.I147]" office:value-type="percentage" office:value="0.975334317343174" calcext:value-type="percentage">
            <text:p>97.5%</text:p>
          </table:table-cell>
          <table:table-cell table:number-columns-repeated="2"/>
          <table:table-cell office:value-type="string" calcext:value-type="string">
            <text:p>2017-08-01</text:p>
          </table:table-cell>
          <table:table-cell table:formula="of:=[.F147]-[.I147]" office:value-type="float" office:value="9" calcext:value-type="float">
            <text:p>9</text:p>
          </table:table-cell>
          <table:table-cell table:formula="of:=[.H147]-[.I147]" office:value-type="float" office:value="-2" calcext:value-type="float">
            <text:p>-2</text:p>
          </table:table-cell>
          <table:table-cell table:formula="of:=[.G147]-[.I14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13130" calcext:value-type="float">
            <text:p>13130</text:p>
          </table:table-cell>
          <table:table-cell office:value-type="float" office:value="13060" calcext:value-type="float">
            <text:p>1306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818" calcext:value-type="float">
            <text:p>818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9814" calcext:value-type="float">
            <text:p>9814</text:p>
          </table:table-cell>
          <table:table-cell/>
          <table:table-cell table:formula="of:=[.G148]/[.F148]-1" office:value-type="percentage" office:value="0.0183374083129584" calcext:value-type="percentage">
            <text:p>1.83%</text:p>
          </table:table-cell>
          <table:table-cell table:formula="of:=[.H148]/[.F148]-1" office:value-type="percentage" office:value="0" calcext:value-type="percentage">
            <text:p>0.00%</text:p>
          </table:table-cell>
          <table:table-cell table:formula="of:=[.G148]/[.I148]-1" office:value-type="percentage" office:value="0.00120192307692313" calcext:value-type="percentage">
            <text:p>0.12%</text:p>
          </table:table-cell>
          <table:table-cell/>
          <table:table-cell office:value-type="string" calcext:value-type="string">
            <text:p>2017-08-02</text:p>
          </table:table-cell>
          <table:table-cell office:value-type="float" office:value="785.3981" calcext:value-type="float">
            <text:p>785.3981</text:p>
          </table:table-cell>
          <table:table-cell table:style-name="ce175" table:formula="of:=[.Q148]/[.I148]" office:value-type="percentage" office:value="0.943988100961538" calcext:value-type="percentage">
            <text:p>94.4%</text:p>
          </table:table-cell>
          <table:table-cell table:number-columns-repeated="2"/>
          <table:table-cell office:value-type="string" calcext:value-type="string">
            <text:p>2017-08-02</text:p>
          </table:table-cell>
          <table:table-cell table:formula="of:=[.F148]-[.I148]" office:value-type="float" office:value="-14" calcext:value-type="float">
            <text:p>-14</text:p>
          </table:table-cell>
          <table:table-cell table:formula="of:=[.H148]-[.I148]" office:value-type="float" office:value="-14" calcext:value-type="float">
            <text:p>-14</text:p>
          </table:table-cell>
          <table:table-cell table:formula="of:=[.G148]-[.I1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13330" calcext:value-type="float">
            <text:p>13330</text:p>
          </table:table-cell>
          <table:table-cell office:value-type="float" office:value="13390" calcext:value-type="float">
            <text:p>13390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6557" calcext:value-type="float">
            <text:p>6557</text:p>
          </table:table-cell>
          <table:table-cell/>
          <table:table-cell table:formula="of:=[.G149]/[.F149]-1" office:value-type="percentage" office:value="0.00963855421686755" calcext:value-type="percentage">
            <text:p>0.96%</text:p>
          </table:table-cell>
          <table:table-cell table:formula="of:=[.H149]/[.F149]-1" office:value-type="percentage" office:value="-0.00240963855421683" calcext:value-type="percentage">
            <text:p>-0.24%</text:p>
          </table:table-cell>
          <table:table-cell table:formula="of:=[.G149]/[.I149]-1" office:value-type="percentage" office:value="0.00963855421686755" calcext:value-type="percentage">
            <text:p>0.96%</text:p>
          </table:table-cell>
          <table:table-cell/>
          <table:table-cell office:value-type="string" calcext:value-type="string">
            <text:p>2017-08-03</text:p>
          </table:table-cell>
          <table:table-cell office:value-type="float" office:value="797.757" calcext:value-type="float">
            <text:p>797.757</text:p>
          </table:table-cell>
          <table:table-cell table:style-name="ce176" table:formula="of:=[.Q149]/[.I149]" office:value-type="percentage" office:value="0.961153012048193" calcext:value-type="percentage">
            <text:p>96.1%</text:p>
          </table:table-cell>
          <table:table-cell table:number-columns-repeated="2"/>
          <table:table-cell office:value-type="string" calcext:value-type="string">
            <text:p>2017-08-03</text:p>
          </table:table-cell>
          <table:table-cell table:formula="of:=[.F149]-[.I149]" office:value-type="float" office:value="0" calcext:value-type="float">
            <text:p>0</text:p>
          </table:table-cell>
          <table:table-cell table:formula="of:=[.H149]-[.I149]" office:value-type="float" office:value="-2" calcext:value-type="float">
            <text:p>-2</text:p>
          </table:table-cell>
          <table:table-cell table:formula="of:=[.G149]-[.I14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13420" calcext:value-type="float">
            <text:p>13420</text:p>
          </table:table-cell>
          <table:table-cell office:value-type="float" office:value="13300" calcext:value-type="float">
            <text:p>13300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828" calcext:value-type="float">
            <text:p>828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32" calcext:value-type="float">
            <text:p>832</text:p>
          </table:table-cell>
          <table:table-cell office:value-type="float" office:value="6159" calcext:value-type="float">
            <text:p>6159</text:p>
          </table:table-cell>
          <table:table-cell/>
          <table:table-cell table:formula="of:=[.G150]/[.F150]-1" office:value-type="percentage" office:value="0.00724637681159424" calcext:value-type="percentage">
            <text:p>0.72%</text:p>
          </table:table-cell>
          <table:table-cell table:formula="of:=[.H150]/[.F150]-1" office:value-type="percentage" office:value="-0.00120772946859904" calcext:value-type="percentage">
            <text:p>-0.12%</text:p>
          </table:table-cell>
          <table:table-cell table:formula="of:=[.G150]/[.I150]-1" office:value-type="percentage" office:value="0.00240384615384626" calcext:value-type="percentage">
            <text:p>0.24%</text:p>
          </table:table-cell>
          <table:table-cell/>
          <table:table-cell office:value-type="string" calcext:value-type="string">
            <text:p>2017-08-04</text:p>
          </table:table-cell>
          <table:table-cell office:value-type="float" office:value="797.7211" calcext:value-type="float">
            <text:p>797.7211</text:p>
          </table:table-cell>
          <table:table-cell table:style-name="ce177" table:formula="of:=[.Q150]/[.I150]" office:value-type="percentage" office:value="0.958799399038461" calcext:value-type="percentage">
            <text:p>95.9%</text:p>
          </table:table-cell>
          <table:table-cell table:number-columns-repeated="2"/>
          <table:table-cell office:value-type="string" calcext:value-type="string">
            <text:p>2017-08-04</text:p>
          </table:table-cell>
          <table:table-cell table:formula="of:=[.F150]-[.I150]" office:value-type="float" office:value="-4" calcext:value-type="float">
            <text:p>-4</text:p>
          </table:table-cell>
          <table:table-cell table:formula="of:=[.H150]-[.I150]" office:value-type="float" office:value="-5" calcext:value-type="float">
            <text:p>-5</text:p>
          </table:table-cell>
          <table:table-cell table:formula="of:=[.G150]-[.I15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3180" calcext:value-type="float">
            <text:p>13180</text:p>
          </table:table-cell>
          <table:table-cell office:value-type="float" office:value="13340" calcext:value-type="float">
            <text:p>13340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4775" calcext:value-type="float">
            <text:p>4775</text:p>
          </table:table-cell>
          <table:table-cell/>
          <table:table-cell table:formula="of:=[.G151]/[.F151]-1" office:value-type="percentage" office:value="0" calcext:value-type="percentage">
            <text:p>0.00%</text:p>
          </table:table-cell>
          <table:table-cell table:formula="of:=[.H151]/[.F151]-1" office:value-type="percentage" office:value="-0.00716845878136196" calcext:value-type="percentage">
            <text:p>-0.72%</text:p>
          </table:table-cell>
          <table:table-cell table:formula="of:=[.G151]/[.I151]-1" office:value-type="percentage" office:value="0.00600961538461542" calcext:value-type="percentage">
            <text:p>0.60%</text:p>
          </table:table-cell>
          <table:table-cell/>
          <table:table-cell office:value-type="string" calcext:value-type="string">
            <text:p>2017-08-07</text:p>
          </table:table-cell>
          <table:table-cell office:value-type="float" office:value="797.6954" calcext:value-type="float">
            <text:p>797.6954</text:p>
          </table:table-cell>
          <table:table-cell table:style-name="ce178" table:formula="of:=[.Q151]/[.I151]" office:value-type="percentage" office:value="0.958768509615384" calcext:value-type="percentage">
            <text:p>95.9%</text:p>
          </table:table-cell>
          <table:table-cell table:number-columns-repeated="2"/>
          <table:table-cell office:value-type="string" calcext:value-type="string">
            <text:p>2017-08-07</text:p>
          </table:table-cell>
          <table:table-cell table:formula="of:=[.F151]-[.I151]" office:value-type="float" office:value="5" calcext:value-type="float">
            <text:p>5</text:p>
          </table:table-cell>
          <table:table-cell table:formula="of:=[.H151]-[.I151]" office:value-type="float" office:value="-1" calcext:value-type="float">
            <text:p>-1</text:p>
          </table:table-cell>
          <table:table-cell table:formula="of:=[.G151]-[.I1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13480" calcext:value-type="float">
            <text:p>13480</text:p>
          </table:table-cell>
          <table:table-cell office:value-type="float" office:value="13580" calcext:value-type="float">
            <text:p>13580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5940" calcext:value-type="float">
            <text:p>5940</text:p>
          </table:table-cell>
          <table:table-cell/>
          <table:table-cell table:formula="of:=[.G152]/[.F152]-1" office:value-type="percentage" office:value="0.00359281437125758" calcext:value-type="percentage">
            <text:p>0.36%</text:p>
          </table:table-cell>
          <table:table-cell table:formula="of:=[.H152]/[.F152]-1" office:value-type="percentage" office:value="-0.00838323353293413" calcext:value-type="percentage">
            <text:p>-0.84%</text:p>
          </table:table-cell>
          <table:table-cell table:formula="of:=[.G152]/[.I152]-1" office:value-type="percentage" office:value="0.00721153846153855" calcext:value-type="percentage">
            <text:p>0.72%</text:p>
          </table:table-cell>
          <table:table-cell/>
          <table:table-cell office:value-type="string" calcext:value-type="string">
            <text:p>2017-08-08</text:p>
          </table:table-cell>
          <table:table-cell office:value-type="float" office:value="797.3614" calcext:value-type="float">
            <text:p>797.3614</text:p>
          </table:table-cell>
          <table:table-cell table:style-name="ce179" table:formula="of:=[.Q152]/[.I152]" office:value-type="percentage" office:value="0.958367067307692" calcext:value-type="percentage">
            <text:p>95.8%</text:p>
          </table:table-cell>
          <table:table-cell table:number-columns-repeated="2"/>
          <table:table-cell office:value-type="string" calcext:value-type="string">
            <text:p>2017-08-08</text:p>
          </table:table-cell>
          <table:table-cell table:formula="of:=[.F152]-[.I152]" office:value-type="float" office:value="3" calcext:value-type="float">
            <text:p>3</text:p>
          </table:table-cell>
          <table:table-cell table:formula="of:=[.H152]-[.I152]" office:value-type="float" office:value="-4" calcext:value-type="float">
            <text:p>-4</text:p>
          </table:table-cell>
          <table:table-cell table:formula="of:=[.G152]-[.I15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13540" calcext:value-type="float">
            <text:p>13540</text:p>
          </table:table-cell>
          <table:table-cell office:value-type="float" office:value="13470" calcext:value-type="float">
            <text:p>1347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G153]/[.F153]-1" office:value-type="percentage" office:value="0.0048367593712213" calcext:value-type="percentage">
            <text:p>0.48%</text:p>
          </table:table-cell>
          <table:table-cell table:formula="of:=[.H153]/[.F153]-1" office:value-type="percentage" office:value="-0.0193470374848851" calcext:value-type="percentage">
            <text:p>-1.93%</text:p>
          </table:table-cell>
          <table:table-cell table:formula="of:=[.G153]/[.I153]-1" office:value-type="percentage" office:value="0.0171358629130967" calcext:value-type="percentage">
            <text:p>1.71%</text:p>
          </table:table-cell>
          <table:table-cell/>
          <table:table-cell office:value-type="string" calcext:value-type="string">
            <text:p>2017-08-09</text:p>
          </table:table-cell>
          <table:table-cell office:value-type="float" office:value="792.3616" calcext:value-type="float">
            <text:p>792.3616</text:p>
          </table:table-cell>
          <table:table-cell table:style-name="ce180" table:formula="of:=[.Q153]/[.I153]" office:value-type="percentage" office:value="0.969842839657283" calcext:value-type="percentage">
            <text:p>97.0%</text:p>
          </table:table-cell>
          <table:table-cell table:number-columns-repeated="2"/>
          <table:table-cell office:value-type="string" calcext:value-type="string">
            <text:p>2017-08-09</text:p>
          </table:table-cell>
          <table:table-cell table:formula="of:=[.F153]-[.I153]" office:value-type="float" office:value="10" calcext:value-type="float">
            <text:p>10</text:p>
          </table:table-cell>
          <table:table-cell table:formula="of:=[.H153]-[.I153]" office:value-type="float" office:value="-6" calcext:value-type="float">
            <text:p>-6</text:p>
          </table:table-cell>
          <table:table-cell table:formula="of:=[.G153]-[.I15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13360" calcext:value-type="float">
            <text:p>13360</text:p>
          </table:table-cell>
          <table:table-cell office:value-type="float" office:value="13190" calcext:value-type="float">
            <text:p>13190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819" calcext:value-type="float">
            <text:p>819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7580" calcext:value-type="float">
            <text:p>7580</text:p>
          </table:table-cell>
          <table:table-cell/>
          <table:table-cell table:formula="of:=[.G154]/[.F154]-1" office:value-type="percentage" office:value="0.010989010989011" calcext:value-type="percentage">
            <text:p>1.10%</text:p>
          </table:table-cell>
          <table:table-cell table:formula="of:=[.H154]/[.F154]-1" office:value-type="percentage" office:value="0" calcext:value-type="percentage">
            <text:p>0.00%</text:p>
          </table:table-cell>
          <table:table-cell table:formula="of:=[.G154]/[.I154]-1" office:value-type="percentage" office:value="0.00363636363636366" calcext:value-type="percentage">
            <text:p>0.36%</text:p>
          </table:table-cell>
          <table:table-cell/>
          <table:table-cell office:value-type="string" calcext:value-type="string">
            <text:p>2017-08-10</text:p>
          </table:table-cell>
          <table:table-cell office:value-type="float" office:value="783.5137" calcext:value-type="float">
            <text:p>783.5137</text:p>
          </table:table-cell>
          <table:table-cell table:style-name="ce181" table:formula="of:=[.Q154]/[.I154]" office:value-type="percentage" office:value="0.949713575757576" calcext:value-type="percentage">
            <text:p>95.0%</text:p>
          </table:table-cell>
          <table:table-cell table:number-columns-repeated="2"/>
          <table:table-cell office:value-type="string" calcext:value-type="string">
            <text:p>2017-08-10</text:p>
          </table:table-cell>
          <table:table-cell table:formula="of:=[.F154]-[.I154]" office:value-type="float" office:value="-6" calcext:value-type="float">
            <text:p>-6</text:p>
          </table:table-cell>
          <table:table-cell table:formula="of:=[.H154]-[.I154]" office:value-type="float" office:value="-6" calcext:value-type="float">
            <text:p>-6</text:p>
          </table:table-cell>
          <table:table-cell table:formula="of:=[.G154]-[.I15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3070" calcext:value-type="float">
            <text:p>13070</text:p>
          </table:table-cell>
          <table:table-cell office:value-type="float" office:value="13110" calcext:value-type="float">
            <text:p>1311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 office:value-type="float" office:value="9144" calcext:value-type="float">
            <text:p>9144</text:p>
          </table:table-cell>
          <table:table-cell/>
          <table:table-cell table:formula="of:=[.G155]/[.F155]-1" office:value-type="percentage" office:value="0.00121065375302654" calcext:value-type="percentage">
            <text:p>0.12%</text:p>
          </table:table-cell>
          <table:table-cell table:formula="of:=[.H155]/[.F155]-1" office:value-type="percentage" office:value="-0.00968523002421306" calcext:value-type="percentage">
            <text:p>-0.97%</text:p>
          </table:table-cell>
          <table:table-cell table:formula="of:=[.G155]/[.I155]-1" office:value-type="percentage" office:value="0.00121065375302654" calcext:value-type="percentage">
            <text:p>0.12%</text:p>
          </table:table-cell>
          <table:table-cell/>
          <table:table-cell office:value-type="string" calcext:value-type="string">
            <text:p>2017-08-14</text:p>
          </table:table-cell>
          <table:table-cell office:value-type="float" office:value="797.6586" calcext:value-type="float">
            <text:p>797.6586</text:p>
          </table:table-cell>
          <table:table-cell table:style-name="ce182" table:formula="of:=[.Q155]/[.I155]" office:value-type="percentage" office:value="0.965688377723971" calcext:value-type="percentage">
            <text:p>96.6%</text:p>
          </table:table-cell>
          <table:table-cell table:number-columns-repeated="2"/>
          <table:table-cell office:value-type="string" calcext:value-type="string">
            <text:p>2017-08-14</text:p>
          </table:table-cell>
          <table:table-cell table:formula="of:=[.F155]-[.I155]" office:value-type="float" office:value="0" calcext:value-type="float">
            <text:p>0</text:p>
          </table:table-cell>
          <table:table-cell table:formula="of:=[.H155]-[.I155]" office:value-type="float" office:value="-8" calcext:value-type="float">
            <text:p>-8</text:p>
          </table:table-cell>
          <table:table-cell table:formula="of:=[.G155]-[.I1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8-15</text:p>
          </table:table-cell>
          <table:table-cell table:number-columns-repeated="2" office:value-type="float" office:value="13160" calcext:value-type="float">
            <text:p>13160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834" calcext:value-type="float">
            <text:p>834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12611" calcext:value-type="float">
            <text:p>12611</text:p>
          </table:table-cell>
          <table:table-cell/>
          <table:table-cell table:formula="of:=[.G156]/[.F156]-1" office:value-type="percentage" office:value="0.0071942446043165" calcext:value-type="percentage">
            <text:p>0.72%</text:p>
          </table:table-cell>
          <table:table-cell table:formula="of:=[.H156]/[.F156]-1" office:value-type="percentage" office:value="-0.00119904076738608" calcext:value-type="percentage">
            <text:p>-0.12%</text:p>
          </table:table-cell>
          <table:table-cell table:formula="of:=[.G156]/[.I156]-1" office:value-type="percentage" office:value="0.00598802395209574" calcext:value-type="percentage">
            <text:p>0.60%</text:p>
          </table:table-cell>
          <table:table-cell/>
          <table:table-cell office:value-type="string" calcext:value-type="string">
            <text:p>2017-08-15</text:p>
          </table:table-cell>
          <table:table-cell office:value-type="float" office:value="800.4598" calcext:value-type="float">
            <text:p>800.4598</text:p>
          </table:table-cell>
          <table:table-cell table:style-name="ce183" table:formula="of:=[.Q156]/[.I156]" office:value-type="percentage" office:value="0.958634491017964" calcext:value-type="percentage">
            <text:p>95.9%</text:p>
          </table:table-cell>
          <table:table-cell table:number-columns-repeated="2"/>
          <table:table-cell office:value-type="string" calcext:value-type="string">
            <text:p>2017-08-15</text:p>
          </table:table-cell>
          <table:table-cell table:formula="of:=[.F156]-[.I156]" office:value-type="float" office:value="-1" calcext:value-type="float">
            <text:p>-1</text:p>
          </table:table-cell>
          <table:table-cell table:formula="of:=[.H156]-[.I156]" office:value-type="float" office:value="-2" calcext:value-type="float">
            <text:p>-2</text:p>
          </table:table-cell>
          <table:table-cell table:formula="of:=[.G156]-[.I1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320" calcext:value-type="float">
            <text:p>13320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3" calcext:value-type="float">
            <text:p>833</text:p>
          </table:table-cell>
          <table:table-cell office:value-type="float" office:value="8345" calcext:value-type="float">
            <text:p>8345</text:p>
          </table:table-cell>
          <table:table-cell/>
          <table:table-cell table:formula="of:=[.G157]/[.F157]-1" office:value-type="percentage" office:value="0.0083632019115889" calcext:value-type="percentage">
            <text:p>0.84%</text:p>
          </table:table-cell>
          <table:table-cell table:formula="of:=[.H157]/[.F157]-1" office:value-type="percentage" office:value="-0.010752688172043" calcext:value-type="percentage">
            <text:p>-1.08%</text:p>
          </table:table-cell>
          <table:table-cell table:formula="of:=[.G157]/[.I157]-1" office:value-type="percentage" office:value="0.0132052821128452" calcext:value-type="percentage">
            <text:p>1.32%</text:p>
          </table:table-cell>
          <table:table-cell/>
          <table:table-cell office:value-type="string" calcext:value-type="string">
            <text:p>2017-08-16</text:p>
          </table:table-cell>
          <table:table-cell office:value-type="float" office:value="807.2753" calcext:value-type="float">
            <text:p>807.2753</text:p>
          </table:table-cell>
          <table:table-cell table:style-name="ce184" table:formula="of:=[.Q157]/[.I157]" office:value-type="percentage" office:value="0.969118007202881" calcext:value-type="percentage">
            <text:p>96.9%</text:p>
          </table:table-cell>
          <table:table-cell table:number-columns-repeated="2"/>
          <table:table-cell office:value-type="string" calcext:value-type="string">
            <text:p>2017-08-16</text:p>
          </table:table-cell>
          <table:table-cell table:formula="of:=[.F157]-[.I157]" office:value-type="float" office:value="4" calcext:value-type="float">
            <text:p>4</text:p>
          </table:table-cell>
          <table:table-cell table:formula="of:=[.H157]-[.I157]" office:value-type="float" office:value="-5" calcext:value-type="float">
            <text:p>-5</text:p>
          </table:table-cell>
          <table:table-cell table:formula="of:=[.G157]-[.I15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13180" calcext:value-type="float">
            <text:p>13180</text:p>
          </table:table-cell>
          <table:table-cell office:value-type="float" office:value="13020" calcext:value-type="float">
            <text:p>13020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5250" calcext:value-type="float">
            <text:p>5250</text:p>
          </table:table-cell>
          <table:table-cell/>
          <table:table-cell table:formula="of:=[.G158]/[.F158]-1" office:value-type="percentage" office:value="0.00239234449760772" calcext:value-type="percentage">
            <text:p>0.24%</text:p>
          </table:table-cell>
          <table:table-cell table:formula="of:=[.H158]/[.F158]-1" office:value-type="percentage" office:value="-0.00717703349282295" calcext:value-type="percentage">
            <text:p>-0.72%</text:p>
          </table:table-cell>
          <table:table-cell table:formula="of:=[.G158]/[.I158]-1" office:value-type="percentage" office:value="0.00842358604091453" calcext:value-type="percentage">
            <text:p>0.84%</text:p>
          </table:table-cell>
          <table:table-cell/>
          <table:table-cell office:value-type="string" calcext:value-type="string">
            <text:p>2017-08-17</text:p>
          </table:table-cell>
          <table:table-cell office:value-type="float" office:value="803.27826" calcext:value-type="float">
            <text:p>803.27826</text:p>
          </table:table-cell>
          <table:table-cell table:style-name="ce185" table:formula="of:=[.Q158]/[.I158]" office:value-type="percentage" office:value="0.966640505415162" calcext:value-type="percentage">
            <text:p>96.7%</text:p>
          </table:table-cell>
          <table:table-cell table:number-columns-repeated="2"/>
          <table:table-cell office:value-type="string" calcext:value-type="string">
            <text:p>2017-08-17</text:p>
          </table:table-cell>
          <table:table-cell table:formula="of:=[.F158]-[.I158]" office:value-type="float" office:value="5" calcext:value-type="float">
            <text:p>5</text:p>
          </table:table-cell>
          <table:table-cell table:formula="of:=[.H158]-[.I158]" office:value-type="float" office:value="-1" calcext:value-type="float">
            <text:p>-1</text:p>
          </table:table-cell>
          <table:table-cell table:formula="of:=[.G158]-[.I15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12900" calcext:value-type="float">
            <text:p>12900</text:p>
          </table:table-cell>
          <table:table-cell office:value-type="float" office:value="13010" calcext:value-type="float">
            <text:p>13010</text:p>
          </table:table-cell>
          <table:table-cell office:value-type="float" office:value="482" calcext:value-type="float">
            <text:p>482</text:p>
          </table:table-cell>
          <table:table-cell office:value-type="float" office:value="503" calcext:value-type="float">
            <text:p>503</text:p>
          </table:table-cell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G159]/[.F159]-1" office:value-type="percentage" office:value="0.00733496332518335" calcext:value-type="percentage">
            <text:p>0.73%</text:p>
          </table:table-cell>
          <table:table-cell table:formula="of:=[.H159]/[.F159]-1" office:value-type="percentage" office:value="-0.00244498777506108" calcext:value-type="percentage">
            <text:p>-0.24%</text:p>
          </table:table-cell>
          <table:table-cell table:formula="of:=[.G159]/[.I159]-1" office:value-type="percentage" office:value="0.00733496332518335" calcext:value-type="percentage">
            <text:p>0.73%</text:p>
          </table:table-cell>
          <table:table-cell/>
          <table:table-cell office:value-type="string" calcext:value-type="string">
            <text:p>2017-08-18</text:p>
          </table:table-cell>
          <table:table-cell office:value-type="float" office:value="799.6759" calcext:value-type="float">
            <text:p>799.6759</text:p>
          </table:table-cell>
          <table:table-cell table:style-name="ce186" table:formula="of:=[.Q159]/[.I159]" office:value-type="percentage" office:value="0.977598899755501" calcext:value-type="percentage">
            <text:p>97.8%</text:p>
          </table:table-cell>
          <table:table-cell table:number-columns-repeated="2"/>
          <table:table-cell office:value-type="string" calcext:value-type="string">
            <text:p>2017-08-18</text:p>
          </table:table-cell>
          <table:table-cell table:formula="of:=[.F159]-[.I159]" office:value-type="float" office:value="0" calcext:value-type="float">
            <text:p>0</text:p>
          </table:table-cell>
          <table:table-cell table:formula="of:=[.H159]-[.I159]" office:value-type="float" office:value="-2" calcext:value-type="float">
            <text:p>-2</text:p>
          </table:table-cell>
          <table:table-cell table:formula="of:=[.G159]-[.I15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3060" calcext:value-type="float">
            <text:p>13060</text:p>
          </table:table-cell>
          <table:table-cell office:value-type="float" office:value="12910" calcext:value-type="float">
            <text:p>12910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99" calcext:value-type="float">
            <text:p>7999</text:p>
          </table:table-cell>
          <table:table-cell/>
          <table:table-cell table:formula="of:=[.G160]/[.F160]-1" office:value-type="percentage" office:value="0.00122699386503067" calcext:value-type="percentage">
            <text:p>0.12%</text:p>
          </table:table-cell>
          <table:table-cell table:formula="of:=[.H160]/[.F160]-1" office:value-type="percentage" office:value="-0.0171779141104295" calcext:value-type="percentage">
            <text:p>-1.72%</text:p>
          </table:table-cell>
          <table:table-cell table:formula="of:=[.G160]/[.I160]-1" office:value-type="percentage" office:value="0.0124069478908189" calcext:value-type="percentage">
            <text:p>1.24%</text:p>
          </table:table-cell>
          <table:table-cell/>
          <table:table-cell office:value-type="string" calcext:value-type="string">
            <text:p>2017-08-21</text:p>
          </table:table-cell>
          <table:table-cell office:value-type="float" office:value="789.66626" calcext:value-type="float">
            <text:p>789.66626</text:p>
          </table:table-cell>
          <table:table-cell table:style-name="ce187" table:formula="of:=[.Q160]/[.I160]" office:value-type="percentage" office:value="0.979734813895782" calcext:value-type="percentage">
            <text:p>98.0%</text:p>
          </table:table-cell>
          <table:table-cell table:number-columns-repeated="2"/>
          <table:table-cell office:value-type="string" calcext:value-type="string">
            <text:p>2017-08-21</text:p>
          </table:table-cell>
          <table:table-cell table:formula="of:=[.F160]-[.I160]" office:value-type="float" office:value="9" calcext:value-type="float">
            <text:p>9</text:p>
          </table:table-cell>
          <table:table-cell table:formula="of:=[.H160]-[.I160]" office:value-type="float" office:value="-5" calcext:value-type="float">
            <text:p>-5</text:p>
          </table:table-cell>
          <table:table-cell table:formula="of:=[.G160]-[.I160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12890" calcext:value-type="float">
            <text:p>12890</text:p>
          </table:table-cell>
          <table:table-cell office:value-type="float" office:value="12830" calcext:value-type="float">
            <text:p>12830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 office:value-type="float" office:value="8755" calcext:value-type="float">
            <text:p>8755</text:p>
          </table:table-cell>
          <table:table-cell/>
          <table:table-cell table:formula="of:=[.G161]/[.F161]-1" office:value-type="percentage" office:value="0.00982800982800991" calcext:value-type="percentage">
            <text:p>0.98%</text:p>
          </table:table-cell>
          <table:table-cell table:formula="of:=[.H161]/[.F161]-1" office:value-type="percentage" office:value="-0.0110565110565111" calcext:value-type="percentage">
            <text:p>-1.11%</text:p>
          </table:table-cell>
          <table:table-cell table:formula="of:=[.G161]/[.I161]-1" office:value-type="percentage" office:value="0.0148148148148148" calcext:value-type="percentage">
            <text:p>1.48%</text:p>
          </table:table-cell>
          <table:table-cell/>
          <table:table-cell office:value-type="string" calcext:value-type="string">
            <text:p>2017-08-22</text:p>
          </table:table-cell>
          <table:table-cell office:value-type="float" office:value="780.3635" calcext:value-type="float">
            <text:p>780.3635</text:p>
          </table:table-cell>
          <table:table-cell table:style-name="ce188" table:formula="of:=[.Q161]/[.I161]" office:value-type="percentage" office:value="0.963411728395062" calcext:value-type="percentage">
            <text:p>96.3%</text:p>
          </table:table-cell>
          <table:table-cell table:number-columns-repeated="2"/>
          <table:table-cell office:value-type="string" calcext:value-type="string">
            <text:p>2017-08-22</text:p>
          </table:table-cell>
          <table:table-cell table:formula="of:=[.F161]-[.I161]" office:value-type="float" office:value="4" calcext:value-type="float">
            <text:p>4</text:p>
          </table:table-cell>
          <table:table-cell table:formula="of:=[.H161]-[.I161]" office:value-type="float" office:value="-5" calcext:value-type="float">
            <text:p>-5</text:p>
          </table:table-cell>
          <table:table-cell table:formula="of:=[.G161]-[.I16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3000" calcext:value-type="float">
            <text:p>13000</text:p>
          </table:table-cell>
          <table:table-cell office:value-type="float" office:value="13030" calcext:value-type="float">
            <text:p>1303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5434" calcext:value-type="float">
            <text:p>5434</text:p>
          </table:table-cell>
          <table:table-cell/>
          <table:table-cell table:formula="of:=[.G162]/[.F162]-1" office:value-type="percentage" office:value="0.00366748166259168" calcext:value-type="percentage">
            <text:p>0.37%</text:p>
          </table:table-cell>
          <table:table-cell table:formula="of:=[.H162]/[.F162]-1" office:value-type="percentage" office:value="-0.00733496332518335" calcext:value-type="percentage">
            <text:p>-0.73%</text:p>
          </table:table-cell>
          <table:table-cell table:formula="of:=[.G162]/[.I162]-1" office:value-type="percentage" office:value="0.00736196319018401" calcext:value-type="percentage">
            <text:p>0.74%</text:p>
          </table:table-cell>
          <table:table-cell/>
          <table:table-cell office:value-type="string" calcext:value-type="string">
            <text:p>2017-08-23</text:p>
          </table:table-cell>
          <table:table-cell office:value-type="float" office:value="785.37" calcext:value-type="float">
            <text:p>785.37</text:p>
          </table:table-cell>
          <table:table-cell table:style-name="ce189" table:formula="of:=[.Q162]/[.I162]" office:value-type="percentage" office:value="0.963644171779141" calcext:value-type="percentage">
            <text:p>96.4%</text:p>
          </table:table-cell>
          <table:table-cell table:number-columns-repeated="2"/>
          <table:table-cell office:value-type="string" calcext:value-type="string">
            <text:p>2017-08-23</text:p>
          </table:table-cell>
          <table:table-cell table:formula="of:=[.F162]-[.I162]" office:value-type="float" office:value="3" calcext:value-type="float">
            <text:p>3</text:p>
          </table:table-cell>
          <table:table-cell table:formula="of:=[.H162]-[.I162]" office:value-type="float" office:value="-3" calcext:value-type="float">
            <text:p>-3</text:p>
          </table:table-cell>
          <table:table-cell table:formula="of:=[.G162]-[.I16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12840" calcext:value-type="float">
            <text:p>12840</text:p>
          </table:table-cell>
          <table:table-cell office:value-type="float" office:value="12930" calcext:value-type="float">
            <text:p>1293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4703" calcext:value-type="float">
            <text:p>4703</text:p>
          </table:table-cell>
          <table:table-cell/>
          <table:table-cell table:formula="of:=[.G163]/[.F163]-1" office:value-type="percentage" office:value="0.00246002460024597" calcext:value-type="percentage">
            <text:p>0.25%</text:p>
          </table:table-cell>
          <table:table-cell table:formula="of:=[.H163]/[.F163]-1" office:value-type="percentage" office:value="-0.008610086100861" calcext:value-type="percentage">
            <text:p>-0.86%</text:p>
          </table:table-cell>
          <table:table-cell table:formula="of:=[.G163]/[.I163]-1" office:value-type="percentage" office:value="0.0111662531017369" calcext:value-type="percentage">
            <text:p>1.12%</text:p>
          </table:table-cell>
          <table:table-cell/>
          <table:table-cell office:value-type="string" calcext:value-type="string">
            <text:p>2017-08-24</text:p>
          </table:table-cell>
          <table:table-cell office:value-type="float" office:value="784.9323" calcext:value-type="float">
            <text:p>784.9323</text:p>
          </table:table-cell>
          <table:table-cell table:style-name="ce190" table:formula="of:=[.Q163]/[.I163]" office:value-type="percentage" office:value="0.97386141439206" calcext:value-type="percentage">
            <text:p>97.4%</text:p>
          </table:table-cell>
          <table:table-cell table:number-columns-repeated="2"/>
          <table:table-cell office:value-type="string" calcext:value-type="string">
            <text:p>2017-08-24</text:p>
          </table:table-cell>
          <table:table-cell table:formula="of:=[.F163]-[.I163]" office:value-type="float" office:value="7" calcext:value-type="float">
            <text:p>7</text:p>
          </table:table-cell>
          <table:table-cell table:formula="of:=[.H163]-[.I163]" office:value-type="float" office:value="0" calcext:value-type="float">
            <text:p>0</text:p>
          </table:table-cell>
          <table:table-cell table:formula="of:=[.G163]-[.I16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12910" calcext:value-type="float">
            <text:p>12910</text:p>
          </table:table-cell>
          <table:table-cell office:value-type="float" office:value="12920" calcext:value-type="float">
            <text:p>12920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6157" calcext:value-type="float">
            <text:p>6157</text:p>
          </table:table-cell>
          <table:table-cell/>
          <table:table-cell table:formula="of:=[.G164]/[.F164]-1" office:value-type="percentage" office:value="0.00247831474597282" calcext:value-type="percentage">
            <text:p>0.25%</text:p>
          </table:table-cell>
          <table:table-cell table:formula="of:=[.H164]/[.F164]-1" office:value-type="percentage" office:value="-0.0123915737298637" calcext:value-type="percentage">
            <text:p>-1.24%</text:p>
          </table:table-cell>
          <table:table-cell table:formula="of:=[.G164]/[.I164]-1" office:value-type="percentage" office:value="0.00872817955112226" calcext:value-type="percentage">
            <text:p>0.87%</text:p>
          </table:table-cell>
          <table:table-cell/>
          <table:table-cell office:value-type="string" calcext:value-type="string">
            <text:p>2017-08-25</text:p>
          </table:table-cell>
          <table:table-cell office:value-type="float" office:value="775.2802" calcext:value-type="float">
            <text:p>775.2802</text:p>
          </table:table-cell>
          <table:table-cell table:style-name="ce191" table:formula="of:=[.Q164]/[.I164]" office:value-type="percentage" office:value="0.966683541147132" calcext:value-type="percentage">
            <text:p>96.7%</text:p>
          </table:table-cell>
          <table:table-cell table:number-columns-repeated="2"/>
          <table:table-cell office:value-type="string" calcext:value-type="string">
            <text:p>2017-08-25</text:p>
          </table:table-cell>
          <table:table-cell table:formula="of:=[.F164]-[.I164]" office:value-type="float" office:value="5" calcext:value-type="float">
            <text:p>5</text:p>
          </table:table-cell>
          <table:table-cell table:formula="of:=[.H164]-[.I164]" office:value-type="float" office:value="-5" calcext:value-type="float">
            <text:p>-5</text:p>
          </table:table-cell>
          <table:table-cell table:formula="of:=[.G164]-[.I16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3020" calcext:value-type="float">
            <text:p>13020</text:p>
          </table:table-cell>
          <table:table-cell office:value-type="float" office:value="12940" calcext:value-type="float">
            <text:p>12940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804" calcext:value-type="float">
            <text:p>804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5834" calcext:value-type="float">
            <text:p>5834</text:p>
          </table:table-cell>
          <table:table-cell/>
          <table:table-cell table:formula="of:=[.G165]/[.F165]-1" office:value-type="percentage" office:value="0.00621890547263693" calcext:value-type="percentage">
            <text:p>0.62%</text:p>
          </table:table-cell>
          <table:table-cell table:formula="of:=[.H165]/[.F165]-1" office:value-type="percentage" office:value="-0.00248756218905477" calcext:value-type="percentage">
            <text:p>-0.25%</text:p>
          </table:table-cell>
          <table:table-cell table:formula="of:=[.G165]/[.I165]-1" office:value-type="percentage" office:value="0.00496894409937898" calcext:value-type="percentage">
            <text:p>0.50%</text:p>
          </table:table-cell>
          <table:table-cell/>
          <table:table-cell office:value-type="string" calcext:value-type="string">
            <text:p>2017-08-28</text:p>
          </table:table-cell>
          <table:table-cell office:value-type="float" office:value="770.82947" calcext:value-type="float">
            <text:p>770.82947</text:p>
          </table:table-cell>
          <table:table-cell table:style-name="ce192" table:formula="of:=[.Q165]/[.I165]" office:value-type="percentage" office:value="0.957552136645963" calcext:value-type="percentage">
            <text:p>95.8%</text:p>
          </table:table-cell>
          <table:table-cell table:number-columns-repeated="2"/>
          <table:table-cell office:value-type="string" calcext:value-type="string">
            <text:p>2017-08-28</text:p>
          </table:table-cell>
          <table:table-cell table:formula="of:=[.F165]-[.I165]" office:value-type="float" office:value="-1" calcext:value-type="float">
            <text:p>-1</text:p>
          </table:table-cell>
          <table:table-cell table:formula="of:=[.H165]-[.I165]" office:value-type="float" office:value="-3" calcext:value-type="float">
            <text:p>-3</text:p>
          </table:table-cell>
          <table:table-cell table:formula="of:=[.G165]-[.I16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13120" calcext:value-type="float">
            <text:p>13120</text:p>
          </table:table-cell>
          <table:table-cell office:value-type="float" office:value="13250" calcext:value-type="float">
            <text:p>13250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454" calcext:value-type="float">
            <text:p>7454</text:p>
          </table:table-cell>
          <table:table-cell/>
          <table:table-cell table:formula="of:=[.G166]/[.F166]-1" office:value-type="percentage" office:value="0.00501882057716441" calcext:value-type="percentage">
            <text:p>0.50%</text:p>
          </table:table-cell>
          <table:table-cell table:formula="of:=[.H166]/[.F166]-1" office:value-type="percentage" office:value="-0.00501882057716441" calcext:value-type="percentage">
            <text:p>-0.50%</text:p>
          </table:table-cell>
          <table:table-cell table:formula="of:=[.G166]/[.I166]-1" office:value-type="percentage" office:value="0.00754716981132075" calcext:value-type="percentage">
            <text:p>0.75%</text:p>
          </table:table-cell>
          <table:table-cell/>
          <table:table-cell office:value-type="string" calcext:value-type="string">
            <text:p>2017-08-29</text:p>
          </table:table-cell>
          <table:table-cell office:value-type="float" office:value="778.73267" calcext:value-type="float">
            <text:p>778.73267</text:p>
          </table:table-cell>
          <table:table-cell table:style-name="ce193" table:formula="of:=[.Q166]/[.I166]" office:value-type="percentage" office:value="0.979537949685535" calcext:value-type="percentage">
            <text:p>98.0%</text:p>
          </table:table-cell>
          <table:table-cell table:number-columns-repeated="2"/>
          <table:table-cell office:value-type="string" calcext:value-type="string">
            <text:p>2017-08-29</text:p>
          </table:table-cell>
          <table:table-cell table:formula="of:=[.F166]-[.I166]" office:value-type="float" office:value="2" calcext:value-type="float">
            <text:p>2</text:p>
          </table:table-cell>
          <table:table-cell table:formula="of:=[.H166]-[.I166]" office:value-type="float" office:value="-2" calcext:value-type="float">
            <text:p>-2</text:p>
          </table:table-cell>
          <table:table-cell table:formula="of:=[.G166]-[.I16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13070" calcext:value-type="float">
            <text:p>13070</text:p>
          </table:table-cell>
          <table:table-cell office:value-type="float" office:value="13010" calcext:value-type="float">
            <text:p>13010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[.G167]/[.F167]-1" office:value-type="percentage" office:value="0.00499375780274658" calcext:value-type="percentage">
            <text:p>0.50%</text:p>
          </table:table-cell>
          <table:table-cell table:formula="of:=[.H167]/[.F167]-1" office:value-type="percentage" office:value="-0.00873907615480651" calcext:value-type="percentage">
            <text:p>-0.87%</text:p>
          </table:table-cell>
          <table:table-cell table:formula="of:=[.G167]/[.I167]-1" office:value-type="percentage" office:value="0.0037406483790523" calcext:value-type="percentage">
            <text:p>0.37%</text:p>
          </table:table-cell>
          <table:table-cell/>
          <table:table-cell office:value-type="string" calcext:value-type="string">
            <text:p>2017-08-30</text:p>
          </table:table-cell>
          <table:table-cell office:value-type="float" office:value="771.251" calcext:value-type="float">
            <text:p>771.251</text:p>
          </table:table-cell>
          <table:table-cell table:style-name="ce194" table:formula="of:=[.Q167]/[.I167]" office:value-type="percentage" office:value="0.961659600997506" calcext:value-type="percentage">
            <text:p>96.2%</text:p>
          </table:table-cell>
          <table:table-cell table:number-columns-repeated="2"/>
          <table:table-cell office:value-type="string" calcext:value-type="string">
            <text:p>2017-08-30</text:p>
          </table:table-cell>
          <table:table-cell table:formula="of:=[.F167]-[.I167]" office:value-type="float" office:value="-1" calcext:value-type="float">
            <text:p>-1</text:p>
          </table:table-cell>
          <table:table-cell table:formula="of:=[.H167]-[.I167]" office:value-type="float" office:value="-8" calcext:value-type="float">
            <text:p>-8</text:p>
          </table:table-cell>
          <table:table-cell table:formula="of:=[.G167]-[.I16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12990" calcext:value-type="float">
            <text:p>12990</text:p>
          </table:table-cell>
          <table:table-cell office:value-type="float" office:value="12770" calcext:value-type="float">
            <text:p>12770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808" calcext:value-type="float">
            <text:p>808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12682" calcext:value-type="float">
            <text:p>12682</text:p>
          </table:table-cell>
          <table:table-cell/>
          <table:table-cell table:formula="of:=[.G168]/[.F168]-1" office:value-type="percentage" office:value="0.0123762376237624" calcext:value-type="percentage">
            <text:p>1.24%</text:p>
          </table:table-cell>
          <table:table-cell table:formula="of:=[.H168]/[.F168]-1" office:value-type="percentage" office:value="-0.00247524752475248" calcext:value-type="percentage">
            <text:p>-0.25%</text:p>
          </table:table-cell>
          <table:table-cell table:formula="of:=[.G168]/[.I168]-1" office:value-type="percentage" office:value="0.003680981595092" calcext:value-type="percentage">
            <text:p>0.37%</text:p>
          </table:table-cell>
          <table:table-cell/>
          <table:table-cell office:value-type="string" calcext:value-type="string">
            <text:p>2017-08-31</text:p>
          </table:table-cell>
          <table:table-cell office:value-type="float" office:value="774.6028" calcext:value-type="float">
            <text:p>774.6028</text:p>
          </table:table-cell>
          <table:table-cell table:style-name="ce195" table:formula="of:=[.Q168]/[.I168]" office:value-type="percentage" office:value="0.950432883435583" calcext:value-type="percentage">
            <text:p>95.0%</text:p>
          </table:table-cell>
          <table:table-cell table:number-columns-repeated="2"/>
          <table:table-cell office:value-type="string" calcext:value-type="string">
            <text:p>2017-08-31</text:p>
          </table:table-cell>
          <table:table-cell table:formula="of:=[.F168]-[.I168]" office:value-type="float" office:value="-7" calcext:value-type="float">
            <text:p>-7</text:p>
          </table:table-cell>
          <table:table-cell table:formula="of:=[.H168]-[.I168]" office:value-type="float" office:value="-9" calcext:value-type="float">
            <text:p>-9</text:p>
          </table:table-cell>
          <table:table-cell table:formula="of:=[.G168]-[.I16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12870" calcext:value-type="float">
            <text:p>12870</text:p>
          </table:table-cell>
          <table:table-cell office:value-type="float" office:value="12860" calcext:value-type="float">
            <text:p>12860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8582" calcext:value-type="float">
            <text:p>8582</text:p>
          </table:table-cell>
          <table:table-cell/>
          <table:table-cell table:formula="of:=[.G169]/[.F169]-1" office:value-type="percentage" office:value="0" calcext:value-type="percentage">
            <text:p>0.00%</text:p>
          </table:table-cell>
          <table:table-cell table:formula="of:=[.H169]/[.F169]-1" office:value-type="percentage" office:value="-0.0159509202453988" calcext:value-type="percentage">
            <text:p>-1.60%</text:p>
          </table:table-cell>
          <table:table-cell table:formula="of:=[.G169]/[.I169]-1" office:value-type="percentage" office:value="0.00741656365883814" calcext:value-type="percentage">
            <text:p>0.74%</text:p>
          </table:table-cell>
          <table:table-cell/>
          <table:table-cell office:value-type="string" calcext:value-type="string">
            <text:p>2017-09-01</text:p>
          </table:table-cell>
          <table:table-cell office:value-type="float" office:value="785.5229" calcext:value-type="float">
            <text:p>785.5229</text:p>
          </table:table-cell>
          <table:table-cell table:style-name="ce196" table:formula="of:=[.Q169]/[.I169]" office:value-type="percentage" office:value="0.970980098887515" calcext:value-type="percentage">
            <text:p>97.1%</text:p>
          </table:table-cell>
          <table:table-cell table:number-columns-repeated="2"/>
          <table:table-cell office:value-type="string" calcext:value-type="string">
            <text:p>2017-09-01</text:p>
          </table:table-cell>
          <table:table-cell table:formula="of:=[.F169]-[.I169]" office:value-type="float" office:value="6" calcext:value-type="float">
            <text:p>6</text:p>
          </table:table-cell>
          <table:table-cell table:formula="of:=[.H169]-[.I169]" office:value-type="float" office:value="-7" calcext:value-type="float">
            <text:p>-7</text:p>
          </table:table-cell>
          <table:table-cell table:formula="of:=[.G169]-[.I1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2780" calcext:value-type="float">
            <text:p>12780</text:p>
          </table:table-cell>
          <table:table-cell office:value-type="float" office:value="12730" calcext:value-type="float">
            <text:p>12730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G170]/[.F170]-1" office:value-type="percentage" office:value="0" calcext:value-type="percentage">
            <text:p>0.00%</text:p>
          </table:table-cell>
          <table:table-cell table:formula="of:=[.H170]/[.F170]-1" office:value-type="percentage" office:value="-0.0123915737298637" calcext:value-type="percentage">
            <text:p>-1.24%</text:p>
          </table:table-cell>
          <table:table-cell table:formula="of:=[.G170]/[.I170]-1" office:value-type="percentage" office:value="0.00623441396508717" calcext:value-type="percentage">
            <text:p>0.62%</text:p>
          </table:table-cell>
          <table:table-cell/>
          <table:table-cell office:value-type="string" calcext:value-type="string">
            <text:p>2017-09-04</text:p>
          </table:table-cell>
          <table:table-cell office:value-type="float" office:value="780.6404" calcext:value-type="float">
            <text:p>780.6404</text:p>
          </table:table-cell>
          <table:table-cell table:style-name="ce197" table:formula="of:=[.Q170]/[.I170]" office:value-type="percentage" office:value="0.973367082294264" calcext:value-type="percentage">
            <text:p>97.3%</text:p>
          </table:table-cell>
          <table:table-cell table:number-columns-repeated="2"/>
          <table:table-cell office:value-type="string" calcext:value-type="string">
            <text:p>2017-09-04</text:p>
          </table:table-cell>
          <table:table-cell table:formula="of:=[.F170]-[.I170]" office:value-type="float" office:value="5" calcext:value-type="float">
            <text:p>5</text:p>
          </table:table-cell>
          <table:table-cell table:formula="of:=[.H170]-[.I170]" office:value-type="float" office:value="-5" calcext:value-type="float">
            <text:p>-5</text:p>
          </table:table-cell>
          <table:table-cell table:formula="of:=[.G170]-[.I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9-05</text:p>
          </table:table-cell>
          <table:table-cell table:number-columns-repeated="2" office:value-type="float" office:value="12370" calcext:value-type="float">
            <text:p>12370</text:p>
          </table:table-cell>
          <table:table-cell office:value-type="float" office:value="479" calcext:value-type="float">
            <text:p>479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10410" calcext:value-type="float">
            <text:p>10410</text:p>
          </table:table-cell>
          <table:table-cell/>
          <table:table-cell table:formula="of:=[.G171]/[.F171]-1" office:value-type="percentage" office:value="0" calcext:value-type="percentage">
            <text:p>0.00%</text:p>
          </table:table-cell>
          <table:table-cell table:formula="of:=[.H171]/[.F171]-1" office:value-type="percentage" office:value="-0.0323785803237858" calcext:value-type="percentage">
            <text:p>-3.24%</text:p>
          </table:table-cell>
          <table:table-cell table:formula="of:=[.G171]/[.I171]-1" office:value-type="percentage" office:value="0.0294871794871794" calcext:value-type="percentage">
            <text:p>2.95%</text:p>
          </table:table-cell>
          <table:table-cell/>
          <table:table-cell office:value-type="string" calcext:value-type="string">
            <text:p>2017-09-05</text:p>
          </table:table-cell>
          <table:table-cell office:value-type="float" office:value="775.93787" calcext:value-type="float">
            <text:p>775.93787</text:p>
          </table:table-cell>
          <table:table-cell table:style-name="ce198" table:formula="of:=[.Q171]/[.I171]" office:value-type="percentage" office:value="0.994792141025641" calcext:value-type="percentage">
            <text:p>99.5%</text:p>
          </table:table-cell>
          <table:table-cell table:number-columns-repeated="2"/>
          <table:table-cell office:value-type="string" calcext:value-type="string">
            <text:p>2017-09-05</text:p>
          </table:table-cell>
          <table:table-cell table:formula="of:=[.F171]-[.I171]" office:value-type="float" office:value="23" calcext:value-type="float">
            <text:p>23</text:p>
          </table:table-cell>
          <table:table-cell table:formula="of:=[.H171]-[.I171]" office:value-type="float" office:value="-3" calcext:value-type="float">
            <text:p>-3</text:p>
          </table:table-cell>
          <table:table-cell table:formula="of:=[.G171]-[.I171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12660" calcext:value-type="float">
            <text:p>12660</text:p>
          </table:table-cell>
          <table:table-cell office:value-type="float" office:value="12780" calcext:value-type="float">
            <text:p>12780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764" calcext:value-type="float">
            <text:p>764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9786" calcext:value-type="float">
            <text:p>9786</text:p>
          </table:table-cell>
          <table:table-cell/>
          <table:table-cell table:formula="of:=[.G172]/[.F172]-1" office:value-type="percentage" office:value="0.0209424083769634" calcext:value-type="percentage">
            <text:p>2.09%</text:p>
          </table:table-cell>
          <table:table-cell table:formula="of:=[.H172]/[.F172]-1" office:value-type="percentage" office:value="-0.00785340314136129" calcext:value-type="percentage">
            <text:p>-0.79%</text:p>
          </table:table-cell>
          <table:table-cell table:formula="of:=[.G172]/[.I172]-1" office:value-type="percentage" office:value="0.00257069408740351" calcext:value-type="percentage">
            <text:p>0.26%</text:p>
          </table:table-cell>
          <table:table-cell/>
          <table:table-cell office:value-type="string" calcext:value-type="string">
            <text:p>2017-09-06</text:p>
          </table:table-cell>
          <table:table-cell office:value-type="float" office:value="759.99207" calcext:value-type="float">
            <text:p>759.99207</text:p>
          </table:table-cell>
          <table:table-cell table:style-name="ce199" table:formula="of:=[.Q172]/[.I172]" office:value-type="percentage" office:value="0.976853560411311" calcext:value-type="percentage">
            <text:p>97.7%</text:p>
          </table:table-cell>
          <table:table-cell table:number-columns-repeated="2"/>
          <table:table-cell office:value-type="string" calcext:value-type="string">
            <text:p>2017-09-06</text:p>
          </table:table-cell>
          <table:table-cell table:formula="of:=[.F172]-[.I172]" office:value-type="float" office:value="-14" calcext:value-type="float">
            <text:p>-14</text:p>
          </table:table-cell>
          <table:table-cell table:formula="of:=[.H172]-[.I172]" office:value-type="float" office:value="-20" calcext:value-type="float">
            <text:p>-20</text:p>
          </table:table-cell>
          <table:table-cell table:formula="of:=[.G172]-[.I1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12660" calcext:value-type="float">
            <text:p>12660</text:p>
          </table:table-cell>
          <table:table-cell office:value-type="float" office:value="12570" calcext:value-type="float">
            <text:p>12570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office:value-type="float" office:value="7358" calcext:value-type="float">
            <text:p>7358</text:p>
          </table:table-cell>
          <table:table-cell/>
          <table:table-cell table:formula="of:=[.G173]/[.F173]-1" office:value-type="percentage" office:value="0.0127388535031847" calcext:value-type="percentage">
            <text:p>1.27%</text:p>
          </table:table-cell>
          <table:table-cell table:formula="of:=[.H173]/[.F173]-1" office:value-type="percentage" office:value="-0.00382165605095541" calcext:value-type="percentage">
            <text:p>-0.38%</text:p>
          </table:table-cell>
          <table:table-cell table:formula="of:=[.G173]/[.I173]-1" office:value-type="percentage" office:value="0.0127388535031847" calcext:value-type="percentage">
            <text:p>1.27%</text:p>
          </table:table-cell>
          <table:table-cell/>
          <table:table-cell office:value-type="string" calcext:value-type="string">
            <text:p>2017-09-07</text:p>
          </table:table-cell>
          <table:table-cell office:value-type="float" office:value="754.67285" calcext:value-type="float">
            <text:p>754.67285</text:p>
          </table:table-cell>
          <table:table-cell table:style-name="ce200" table:formula="of:=[.Q173]/[.I173]" office:value-type="percentage" office:value="0.961366687898089" calcext:value-type="percentage">
            <text:p>96.1%</text:p>
          </table:table-cell>
          <table:table-cell table:number-columns-repeated="2"/>
          <table:table-cell office:value-type="string" calcext:value-type="string">
            <text:p>2017-09-07</text:p>
          </table:table-cell>
          <table:table-cell table:formula="of:=[.F173]-[.I173]" office:value-type="float" office:value="0" calcext:value-type="float">
            <text:p>0</text:p>
          </table:table-cell>
          <table:table-cell table:formula="of:=[.H173]-[.I173]" office:value-type="float" office:value="-3" calcext:value-type="float">
            <text:p>-3</text:p>
          </table:table-cell>
          <table:table-cell table:formula="of:=[.G173]-[.I17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12310" calcext:value-type="float">
            <text:p>12310</text:p>
          </table:table-cell>
          <table:table-cell office:value-type="float" office:value="12480" calcext:value-type="float">
            <text:p>12480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794" calcext:value-type="float">
            <text:p>794</text:p>
          </table:table-cell>
          <table:table-cell office:value-type="float" office:value="11103" calcext:value-type="float">
            <text:p>11103</text:p>
          </table:table-cell>
          <table:table-cell/>
          <table:table-cell table:formula="of:=[.G174]/[.F174]-1" office:value-type="percentage" office:value="0.00251572327044025" calcext:value-type="percentage">
            <text:p>0.25%</text:p>
          </table:table-cell>
          <table:table-cell table:formula="of:=[.H174]/[.F174]-1" office:value-type="percentage" office:value="-0.00880503144654088" calcext:value-type="percentage">
            <text:p>-0.88%</text:p>
          </table:table-cell>
          <table:table-cell table:formula="of:=[.G174]/[.I174]-1" office:value-type="percentage" office:value="0.00377833753148615" calcext:value-type="percentage">
            <text:p>0.38%</text:p>
          </table:table-cell>
          <table:table-cell/>
          <table:table-cell office:value-type="string" calcext:value-type="string">
            <text:p>2017-09-08</text:p>
          </table:table-cell>
          <table:table-cell office:value-type="float" office:value="763.5804" calcext:value-type="float">
            <text:p>763.5804</text:p>
          </table:table-cell>
          <table:table-cell table:style-name="ce201" table:formula="of:=[.Q174]/[.I174]" office:value-type="percentage" office:value="0.961688161209068" calcext:value-type="percentage">
            <text:p>96.2%</text:p>
          </table:table-cell>
          <table:table-cell table:number-columns-repeated="2"/>
          <table:table-cell office:value-type="string" calcext:value-type="string">
            <text:p>2017-09-08</text:p>
          </table:table-cell>
          <table:table-cell table:formula="of:=[.F174]-[.I174]" office:value-type="float" office:value="1" calcext:value-type="float">
            <text:p>1</text:p>
          </table:table-cell>
          <table:table-cell table:formula="of:=[.H174]-[.I174]" office:value-type="float" office:value="-6" calcext:value-type="float">
            <text:p>-6</text:p>
          </table:table-cell>
          <table:table-cell table:formula="of:=[.G174]-[.I17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12350" calcext:value-type="float">
            <text:p>12350</text:p>
          </table:table-cell>
          <table:table-cell office:value-type="float" office:value="12280" calcext:value-type="float">
            <text:p>12280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802" calcext:value-type="float">
            <text:p>802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1" calcext:value-type="float">
            <text:p>811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G175]/[.F175]-1" office:value-type="percentage" office:value="0.013715710723192" calcext:value-type="percentage">
            <text:p>1.37%</text:p>
          </table:table-cell>
          <table:table-cell table:formula="of:=[.H175]/[.F175]-1" office:value-type="percentage" office:value="-0.00249376558603487" calcext:value-type="percentage">
            <text:p>-0.25%</text:p>
          </table:table-cell>
          <table:table-cell table:formula="of:=[.G175]/[.I175]-1" office:value-type="percentage" office:value="0.002466091245376" calcext:value-type="percentage">
            <text:p>0.25%</text:p>
          </table:table-cell>
          <table:table-cell/>
          <table:table-cell office:value-type="string" calcext:value-type="string">
            <text:p>2017-09-11</text:p>
          </table:table-cell>
          <table:table-cell office:value-type="float" office:value="769.8704" calcext:value-type="float">
            <text:p>769.8704</text:p>
          </table:table-cell>
          <table:table-cell table:style-name="ce202" table:formula="of:=[.Q175]/[.I175]" office:value-type="percentage" office:value="0.94928532675709" calcext:value-type="percentage">
            <text:p>94.9%</text:p>
          </table:table-cell>
          <table:table-cell table:number-columns-repeated="2"/>
          <table:table-cell office:value-type="string" calcext:value-type="string">
            <text:p>2017-09-11</text:p>
          </table:table-cell>
          <table:table-cell table:formula="of:=[.F175]-[.I175]" office:value-type="float" office:value="-9" calcext:value-type="float">
            <text:p>-9</text:p>
          </table:table-cell>
          <table:table-cell table:formula="of:=[.H175]-[.I175]" office:value-type="float" office:value="-11" calcext:value-type="float">
            <text:p>-11</text:p>
          </table:table-cell>
          <table:table-cell table:formula="of:=[.G175]-[.I1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12410" calcext:value-type="float">
            <text:p>12410</text:p>
          </table:table-cell>
          <table:table-cell office:value-type="float" office:value="12380" calcext:value-type="float">
            <text:p>12380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8" calcext:value-type="float">
            <text:p>808</text:p>
          </table:table-cell>
          <table:table-cell office:value-type="float" office:value="11041" calcext:value-type="float">
            <text:p>11041</text:p>
          </table:table-cell>
          <table:table-cell/>
          <table:table-cell table:formula="of:=[.G176]/[.F176]-1" office:value-type="percentage" office:value="0" calcext:value-type="percentage">
            <text:p>0.00%</text:p>
          </table:table-cell>
          <table:table-cell table:formula="of:=[.H176]/[.F176]-1" office:value-type="percentage" office:value="-0.0159509202453988" calcext:value-type="percentage">
            <text:p>-1.60%</text:p>
          </table:table-cell>
          <table:table-cell table:formula="of:=[.G176]/[.I176]-1" office:value-type="percentage" office:value="0.00866336633663356" calcext:value-type="percentage">
            <text:p>0.87%</text:p>
          </table:table-cell>
          <table:table-cell/>
          <table:table-cell office:value-type="string" calcext:value-type="string">
            <text:p>2017-09-12</text:p>
          </table:table-cell>
          <table:table-cell office:value-type="float" office:value="782.39355" calcext:value-type="float">
            <text:p>782.39355</text:p>
          </table:table-cell>
          <table:table-cell table:style-name="ce203" table:formula="of:=[.Q176]/[.I176]" office:value-type="percentage" office:value="0.968308849009901" calcext:value-type="percentage">
            <text:p>96.8%</text:p>
          </table:table-cell>
          <table:table-cell table:number-columns-repeated="2"/>
          <table:table-cell office:value-type="string" calcext:value-type="string">
            <text:p>2017-09-12</text:p>
          </table:table-cell>
          <table:table-cell table:formula="of:=[.F176]-[.I176]" office:value-type="float" office:value="7" calcext:value-type="float">
            <text:p>7</text:p>
          </table:table-cell>
          <table:table-cell table:formula="of:=[.H176]-[.I176]" office:value-type="float" office:value="-6" calcext:value-type="float">
            <text:p>-6</text:p>
          </table:table-cell>
          <table:table-cell table:formula="of:=[.G176]-[.I17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11780" calcext:value-type="float">
            <text:p>11780</text:p>
          </table:table-cell>
          <table:table-cell office:value-type="float" office:value="11810" calcext:value-type="float">
            <text:p>11810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6855" calcext:value-type="float">
            <text:p>6855</text:p>
          </table:table-cell>
          <table:table-cell/>
          <table:table-cell table:formula="of:=[.G177]/[.F177]-1" office:value-type="percentage" office:value="0.0123152709359606" calcext:value-type="percentage">
            <text:p>1.23%</text:p>
          </table:table-cell>
          <table:table-cell table:formula="of:=[.H177]/[.F177]-1" office:value-type="percentage" office:value="-0.00246305418719217" calcext:value-type="percentage">
            <text:p>-0.25%</text:p>
          </table:table-cell>
          <table:table-cell table:formula="of:=[.G177]/[.I177]-1" office:value-type="percentage" office:value="0.0024390243902439" calcext:value-type="percentage">
            <text:p>0.24%</text:p>
          </table:table-cell>
          <table:table-cell/>
          <table:table-cell office:value-type="string" calcext:value-type="string">
            <text:p>2017-09-13</text:p>
          </table:table-cell>
          <table:table-cell office:value-type="float" office:value="776.80817" calcext:value-type="float">
            <text:p>776.80817</text:p>
          </table:table-cell>
          <table:table-cell table:style-name="ce204" table:formula="of:=[.Q177]/[.I177]" office:value-type="percentage" office:value="0.947327036585366" calcext:value-type="percentage">
            <text:p>94.7%</text:p>
          </table:table-cell>
          <table:table-cell table:number-columns-repeated="2"/>
          <table:table-cell office:value-type="string" calcext:value-type="string">
            <text:p>2017-09-13</text:p>
          </table:table-cell>
          <table:table-cell table:formula="of:=[.F177]-[.I177]" office:value-type="float" office:value="-8" calcext:value-type="float">
            <text:p>-8</text:p>
          </table:table-cell>
          <table:table-cell table:formula="of:=[.H177]-[.I177]" office:value-type="float" office:value="-10" calcext:value-type="float">
            <text:p>-10</text:p>
          </table:table-cell>
          <table:table-cell table:formula="of:=[.G177]-[.I17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11960" calcext:value-type="float">
            <text:p>11960</text:p>
          </table:table-cell>
          <table:table-cell office:value-type="float" office:value="11910" calcext:value-type="float">
            <text:p>1191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10028" calcext:value-type="float">
            <text:p>10028</text:p>
          </table:table-cell>
          <table:table-cell/>
          <table:table-cell table:formula="of:=[.G178]/[.F178]-1" office:value-type="percentage" office:value="0.00367647058823528" calcext:value-type="percentage">
            <text:p>0.37%</text:p>
          </table:table-cell>
          <table:table-cell table:formula="of:=[.H178]/[.F178]-1" office:value-type="percentage" office:value="-0.00980392156862742" calcext:value-type="percentage">
            <text:p>-0.98%</text:p>
          </table:table-cell>
          <table:table-cell table:formula="of:=[.G178]/[.I178]-1" office:value-type="percentage" office:value="0.00862068965517238" calcext:value-type="percentage">
            <text:p>0.86%</text:p>
          </table:table-cell>
          <table:table-cell/>
          <table:table-cell office:value-type="string" calcext:value-type="string">
            <text:p>2017-09-14</text:p>
          </table:table-cell>
          <table:table-cell office:value-type="float" office:value="785.46216" calcext:value-type="float">
            <text:p>785.46216</text:p>
          </table:table-cell>
          <table:table-cell table:style-name="ce205" table:formula="of:=[.Q178]/[.I178]" office:value-type="percentage" office:value="0.967317931034483" calcext:value-type="percentage">
            <text:p>96.7%</text:p>
          </table:table-cell>
          <table:table-cell table:number-columns-repeated="2"/>
          <table:table-cell office:value-type="string" calcext:value-type="string">
            <text:p>2017-09-14</text:p>
          </table:table-cell>
          <table:table-cell table:formula="of:=[.F178]-[.I178]" office:value-type="float" office:value="4" calcext:value-type="float">
            <text:p>4</text:p>
          </table:table-cell>
          <table:table-cell table:formula="of:=[.H178]-[.I178]" office:value-type="float" office:value="-4" calcext:value-type="float">
            <text:p>-4</text:p>
          </table:table-cell>
          <table:table-cell table:formula="of:=[.G178]-[.I17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50" calcext:value-type="float">
            <text:p>11650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19" calcext:value-type="float">
            <text:p>819</text:p>
          </table:table-cell>
          <table:table-cell office:value-type="float" office:value="10251" calcext:value-type="float">
            <text:p>10251</text:p>
          </table:table-cell>
          <table:table-cell/>
          <table:table-cell table:formula="of:=[.G179]/[.F179]-1" office:value-type="percentage" office:value="0.0148331273176761" calcext:value-type="percentage">
            <text:p>1.48%</text:p>
          </table:table-cell>
          <table:table-cell table:formula="of:=[.H179]/[.F179]-1" office:value-type="percentage" office:value="-0.00123609394313973" calcext:value-type="percentage">
            <text:p>-0.12%</text:p>
          </table:table-cell>
          <table:table-cell table:formula="of:=[.G179]/[.I179]-1" office:value-type="percentage" office:value="0.00244200244200243" calcext:value-type="percentage">
            <text:p>0.24%</text:p>
          </table:table-cell>
          <table:table-cell/>
          <table:table-cell office:value-type="string" calcext:value-type="string">
            <text:p>2017-09-15</text:p>
          </table:table-cell>
          <table:table-cell office:value-type="float" office:value="782.1364" calcext:value-type="float">
            <text:p>782.1364</text:p>
          </table:table-cell>
          <table:table-cell table:style-name="ce206" table:formula="of:=[.Q179]/[.I179]" office:value-type="percentage" office:value="0.954989499389499" calcext:value-type="percentage">
            <text:p>95.5%</text:p>
          </table:table-cell>
          <table:table-cell table:number-columns-repeated="2"/>
          <table:table-cell office:value-type="string" calcext:value-type="string">
            <text:p>2017-09-15</text:p>
          </table:table-cell>
          <table:table-cell table:formula="of:=[.F179]-[.I179]" office:value-type="float" office:value="-10" calcext:value-type="float">
            <text:p>-10</text:p>
          </table:table-cell>
          <table:table-cell table:formula="of:=[.H179]-[.I179]" office:value-type="float" office:value="-11" calcext:value-type="float">
            <text:p>-11</text:p>
          </table:table-cell>
          <table:table-cell table:formula="of:=[.G179]-[.I17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11980" calcext:value-type="float">
            <text:p>11980</text:p>
          </table:table-cell>
          <table:table-cell office:value-type="float" office:value="12070" calcext:value-type="float">
            <text:p>12070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14201" calcext:value-type="float">
            <text:p>14201</text:p>
          </table:table-cell>
          <table:table-cell/>
          <table:table-cell table:formula="of:=[.G180]/[.F180]-1" office:value-type="percentage" office:value="0.0192771084337349" calcext:value-type="percentage">
            <text:p>1.93%</text:p>
          </table:table-cell>
          <table:table-cell table:formula="of:=[.H180]/[.F180]-1" office:value-type="percentage" office:value="-0.00120481927710847" calcext:value-type="percentage">
            <text:p>-0.12%</text:p>
          </table:table-cell>
          <table:table-cell table:formula="of:=[.G180]/[.I180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9-19</text:p>
          </table:table-cell>
          <table:table-cell office:value-type="float" office:value="790.7805" calcext:value-type="float">
            <text:p>790.7805</text:p>
          </table:table-cell>
          <table:table-cell table:style-name="ce207" table:formula="of:=[.Q180]/[.I180]" office:value-type="percentage" office:value="0.934728723404255" calcext:value-type="percentage">
            <text:p>93.5%</text:p>
          </table:table-cell>
          <table:table-cell table:number-columns-repeated="2"/>
          <table:table-cell office:value-type="string" calcext:value-type="string">
            <text:p>2017-09-19</text:p>
          </table:table-cell>
          <table:table-cell table:formula="of:=[.F180]-[.I180]" office:value-type="float" office:value="-16" calcext:value-type="float">
            <text:p>-16</text:p>
          </table:table-cell>
          <table:table-cell table:formula="of:=[.H180]-[.I180]" office:value-type="float" office:value="-17" calcext:value-type="float">
            <text:p>-17</text:p>
          </table:table-cell>
          <table:table-cell table:formula="of:=[.G180]-[.I1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12430" calcext:value-type="float">
            <text:p>12430</text:p>
          </table:table-cell>
          <table:table-cell office:value-type="float" office:value="12260" calcext:value-type="float">
            <text:p>12260</text:p>
          </table:table-cell>
          <table:table-cell office:value-type="float" office:value="484" calcext:value-type="float">
            <text:p>48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7" calcext:value-type="float">
            <text:p>847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[.G181]/[.F181]-1" office:value-type="percentage" office:value="0" calcext:value-type="percentage">
            <text:p>0.00%</text:p>
          </table:table-cell>
          <table:table-cell table:formula="of:=[.H181]/[.F181]-1" office:value-type="percentage" office:value="-0.0106007067137809" calcext:value-type="percentage">
            <text:p>-1.06%</text:p>
          </table:table-cell>
          <table:table-cell table:formula="of:=[.G181]/[.I181]-1" office:value-type="percentage" office:value="0.00236127508854778" calcext:value-type="percentage">
            <text:p>0.24%</text:p>
          </table:table-cell>
          <table:table-cell/>
          <table:table-cell office:value-type="string" calcext:value-type="string">
            <text:p>2017-09-20</text:p>
          </table:table-cell>
          <table:table-cell office:value-type="float" office:value="802.89343" calcext:value-type="float">
            <text:p>802.89343</text:p>
          </table:table-cell>
          <table:table-cell table:style-name="ce208" table:formula="of:=[.Q181]/[.I181]" office:value-type="percentage" office:value="0.947926127508855" calcext:value-type="percentage">
            <text:p>94.8%</text:p>
          </table:table-cell>
          <table:table-cell table:number-columns-repeated="2"/>
          <table:table-cell office:value-type="string" calcext:value-type="string">
            <text:p>2017-09-20</text:p>
          </table:table-cell>
          <table:table-cell table:formula="of:=[.F181]-[.I181]" office:value-type="float" office:value="2" calcext:value-type="float">
            <text:p>2</text:p>
          </table:table-cell>
          <table:table-cell table:formula="of:=[.H181]-[.I181]" office:value-type="float" office:value="-7" calcext:value-type="float">
            <text:p>-7</text:p>
          </table:table-cell>
          <table:table-cell table:formula="of:=[.G181]-[.I18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12150" calcext:value-type="float">
            <text:p>12150</text:p>
          </table:table-cell>
          <table:table-cell office:value-type="float" office:value="12250" calcext:value-type="float">
            <text:p>12250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" calcext:value-type="float">
            <text:p>11861</text:p>
          </table:table-cell>
          <table:table-cell/>
          <table:table-cell table:formula="of:=[.G182]/[.F182]-1" office:value-type="percentage" office:value="0.00117785630153122" calcext:value-type="percentage">
            <text:p>0.12%</text:p>
          </table:table-cell>
          <table:table-cell table:formula="of:=[.H182]/[.F182]-1" office:value-type="percentage" office:value="-0.0117785630153121" calcext:value-type="percentage">
            <text:p>-1.18%</text:p>
          </table:table-cell>
          <table:table-cell table:formula="of:=[.G182]/[.I182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7-09-21</text:p>
          </table:table-cell>
          <table:table-cell office:value-type="float" office:value="821.5603" calcext:value-type="float">
            <text:p>821.5603</text:p>
          </table:table-cell>
          <table:table-cell table:style-name="ce209" table:formula="of:=[.Q182]/[.I182]" office:value-type="percentage" office:value="0.972260710059171" calcext:value-type="percentage">
            <text:p>97.2%</text:p>
          </table:table-cell>
          <table:table-cell table:number-columns-repeated="2"/>
          <table:table-cell office:value-type="string" calcext:value-type="string">
            <text:p>2017-09-21</text:p>
          </table:table-cell>
          <table:table-cell table:formula="of:=[.F182]-[.I182]" office:value-type="float" office:value="4" calcext:value-type="float">
            <text:p>4</text:p>
          </table:table-cell>
          <table:table-cell table:formula="of:=[.H182]-[.I182]" office:value-type="float" office:value="-6" calcext:value-type="float">
            <text:p>-6</text:p>
          </table:table-cell>
          <table:table-cell table:formula="of:=[.G182]-[.I18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12130" calcext:value-type="float">
            <text:p>12130</text:p>
          </table:table-cell>
          <table:table-cell office:value-type="float" office:value="12270" calcext:value-type="float">
            <text:p>12270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6671" calcext:value-type="float">
            <text:p>6671</text:p>
          </table:table-cell>
          <table:table-cell/>
          <table:table-cell table:formula="of:=[.G183]/[.F183]-1" office:value-type="percentage" office:value="0.00355029585798827" calcext:value-type="percentage">
            <text:p>0.36%</text:p>
          </table:table-cell>
          <table:table-cell table:formula="of:=[.H183]/[.F183]-1" office:value-type="percentage" office:value="-0.00710059171597632" calcext:value-type="percentage">
            <text:p>-0.71%</text:p>
          </table:table-cell>
          <table:table-cell table:formula="of:=[.G183]/[.I183]-1" office:value-type="percentage" office:value="0.00712589073634207" calcext:value-type="percentage">
            <text:p>0.71%</text:p>
          </table:table-cell>
          <table:table-cell/>
          <table:table-cell office:value-type="string" calcext:value-type="string">
            <text:p>2017-09-22</text:p>
          </table:table-cell>
          <table:table-cell office:value-type="float" office:value="807.43713" calcext:value-type="float">
            <text:p>807.43713</text:p>
          </table:table-cell>
          <table:table-cell table:style-name="ce210" table:formula="of:=[.Q183]/[.I183]" office:value-type="percentage" office:value="0.958951460807601" calcext:value-type="percentage">
            <text:p>95.9%</text:p>
          </table:table-cell>
          <table:table-cell table:number-columns-repeated="2"/>
          <table:table-cell office:value-type="string" calcext:value-type="string">
            <text:p>2017-09-22</text:p>
          </table:table-cell>
          <table:table-cell table:formula="of:=[.F183]-[.I183]" office:value-type="float" office:value="3" calcext:value-type="float">
            <text:p>3</text:p>
          </table:table-cell>
          <table:table-cell table:formula="of:=[.H183]-[.I183]" office:value-type="float" office:value="-3" calcext:value-type="float">
            <text:p>-3</text:p>
          </table:table-cell>
          <table:table-cell table:formula="of:=[.G183]-[.I18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12260" calcext:value-type="float">
            <text:p>12260</text:p>
          </table:table-cell>
          <table:table-cell office:value-type="float" office:value="12150" calcext:value-type="float">
            <text:p>12150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5" calcext:value-type="float">
            <text:p>845</text:p>
          </table:table-cell>
          <table:table-cell office:value-type="float" office:value="6496" calcext:value-type="float">
            <text:p>6496</text:p>
          </table:table-cell>
          <table:table-cell/>
          <table:table-cell table:formula="of:=[.G184]/[.F184]-1" office:value-type="percentage" office:value="0.00591016548463363" calcext:value-type="percentage">
            <text:p>0.59%</text:p>
          </table:table-cell>
          <table:table-cell table:formula="of:=[.H184]/[.F184]-1" office:value-type="percentage" office:value="-0.00945626477541373" calcext:value-type="percentage">
            <text:p>-0.95%</text:p>
          </table:table-cell>
          <table:table-cell table:formula="of:=[.G184]/[.I184]-1" office:value-type="percentage" office:value="0.00710059171597632" calcext:value-type="percentage">
            <text:p>0.71%</text:p>
          </table:table-cell>
          <table:table-cell/>
          <table:table-cell office:value-type="string" calcext:value-type="string">
            <text:p>2017-09-25</text:p>
          </table:table-cell>
          <table:table-cell office:value-type="float" office:value="808.6196" calcext:value-type="float">
            <text:p>808.6196</text:p>
          </table:table-cell>
          <table:table-cell table:style-name="ce211" table:formula="of:=[.Q184]/[.I184]" office:value-type="percentage" office:value="0.956946272189349" calcext:value-type="percentage">
            <text:p>95.7%</text:p>
          </table:table-cell>
          <table:table-cell table:number-columns-repeated="2"/>
          <table:table-cell office:value-type="string" calcext:value-type="string">
            <text:p>2017-09-25</text:p>
          </table:table-cell>
          <table:table-cell table:formula="of:=[.F184]-[.I184]" office:value-type="float" office:value="1" calcext:value-type="float">
            <text:p>1</text:p>
          </table:table-cell>
          <table:table-cell table:formula="of:=[.H184]-[.I184]" office:value-type="float" office:value="-7" calcext:value-type="float">
            <text:p>-7</text:p>
          </table:table-cell>
          <table:table-cell table:formula="of:=[.G184]-[.I18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12160" calcext:value-type="float">
            <text:p>12160</text:p>
          </table:table-cell>
          <table:table-cell office:value-type="float" office:value="12000" calcext:value-type="float">
            <text:p>12000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842" calcext:value-type="float">
            <text:p>842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338" calcext:value-type="float">
            <text:p>8338</text:p>
          </table:table-cell>
          <table:table-cell/>
          <table:table-cell table:formula="of:=[.G185]/[.F185]-1" office:value-type="percentage" office:value="0.00831353919239897" calcext:value-type="percentage">
            <text:p>0.83%</text:p>
          </table:table-cell>
          <table:table-cell table:formula="of:=[.H185]/[.F185]-1" office:value-type="percentage" office:value="-0.00356294536817103" calcext:value-type="percentage">
            <text:p>-0.36%</text:p>
          </table:table-cell>
          <table:table-cell table:formula="of:=[.G185]/[.I185]-1" office:value-type="percentage" office:value="0.0107142857142857" calcext:value-type="percentage">
            <text:p>1.07%</text:p>
          </table:table-cell>
          <table:table-cell/>
          <table:table-cell office:value-type="string" calcext:value-type="string">
            <text:p>2017-09-26</text:p>
          </table:table-cell>
          <table:table-cell office:value-type="float" office:value="813.57416" calcext:value-type="float">
            <text:p>813.57416</text:p>
          </table:table-cell>
          <table:table-cell table:style-name="ce212" table:formula="of:=[.Q185]/[.I185]" office:value-type="percentage" office:value="0.968540666666667" calcext:value-type="percentage">
            <text:p>96.9%</text:p>
          </table:table-cell>
          <table:table-cell table:number-columns-repeated="2"/>
          <table:table-cell office:value-type="string" calcext:value-type="string">
            <text:p>2017-09-26</text:p>
          </table:table-cell>
          <table:table-cell table:formula="of:=[.F185]-[.I185]" office:value-type="float" office:value="2" calcext:value-type="float">
            <text:p>2</text:p>
          </table:table-cell>
          <table:table-cell table:formula="of:=[.H185]-[.I185]" office:value-type="float" office:value="-1" calcext:value-type="float">
            <text:p>-1</text:p>
          </table:table-cell>
          <table:table-cell table:formula="of:=[.G185]-[.I185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09-27</text:p>
          </table:table-cell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37" calcext:value-type="float">
            <text:p>837</text:p>
          </table:table-cell>
          <table:table-cell office:value-type="float" office:value="6246" calcext:value-type="float">
            <text:p>6246</text:p>
          </table:table-cell>
          <table:table-cell/>
          <table:table-cell table:formula="of:=[.G186]/[.F186]-1" office:value-type="percentage" office:value="0.00721153846153855" calcext:value-type="percentage">
            <text:p>0.72%</text:p>
          </table:table-cell>
          <table:table-cell table:formula="of:=[.H186]/[.F186]-1" office:value-type="percentage" office:value="-0.00360576923076927" calcext:value-type="percentage">
            <text:p>-0.36%</text:p>
          </table:table-cell>
          <table:table-cell table:formula="of:=[.G186]/[.I186]-1" office:value-type="percentage" office:value="0.00119474313022705" calcext:value-type="percentage">
            <text:p>0.12%</text:p>
          </table:table-cell>
          <table:table-cell/>
          <table:table-cell office:value-type="string" calcext:value-type="string">
            <text:p>2017-09-27</text:p>
          </table:table-cell>
          <table:table-cell office:value-type="float" office:value="806.493" calcext:value-type="float">
            <text:p>806.493</text:p>
          </table:table-cell>
          <table:table-cell table:style-name="ce213" table:formula="of:=[.Q186]/[.I186]" office:value-type="percentage" office:value="0.963551971326165" calcext:value-type="percentage">
            <text:p>96.4%</text:p>
          </table:table-cell>
          <table:table-cell table:number-columns-repeated="2"/>
          <table:table-cell office:value-type="string" calcext:value-type="string">
            <text:p>2017-09-27</text:p>
          </table:table-cell>
          <table:table-cell table:formula="of:=[.F186]-[.I186]" office:value-type="float" office:value="-5" calcext:value-type="float">
            <text:p>-5</text:p>
          </table:table-cell>
          <table:table-cell table:formula="of:=[.H186]-[.I186]" office:value-type="float" office:value="-8" calcext:value-type="float">
            <text:p>-8</text:p>
          </table:table-cell>
          <table:table-cell table:formula="of:=[.G186]-[.I18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09-28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8748" calcext:value-type="float">
            <text:p>8748</text:p>
          </table:table-cell>
          <table:table-cell/>
          <table:table-cell table:formula="of:=[.G187]/[.F187]-1" office:value-type="percentage" office:value="0" calcext:value-type="percentage">
            <text:p>0.00%</text:p>
          </table:table-cell>
          <table:table-cell table:formula="of:=[.H187]/[.F187]-1" office:value-type="percentage" office:value="-0.0106635071090048" calcext:value-type="percentage">
            <text:p>-1.07%</text:p>
          </table:table-cell>
          <table:table-cell table:formula="of:=[.G187]/[.I187]-1" office:value-type="percentage" office:value="0.0083632019115889" calcext:value-type="percentage">
            <text:p>0.84%</text:p>
          </table:table-cell>
          <table:table-cell/>
          <table:table-cell office:value-type="string" calcext:value-type="string">
            <text:p>2017-09-28</text:p>
          </table:table-cell>
          <table:table-cell office:value-type="float" office:value="800.4272" calcext:value-type="float">
            <text:p>800.4272</text:p>
          </table:table-cell>
          <table:table-cell table:style-name="ce214" table:formula="of:=[.Q187]/[.I187]" office:value-type="percentage" office:value="0.956304898446834" calcext:value-type="percentage">
            <text:p>95.6%</text:p>
          </table:table-cell>
          <table:table-cell table:number-columns-repeated="2"/>
          <table:table-cell office:value-type="string" calcext:value-type="string">
            <text:p>2017-09-28</text:p>
          </table:table-cell>
          <table:table-cell table:formula="of:=[.F187]-[.I187]" office:value-type="float" office:value="7" calcext:value-type="float">
            <text:p>7</text:p>
          </table:table-cell>
          <table:table-cell table:formula="of:=[.H187]-[.I187]" office:value-type="float" office:value="-2" calcext:value-type="float">
            <text:p>-2</text:p>
          </table:table-cell>
          <table:table-cell table:formula="of:=[.G187]-[.I18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 office:value-type="float" office:value="12495" calcext:value-type="float">
            <text:p>12495</text:p>
          </table:table-cell>
          <table:table-cell/>
          <table:table-cell table:formula="of:=[.G188]/[.F188]-1" office:value-type="percentage" office:value="0.00119760479041919" calcext:value-type="percentage">
            <text:p>0.12%</text:p>
          </table:table-cell>
          <table:table-cell table:formula="of:=[.H188]/[.F188]-1" office:value-type="percentage" office:value="-0.00718562874251494" calcext:value-type="percentage">
            <text:p>-0.72%</text:p>
          </table:table-cell>
          <table:table-cell table:formula="of:=[.G188]/[.I188]-1" office:value-type="percentage" office:value="0.00119760479041919" calcext:value-type="percentage">
            <text:p>0.12%</text:p>
          </table:table-cell>
          <table:table-cell/>
          <table:table-cell office:value-type="string" calcext:value-type="string">
            <text:p>2017-09-29</text:p>
          </table:table-cell>
          <table:table-cell office:value-type="float" office:value="804.718" calcext:value-type="float">
            <text:p>804.718</text:p>
          </table:table-cell>
          <table:table-cell table:style-name="ce215" table:formula="of:=[.Q188]/[.I188]" office:value-type="percentage" office:value="0.963734131736527" calcext:value-type="percentage">
            <text:p>96.4%</text:p>
          </table:table-cell>
          <table:table-cell table:number-columns-repeated="2"/>
          <table:table-cell office:value-type="string" calcext:value-type="string">
            <text:p>2017-09-29</text:p>
          </table:table-cell>
          <table:table-cell table:formula="of:=[.F188]-[.I188]" office:value-type="float" office:value="0" calcext:value-type="float">
            <text:p>0</text:p>
          </table:table-cell>
          <table:table-cell table:formula="of:=[.H188]-[.I188]" office:value-type="float" office:value="-6" calcext:value-type="float">
            <text:p>-6</text:p>
          </table:table-cell>
          <table:table-cell table:formula="of:=[.G188]-[.I18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02</text:p>
          </table:table-cell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29" calcext:value-type="float">
            <text:p>8229</text:p>
          </table:table-cell>
          <table:table-cell/>
          <table:table-cell table:formula="of:=[.G189]/[.F189]-1" office:value-type="percentage" office:value="0.00956937799043067" calcext:value-type="percentage">
            <text:p>0.96%</text:p>
          </table:table-cell>
          <table:table-cell table:formula="of:=[.H189]/[.F189]-1" office:value-type="percentage" office:value="-0.00119617224880386" calcext:value-type="percentage">
            <text:p>-0.12%</text:p>
          </table:table-cell>
          <table:table-cell table:formula="of:=[.G189]/[.I189]-1" office:value-type="percentage" office:value="0.00715990453460624" calcext:value-type="percentage">
            <text:p>0.72%</text:p>
          </table:table-cell>
          <table:table-cell/>
          <table:table-cell office:value-type="string" calcext:value-type="string">
            <text:p>2017-10-02</text:p>
          </table:table-cell>
          <table:table-cell office:value-type="float" office:value="802.0073" calcext:value-type="float">
            <text:p>802.0073</text:p>
          </table:table-cell>
          <table:table-cell table:style-name="ce216" table:formula="of:=[.Q189]/[.I189]" office:value-type="percentage" office:value="0.957049284009547" calcext:value-type="percentage">
            <text:p>95.7%</text:p>
          </table:table-cell>
          <table:table-cell table:number-columns-repeated="2"/>
          <table:table-cell office:value-type="string" calcext:value-type="string">
            <text:p>2017-10-02</text:p>
          </table:table-cell>
          <table:table-cell table:formula="of:=[.F189]-[.I189]" office:value-type="float" office:value="-2" calcext:value-type="float">
            <text:p>-2</text:p>
          </table:table-cell>
          <table:table-cell table:formula="of:=[.H189]-[.I189]" office:value-type="float" office:value="-3" calcext:value-type="float">
            <text:p>-3</text:p>
          </table:table-cell>
          <table:table-cell table:formula="of:=[.G189]-[.I18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0-03</text:p>
          </table:table-cell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7129" calcext:value-type="float">
            <text:p>7129</text:p>
          </table:table-cell>
          <table:table-cell/>
          <table:table-cell table:formula="of:=[.G190]/[.F190]-1" office:value-type="percentage" office:value="0.00237812128418557" calcext:value-type="percentage">
            <text:p>0.24%</text:p>
          </table:table-cell>
          <table:table-cell table:formula="of:=[.H190]/[.F190]-1" office:value-type="percentage" office:value="-0.00594530321046372" calcext:value-type="percentage">
            <text:p>-0.59%</text:p>
          </table:table-cell>
          <table:table-cell table:formula="of:=[.G190]/[.I190]-1" office:value-type="percentage" office:value="0.0011876484560569" calcext:value-type="percentage">
            <text:p>0.12%</text:p>
          </table:table-cell>
          <table:table-cell/>
          <table:table-cell office:value-type="string" calcext:value-type="string">
            <text:p>2017-10-03</text:p>
          </table:table-cell>
          <table:table-cell office:value-type="float" office:value="807.8501" calcext:value-type="float">
            <text:p>807.8501</text:p>
          </table:table-cell>
          <table:table-cell table:style-name="ce217" table:formula="of:=[.Q190]/[.I190]" office:value-type="percentage" office:value="0.959441923990499" calcext:value-type="percentage">
            <text:p>95.9%</text:p>
          </table:table-cell>
          <table:table-cell table:number-columns-repeated="2"/>
          <table:table-cell office:value-type="string" calcext:value-type="string">
            <text:p>2017-10-03</text:p>
          </table:table-cell>
          <table:table-cell table:formula="of:=[.F190]-[.I190]" office:value-type="float" office:value="-1" calcext:value-type="float">
            <text:p>-1</text:p>
          </table:table-cell>
          <table:table-cell table:formula="of:=[.H190]-[.I190]" office:value-type="float" office:value="-6" calcext:value-type="float">
            <text:p>-6</text:p>
          </table:table-cell>
          <table:table-cell table:formula="of:=[.G190]-[.I19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04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095" calcext:value-type="float">
            <text:p>8095</text:p>
          </table:table-cell>
          <table:table-cell/>
          <table:table-cell table:formula="of:=[.G191]/[.F191]-1" office:value-type="percentage" office:value="0.00118343195266268" calcext:value-type="percentage">
            <text:p>0.12%</text:p>
          </table:table-cell>
          <table:table-cell table:formula="of:=[.H191]/[.F191]-1" office:value-type="percentage" office:value="-0.0189349112426036" calcext:value-type="percentage">
            <text:p>-1.89%</text:p>
          </table:table-cell>
          <table:table-cell table:formula="of:=[.G191]/[.I191]-1" office:value-type="percentage" office:value="0.0205066344993969" calcext:value-type="percentage">
            <text:p>2.05%</text:p>
          </table:table-cell>
          <table:table-cell/>
          <table:table-cell office:value-type="string" calcext:value-type="string">
            <text:p>2017-10-04</text:p>
          </table:table-cell>
          <table:table-cell office:value-type="float" office:value="808.1034" calcext:value-type="float">
            <text:p>808.1034</text:p>
          </table:table-cell>
          <table:table-cell table:style-name="ce218" table:formula="of:=[.Q191]/[.I191]" office:value-type="percentage" office:value="0.974793003618818" calcext:value-type="percentage">
            <text:p>97.5%</text:p>
          </table:table-cell>
          <table:table-cell table:number-columns-repeated="2"/>
          <table:table-cell office:value-type="string" calcext:value-type="string">
            <text:p>2017-10-04</text:p>
          </table:table-cell>
          <table:table-cell table:formula="of:=[.F191]-[.I191]" office:value-type="float" office:value="16" calcext:value-type="float">
            <text:p>16</text:p>
          </table:table-cell>
          <table:table-cell table:formula="of:=[.H191]-[.I191]" office:value-type="float" office:value="0" calcext:value-type="float">
            <text:p>0</text:p>
          </table:table-cell>
          <table:table-cell table:formula="of:=[.G191]-[.I191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17-10-05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7762" calcext:value-type="float">
            <text:p>7762</text:p>
          </table:table-cell>
          <table:table-cell/>
          <table:table-cell table:formula="of:=[.G192]/[.F192]-1" office:value-type="percentage" office:value="0.00720288115246093" calcext:value-type="percentage">
            <text:p>0.72%</text:p>
          </table:table-cell>
          <table:table-cell table:formula="of:=[.H192]/[.F192]-1" office:value-type="percentage" office:value="-0.00240096038415372" calcext:value-type="percentage">
            <text:p>-0.24%</text:p>
          </table:table-cell>
          <table:table-cell table:formula="of:=[.G192]/[.I192]-1" office:value-type="percentage" office:value="0.0023894862604541" calcext:value-type="percentage">
            <text:p>0.24%</text:p>
          </table:table-cell>
          <table:table-cell/>
          <table:table-cell office:value-type="string" calcext:value-type="string">
            <text:p>2017-10-05</text:p>
          </table:table-cell>
          <table:table-cell office:value-type="float" office:value="801.3595" calcext:value-type="float">
            <text:p>801.3595</text:p>
          </table:table-cell>
          <table:table-cell table:style-name="ce219" table:formula="of:=[.Q192]/[.I192]" office:value-type="percentage" office:value="0.957418757467145" calcext:value-type="percentage">
            <text:p>95.7%</text:p>
          </table:table-cell>
          <table:table-cell table:number-columns-repeated="2"/>
          <table:table-cell office:value-type="string" calcext:value-type="string">
            <text:p>2017-10-05</text:p>
          </table:table-cell>
          <table:table-cell table:formula="of:=[.F192]-[.I192]" office:value-type="float" office:value="-4" calcext:value-type="float">
            <text:p>-4</text:p>
          </table:table-cell>
          <table:table-cell table:formula="of:=[.H192]-[.I192]" office:value-type="float" office:value="-6" calcext:value-type="float">
            <text:p>-6</text:p>
          </table:table-cell>
          <table:table-cell table:formula="of:=[.G192]-[.I19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0-06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9647" calcext:value-type="float">
            <text:p>9647</text:p>
          </table:table-cell>
          <table:table-cell/>
          <table:table-cell table:formula="of:=[.G193]/[.F193]-1" office:value-type="percentage" office:value="0.00592417061611372" calcext:value-type="percentage">
            <text:p>0.59%</text:p>
          </table:table-cell>
          <table:table-cell table:formula="of:=[.H193]/[.F193]-1" office:value-type="percentage" office:value="-0.00236966824644547" calcext:value-type="percentage">
            <text:p>-0.24%</text:p>
          </table:table-cell>
          <table:table-cell table:formula="of:=[.G193]/[.I193]-1" office:value-type="percentage" office:value="0.00117924528301883" calcext:value-type="percentage">
            <text:p>0.12%</text:p>
          </table:table-cell>
          <table:table-cell/>
          <table:table-cell office:value-type="string" calcext:value-type="string">
            <text:p>2017-10-06</text:p>
          </table:table-cell>
          <table:table-cell office:value-type="float" office:value="806.8242" calcext:value-type="float">
            <text:p>806.8242</text:p>
          </table:table-cell>
          <table:table-cell table:style-name="ce220" table:formula="of:=[.Q193]/[.I193]" office:value-type="percentage" office:value="0.951443632075472" calcext:value-type="percentage">
            <text:p>95.1%</text:p>
          </table:table-cell>
          <table:table-cell table:number-columns-repeated="2"/>
          <table:table-cell office:value-type="string" calcext:value-type="string">
            <text:p>2017-10-06</text:p>
          </table:table-cell>
          <table:table-cell table:formula="of:=[.F193]-[.I193]" office:value-type="float" office:value="-4" calcext:value-type="float">
            <text:p>-4</text:p>
          </table:table-cell>
          <table:table-cell table:formula="of:=[.H193]-[.I193]" office:value-type="float" office:value="-6" calcext:value-type="float">
            <text:p>-6</text:p>
          </table:table-cell>
          <table:table-cell table:formula="of:=[.G193]-[.I19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1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62" calcext:value-type="float">
            <text:p>862</text:p>
          </table:table-cell>
          <table:table-cell office:value-type="float" office:value="14405" calcext:value-type="float">
            <text:p>14405</text:p>
          </table:table-cell>
          <table:table-cell/>
          <table:table-cell table:formula="of:=[.G194]/[.F194]-1" office:value-type="percentage" office:value="0.0105386416861826" calcext:value-type="percentage">
            <text:p>1.05%</text:p>
          </table:table-cell>
          <table:table-cell table:formula="of:=[.H194]/[.F194]-1" office:value-type="percentage" office:value="-0.00117096018735363" calcext:value-type="percentage">
            <text:p>-0.12%</text:p>
          </table:table-cell>
          <table:table-cell table:formula="of:=[.G194]/[.I194]-1" office:value-type="percentage" office:value="0.00116009280742468" calcext:value-type="percentage">
            <text:p>0.12%</text:p>
          </table:table-cell>
          <table:table-cell/>
          <table:table-cell office:value-type="string" calcext:value-type="string">
            <text:p>2017-10-10</text:p>
          </table:table-cell>
          <table:table-cell office:value-type="float" office:value="811.1256" calcext:value-type="float">
            <text:p>811.1256</text:p>
          </table:table-cell>
          <table:table-cell table:style-name="ce221" table:formula="of:=[.Q194]/[.I194]" office:value-type="percentage" office:value="0.940980974477958" calcext:value-type="percentage">
            <text:p>94.1%</text:p>
          </table:table-cell>
          <table:table-cell table:number-columns-repeated="2"/>
          <table:table-cell office:value-type="string" calcext:value-type="string">
            <text:p>2017-10-10</text:p>
          </table:table-cell>
          <table:table-cell table:formula="of:=[.F194]-[.I194]" office:value-type="float" office:value="-8" calcext:value-type="float">
            <text:p>-8</text:p>
          </table:table-cell>
          <table:table-cell table:formula="of:=[.H194]-[.I194]" office:value-type="float" office:value="-9" calcext:value-type="float">
            <text:p>-9</text:p>
          </table:table-cell>
          <table:table-cell table:formula="of:=[.G194]-[.I19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11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78" calcext:value-type="float">
            <text:p>878</text:p>
          </table:table-cell>
          <table:table-cell office:value-type="float" office:value="14838" calcext:value-type="float">
            <text:p>14838</text:p>
          </table:table-cell>
          <table:table-cell/>
          <table:table-cell table:formula="of:=[.G195]/[.F195]-1" office:value-type="percentage" office:value="0.0173410404624277" calcext:value-type="percentage">
            <text:p>1.73%</text:p>
          </table:table-cell>
          <table:table-cell table:formula="of:=[.H195]/[.F195]-1" office:value-type="percentage" office:value="-0.0011560693641619" calcext:value-type="percentage">
            <text:p>-0.12%</text:p>
          </table:table-cell>
          <table:table-cell table:formula="of:=[.G195]/[.I195]-1" office:value-type="percentage" office:value="0.00227790432801833" calcext:value-type="percentage">
            <text:p>0.23%</text:p>
          </table:table-cell>
          <table:table-cell/>
          <table:table-cell office:value-type="string" calcext:value-type="string">
            <text:p>2017-10-11</text:p>
          </table:table-cell>
          <table:table-cell office:value-type="float" office:value="822.4007" calcext:value-type="float">
            <text:p>822.4007</text:p>
          </table:table-cell>
          <table:table-cell table:style-name="ce222" table:formula="of:=[.Q195]/[.I195]" office:value-type="percentage" office:value="0.936675056947608" calcext:value-type="percentage">
            <text:p>93.7%</text:p>
          </table:table-cell>
          <table:table-cell table:number-columns-repeated="2"/>
          <table:table-cell office:value-type="string" calcext:value-type="string">
            <text:p>2017-10-11</text:p>
          </table:table-cell>
          <table:table-cell table:formula="of:=[.F195]-[.I195]" office:value-type="float" office:value="-13" calcext:value-type="float">
            <text:p>-13</text:p>
          </table:table-cell>
          <table:table-cell table:formula="of:=[.H195]-[.I195]" office:value-type="float" office:value="-14" calcext:value-type="float">
            <text:p>-14</text:p>
          </table:table-cell>
          <table:table-cell table:formula="of:=[.G195]-[.I19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0-12</text:p>
          </table:table-cell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15362" calcext:value-type="float">
            <text:p>15362</text:p>
          </table:table-cell>
          <table:table-cell/>
          <table:table-cell table:formula="of:=[.G196]/[.F196]-1" office:value-type="percentage" office:value="0.0102389078498293" calcext:value-type="percentage">
            <text:p>1.02%</text:p>
          </table:table-cell>
          <table:table-cell table:formula="of:=[.H196]/[.F196]-1" office:value-type="percentage" office:value="-0.00568828213879413" calcext:value-type="percentage">
            <text:p>-0.57%</text:p>
          </table:table-cell>
          <table:table-cell table:formula="of:=[.G196]/[.I196]-1" office:value-type="percentage" office:value="0.00112739571589637" calcext:value-type="percentage">
            <text:p>0.11%</text:p>
          </table:table-cell>
          <table:table-cell/>
          <table:table-cell office:value-type="string" calcext:value-type="string">
            <text:p>2017-10-12</text:p>
          </table:table-cell>
          <table:table-cell office:value-type="float" office:value="837.8115" calcext:value-type="float">
            <text:p>837.8115</text:p>
          </table:table-cell>
          <table:table-cell table:style-name="ce223" table:formula="of:=[.Q196]/[.I196]" office:value-type="percentage" office:value="0.944545095828636" calcext:value-type="percentage">
            <text:p>94.5%</text:p>
          </table:table-cell>
          <table:table-cell table:number-columns-repeated="2"/>
          <table:table-cell office:value-type="string" calcext:value-type="string">
            <text:p>2017-10-12</text:p>
          </table:table-cell>
          <table:table-cell table:formula="of:=[.F196]-[.I196]" office:value-type="float" office:value="-8" calcext:value-type="float">
            <text:p>-8</text:p>
          </table:table-cell>
          <table:table-cell table:formula="of:=[.H196]-[.I196]" office:value-type="float" office:value="-13" calcext:value-type="float">
            <text:p>-13</text:p>
          </table:table-cell>
          <table:table-cell table:formula="of:=[.G196]-[.I19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13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89" calcext:value-type="float">
            <text:p>889</text:p>
          </table:table-cell>
          <table:table-cell office:value-type="float" office:value="11757" calcext:value-type="float">
            <text:p>11757</text:p>
          </table:table-cell>
          <table:table-cell/>
          <table:table-cell table:formula="of:=[.G197]/[.F197]-1" office:value-type="percentage" office:value="0.00563697857948142" calcext:value-type="percentage">
            <text:p>0.56%</text:p>
          </table:table-cell>
          <table:table-cell table:formula="of:=[.H197]/[.F197]-1" office:value-type="percentage" office:value="-0.00676437429537768" calcext:value-type="percentage">
            <text:p>-0.68%</text:p>
          </table:table-cell>
          <table:table-cell table:formula="of:=[.G197]/[.I197]-1" office:value-type="percentage" office:value="0.00337457817772768" calcext:value-type="percentage">
            <text:p>0.34%</text:p>
          </table:table-cell>
          <table:table-cell/>
          <table:table-cell office:value-type="string" calcext:value-type="string">
            <text:p>2017-10-13</text:p>
          </table:table-cell>
          <table:table-cell office:value-type="float" office:value="848.28754" calcext:value-type="float">
            <text:p>848.28754</text:p>
          </table:table-cell>
          <table:table-cell table:style-name="ce224" table:formula="of:=[.Q197]/[.I197]" office:value-type="percentage" office:value="0.954204206974128" calcext:value-type="percentage">
            <text:p>95.4%</text:p>
          </table:table-cell>
          <table:table-cell table:number-columns-repeated="2"/>
          <table:table-cell office:value-type="string" calcext:value-type="string">
            <text:p>2017-10-13</text:p>
          </table:table-cell>
          <table:table-cell table:formula="of:=[.F197]-[.I197]" office:value-type="float" office:value="-2" calcext:value-type="float">
            <text:p>-2</text:p>
          </table:table-cell>
          <table:table-cell table:formula="of:=[.H197]-[.I197]" office:value-type="float" office:value="-8" calcext:value-type="float">
            <text:p>-8</text:p>
          </table:table-cell>
          <table:table-cell table:formula="of:=[.G197]-[.I19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0-16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898" calcext:value-type="float">
            <text:p>898</text:p>
          </table:table-cell>
          <table:table-cell office:value-type="float" office:value="9323" calcext:value-type="float">
            <text:p>9323</text:p>
          </table:table-cell>
          <table:table-cell/>
          <table:table-cell table:formula="of:=[.G198]/[.F198]-1" office:value-type="percentage" office:value="0.00894854586129745" calcext:value-type="percentage">
            <text:p>0.89%</text:p>
          </table:table-cell>
          <table:table-cell table:formula="of:=[.H198]/[.F198]-1" office:value-type="percentage" office:value="-0.00447427293064873" calcext:value-type="percentage">
            <text:p>-0.45%</text:p>
          </table:table-cell>
          <table:table-cell table:formula="of:=[.G198]/[.I198]-1" office:value-type="percentage" office:value="0.00445434298440972" calcext:value-type="percentage">
            <text:p>0.45%</text:p>
          </table:table-cell>
          <table:table-cell/>
          <table:table-cell office:value-type="string" calcext:value-type="string">
            <text:p>2017-10-16</text:p>
          </table:table-cell>
          <table:table-cell office:value-type="float" office:value="848.8244" calcext:value-type="float">
            <text:p>848.8244</text:p>
          </table:table-cell>
          <table:table-cell table:style-name="ce225" table:formula="of:=[.Q198]/[.I198]" office:value-type="percentage" office:value="0.945238752783964" calcext:value-type="percentage">
            <text:p>94.5%</text:p>
          </table:table-cell>
          <table:table-cell table:number-columns-repeated="2"/>
          <table:table-cell office:value-type="string" calcext:value-type="string">
            <text:p>2017-10-16</text:p>
          </table:table-cell>
          <table:table-cell table:formula="of:=[.F198]-[.I198]" office:value-type="float" office:value="-4" calcext:value-type="float">
            <text:p>-4</text:p>
          </table:table-cell>
          <table:table-cell table:formula="of:=[.H198]-[.I198]" office:value-type="float" office:value="-8" calcext:value-type="float">
            <text:p>-8</text:p>
          </table:table-cell>
          <table:table-cell table:formula="of:=[.G198]-[.I19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0-17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9020" calcext:value-type="float">
            <text:p>9020</text:p>
          </table:table-cell>
          <table:table-cell/>
          <table:table-cell table:formula="of:=[.G199]/[.F199]-1" office:value-type="percentage" office:value="0.00110864745011097" calcext:value-type="percentage">
            <text:p>0.11%</text:p>
          </table:table-cell>
          <table:table-cell table:formula="of:=[.H199]/[.F199]-1" office:value-type="percentage" office:value="-0.0188470066518847" calcext:value-type="percentage">
            <text:p>-1.88%</text:p>
          </table:table-cell>
          <table:table-cell table:formula="of:=[.G199]/[.I199]-1" office:value-type="percentage" office:value="0.00893854748603351" calcext:value-type="percentage">
            <text:p>0.89%</text:p>
          </table:table-cell>
          <table:table-cell/>
          <table:table-cell office:value-type="string" calcext:value-type="string">
            <text:p>2017-10-17</text:p>
          </table:table-cell>
          <table:table-cell office:value-type="float" office:value="853.5072" calcext:value-type="float">
            <text:p>853.5072</text:p>
          </table:table-cell>
          <table:table-cell table:style-name="ce226" table:formula="of:=[.Q199]/[.I199]" office:value-type="percentage" office:value="0.953639329608939" calcext:value-type="percentage">
            <text:p>95.4%</text:p>
          </table:table-cell>
          <table:table-cell table:number-columns-repeated="2"/>
          <table:table-cell office:value-type="string" calcext:value-type="string">
            <text:p>2017-10-17</text:p>
          </table:table-cell>
          <table:table-cell table:formula="of:=[.F199]-[.I199]" office:value-type="float" office:value="7" calcext:value-type="float">
            <text:p>7</text:p>
          </table:table-cell>
          <table:table-cell table:formula="of:=[.H199]-[.I199]" office:value-type="float" office:value="-10" calcext:value-type="float">
            <text:p>-10</text:p>
          </table:table-cell>
          <table:table-cell table:formula="of:=[.G199]-[.I199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0-1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9204" calcext:value-type="float">
            <text:p>9204</text:p>
          </table:table-cell>
          <table:table-cell/>
          <table:table-cell table:formula="of:=[.G200]/[.F200]-1" office:value-type="percentage" office:value="0.00444444444444447" calcext:value-type="percentage">
            <text:p>0.44%</text:p>
          </table:table-cell>
          <table:table-cell table:formula="of:=[.H200]/[.F200]-1" office:value-type="percentage" office:value="-0.0122222222222222" calcext:value-type="percentage">
            <text:p>-1.22%</text:p>
          </table:table-cell>
          <table:table-cell table:formula="of:=[.G200]/[.I200]-1" office:value-type="percentage" office:value="0.0157303370786517" calcext:value-type="percentage">
            <text:p>1.57%</text:p>
          </table:table-cell>
          <table:table-cell/>
          <table:table-cell office:value-type="string" calcext:value-type="string">
            <text:p>2017-10-18</text:p>
          </table:table-cell>
          <table:table-cell office:value-type="float" office:value="844.46985" calcext:value-type="float">
            <text:p>844.46985</text:p>
          </table:table-cell>
          <table:table-cell table:style-name="ce227" table:formula="of:=[.Q200]/[.I200]" office:value-type="percentage" office:value="0.948842528089888" calcext:value-type="percentage">
            <text:p>94.9%</text:p>
          </table:table-cell>
          <table:table-cell table:number-columns-repeated="2"/>
          <table:table-cell office:value-type="string" calcext:value-type="string">
            <text:p>2017-10-18</text:p>
          </table:table-cell>
          <table:table-cell table:formula="of:=[.F200]-[.I200]" office:value-type="float" office:value="10" calcext:value-type="float">
            <text:p>10</text:p>
          </table:table-cell>
          <table:table-cell table:formula="of:=[.H200]-[.I200]" office:value-type="float" office:value="-1" calcext:value-type="float">
            <text:p>-1</text:p>
          </table:table-cell>
          <table:table-cell table:formula="of:=[.G200]-[.I200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10-19</text:p>
          </table:table-cell>
          <table:table-cell table:number-columns-repeated="4"/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4" calcext:value-type="float">
            <text:p>894</text:p>
          </table:table-cell>
          <table:table-cell office:value-type="float" office:value="8551" calcext:value-type="float">
            <text:p>8551</text:p>
          </table:table-cell>
          <table:table-cell/>
          <table:table-cell table:formula="of:=[.G201]/[.F201]-1" office:value-type="percentage" office:value="0.00335195530726251" calcext:value-type="percentage">
            <text:p>0.34%</text:p>
          </table:table-cell>
          <table:table-cell table:formula="of:=[.H201]/[.F201]-1" office:value-type="percentage" office:value="-0.00446927374301676" calcext:value-type="percentage">
            <text:p>-0.45%</text:p>
          </table:table-cell>
          <table:table-cell table:formula="of:=[.G201]/[.I201]-1" office:value-type="percentage" office:value="0.00447427293064884" calcext:value-type="percentage">
            <text:p>0.45%</text:p>
          </table:table-cell>
          <table:table-cell/>
          <table:table-cell office:value-type="string" calcext:value-type="string">
            <text:p>2017-10-19</text:p>
          </table:table-cell>
          <table:table-cell office:value-type="float" office:value="846.46796" calcext:value-type="float">
            <text:p>846.46796</text:p>
          </table:table-cell>
          <table:table-cell table:style-name="ce228" table:formula="of:=[.Q201]/[.I201]" office:value-type="percentage" office:value="0.946832170022371" calcext:value-type="percentage">
            <text:p>94.7%</text:p>
          </table:table-cell>
          <table:table-cell table:number-columns-repeated="2"/>
          <table:table-cell office:value-type="string" calcext:value-type="string">
            <text:p>2017-10-19</text:p>
          </table:table-cell>
          <table:table-cell table:formula="of:=[.F201]-[.I201]" office:value-type="float" office:value="1" calcext:value-type="float">
            <text:p>1</text:p>
          </table:table-cell>
          <table:table-cell table:formula="of:=[.H201]-[.I201]" office:value-type="float" office:value="-3" calcext:value-type="float">
            <text:p>-3</text:p>
          </table:table-cell>
          <table:table-cell table:formula="of:=[.G201]-[.I20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0-20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6784" calcext:value-type="float">
            <text:p>6784</text:p>
          </table:table-cell>
          <table:table-cell/>
          <table:table-cell table:formula="of:=[.G202]/[.F202]-1" office:value-type="percentage" office:value="0.00447928331466962" calcext:value-type="percentage">
            <text:p>0.45%</text:p>
          </table:table-cell>
          <table:table-cell table:formula="of:=[.H202]/[.F202]-1" office:value-type="percentage" office:value="-0.00447928331466962" calcext:value-type="percentage">
            <text:p>-0.45%</text:p>
          </table:table-cell>
          <table:table-cell table:formula="of:=[.G202]/[.I202]-1" office:value-type="percentage" office:value="0.0011160714285714" calcext:value-type="percentage">
            <text:p>0.11%</text:p>
          </table:table-cell>
          <table:table-cell/>
          <table:table-cell office:value-type="string" calcext:value-type="string">
            <text:p>2017-10-20</text:p>
          </table:table-cell>
          <table:table-cell office:value-type="float" office:value="852.0597" calcext:value-type="float">
            <text:p>852.0597</text:p>
          </table:table-cell>
          <table:table-cell table:style-name="ce229" table:formula="of:=[.Q202]/[.I202]" office:value-type="percentage" office:value="0.950959486607143" calcext:value-type="percentage">
            <text:p>95.1%</text:p>
          </table:table-cell>
          <table:table-cell table:number-columns-repeated="2"/>
          <table:table-cell office:value-type="string" calcext:value-type="string">
            <text:p>2017-10-20</text:p>
          </table:table-cell>
          <table:table-cell table:formula="of:=[.F202]-[.I202]" office:value-type="float" office:value="-3" calcext:value-type="float">
            <text:p>-3</text:p>
          </table:table-cell>
          <table:table-cell table:formula="of:=[.H202]-[.I202]" office:value-type="float" office:value="-7" calcext:value-type="float">
            <text:p>-7</text:p>
          </table:table-cell>
          <table:table-cell table:formula="of:=[.G202]-[.I20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0-23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office:value-type="float" office:value="912" calcext:value-type="float">
            <text:p>912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 office:value-type="float" office:value="9705" calcext:value-type="float">
            <text:p>9705</text:p>
          </table:table-cell>
          <table:table-cell/>
          <table:table-cell table:formula="of:=[.G203]/[.F203]-1" office:value-type="percentage" office:value="0.00773480662983417" calcext:value-type="percentage">
            <text:p>0.77%</text:p>
          </table:table-cell>
          <table:table-cell table:formula="of:=[.H203]/[.F203]-1" office:value-type="percentage" office:value="0" calcext:value-type="percentage">
            <text:p>0.00%</text:p>
          </table:table-cell>
          <table:table-cell table:formula="of:=[.G203]/[.I203]-1" office:value-type="percentage" office:value="0.00219780219780219" calcext:value-type="percentage">
            <text:p>0.22%</text:p>
          </table:table-cell>
          <table:table-cell/>
          <table:table-cell office:value-type="string" calcext:value-type="string">
            <text:p>2017-10-23</text:p>
          </table:table-cell>
          <table:table-cell office:value-type="float" office:value="853.74994" calcext:value-type="float">
            <text:p>853.74994</text:p>
          </table:table-cell>
          <table:table-cell table:style-name="ce230" table:formula="of:=[.Q203]/[.I203]" office:value-type="percentage" office:value="0.938186747252747" calcext:value-type="percentage">
            <text:p>93.8%</text:p>
          </table:table-cell>
          <table:table-cell table:number-columns-repeated="2"/>
          <table:table-cell office:value-type="string" calcext:value-type="string">
            <text:p>2017-10-23</text:p>
          </table:table-cell>
          <table:table-cell table:formula="of:=[.F203]-[.I203]" office:value-type="float" office:value="-5" calcext:value-type="float">
            <text:p>-5</text:p>
          </table:table-cell>
          <table:table-cell table:formula="of:=[.H203]-[.I203]" office:value-type="float" office:value="-5" calcext:value-type="float">
            <text:p>-5</text:p>
          </table:table-cell>
          <table:table-cell table:formula="of:=[.G203]-[.I20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0-24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922" calcext:value-type="float">
            <text:p>922</text:p>
          </table:table-cell>
          <table:table-cell office:value-type="float" office:value="910" calcext:value-type="float">
            <text:p>910</text:p>
          </table:table-cell>
          <table:table-cell office:value-type="float" office:value="918" calcext:value-type="float">
            <text:p>918</text:p>
          </table:table-cell>
          <table:table-cell office:value-type="float" office:value="11962" calcext:value-type="float">
            <text:p>11962</text:p>
          </table:table-cell>
          <table:table-cell/>
          <table:table-cell table:formula="of:=[.G204]/[.F204]-1" office:value-type="percentage" office:value="0.0131868131868131" calcext:value-type="percentage">
            <text:p>1.32%</text:p>
          </table:table-cell>
          <table:table-cell table:formula="of:=[.H204]/[.F204]-1" office:value-type="percentage" office:value="0" calcext:value-type="percentage">
            <text:p>0.00%</text:p>
          </table:table-cell>
          <table:table-cell table:formula="of:=[.G204]/[.I204]-1" office:value-type="percentage" office:value="0.00435729847494559" calcext:value-type="percentage">
            <text:p>0.44%</text:p>
          </table:table-cell>
          <table:table-cell/>
          <table:table-cell office:value-type="string" calcext:value-type="string">
            <text:p>2017-10-24</text:p>
          </table:table-cell>
          <table:table-cell office:value-type="float" office:value="860.64844" calcext:value-type="float">
            <text:p>860.64844</text:p>
          </table:table-cell>
          <table:table-cell table:style-name="ce231" table:formula="of:=[.Q204]/[.I204]" office:value-type="percentage" office:value="0.937525533769063" calcext:value-type="percentage">
            <text:p>93.8%</text:p>
          </table:table-cell>
          <table:table-cell table:number-columns-repeated="2"/>
          <table:table-cell office:value-type="string" calcext:value-type="string">
            <text:p>2017-10-24</text:p>
          </table:table-cell>
          <table:table-cell table:formula="of:=[.F204]-[.I204]" office:value-type="float" office:value="-8" calcext:value-type="float">
            <text:p>-8</text:p>
          </table:table-cell>
          <table:table-cell table:formula="of:=[.H204]-[.I204]" office:value-type="float" office:value="-8" calcext:value-type="float">
            <text:p>-8</text:p>
          </table:table-cell>
          <table:table-cell table:formula="of:=[.G204]-[.I204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0-25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office:value-type="float" office:value="10917" calcext:value-type="float">
            <text:p>10917</text:p>
          </table:table-cell>
          <table:table-cell/>
          <table:table-cell table:formula="of:=[.G205]/[.F205]-1" office:value-type="percentage" office:value="0.00216216216216214" calcext:value-type="percentage">
            <text:p>0.22%</text:p>
          </table:table-cell>
          <table:table-cell table:formula="of:=[.H205]/[.F205]-1" office:value-type="percentage" office:value="-0.0075675675675676" calcext:value-type="percentage">
            <text:p>-0.76%</text:p>
          </table:table-cell>
          <table:table-cell table:formula="of:=[.G205]/[.I205]-1" office:value-type="percentage" office:value="0.00651465798045603" calcext:value-type="percentage">
            <text:p>0.65%</text:p>
          </table:table-cell>
          <table:table-cell/>
          <table:table-cell office:value-type="string" calcext:value-type="string">
            <text:p>2017-10-25</text:p>
          </table:table-cell>
          <table:table-cell office:value-type="float" office:value="874.9229" calcext:value-type="float">
            <text:p>874.9229</text:p>
          </table:table-cell>
          <table:table-cell table:style-name="ce232" table:formula="of:=[.Q205]/[.I205]" office:value-type="percentage" office:value="0.949970575461455" calcext:value-type="percentage">
            <text:p>95.0%</text:p>
          </table:table-cell>
          <table:table-cell table:number-columns-repeated="2"/>
          <table:table-cell office:value-type="string" calcext:value-type="string">
            <text:p>2017-10-25</text:p>
          </table:table-cell>
          <table:table-cell table:formula="of:=[.F205]-[.I205]" office:value-type="float" office:value="4" calcext:value-type="float">
            <text:p>4</text:p>
          </table:table-cell>
          <table:table-cell table:formula="of:=[.H205]-[.I205]" office:value-type="float" office:value="-3" calcext:value-type="float">
            <text:p>-3</text:p>
          </table:table-cell>
          <table:table-cell table:formula="of:=[.G205]-[.I20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0-26</text:p>
          </table:table-cell>
          <table:table-cell table:number-columns-repeated="4"/>
          <table:table-cell table:number-columns-repeated="2"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office:value-type="float" office:value="10532" calcext:value-type="float">
            <text:p>10532</text:p>
          </table:table-cell>
          <table:table-cell/>
          <table:table-cell table:formula="of:=[.G206]/[.F206]-1" office:value-type="percentage" office:value="0" calcext:value-type="percentage">
            <text:p>0.00%</text:p>
          </table:table-cell>
          <table:table-cell table:formula="of:=[.H206]/[.F206]-1" office:value-type="percentage" office:value="-0.0152838427947598" calcext:value-type="percentage">
            <text:p>-1.53%</text:p>
          </table:table-cell>
          <table:table-cell table:formula="of:=[.G206]/[.I206]-1" office:value-type="percentage" office:value="0.00881057268722474" calcext:value-type="percentage">
            <text:p>0.88%</text:p>
          </table:table-cell>
          <table:table-cell/>
          <table:table-cell office:value-type="string" calcext:value-type="string">
            <text:p>2017-10-26</text:p>
          </table:table-cell>
          <table:table-cell office:value-type="float" office:value="873.047" calcext:value-type="float">
            <text:p>873.047</text:p>
          </table:table-cell>
          <table:table-cell table:style-name="ce233" table:formula="of:=[.Q206]/[.I206]" office:value-type="percentage" office:value="0.96150550660793" calcext:value-type="percentage">
            <text:p>96.2%</text:p>
          </table:table-cell>
          <table:table-cell table:number-columns-repeated="2"/>
          <table:table-cell office:value-type="string" calcext:value-type="string">
            <text:p>2017-10-26</text:p>
          </table:table-cell>
          <table:table-cell table:formula="of:=[.F206]-[.I206]" office:value-type="float" office:value="8" calcext:value-type="float">
            <text:p>8</text:p>
          </table:table-cell>
          <table:table-cell table:formula="of:=[.H206]-[.I206]" office:value-type="float" office:value="-6" calcext:value-type="float">
            <text:p>-6</text:p>
          </table:table-cell>
          <table:table-cell table:formula="of:=[.G206]-[.I206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0-27</text:p>
          </table:table-cell>
          <table:table-cell table:number-columns-repeated="4"/>
          <table:table-cell table:number-columns-repeated="2"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47" calcext:value-type="float">
            <text:p>847</text:p>
          </table:table-cell>
          <table:table-cell office:value-type="float" office:value="60271" calcext:value-type="float">
            <text:p>60271</text:p>
          </table:table-cell>
          <table:table-cell/>
          <table:table-cell table:formula="of:=[.G207]/[.F207]-1" office:value-type="percentage" office:value="0" calcext:value-type="percentage">
            <text:p>0.00%</text:p>
          </table:table-cell>
          <table:table-cell table:formula="of:=[.H207]/[.F207]-1" office:value-type="percentage" office:value="-0.0364705882352941" calcext:value-type="percentage">
            <text:p>-3.65%</text:p>
          </table:table-cell>
          <table:table-cell table:formula="of:=[.G207]/[.I207]-1" office:value-type="percentage" office:value="0.00354191263282178" calcext:value-type="percentage">
            <text:p>0.35%</text:p>
          </table:table-cell>
          <table:table-cell/>
          <table:table-cell office:value-type="string" calcext:value-type="string">
            <text:p>2017-10-27</text:p>
          </table:table-cell>
          <table:table-cell office:value-type="float" office:value="859.41034" calcext:value-type="float">
            <text:p>859.41034</text:p>
          </table:table-cell>
          <table:table-cell table:style-name="ce234" table:formula="of:=[.Q207]/[.I207]" office:value-type="percentage" office:value="1.0146521133412" calcext:value-type="percentage">
            <text:p>101.5%</text:p>
          </table:table-cell>
          <table:table-cell table:number-columns-repeated="2"/>
          <table:table-cell office:value-type="string" calcext:value-type="string">
            <text:p>2017-10-27</text:p>
          </table:table-cell>
          <table:table-cell table:formula="of:=[.F207]-[.I207]" office:value-type="float" office:value="3" calcext:value-type="float">
            <text:p>3</text:p>
          </table:table-cell>
          <table:table-cell table:formula="of:=[.H207]-[.I207]" office:value-type="float" office:value="-28" calcext:value-type="float">
            <text:p>-28</text:p>
          </table:table-cell>
          <table:table-cell table:formula="of:=[.G207]-[.I20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0-3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float" office:value="39453" calcext:value-type="float">
            <text:p>39453</text:p>
          </table:table-cell>
          <table:table-cell/>
          <table:table-cell table:formula="of:=[.G208]/[.F208]-1" office:value-type="percentage" office:value="0.0163934426229508" calcext:value-type="percentage">
            <text:p>1.64%</text:p>
          </table:table-cell>
          <table:table-cell table:formula="of:=[.H208]/[.F208]-1" office:value-type="percentage" office:value="-0.00585480093676816" calcext:value-type="percentage">
            <text:p>-0.59%</text:p>
          </table:table-cell>
          <table:table-cell table:formula="of:=[.G208]/[.I208]-1" office:value-type="percentage" office:value="0.00579374275782163" calcext:value-type="percentage">
            <text:p>0.58%</text:p>
          </table:table-cell>
          <table:table-cell/>
          <table:table-cell office:value-type="string" calcext:value-type="string">
            <text:p>2017-10-30</text:p>
          </table:table-cell>
          <table:table-cell office:value-type="float" office:value="805.06604" calcext:value-type="float">
            <text:p>805.06604</text:p>
          </table:table-cell>
          <table:table-cell table:style-name="ce235" table:formula="of:=[.Q208]/[.I208]" office:value-type="percentage" office:value="0.932869107763615" calcext:value-type="percentage">
            <text:p>93.3%</text:p>
          </table:table-cell>
          <table:table-cell table:number-columns-repeated="2"/>
          <table:table-cell office:value-type="string" calcext:value-type="string">
            <text:p>2017-10-30</text:p>
          </table:table-cell>
          <table:table-cell table:formula="of:=[.F208]-[.I208]" office:value-type="float" office:value="-9" calcext:value-type="float">
            <text:p>-9</text:p>
          </table:table-cell>
          <table:table-cell table:formula="of:=[.H208]-[.I208]" office:value-type="float" office:value="-14" calcext:value-type="float">
            <text:p>-14</text:p>
          </table:table-cell>
          <table:table-cell table:formula="of:=[.G208]-[.I2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0-31</text:p>
          </table:table-cell>
          <table:table-cell table:number-columns-repeated="4"/>
          <table:table-cell office:value-type="float" office:value="874" calcext:value-type="float">
            <text:p>874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78" calcext:value-type="float">
            <text:p>878</text:p>
          </table:table-cell>
          <table:table-cell office:value-type="float" office:value="19692" calcext:value-type="float">
            <text:p>19692</text:p>
          </table:table-cell>
          <table:table-cell/>
          <table:table-cell table:formula="of:=[.G209]/[.F209]-1" office:value-type="percentage" office:value="0.00915331807780317" calcext:value-type="percentage">
            <text:p>0.92%</text:p>
          </table:table-cell>
          <table:table-cell table:formula="of:=[.H209]/[.F209]-1" office:value-type="percentage" office:value="-0.00686498855835238" calcext:value-type="percentage">
            <text:p>-0.69%</text:p>
          </table:table-cell>
          <table:table-cell table:formula="of:=[.G209]/[.I209]-1" office:value-type="percentage" office:value="0.00455580865603644" calcext:value-type="percentage">
            <text:p>0.46%</text:p>
          </table:table-cell>
          <table:table-cell/>
          <table:table-cell office:value-type="string" calcext:value-type="string">
            <text:p>2017-10-31</text:p>
          </table:table-cell>
          <table:table-cell office:value-type="float" office:value="817.9291" calcext:value-type="float">
            <text:p>817.9291</text:p>
          </table:table-cell>
          <table:table-cell table:style-name="ce236" table:formula="of:=[.Q209]/[.I209]" office:value-type="percentage" office:value="0.931582118451025" calcext:value-type="percentage">
            <text:p>93.2%</text:p>
          </table:table-cell>
          <table:table-cell table:number-columns-repeated="2"/>
          <table:table-cell office:value-type="string" calcext:value-type="string">
            <text:p>2017-10-31</text:p>
          </table:table-cell>
          <table:table-cell table:formula="of:=[.F209]-[.I209]" office:value-type="float" office:value="-4" calcext:value-type="float">
            <text:p>-4</text:p>
          </table:table-cell>
          <table:table-cell table:formula="of:=[.H209]-[.I209]" office:value-type="float" office:value="-10" calcext:value-type="float">
            <text:p>-10</text:p>
          </table:table-cell>
          <table:table-cell table:formula="of:=[.G209]-[.I20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1-01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 office:value-type="float" office:value="16374" calcext:value-type="float">
            <text:p>16374</text:p>
          </table:table-cell>
          <table:table-cell/>
          <table:table-cell table:formula="of:=[.G210]/[.F210]-1" office:value-type="percentage" office:value="0.0124293785310734" calcext:value-type="percentage">
            <text:p>1.24%</text:p>
          </table:table-cell>
          <table:table-cell table:formula="of:=[.H210]/[.F210]-1" office:value-type="percentage" office:value="-0.00225988700564972" calcext:value-type="percentage">
            <text:p>-0.23%</text:p>
          </table:table-cell>
          <table:table-cell table:formula="of:=[.G210]/[.I210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1-01</text:p>
          </table:table-cell>
          <table:table-cell office:value-type="float" office:value="837.4671" calcext:value-type="float">
            <text:p>837.4671</text:p>
          </table:table-cell>
          <table:table-cell table:style-name="ce237" table:formula="of:=[.Q210]/[.I210]" office:value-type="percentage" office:value="0.934673102678571" calcext:value-type="percentage">
            <text:p>93.5%</text:p>
          </table:table-cell>
          <table:table-cell table:number-columns-repeated="2"/>
          <table:table-cell office:value-type="string" calcext:value-type="string">
            <text:p>2017-11-01</text:p>
          </table:table-cell>
          <table:table-cell table:formula="of:=[.F210]-[.I210]" office:value-type="float" office:value="-11" calcext:value-type="float">
            <text:p>-11</text:p>
          </table:table-cell>
          <table:table-cell table:formula="of:=[.H210]-[.I210]" office:value-type="float" office:value="-13" calcext:value-type="float">
            <text:p>-13</text:p>
          </table:table-cell>
          <table:table-cell table:formula="of:=[.G210]-[.I2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1-02</text:p>
          </table:table-cell>
          <table:table-cell table:number-columns-repeated="4"/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 office:value-type="float" office:value="22952" calcext:value-type="float">
            <text:p>22952</text:p>
          </table:table-cell>
          <table:table-cell/>
          <table:table-cell table:formula="of:=[.G211]/[.F211]-1" office:value-type="percentage" office:value="0" calcext:value-type="percentage">
            <text:p>0.00%</text:p>
          </table:table-cell>
          <table:table-cell table:formula="of:=[.H211]/[.F211]-1" office:value-type="percentage" office:value="-0.0334821428571429" calcext:value-type="percentage">
            <text:p>-3.35%</text:p>
          </table:table-cell>
          <table:table-cell table:formula="of:=[.G211]/[.I211]-1" office:value-type="percentage" office:value="0.0228310502283104" calcext:value-type="percentage">
            <text:p>2.28%</text:p>
          </table:table-cell>
          <table:table-cell/>
          <table:table-cell office:value-type="string" calcext:value-type="string">
            <text:p>2017-11-02</text:p>
          </table:table-cell>
          <table:table-cell office:value-type="float" office:value="849.1253" calcext:value-type="float">
            <text:p>849.1253</text:p>
          </table:table-cell>
          <table:table-cell table:style-name="ce238" table:formula="of:=[.Q211]/[.I211]" office:value-type="percentage" office:value="0.969321118721461" calcext:value-type="percentage">
            <text:p>96.9%</text:p>
          </table:table-cell>
          <table:table-cell table:number-columns-repeated="2"/>
          <table:table-cell office:value-type="string" calcext:value-type="string">
            <text:p>2017-11-02</text:p>
          </table:table-cell>
          <table:table-cell table:formula="of:=[.F211]-[.I211]" office:value-type="float" office:value="20" calcext:value-type="float">
            <text:p>20</text:p>
          </table:table-cell>
          <table:table-cell table:formula="of:=[.H211]-[.I211]" office:value-type="float" office:value="-10" calcext:value-type="float">
            <text:p>-10</text:p>
          </table:table-cell>
          <table:table-cell table:formula="of:=[.G211]-[.I211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2017-11-06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1569" calcext:value-type="float">
            <text:p>21569</text:p>
          </table:table-cell>
          <table:table-cell/>
          <table:table-cell table:formula="of:=[.G212]/[.F212]-1" office:value-type="percentage" office:value="0.00342465753424648" calcext:value-type="percentage">
            <text:p>0.34%</text:p>
          </table:table-cell>
          <table:table-cell table:formula="of:=[.H212]/[.F212]-1" office:value-type="percentage" office:value="-0.0308219178082192" calcext:value-type="percentage">
            <text:p>-3.08%</text:p>
          </table:table-cell>
          <table:table-cell table:formula="of:=[.G212]/[.I212]-1" office:value-type="percentage" office:value="0.0329024676850764" calcext:value-type="percentage">
            <text:p>3.29%</text:p>
          </table:table-cell>
          <table:table-cell/>
          <table:table-cell office:value-type="string" calcext:value-type="string">
            <text:p>2017-11-06</text:p>
          </table:table-cell>
          <table:table-cell office:value-type="float" office:value="829.2243" calcext:value-type="float">
            <text:p>829.2243</text:p>
          </table:table-cell>
          <table:table-cell table:style-name="ce239" table:formula="of:=[.Q212]/[.I212]" office:value-type="percentage" office:value="0.974411633372503" calcext:value-type="percentage">
            <text:p>97.4%</text:p>
          </table:table-cell>
          <table:table-cell table:number-columns-repeated="2"/>
          <table:table-cell office:value-type="string" calcext:value-type="string">
            <text:p>2017-11-06</text:p>
          </table:table-cell>
          <table:table-cell table:formula="of:=[.F212]-[.I212]" office:value-type="float" office:value="25" calcext:value-type="float">
            <text:p>25</text:p>
          </table:table-cell>
          <table:table-cell table:formula="of:=[.H212]-[.I212]" office:value-type="float" office:value="-2" calcext:value-type="float">
            <text:p>-2</text:p>
          </table:table-cell>
          <table:table-cell table:formula="of:=[.G212]-[.I212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2017-11-07</text:p>
          </table:table-cell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63" calcext:value-type="float">
            <text:p>863</text:p>
          </table:table-cell>
          <table:table-cell office:value-type="float" office:value="17637" calcext:value-type="float">
            <text:p>17637</text:p>
          </table:table-cell>
          <table:table-cell/>
          <table:table-cell table:formula="of:=[.G213]/[.F213]-1" office:value-type="percentage" office:value="0.0163742690058479" calcext:value-type="percentage">
            <text:p>1.64%</text:p>
          </table:table-cell>
          <table:table-cell table:formula="of:=[.H213]/[.F213]-1" office:value-type="percentage" office:value="-0.00233918128654975" calcext:value-type="percentage">
            <text:p>-0.23%</text:p>
          </table:table-cell>
          <table:table-cell table:formula="of:=[.G213]/[.I213]-1" office:value-type="percentage" office:value="0.00695249130938591" calcext:value-type="percentage">
            <text:p>0.70%</text:p>
          </table:table-cell>
          <table:table-cell/>
          <table:table-cell office:value-type="string" calcext:value-type="string">
            <text:p>2017-11-07</text:p>
          </table:table-cell>
          <table:table-cell office:value-type="float" office:value="810.0464" calcext:value-type="float">
            <text:p>810.0464</text:p>
          </table:table-cell>
          <table:table-cell table:style-name="ce240" table:formula="of:=[.Q213]/[.I213]" office:value-type="percentage" office:value="0.938640092699884" calcext:value-type="percentage">
            <text:p>93.9%</text:p>
          </table:table-cell>
          <table:table-cell table:number-columns-repeated="2"/>
          <table:table-cell office:value-type="string" calcext:value-type="string">
            <text:p>2017-11-07</text:p>
          </table:table-cell>
          <table:table-cell table:formula="of:=[.F213]-[.I213]" office:value-type="float" office:value="-8" calcext:value-type="float">
            <text:p>-8</text:p>
          </table:table-cell>
          <table:table-cell table:formula="of:=[.H213]-[.I213]" office:value-type="float" office:value="-10" calcext:value-type="float">
            <text:p>-10</text:p>
          </table:table-cell>
          <table:table-cell table:formula="of:=[.G213]-[.I21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1-08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7027" calcext:value-type="float">
            <text:p>17027</text:p>
          </table:table-cell>
          <table:table-cell/>
          <table:table-cell table:formula="of:=[.G214]/[.F214]-1" office:value-type="percentage" office:value="0.0127462340672073" calcext:value-type="percentage">
            <text:p>1.27%</text:p>
          </table:table-cell>
          <table:table-cell table:formula="of:=[.H214]/[.F214]-1" office:value-type="percentage" office:value="-0.00347624565469296" calcext:value-type="percentage">
            <text:p>-0.35%</text:p>
          </table:table-cell>
          <table:table-cell table:formula="of:=[.G214]/[.I214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1-08</text:p>
          </table:table-cell>
          <table:table-cell office:value-type="float" office:value="819.15344" calcext:value-type="float">
            <text:p>819.15344</text:p>
          </table:table-cell>
          <table:table-cell table:style-name="ce241" table:formula="of:=[.Q214]/[.I214]" office:value-type="percentage" office:value="0.937246498855835" calcext:value-type="percentage">
            <text:p>93.7%</text:p>
          </table:table-cell>
          <table:table-cell table:number-columns-repeated="2"/>
          <table:table-cell office:value-type="string" calcext:value-type="string">
            <text:p>2017-11-08</text:p>
          </table:table-cell>
          <table:table-cell table:formula="of:=[.F214]-[.I214]" office:value-type="float" office:value="-11" calcext:value-type="float">
            <text:p>-11</text:p>
          </table:table-cell>
          <table:table-cell table:formula="of:=[.H214]-[.I214]" office:value-type="float" office:value="-14" calcext:value-type="float">
            <text:p>-14</text:p>
          </table:table-cell>
          <table:table-cell table:formula="of:=[.G214]-[.I2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1-09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861" calcext:value-type="float">
            <text:p>861</text:p>
          </table:table-cell>
          <table:table-cell office:value-type="float" office:value="876" calcext:value-type="float">
            <text:p>876</text:p>
          </table:table-cell>
          <table:table-cell office:value-type="float" office:value="17983" calcext:value-type="float">
            <text:p>17983</text:p>
          </table:table-cell>
          <table:table-cell/>
          <table:table-cell table:formula="of:=[.G215]/[.F215]-1" office:value-type="percentage" office:value="0.0136363636363637" calcext:value-type="percentage">
            <text:p>1.36%</text:p>
          </table:table-cell>
          <table:table-cell table:formula="of:=[.H215]/[.F215]-1" office:value-type="percentage" office:value="-0.0215909090909091" calcext:value-type="percentage">
            <text:p>-2.16%</text:p>
          </table:table-cell>
          <table:table-cell table:formula="of:=[.G215]/[.I215]-1" office:value-type="percentage" office:value="0.0182648401826484" calcext:value-type="percentage">
            <text:p>1.83%</text:p>
          </table:table-cell>
          <table:table-cell/>
          <table:table-cell office:value-type="string" calcext:value-type="string">
            <text:p>2017-11-09</text:p>
          </table:table-cell>
          <table:table-cell office:value-type="float" office:value="830.4225" calcext:value-type="float">
            <text:p>830.4225</text:p>
          </table:table-cell>
          <table:table-cell table:style-name="ce242" table:formula="of:=[.Q215]/[.I215]" office:value-type="percentage" office:value="0.947970890410959" calcext:value-type="percentage">
            <text:p>94.8%</text:p>
          </table:table-cell>
          <table:table-cell table:number-columns-repeated="2"/>
          <table:table-cell office:value-type="string" calcext:value-type="string">
            <text:p>2017-11-09</text:p>
          </table:table-cell>
          <table:table-cell table:formula="of:=[.F215]-[.I215]" office:value-type="float" office:value="4" calcext:value-type="float">
            <text:p>4</text:p>
          </table:table-cell>
          <table:table-cell table:formula="of:=[.H215]-[.I215]" office:value-type="float" office:value="-15" calcext:value-type="float">
            <text:p>-15</text:p>
          </table:table-cell>
          <table:table-cell table:formula="of:=[.G215]-[.I215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7-11-10</text:p>
          </table:table-cell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61" calcext:value-type="float">
            <text:p>861</text:p>
          </table:table-cell>
          <table:table-cell office:value-type="float" office:value="869" calcext:value-type="float">
            <text:p>869</text:p>
          </table:table-cell>
          <table:table-cell office:value-type="float" office:value="11438" calcext:value-type="float">
            <text:p>11438</text:p>
          </table:table-cell>
          <table:table-cell/>
          <table:table-cell table:formula="of:=[.G216]/[.F216]-1" office:value-type="percentage" office:value="0.0162601626016261" calcext:value-type="percentage">
            <text:p>1.63%</text:p>
          </table:table-cell>
          <table:table-cell table:formula="of:=[.H216]/[.F216]-1" office:value-type="percentage" office:value="0" calcext:value-type="percentage">
            <text:p>0.00%</text:p>
          </table:table-cell>
          <table:table-cell table:formula="of:=[.G216]/[.I216]-1" office:value-type="percentage" office:value="0.00690448791714604" calcext:value-type="percentage">
            <text:p>0.69%</text:p>
          </table:table-cell>
          <table:table-cell/>
          <table:table-cell office:value-type="string" calcext:value-type="string">
            <text:p>2017-11-10</text:p>
          </table:table-cell>
          <table:table-cell office:value-type="float" office:value="830.65936" calcext:value-type="float">
            <text:p>830.65936</text:p>
          </table:table-cell>
          <table:table-cell table:style-name="ce243" table:formula="of:=[.Q216]/[.I216]" office:value-type="percentage" office:value="0.955879585730725" calcext:value-type="percentage">
            <text:p>95.6%</text:p>
          </table:table-cell>
          <table:table-cell table:number-columns-repeated="2"/>
          <table:table-cell office:value-type="string" calcext:value-type="string">
            <text:p>2017-11-10</text:p>
          </table:table-cell>
          <table:table-cell table:formula="of:=[.F216]-[.I216]" office:value-type="float" office:value="-8" calcext:value-type="float">
            <text:p>-8</text:p>
          </table:table-cell>
          <table:table-cell table:formula="of:=[.H216]-[.I216]" office:value-type="float" office:value="-8" calcext:value-type="float">
            <text:p>-8</text:p>
          </table:table-cell>
          <table:table-cell table:formula="of:=[.G216]-[.I2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1-13</text:p>
          </table:table-cell>
          <table:table-cell table:number-columns-repeated="4"/>
          <table:table-cell table:number-columns-repeated="2" office:value-type="float" office:value="874" calcext:value-type="float">
            <text:p>874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124" calcext:value-type="float">
            <text:p>8124</text:p>
          </table:table-cell>
          <table:table-cell/>
          <table:table-cell table:formula="of:=[.G217]/[.F217]-1" office:value-type="percentage" office:value="0" calcext:value-type="percentage">
            <text:p>0.00%</text:p>
          </table:table-cell>
          <table:table-cell table:formula="of:=[.H217]/[.F217]-1" office:value-type="percentage" office:value="-0.0251716247139588" calcext:value-type="percentage">
            <text:p>-2.52%</text:p>
          </table:table-cell>
          <table:table-cell table:formula="of:=[.G217]/[.I217]-1" office:value-type="percentage" office:value="0.0258215962441315" calcext:value-type="percentage">
            <text:p>2.58%</text:p>
          </table:table-cell>
          <table:table-cell/>
          <table:table-cell office:value-type="string" calcext:value-type="string">
            <text:p>2017-11-13</text:p>
          </table:table-cell>
          <table:table-cell office:value-type="float" office:value="837.2583" calcext:value-type="float">
            <text:p>837.2583</text:p>
          </table:table-cell>
          <table:table-cell table:style-name="ce244" table:formula="of:=[.Q217]/[.I217]" office:value-type="percentage" office:value="0.982697535211268" calcext:value-type="percentage">
            <text:p>98.3%</text:p>
          </table:table-cell>
          <table:table-cell table:number-columns-repeated="2"/>
          <table:table-cell office:value-type="string" calcext:value-type="string">
            <text:p>2017-11-13</text:p>
          </table:table-cell>
          <table:table-cell table:formula="of:=[.F217]-[.I217]" office:value-type="float" office:value="22" calcext:value-type="float">
            <text:p>22</text:p>
          </table:table-cell>
          <table:table-cell table:formula="of:=[.H217]-[.I217]" office:value-type="float" office:value="0" calcext:value-type="float">
            <text:p>0</text:p>
          </table:table-cell>
          <table:table-cell table:formula="of:=[.G217]-[.I21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17-11-14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10940" calcext:value-type="float">
            <text:p>10940</text:p>
          </table:table-cell>
          <table:table-cell/>
          <table:table-cell table:formula="of:=[.G218]/[.F218]-1" office:value-type="percentage" office:value="0.00587544065804946" calcext:value-type="percentage">
            <text:p>0.59%</text:p>
          </table:table-cell>
          <table:table-cell table:formula="of:=[.H218]/[.F218]-1" office:value-type="percentage" office:value="-0.00470035252643952" calcext:value-type="percentage">
            <text:p>-0.47%</text:p>
          </table:table-cell>
          <table:table-cell table:formula="of:=[.G218]/[.I218]-1" office:value-type="percentage" office:value="0.00824499411071855" calcext:value-type="percentage">
            <text:p>0.82%</text:p>
          </table:table-cell>
          <table:table-cell/>
          <table:table-cell office:value-type="string" calcext:value-type="string">
            <text:p>2017-11-14</text:p>
          </table:table-cell>
          <table:table-cell office:value-type="float" office:value="827.2249" calcext:value-type="float">
            <text:p>827.2249</text:p>
          </table:table-cell>
          <table:table-cell table:style-name="ce245" table:formula="of:=[.Q218]/[.I218]" office:value-type="percentage" office:value="0.974352061248528" calcext:value-type="percentage">
            <text:p>97.4%</text:p>
          </table:table-cell>
          <table:table-cell table:number-columns-repeated="2"/>
          <table:table-cell office:value-type="string" calcext:value-type="string">
            <text:p>2017-11-14</text:p>
          </table:table-cell>
          <table:table-cell table:formula="of:=[.F218]-[.I218]" office:value-type="float" office:value="2" calcext:value-type="float">
            <text:p>2</text:p>
          </table:table-cell>
          <table:table-cell table:formula="of:=[.H218]-[.I218]" office:value-type="float" office:value="-2" calcext:value-type="float">
            <text:p>-2</text:p>
          </table:table-cell>
          <table:table-cell table:formula="of:=[.G218]-[.I21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7-11-15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25" calcext:value-type="float">
            <text:p>825</text:p>
          </table:table-cell>
          <table:table-cell office:value-type="float" office:value="832" calcext:value-type="float">
            <text:p>832</text:p>
          </table:table-cell>
          <table:table-cell office:value-type="float" office:value="14111" calcext:value-type="float">
            <text:p>14111</text:p>
          </table:table-cell>
          <table:table-cell/>
          <table:table-cell table:formula="of:=[.G219]/[.F219]-1" office:value-type="percentage" office:value="0.00355029585798827" calcext:value-type="percentage">
            <text:p>0.36%</text:p>
          </table:table-cell>
          <table:table-cell table:formula="of:=[.H219]/[.F219]-1" office:value-type="percentage" office:value="-0.0236686390532544" calcext:value-type="percentage">
            <text:p>-2.37%</text:p>
          </table:table-cell>
          <table:table-cell table:formula="of:=[.G219]/[.I219]-1" office:value-type="percentage" office:value="0.0192307692307692" calcext:value-type="percentage">
            <text:p>1.92%</text:p>
          </table:table-cell>
          <table:table-cell/>
          <table:table-cell office:value-type="string" calcext:value-type="string">
            <text:p>2017-11-15</text:p>
          </table:table-cell>
          <table:table-cell office:value-type="float" office:value="822.1872" calcext:value-type="float">
            <text:p>822.1872</text:p>
          </table:table-cell>
          <table:table-cell table:style-name="ce246" table:formula="of:=[.Q219]/[.I219]" office:value-type="percentage" office:value="0.988205769230769" calcext:value-type="percentage">
            <text:p>98.8%</text:p>
          </table:table-cell>
          <table:table-cell table:number-columns-repeated="2"/>
          <table:table-cell office:value-type="string" calcext:value-type="string">
            <text:p>2017-11-15</text:p>
          </table:table-cell>
          <table:table-cell table:formula="of:=[.F219]-[.I219]" office:value-type="float" office:value="13" calcext:value-type="float">
            <text:p>13</text:p>
          </table:table-cell>
          <table:table-cell table:formula="of:=[.H219]-[.I219]" office:value-type="float" office:value="-7" calcext:value-type="float">
            <text:p>-7</text:p>
          </table:table-cell>
          <table:table-cell table:formula="of:=[.G219]-[.I21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2017-11-16</text:p>
          </table:table-cell>
          <table:table-cell table:number-columns-repeated="4"/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" calcext:value-type="float">
            <text:p>833</text:p>
          </table:table-cell>
          <table:table-cell office:value-type="float" office:value="10961" calcext:value-type="float">
            <text:p>10961</text:p>
          </table:table-cell>
          <table:table-cell/>
          <table:table-cell table:formula="of:=[.G220]/[.F220]-1" office:value-type="percentage" office:value="0.0157575757575759" calcext:value-type="percentage">
            <text:p>1.58%</text:p>
          </table:table-cell>
          <table:table-cell table:formula="of:=[.H220]/[.F220]-1" office:value-type="percentage" office:value="0" calcext:value-type="percentage">
            <text:p>0.00%</text:p>
          </table:table-cell>
          <table:table-cell table:formula="of:=[.G220]/[.I220]-1" office:value-type="percentage" office:value="0.00600240096038407" calcext:value-type="percentage">
            <text:p>0.60%</text:p>
          </table:table-cell>
          <table:table-cell/>
          <table:table-cell office:value-type="string" calcext:value-type="string">
            <text:p>2017-11-16</text:p>
          </table:table-cell>
          <table:table-cell office:value-type="float" office:value="810.04144" calcext:value-type="float">
            <text:p>810.04144</text:p>
          </table:table-cell>
          <table:table-cell table:style-name="ce247" table:formula="of:=[.Q220]/[.I220]" office:value-type="percentage" office:value="0.972438703481392" calcext:value-type="percentage">
            <text:p>97.2%</text:p>
          </table:table-cell>
          <table:table-cell table:number-columns-repeated="2"/>
          <table:table-cell office:value-type="string" calcext:value-type="string">
            <text:p>2017-11-16</text:p>
          </table:table-cell>
          <table:table-cell table:formula="of:=[.F220]-[.I220]" office:value-type="float" office:value="-8" calcext:value-type="float">
            <text:p>-8</text:p>
          </table:table-cell>
          <table:table-cell table:formula="of:=[.H220]-[.I220]" office:value-type="float" office:value="-8" calcext:value-type="float">
            <text:p>-8</text:p>
          </table:table-cell>
          <table:table-cell table:formula="of:=[.G220]-[.I2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1-17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10243" calcext:value-type="float">
            <text:p>10243</text:p>
          </table:table-cell>
          <table:table-cell/>
          <table:table-cell table:formula="of:=[.G221]/[.F221]-1" office:value-type="percentage" office:value="0" calcext:value-type="percentage">
            <text:p>0.00%</text:p>
          </table:table-cell>
          <table:table-cell table:formula="of:=[.H221]/[.F221]-1" office:value-type="percentage" office:value="-0.018957345971564" calcext:value-type="percentage">
            <text:p>-1.90%</text:p>
          </table:table-cell>
          <table:table-cell table:formula="of:=[.G221]/[.I221]-1" office:value-type="percentage" office:value="0.0156438026474128" calcext:value-type="percentage">
            <text:p>1.56%</text:p>
          </table:table-cell>
          <table:table-cell/>
          <table:table-cell office:value-type="string" calcext:value-type="string">
            <text:p>2017-11-17</text:p>
          </table:table-cell>
          <table:table-cell office:value-type="float" office:value="823.0559" calcext:value-type="float">
            <text:p>823.0559</text:p>
          </table:table-cell>
          <table:table-cell table:style-name="ce248" table:formula="of:=[.Q221]/[.I221]" office:value-type="percentage" office:value="0.990440312876053" calcext:value-type="percentage">
            <text:p>99.0%</text:p>
          </table:table-cell>
          <table:table-cell table:number-columns-repeated="2"/>
          <table:table-cell office:value-type="string" calcext:value-type="string">
            <text:p>2017-11-17</text:p>
          </table:table-cell>
          <table:table-cell table:formula="of:=[.F221]-[.I221]" office:value-type="float" office:value="13" calcext:value-type="float">
            <text:p>13</text:p>
          </table:table-cell>
          <table:table-cell table:formula="of:=[.H221]-[.I221]" office:value-type="float" office:value="-3" calcext:value-type="float">
            <text:p>-3</text:p>
          </table:table-cell>
          <table:table-cell table:formula="of:=[.G221]-[.I221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17-11-20</text:p>
          </table:table-cell>
          <table:table-cell table:number-columns-repeated="4"/>
          <table:table-cell office:value-type="float" office:value="824" calcext:value-type="float">
            <text:p>824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3" calcext:value-type="float">
            <text:p>823</text:p>
          </table:table-cell>
          <table:table-cell office:value-type="float" office:value="10166" calcext:value-type="float">
            <text:p>10166</text:p>
          </table:table-cell>
          <table:table-cell/>
          <table:table-cell table:formula="of:=[.G222]/[.F222]-1" office:value-type="percentage" office:value="0.00849514563106801" calcext:value-type="percentage">
            <text:p>0.85%</text:p>
          </table:table-cell>
          <table:table-cell table:formula="of:=[.H222]/[.F222]-1" office:value-type="percentage" office:value="-0.00849514563106801" calcext:value-type="percentage">
            <text:p>-0.85%</text:p>
          </table:table-cell>
          <table:table-cell table:formula="of:=[.G222]/[.I222]-1" office:value-type="percentage" office:value="0.0097205346294047" calcext:value-type="percentage">
            <text:p>0.97%</text:p>
          </table:table-cell>
          <table:table-cell/>
          <table:table-cell office:value-type="string" calcext:value-type="string">
            <text:p>2017-11-20</text:p>
          </table:table-cell>
          <table:table-cell office:value-type="float" office:value="810.6296" calcext:value-type="float">
            <text:p>810.6296</text:p>
          </table:table-cell>
          <table:table-cell table:style-name="ce249" table:formula="of:=[.Q222]/[.I222]" office:value-type="percentage" office:value="0.984969137302552" calcext:value-type="percentage">
            <text:p>98.5%</text:p>
          </table:table-cell>
          <table:table-cell table:number-columns-repeated="2"/>
          <table:table-cell office:value-type="string" calcext:value-type="string">
            <text:p>2017-11-20</text:p>
          </table:table-cell>
          <table:table-cell table:formula="of:=[.F222]-[.I222]" office:value-type="float" office:value="1" calcext:value-type="float">
            <text:p>1</text:p>
          </table:table-cell>
          <table:table-cell table:formula="of:=[.H222]-[.I222]" office:value-type="float" office:value="-6" calcext:value-type="float">
            <text:p>-6</text:p>
          </table:table-cell>
          <table:table-cell table:formula="of:=[.G222]-[.I222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1-21</text:p>
          </table:table-cell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13373" calcext:value-type="float">
            <text:p>13373</text:p>
          </table:table-cell>
          <table:table-cell/>
          <table:table-cell table:formula="of:=[.G223]/[.F223]-1" office:value-type="percentage" office:value="0.00121802679658956" calcext:value-type="percentage">
            <text:p>0.12%</text:p>
          </table:table-cell>
          <table:table-cell table:formula="of:=[.H223]/[.F223]-1" office:value-type="percentage" office:value="-0.0170523751522533" calcext:value-type="percentage">
            <text:p>-1.71%</text:p>
          </table:table-cell>
          <table:table-cell table:formula="of:=[.G223]/[.I223]-1" office:value-type="percentage" office:value="0.00735294117647056" calcext:value-type="percentage">
            <text:p>0.74%</text:p>
          </table:table-cell>
          <table:table-cell/>
          <table:table-cell office:value-type="string" calcext:value-type="string">
            <text:p>2017-11-21</text:p>
          </table:table-cell>
          <table:table-cell office:value-type="float" office:value="794.3205" calcext:value-type="float">
            <text:p>794.3205</text:p>
          </table:table-cell>
          <table:table-cell table:style-name="ce250" table:formula="of:=[.Q223]/[.I223]" office:value-type="percentage" office:value="0.973431985294118" calcext:value-type="percentage">
            <text:p>97.3%</text:p>
          </table:table-cell>
          <table:table-cell table:number-columns-repeated="2"/>
          <table:table-cell office:value-type="string" calcext:value-type="string">
            <text:p>2017-11-21</text:p>
          </table:table-cell>
          <table:table-cell table:formula="of:=[.F223]-[.I223]" office:value-type="float" office:value="5" calcext:value-type="float">
            <text:p>5</text:p>
          </table:table-cell>
          <table:table-cell table:formula="of:=[.H223]-[.I223]" office:value-type="float" office:value="-9" calcext:value-type="float">
            <text:p>-9</text:p>
          </table:table-cell>
          <table:table-cell table:formula="of:=[.G223]-[.I22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1-22</text:p>
          </table:table-cell>
          <table:table-cell table:number-columns-repeated="4"/>
          <table:table-cell table:number-columns-repeated="2"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12817" calcext:value-type="float">
            <text:p>12817</text:p>
          </table:table-cell>
          <table:table-cell/>
          <table:table-cell table:formula="of:=[.G224]/[.F224]-1" office:value-type="percentage" office:value="0" calcext:value-type="percentage">
            <text:p>0.00%</text:p>
          </table:table-cell>
          <table:table-cell table:formula="of:=[.H224]/[.F224]-1" office:value-type="percentage" office:value="-0.0157766990291263" calcext:value-type="percentage">
            <text:p>-1.58%</text:p>
          </table:table-cell>
          <table:table-cell table:formula="of:=[.G224]/[.I224]-1" office:value-type="percentage" office:value="0.011042944785276" calcext:value-type="percentage">
            <text:p>1.10%</text:p>
          </table:table-cell>
          <table:table-cell/>
          <table:table-cell office:value-type="string" calcext:value-type="string">
            <text:p>2017-11-22</text:p>
          </table:table-cell>
          <table:table-cell office:value-type="float" office:value="785.6117" calcext:value-type="float">
            <text:p>785.6117</text:p>
          </table:table-cell>
          <table:table-cell table:style-name="ce251" table:formula="of:=[.Q224]/[.I224]" office:value-type="percentage" office:value="0.963940736196319" calcext:value-type="percentage">
            <text:p>96.4%</text:p>
          </table:table-cell>
          <table:table-cell table:number-columns-repeated="2"/>
          <table:table-cell office:value-type="string" calcext:value-type="string">
            <text:p>2017-11-22</text:p>
          </table:table-cell>
          <table:table-cell table:formula="of:=[.F224]-[.I224]" office:value-type="float" office:value="9" calcext:value-type="float">
            <text:p>9</text:p>
          </table:table-cell>
          <table:table-cell table:formula="of:=[.H224]-[.I224]" office:value-type="float" office:value="-4" calcext:value-type="float">
            <text:p>-4</text:p>
          </table:table-cell>
          <table:table-cell table:formula="of:=[.G224]-[.I22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1-24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9710" calcext:value-type="float">
            <text:p>9710</text:p>
          </table:table-cell>
          <table:table-cell/>
          <table:table-cell table:formula="of:=[.G225]/[.F225]-1" office:value-type="percentage" office:value="0.00739827373612823" calcext:value-type="percentage">
            <text:p>0.74%</text:p>
          </table:table-cell>
          <table:table-cell table:formula="of:=[.H225]/[.F225]-1" office:value-type="percentage" office:value="-0.00369913686806411" calcext:value-type="percentage">
            <text:p>-0.37%</text:p>
          </table:table-cell>
          <table:table-cell table:formula="of:=[.G225]/[.I225]-1" office:value-type="percentage" office:value="0.00988875154511737" calcext:value-type="percentage">
            <text:p>0.99%</text:p>
          </table:table-cell>
          <table:table-cell/>
          <table:table-cell office:value-type="string" calcext:value-type="string">
            <text:p>2017-11-24</text:p>
          </table:table-cell>
          <table:table-cell office:value-type="float" office:value="786.4574" calcext:value-type="float">
            <text:p>786.4574</text:p>
          </table:table-cell>
          <table:table-cell table:style-name="ce252" table:formula="of:=[.Q225]/[.I225]" office:value-type="percentage" office:value="0.972135228677379" calcext:value-type="percentage">
            <text:p>97.2%</text:p>
          </table:table-cell>
          <table:table-cell table:number-columns-repeated="2"/>
          <table:table-cell office:value-type="string" calcext:value-type="string">
            <text:p>2017-11-24</text:p>
          </table:table-cell>
          <table:table-cell table:formula="of:=[.F225]-[.I225]" office:value-type="float" office:value="2" calcext:value-type="float">
            <text:p>2</text:p>
          </table:table-cell>
          <table:table-cell table:formula="of:=[.H225]-[.I225]" office:value-type="float" office:value="-1" calcext:value-type="float">
            <text:p>-1</text:p>
          </table:table-cell>
          <table:table-cell table:formula="of:=[.G225]-[.I22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1-27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21267" calcext:value-type="float">
            <text:p>21267</text:p>
          </table:table-cell>
          <table:table-cell/>
          <table:table-cell table:formula="of:=[.G226]/[.F226]-1" office:value-type="percentage" office:value="0.00591715976331364" calcext:value-type="percentage">
            <text:p>0.59%</text:p>
          </table:table-cell>
          <table:table-cell table:formula="of:=[.H226]/[.F226]-1" office:value-type="percentage" office:value="-0.0295857988165681" calcext:value-type="percentage">
            <text:p>-2.96%</text:p>
          </table:table-cell>
          <table:table-cell table:formula="of:=[.G226]/[.I226]-1" office:value-type="percentage" office:value="0.0365853658536586" calcext:value-type="percentage">
            <text:p>3.66%</text:p>
          </table:table-cell>
          <table:table-cell/>
          <table:table-cell office:value-type="string" calcext:value-type="string">
            <text:p>2017-11-27</text:p>
          </table:table-cell>
          <table:table-cell office:value-type="float" office:value="783.22516" calcext:value-type="float">
            <text:p>783.22516</text:p>
          </table:table-cell>
          <table:table-cell table:style-name="ce253" table:formula="of:=[.Q226]/[.I226]" office:value-type="percentage" office:value="0.955152634146341" calcext:value-type="percentage">
            <text:p>95.5%</text:p>
          </table:table-cell>
          <table:table-cell table:number-columns-repeated="2"/>
          <table:table-cell office:value-type="string" calcext:value-type="string">
            <text:p>2017-11-27</text:p>
          </table:table-cell>
          <table:table-cell table:formula="of:=[.F226]-[.I226]" office:value-type="float" office:value="25" calcext:value-type="float">
            <text:p>25</text:p>
          </table:table-cell>
          <table:table-cell table:formula="of:=[.H226]-[.I226]" office:value-type="float" office:value="0" calcext:value-type="float">
            <text:p>0</text:p>
          </table:table-cell>
          <table:table-cell table:formula="of:=[.G226]-[.I22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2017-11-28</text:p>
          </table:table-cell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19" calcext:value-type="float">
            <text:p>819</text:p>
          </table:table-cell>
          <table:table-cell office:value-type="float" office:value="19680" calcext:value-type="float">
            <text:p>19680</text:p>
          </table:table-cell>
          <table:table-cell/>
          <table:table-cell table:formula="of:=[.G227]/[.F227]-1" office:value-type="percentage" office:value="0.0072289156626506" calcext:value-type="percentage">
            <text:p>0.72%</text:p>
          </table:table-cell>
          <table:table-cell table:formula="of:=[.H227]/[.F227]-1" office:value-type="percentage" office:value="-0.0204819277108433" calcext:value-type="percentage">
            <text:p>-2.05%</text:p>
          </table:table-cell>
          <table:table-cell table:formula="of:=[.G227]/[.I227]-1" office:value-type="percentage" office:value="0.0207570207570207" calcext:value-type="percentage">
            <text:p>2.08%</text:p>
          </table:table-cell>
          <table:table-cell/>
          <table:table-cell office:value-type="string" calcext:value-type="string">
            <text:p>2017-11-28</text:p>
          </table:table-cell>
          <table:table-cell office:value-type="float" office:value="786.3127" calcext:value-type="float">
            <text:p>786.3127</text:p>
          </table:table-cell>
          <table:table-cell table:style-name="ce254" table:formula="of:=[.Q227]/[.I227]" office:value-type="percentage" office:value="0.960088766788767" calcext:value-type="percentage">
            <text:p>96.0%</text:p>
          </table:table-cell>
          <table:table-cell table:number-columns-repeated="2"/>
          <table:table-cell office:value-type="string" calcext:value-type="string">
            <text:p>2017-11-28</text:p>
          </table:table-cell>
          <table:table-cell table:formula="of:=[.F227]-[.I227]" office:value-type="float" office:value="11" calcext:value-type="float">
            <text:p>11</text:p>
          </table:table-cell>
          <table:table-cell table:formula="of:=[.H227]-[.I227]" office:value-type="float" office:value="-6" calcext:value-type="float">
            <text:p>-6</text:p>
          </table:table-cell>
          <table:table-cell table:formula="of:=[.G227]-[.I22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017-11-29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23379" calcext:value-type="float">
            <text:p>23379</text:p>
          </table:table-cell>
          <table:table-cell/>
          <table:table-cell table:formula="of:=[.G228]/[.F228]-1" office:value-type="percentage" office:value="0.013095238095238" calcext:value-type="percentage">
            <text:p>1.31%</text:p>
          </table:table-cell>
          <table:table-cell table:formula="of:=[.H228]/[.F228]-1" office:value-type="percentage" office:value="-0.0119047619047619" calcext:value-type="percentage">
            <text:p>-1.19%</text:p>
          </table:table-cell>
          <table:table-cell table:formula="of:=[.G228]/[.I228]-1" office:value-type="percentage" office:value="0.010688836104513" calcext:value-type="percentage">
            <text:p>1.07%</text:p>
          </table:table-cell>
          <table:table-cell/>
          <table:table-cell office:value-type="string" calcext:value-type="string">
            <text:p>2017-11-29</text:p>
          </table:table-cell>
          <table:table-cell office:value-type="float" office:value="782.3795" calcext:value-type="float">
            <text:p>782.3795</text:p>
          </table:table-cell>
          <table:table-cell table:style-name="ce255" table:formula="of:=[.Q228]/[.I228]" office:value-type="percentage" office:value="0.929191805225653" calcext:value-type="percentage">
            <text:p>92.9%</text:p>
          </table:table-cell>
          <table:table-cell table:number-columns-repeated="2"/>
          <table:table-cell office:value-type="string" calcext:value-type="string">
            <text:p>2017-11-29</text:p>
          </table:table-cell>
          <table:table-cell table:formula="of:=[.F228]-[.I228]" office:value-type="float" office:value="-2" calcext:value-type="float">
            <text:p>-2</text:p>
          </table:table-cell>
          <table:table-cell table:formula="of:=[.H228]-[.I228]" office:value-type="float" office:value="-12" calcext:value-type="float">
            <text:p>-12</text:p>
          </table:table-cell>
          <table:table-cell table:formula="of:=[.G228]-[.I22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2017-11-3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34" calcext:value-type="float">
            <text:p>834</text:p>
          </table:table-cell>
          <table:table-cell office:value-type="float" office:value="20224" calcext:value-type="float">
            <text:p>20224</text:p>
          </table:table-cell>
          <table:table-cell/>
          <table:table-cell table:formula="of:=[.G229]/[.F229]-1" office:value-type="percentage" office:value="0.00119904076738608" calcext:value-type="percentage">
            <text:p>0.12%</text:p>
          </table:table-cell>
          <table:table-cell table:formula="of:=[.H229]/[.F229]-1" office:value-type="percentage" office:value="-0.0155875299760192" calcext:value-type="percentage">
            <text:p>-1.56%</text:p>
          </table:table-cell>
          <table:table-cell table:formula="of:=[.G229]/[.I229]-1" office:value-type="percentage" office:value="0.00119904076738608" calcext:value-type="percentage">
            <text:p>0.12%</text:p>
          </table:table-cell>
          <table:table-cell/>
          <table:table-cell office:value-type="string" calcext:value-type="string">
            <text:p>2017-11-30</text:p>
          </table:table-cell>
          <table:table-cell office:value-type="float" office:value="803.4563" calcext:value-type="float">
            <text:p>803.4563</text:p>
          </table:table-cell>
          <table:table-cell table:style-name="ce256" table:formula="of:=[.Q229]/[.I229]" office:value-type="percentage" office:value="0.96337685851319" calcext:value-type="percentage">
            <text:p>96.3%</text:p>
          </table:table-cell>
          <table:table-cell table:number-columns-repeated="2"/>
          <table:table-cell office:value-type="string" calcext:value-type="string">
            <text:p>2017-11-30</text:p>
          </table:table-cell>
          <table:table-cell table:formula="of:=[.F229]-[.I229]" office:value-type="float" office:value="0" calcext:value-type="float">
            <text:p>0</text:p>
          </table:table-cell>
          <table:table-cell table:formula="of:=[.H229]-[.I229]" office:value-type="float" office:value="-13" calcext:value-type="float">
            <text:p>-13</text:p>
          </table:table-cell>
          <table:table-cell table:formula="of:=[.G229]-[.I2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01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14049" calcext:value-type="float">
            <text:p>14049</text:p>
          </table:table-cell>
          <table:table-cell/>
          <table:table-cell table:formula="of:=[.G230]/[.F230]-1" office:value-type="percentage" office:value="0.00236406619385332" calcext:value-type="percentage">
            <text:p>0.24%</text:p>
          </table:table-cell>
          <table:table-cell table:formula="of:=[.H230]/[.F230]-1" office:value-type="percentage" office:value="-0.0283687943262412" calcext:value-type="percentage">
            <text:p>-2.84%</text:p>
          </table:table-cell>
          <table:table-cell table:formula="of:=[.G230]/[.I230]-1" office:value-type="percentage" office:value="0.0303766707168893" calcext:value-type="percentage">
            <text:p>3.04%</text:p>
          </table:table-cell>
          <table:table-cell/>
          <table:table-cell office:value-type="string" calcext:value-type="string">
            <text:p>2017-12-01</text:p>
          </table:table-cell>
          <table:table-cell office:value-type="float" office:value="810.7549" calcext:value-type="float">
            <text:p>810.7549</text:p>
          </table:table-cell>
          <table:table-cell table:style-name="ce257" table:formula="of:=[.Q230]/[.I230]" office:value-type="percentage" office:value="0.985121385176185" calcext:value-type="percentage">
            <text:p>98.5%</text:p>
          </table:table-cell>
          <table:table-cell table:number-columns-repeated="2"/>
          <table:table-cell office:value-type="string" calcext:value-type="string">
            <text:p>2017-12-01</text:p>
          </table:table-cell>
          <table:table-cell table:formula="of:=[.F230]-[.I230]" office:value-type="float" office:value="23" calcext:value-type="float">
            <text:p>23</text:p>
          </table:table-cell>
          <table:table-cell table:formula="of:=[.H230]-[.I230]" office:value-type="float" office:value="-1" calcext:value-type="float">
            <text:p>-1</text:p>
          </table:table-cell>
          <table:table-cell table:formula="of:=[.G230]-[.I230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17-12-04</text:p>
          </table:table-cell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1455" calcext:value-type="float">
            <text:p>11455</text:p>
          </table:table-cell>
          <table:table-cell/>
          <table:table-cell table:formula="of:=[.G231]/[.F231]-1" office:value-type="percentage" office:value="0.00121065375302654" calcext:value-type="percentage">
            <text:p>0.12%</text:p>
          </table:table-cell>
          <table:table-cell table:formula="of:=[.H231]/[.F231]-1" office:value-type="percentage" office:value="-0.0181598062953995" calcext:value-type="percentage">
            <text:p>-1.82%</text:p>
          </table:table-cell>
          <table:table-cell table:formula="of:=[.G231]/[.I231]-1" office:value-type="percentage" office:value="0.017220172201722" calcext:value-type="percentage">
            <text:p>1.72%</text:p>
          </table:table-cell>
          <table:table-cell/>
          <table:table-cell office:value-type="string" calcext:value-type="string">
            <text:p>2017-12-04</text:p>
          </table:table-cell>
          <table:table-cell office:value-type="float" office:value="807.55536" calcext:value-type="float">
            <text:p>807.55536</text:p>
          </table:table-cell>
          <table:table-cell table:style-name="ce258" table:formula="of:=[.Q231]/[.I231]" office:value-type="percentage" office:value="0.993303025830258" calcext:value-type="percentage">
            <text:p>99.3%</text:p>
          </table:table-cell>
          <table:table-cell table:number-columns-repeated="2"/>
          <table:table-cell office:value-type="string" calcext:value-type="string">
            <text:p>2017-12-04</text:p>
          </table:table-cell>
          <table:table-cell table:formula="of:=[.F231]-[.I231]" office:value-type="float" office:value="13" calcext:value-type="float">
            <text:p>13</text:p>
          </table:table-cell>
          <table:table-cell table:formula="of:=[.H231]-[.I231]" office:value-type="float" office:value="-2" calcext:value-type="float">
            <text:p>-2</text:p>
          </table:table-cell>
          <table:table-cell table:formula="of:=[.G231]-[.I23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12-0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[.G232]/[.F232]-1" office:value-type="percentage" office:value="0.00370370370370376" calcext:value-type="percentage">
            <text:p>0.37%</text:p>
          </table:table-cell>
          <table:table-cell table:formula="of:=[.H232]/[.F232]-1" office:value-type="percentage" office:value="-0.0123456790123457" calcext:value-type="percentage">
            <text:p>-1.23%</text:p>
          </table:table-cell>
          <table:table-cell table:formula="of:=[.G232]/[.I232]-1" office:value-type="percentage" office:value="0.00494437577255868" calcext:value-type="percentage">
            <text:p>0.49%</text:p>
          </table:table-cell>
          <table:table-cell/>
          <table:table-cell office:value-type="string" calcext:value-type="string">
            <text:p>2017-12-05</text:p>
          </table:table-cell>
          <table:table-cell office:value-type="float" office:value="798.6021" calcext:value-type="float">
            <text:p>798.6021</text:p>
          </table:table-cell>
          <table:table-cell table:style-name="ce259" table:formula="of:=[.Q232]/[.I232]" office:value-type="percentage" office:value="0.987147218788628" calcext:value-type="percentage">
            <text:p>98.7%</text:p>
          </table:table-cell>
          <table:table-cell table:number-columns-repeated="2"/>
          <table:table-cell office:value-type="string" calcext:value-type="string">
            <text:p>2017-12-05</text:p>
          </table:table-cell>
          <table:table-cell table:formula="of:=[.F232]-[.I232]" office:value-type="float" office:value="1" calcext:value-type="float">
            <text:p>1</text:p>
          </table:table-cell>
          <table:table-cell table:formula="of:=[.H232]-[.I232]" office:value-type="float" office:value="-9" calcext:value-type="float">
            <text:p>-9</text:p>
          </table:table-cell>
          <table:table-cell table:formula="of:=[.G232]-[.I232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0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office:value-type="float" office:value="15791" calcext:value-type="float">
            <text:p>15791</text:p>
          </table:table-cell>
          <table:table-cell/>
          <table:table-cell table:formula="of:=[.G233]/[.F233]-1" office:value-type="percentage" office:value="0.00624219725343322" calcext:value-type="percentage">
            <text:p>0.62%</text:p>
          </table:table-cell>
          <table:table-cell table:formula="of:=[.H233]/[.F233]-1" office:value-type="percentage" office:value="-0.0137328339575531" calcext:value-type="percentage">
            <text:p>-1.37%</text:p>
          </table:table-cell>
          <table:table-cell table:formula="of:=[.G233]/[.I233]-1" office:value-type="percentage" office:value="0.0163934426229508" calcext:value-type="percentage">
            <text:p>1.64%</text:p>
          </table:table-cell>
          <table:table-cell/>
          <table:table-cell office:value-type="string" calcext:value-type="string">
            <text:p>2017-12-06</text:p>
          </table:table-cell>
          <table:table-cell office:value-type="float" office:value="788.07184" calcext:value-type="float">
            <text:p>788.07184</text:p>
          </table:table-cell>
          <table:table-cell table:style-name="ce260" table:formula="of:=[.Q233]/[.I233]" office:value-type="percentage" office:value="0.993785422446406" calcext:value-type="percentage">
            <text:p>99.4%</text:p>
          </table:table-cell>
          <table:table-cell table:number-columns-repeated="2"/>
          <table:table-cell office:value-type="string" calcext:value-type="string">
            <text:p>2017-12-06</text:p>
          </table:table-cell>
          <table:table-cell table:formula="of:=[.F233]-[.I233]" office:value-type="float" office:value="8" calcext:value-type="float">
            <text:p>8</text:p>
          </table:table-cell>
          <table:table-cell table:formula="of:=[.H233]-[.I233]" office:value-type="float" office:value="-3" calcext:value-type="float">
            <text:p>-3</text:p>
          </table:table-cell>
          <table:table-cell table:formula="of:=[.G233]-[.I23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2017-12-07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811" calcext:value-type="float">
            <text:p>811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 office:value-type="float" office:value="13735" calcext:value-type="float">
            <text:p>13735</text:p>
          </table:table-cell>
          <table:table-cell/>
          <table:table-cell table:formula="of:=[.G234]/[.F234]-1" office:value-type="percentage" office:value="0.0162907268170427" calcext:value-type="percentage">
            <text:p>1.63%</text:p>
          </table:table-cell>
          <table:table-cell table:formula="of:=[.H234]/[.F234]-1" office:value-type="percentage" office:value="0" calcext:value-type="percentage">
            <text:p>0.00%</text:p>
          </table:table-cell>
          <table:table-cell table:formula="of:=[.G234]/[.I234]-1" office:value-type="percentage" office:value="0.00620347394540932" calcext:value-type="percentage">
            <text:p>0.62%</text:p>
          </table:table-cell>
          <table:table-cell/>
          <table:table-cell office:value-type="string" calcext:value-type="string">
            <text:p>2017-12-07</text:p>
          </table:table-cell>
          <table:table-cell office:value-type="float" office:value="773.353" calcext:value-type="float">
            <text:p>773.353</text:p>
          </table:table-cell>
          <table:table-cell table:style-name="ce261" table:formula="of:=[.Q234]/[.I234]" office:value-type="percentage" office:value="0.959495037220844" calcext:value-type="percentage">
            <text:p>95.9%</text:p>
          </table:table-cell>
          <table:table-cell table:number-columns-repeated="2"/>
          <table:table-cell office:value-type="string" calcext:value-type="string">
            <text:p>2017-12-07</text:p>
          </table:table-cell>
          <table:table-cell table:formula="of:=[.F234]-[.I234]" office:value-type="float" office:value="-8" calcext:value-type="float">
            <text:p>-8</text:p>
          </table:table-cell>
          <table:table-cell table:formula="of:=[.H234]-[.I234]" office:value-type="float" office:value="-8" calcext:value-type="float">
            <text:p>-8</text:p>
          </table:table-cell>
          <table:table-cell table:formula="of:=[.G234]-[.I2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08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17" calcext:value-type="float">
            <text:p>817</text:p>
          </table:table-cell>
          <table:table-cell office:value-type="float" office:value="13014" calcext:value-type="float">
            <text:p>13014</text:p>
          </table:table-cell>
          <table:table-cell/>
          <table:table-cell table:formula="of:=[.G235]/[.F235]-1" office:value-type="percentage" office:value="0.0123915737298637" calcext:value-type="percentage">
            <text:p>1.24%</text:p>
          </table:table-cell>
          <table:table-cell table:formula="of:=[.H235]/[.F235]-1" office:value-type="percentage" office:value="-0.00123915737298641" calcext:value-type="percentage">
            <text:p>-0.12%</text:p>
          </table:table-cell>
          <table:table-cell table:formula="of:=[.G235]/[.I235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2-08</text:p>
          </table:table-cell>
          <table:table-cell office:value-type="float" office:value="787.12994" calcext:value-type="float">
            <text:p>787.12994</text:p>
          </table:table-cell>
          <table:table-cell table:style-name="ce262" table:formula="of:=[.Q235]/[.I235]" office:value-type="percentage" office:value="0.963439339045288" calcext:value-type="percentage">
            <text:p>96.3%</text:p>
          </table:table-cell>
          <table:table-cell table:number-columns-repeated="2"/>
          <table:table-cell office:value-type="string" calcext:value-type="string">
            <text:p>2017-12-08</text:p>
          </table:table-cell>
          <table:table-cell table:formula="of:=[.F235]-[.I235]" office:value-type="float" office:value="-10" calcext:value-type="float">
            <text:p>-10</text:p>
          </table:table-cell>
          <table:table-cell table:formula="of:=[.H235]-[.I235]" office:value-type="float" office:value="-11" calcext:value-type="float">
            <text:p>-11</text:p>
          </table:table-cell>
          <table:table-cell table:formula="of:=[.G235]-[.I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2-11</text:p>
          </table:table-cell>
          <table:table-cell table:number-columns-repeated="4"/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  <table:table-cell office:value-type="float" office:value="7447" calcext:value-type="float">
            <text:p>7447</text:p>
          </table:table-cell>
          <table:table-cell/>
          <table:table-cell table:formula="of:=[.G236]/[.F236]-1" office:value-type="percentage" office:value="0.0073260073260073" calcext:value-type="percentage">
            <text:p>0.73%</text:p>
          </table:table-cell>
          <table:table-cell table:formula="of:=[.H236]/[.F236]-1" office:value-type="percentage" office:value="-0.00488400488400487" calcext:value-type="percentage">
            <text:p>-0.49%</text:p>
          </table:table-cell>
          <table:table-cell table:formula="of:=[.G236]/[.I236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2-11</text:p>
          </table:table-cell>
          <table:table-cell office:value-type="float" office:value="789.87067" calcext:value-type="float">
            <text:p>789.87067</text:p>
          </table:table-cell>
          <table:table-cell table:style-name="ce263" table:formula="of:=[.Q236]/[.I236]" office:value-type="percentage" office:value="0.957418993939394" calcext:value-type="percentage">
            <text:p>95.7%</text:p>
          </table:table-cell>
          <table:table-cell table:number-columns-repeated="2"/>
          <table:table-cell office:value-type="string" calcext:value-type="string">
            <text:p>2017-12-11</text:p>
          </table:table-cell>
          <table:table-cell table:formula="of:=[.F236]-[.I236]" office:value-type="float" office:value="-6" calcext:value-type="float">
            <text:p>-6</text:p>
          </table:table-cell>
          <table:table-cell table:formula="of:=[.H236]-[.I236]" office:value-type="float" office:value="-10" calcext:value-type="float">
            <text:p>-10</text:p>
          </table:table-cell>
          <table:table-cell table:formula="of:=[.G236]-[.I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7-12-12</text:p>
          </table:table-cell>
          <table:table-cell table:number-columns-repeated="4"/>
          <table:table-cell table:number-columns-repeated="2"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9984" calcext:value-type="float">
            <text:p>9984</text:p>
          </table:table-cell>
          <table:table-cell/>
          <table:table-cell table:formula="of:=[.G237]/[.F237]-1" office:value-type="percentage" office:value="0" calcext:value-type="percentage">
            <text:p>0.00%</text:p>
          </table:table-cell>
          <table:table-cell table:formula="of:=[.H237]/[.F237]-1" office:value-type="percentage" office:value="-0.0181159420289855" calcext:value-type="percentage">
            <text:p>-1.81%</text:p>
          </table:table-cell>
          <table:table-cell table:formula="of:=[.G237]/[.I237]-1" office:value-type="percentage" office:value="0.0147058823529411" calcext:value-type="percentage">
            <text:p>1.47%</text:p>
          </table:table-cell>
          <table:table-cell/>
          <table:table-cell office:value-type="string" calcext:value-type="string">
            <text:p>2017-12-12</text:p>
          </table:table-cell>
          <table:table-cell office:value-type="float" office:value="794.4602" calcext:value-type="float">
            <text:p>794.4602</text:p>
          </table:table-cell>
          <table:table-cell table:style-name="ce264" table:formula="of:=[.Q237]/[.I237]" office:value-type="percentage" office:value="0.97360318627451" calcext:value-type="percentage">
            <text:p>97.4%</text:p>
          </table:table-cell>
          <table:table-cell table:number-columns-repeated="2"/>
          <table:table-cell office:value-type="string" calcext:value-type="string">
            <text:p>2017-12-12</text:p>
          </table:table-cell>
          <table:table-cell table:formula="of:=[.F237]-[.I237]" office:value-type="float" office:value="12" calcext:value-type="float">
            <text:p>12</text:p>
          </table:table-cell>
          <table:table-cell table:formula="of:=[.H237]-[.I237]" office:value-type="float" office:value="-3" calcext:value-type="float">
            <text:p>-3</text:p>
          </table:table-cell>
          <table:table-cell table:formula="of:=[.G237]-[.I23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12-1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6596" calcext:value-type="float">
            <text:p>6596</text:p>
          </table:table-cell>
          <table:table-cell/>
          <table:table-cell table:formula="of:=[.G238]/[.F238]-1" office:value-type="percentage" office:value="0.00122549019607843" calcext:value-type="percentage">
            <text:p>0.12%</text:p>
          </table:table-cell>
          <table:table-cell table:formula="of:=[.H238]/[.F238]-1" office:value-type="percentage" office:value="-0.0110294117647058" calcext:value-type="percentage">
            <text:p>-1.10%</text:p>
          </table:table-cell>
          <table:table-cell table:formula="of:=[.G238]/[.I238]-1" office:value-type="percentage" office:value="0.00739827373612823" calcext:value-type="percentage">
            <text:p>0.74%</text:p>
          </table:table-cell>
          <table:table-cell/>
          <table:table-cell office:value-type="string" calcext:value-type="string">
            <text:p>2017-12-13</text:p>
          </table:table-cell>
          <table:table-cell office:value-type="float" office:value="788.7951" calcext:value-type="float">
            <text:p>788.7951</text:p>
          </table:table-cell>
          <table:table-cell table:style-name="ce265" table:formula="of:=[.Q238]/[.I238]" office:value-type="percentage" office:value="0.972620345252774" calcext:value-type="percentage">
            <text:p>97.3%</text:p>
          </table:table-cell>
          <table:table-cell table:number-columns-repeated="2"/>
          <table:table-cell office:value-type="string" calcext:value-type="string">
            <text:p>2017-12-13</text:p>
          </table:table-cell>
          <table:table-cell table:formula="of:=[.F238]-[.I238]" office:value-type="float" office:value="5" calcext:value-type="float">
            <text:p>5</text:p>
          </table:table-cell>
          <table:table-cell table:formula="of:=[.H238]-[.I238]" office:value-type="float" office:value="-4" calcext:value-type="float">
            <text:p>-4</text:p>
          </table:table-cell>
          <table:table-cell table:formula="of:=[.G238]-[.I2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14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office:value-type="float" office:value="7580" calcext:value-type="float">
            <text:p>7580</text:p>
          </table:table-cell>
          <table:table-cell/>
          <table:table-cell table:formula="of:=[.G239]/[.F239]-1" office:value-type="percentage" office:value="0.00865265760197764" calcext:value-type="percentage">
            <text:p>0.87%</text:p>
          </table:table-cell>
          <table:table-cell table:formula="of:=[.H239]/[.F239]-1" office:value-type="percentage" office:value="-0.00741656365883803" calcext:value-type="percentage">
            <text:p>-0.74%</text:p>
          </table:table-cell>
          <table:table-cell table:formula="of:=[.G239]/[.I239]-1" office:value-type="percentage" office:value="0.00492610837438434" calcext:value-type="percentage">
            <text:p>0.49%</text:p>
          </table:table-cell>
          <table:table-cell/>
          <table:table-cell office:value-type="string" calcext:value-type="string">
            <text:p>2017-12-14</text:p>
          </table:table-cell>
          <table:table-cell office:value-type="float" office:value="785.3062" calcext:value-type="float">
            <text:p>785.3062</text:p>
          </table:table-cell>
          <table:table-cell table:style-name="ce266" table:formula="of:=[.Q239]/[.I239]" office:value-type="percentage" office:value="0.967125862068965" calcext:value-type="percentage">
            <text:p>96.7%</text:p>
          </table:table-cell>
          <table:table-cell table:number-columns-repeated="2"/>
          <table:table-cell office:value-type="string" calcext:value-type="string">
            <text:p>2017-12-14</text:p>
          </table:table-cell>
          <table:table-cell table:formula="of:=[.F239]-[.I239]" office:value-type="float" office:value="-3" calcext:value-type="float">
            <text:p>-3</text:p>
          </table:table-cell>
          <table:table-cell table:formula="of:=[.H239]-[.I239]" office:value-type="float" office:value="-9" calcext:value-type="float">
            <text:p>-9</text:p>
          </table:table-cell>
          <table:table-cell table:formula="of:=[.G239]-[.I23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017-12-15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9671" calcext:value-type="float">
            <text:p>9671</text:p>
          </table:table-cell>
          <table:table-cell/>
          <table:table-cell table:formula="of:=[.G240]/[.F240]-1" office:value-type="percentage" office:value="0.00494437577255868" calcext:value-type="percentage">
            <text:p>0.49%</text:p>
          </table:table-cell>
          <table:table-cell table:formula="of:=[.H240]/[.F240]-1" office:value-type="percentage" office:value="-0.00865265760197775" calcext:value-type="percentage">
            <text:p>-0.87%</text:p>
          </table:table-cell>
          <table:table-cell table:formula="of:=[.G240]/[.I240]-1" office:value-type="percentage" office:value="0.00743494423791824" calcext:value-type="percentage">
            <text:p>0.74%</text:p>
          </table:table-cell>
          <table:table-cell/>
          <table:table-cell office:value-type="string" calcext:value-type="string">
            <text:p>2017-12-15</text:p>
          </table:table-cell>
          <table:table-cell office:value-type="float" office:value="787.2612" calcext:value-type="float">
            <text:p>787.2612</text:p>
          </table:table-cell>
          <table:table-cell table:style-name="ce267" table:formula="of:=[.Q240]/[.I240]" office:value-type="percentage" office:value="0.975540520446097" calcext:value-type="percentage">
            <text:p>97.6%</text:p>
          </table:table-cell>
          <table:table-cell table:number-columns-repeated="2"/>
          <table:table-cell office:value-type="string" calcext:value-type="string">
            <text:p>2017-12-15</text:p>
          </table:table-cell>
          <table:table-cell table:formula="of:=[.F240]-[.I240]" office:value-type="float" office:value="2" calcext:value-type="float">
            <text:p>2</text:p>
          </table:table-cell>
          <table:table-cell table:formula="of:=[.H240]-[.I240]" office:value-type="float" office:value="-5" calcext:value-type="float">
            <text:p>-5</text:p>
          </table:table-cell>
          <table:table-cell table:formula="of:=[.G240]-[.I24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18</text:p>
          </table:table-cell>
          <table:table-cell table:number-columns-repeated="4"/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6547" calcext:value-type="float">
            <text:p>6547</text:p>
          </table:table-cell>
          <table:table-cell/>
          <table:table-cell table:formula="of:=[.G241]/[.F241]-1" office:value-type="percentage" office:value="0.00982800982800991" calcext:value-type="percentage">
            <text:p>0.98%</text:p>
          </table:table-cell>
          <table:table-cell table:formula="of:=[.H241]/[.F241]-1" office:value-type="percentage" office:value="-0.00614250614250611" calcext:value-type="percentage">
            <text:p>-0.61%</text:p>
          </table:table-cell>
          <table:table-cell table:formula="of:=[.G241]/[.I241]-1" office:value-type="percentage" office:value="0.00121802679658956" calcext:value-type="percentage">
            <text:p>0.12%</text:p>
          </table:table-cell>
          <table:table-cell/>
          <table:table-cell office:value-type="string" calcext:value-type="string">
            <text:p>2017-12-18</text:p>
          </table:table-cell>
          <table:table-cell office:value-type="float" office:value="785.15735" calcext:value-type="float">
            <text:p>785.15735</text:p>
          </table:table-cell>
          <table:table-cell table:style-name="ce268" table:formula="of:=[.Q241]/[.I241]" office:value-type="percentage" office:value="0.95634269183922" calcext:value-type="percentage">
            <text:p>95.6%</text:p>
          </table:table-cell>
          <table:table-cell table:number-columns-repeated="2"/>
          <table:table-cell office:value-type="string" calcext:value-type="string">
            <text:p>2017-12-18</text:p>
          </table:table-cell>
          <table:table-cell table:formula="of:=[.F241]-[.I241]" office:value-type="float" office:value="-7" calcext:value-type="float">
            <text:p>-7</text:p>
          </table:table-cell>
          <table:table-cell table:formula="of:=[.H241]-[.I241]" office:value-type="float" office:value="-12" calcext:value-type="float">
            <text:p>-12</text:p>
          </table:table-cell>
          <table:table-cell table:formula="of:=[.G241]-[.I24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19</text:p>
          </table:table-cell>
          <table:table-cell table:number-columns-repeated="4"/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6117" calcext:value-type="float">
            <text:p>6117</text:p>
          </table:table-cell>
          <table:table-cell/>
          <table:table-cell table:formula="of:=[.G242]/[.F242]-1" office:value-type="percentage" office:value="0.00122249388753048" calcext:value-type="percentage">
            <text:p>0.12%</text:p>
          </table:table-cell>
          <table:table-cell table:formula="of:=[.H242]/[.F242]-1" office:value-type="percentage" office:value="-0.00855745721271395" calcext:value-type="percentage">
            <text:p>-0.86%</text:p>
          </table:table-cell>
          <table:table-cell table:formula="of:=[.G242]/[.I242]-1" office:value-type="percentage" office:value="0.00614250614250622" calcext:value-type="percentage">
            <text:p>0.61%</text:p>
          </table:table-cell>
          <table:table-cell/>
          <table:table-cell office:value-type="string" calcext:value-type="string">
            <text:p>2017-12-19</text:p>
          </table:table-cell>
          <table:table-cell office:value-type="float" office:value="800.69073" calcext:value-type="float">
            <text:p>800.69073</text:p>
          </table:table-cell>
          <table:table-cell table:style-name="ce269" table:formula="of:=[.Q242]/[.I242]" office:value-type="percentage" office:value="0.983649545454546" calcext:value-type="percentage">
            <text:p>98.4%</text:p>
          </table:table-cell>
          <table:table-cell table:number-columns-repeated="2"/>
          <table:table-cell office:value-type="string" calcext:value-type="string">
            <text:p>2017-12-19</text:p>
          </table:table-cell>
          <table:table-cell table:formula="of:=[.F242]-[.I242]" office:value-type="float" office:value="4" calcext:value-type="float">
            <text:p>4</text:p>
          </table:table-cell>
          <table:table-cell table:formula="of:=[.H242]-[.I242]" office:value-type="float" office:value="-3" calcext:value-type="float">
            <text:p>-3</text:p>
          </table:table-cell>
          <table:table-cell table:formula="of:=[.G242]-[.I2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2017-12-20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5391" calcext:value-type="float">
            <text:p>5391</text:p>
          </table:table-cell>
          <table:table-cell/>
          <table:table-cell table:formula="of:=[.G243]/[.F243]-1" office:value-type="percentage" office:value="0.00493218249075222" calcext:value-type="percentage">
            <text:p>0.49%</text:p>
          </table:table-cell>
          <table:table-cell table:formula="of:=[.H243]/[.F243]-1" office:value-type="percentage" office:value="-0.00369913686806411" calcext:value-type="percentage">
            <text:p>-0.37%</text:p>
          </table:table-cell>
          <table:table-cell table:formula="of:=[.G243]/[.I243]-1" office:value-type="percentage" office:value="0.00369458128078826" calcext:value-type="percentage">
            <text:p>0.37%</text:p>
          </table:table-cell>
          <table:table-cell/>
          <table:table-cell office:value-type="string" calcext:value-type="string">
            <text:p>2017-12-20</text:p>
          </table:table-cell>
          <table:table-cell office:value-type="float" office:value="799.9783" calcext:value-type="float">
            <text:p>799.9783</text:p>
          </table:table-cell>
          <table:table-cell table:style-name="ce270" table:formula="of:=[.Q243]/[.I243]" office:value-type="percentage" office:value="0.985194950738916" calcext:value-type="percentage">
            <text:p>98.5%</text:p>
          </table:table-cell>
          <table:table-cell table:number-columns-repeated="2"/>
          <table:table-cell office:value-type="string" calcext:value-type="string">
            <text:p>2017-12-20</text:p>
          </table:table-cell>
          <table:table-cell table:formula="of:=[.F243]-[.I243]" office:value-type="float" office:value="-1" calcext:value-type="float">
            <text:p>-1</text:p>
          </table:table-cell>
          <table:table-cell table:formula="of:=[.H243]-[.I243]" office:value-type="float" office:value="-4" calcext:value-type="float">
            <text:p>-4</text:p>
          </table:table-cell>
          <table:table-cell table:formula="of:=[.G243]-[.I24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2017-12-21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9565" calcext:value-type="float">
            <text:p>9565</text:p>
          </table:table-cell>
          <table:table-cell/>
          <table:table-cell table:formula="of:=[.G244]/[.F244]-1" office:value-type="percentage" office:value="0.0147965474722565" calcext:value-type="percentage">
            <text:p>1.48%</text:p>
          </table:table-cell>
          <table:table-cell table:formula="of:=[.H244]/[.F244]-1" office:value-type="percentage" office:value="-0.00246609124537611" calcext:value-type="percentage">
            <text:p>-0.25%</text:p>
          </table:table-cell>
          <table:table-cell table:formula="of:=[.G244]/[.I244]-1" office:value-type="percentage" office:value="0.0012165450121655" calcext:value-type="percentage">
            <text:p>0.12%</text:p>
          </table:table-cell>
          <table:table-cell/>
          <table:table-cell office:value-type="string" calcext:value-type="string">
            <text:p>2017-12-21</text:p>
          </table:table-cell>
          <table:table-cell office:value-type="float" office:value="787.52673" calcext:value-type="float">
            <text:p>787.52673</text:p>
          </table:table-cell>
          <table:table-cell table:style-name="ce271" table:formula="of:=[.Q244]/[.I244]" office:value-type="percentage" office:value="0.958061715328467" calcext:value-type="percentage">
            <text:p>95.8%</text:p>
          </table:table-cell>
          <table:table-cell table:number-columns-repeated="2"/>
          <table:table-cell office:value-type="string" calcext:value-type="string">
            <text:p>2017-12-21</text:p>
          </table:table-cell>
          <table:table-cell table:formula="of:=[.F244]-[.I244]" office:value-type="float" office:value="-11" calcext:value-type="float">
            <text:p>-11</text:p>
          </table:table-cell>
          <table:table-cell table:formula="of:=[.H244]-[.I244]" office:value-type="float" office:value="-13" calcext:value-type="float">
            <text:p>-13</text:p>
          </table:table-cell>
          <table:table-cell table:formula="of:=[.G244]-[.I2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017-12-22</text:p>
          </table:table-cell>
          <table:table-cell table:number-columns-repeated="4"/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7732" calcext:value-type="float">
            <text:p>7732</text:p>
          </table:table-cell>
          <table:table-cell/>
          <table:table-cell table:formula="of:=[.G245]/[.F245]-1" office:value-type="percentage" office:value="0.00367197062423497" calcext:value-type="percentage">
            <text:p>0.37%</text:p>
          </table:table-cell>
          <table:table-cell table:formula="of:=[.H245]/[.F245]-1" office:value-type="percentage" office:value="-0.00611995104039165" calcext:value-type="percentage">
            <text:p>-0.61%</text:p>
          </table:table-cell>
          <table:table-cell table:formula="of:=[.G245]/[.I245]-1" office:value-type="percentage" office:value="0.00737100737100738" calcext:value-type="percentage">
            <text:p>0.74%</text:p>
          </table:table-cell>
          <table:table-cell/>
          <table:table-cell office:value-type="string" calcext:value-type="string">
            <text:p>2017-12-22</text:p>
          </table:table-cell>
          <table:table-cell office:value-type="float" office:value="782.44727" calcext:value-type="float">
            <text:p>782.44727</text:p>
          </table:table-cell>
          <table:table-cell table:style-name="ce272" table:formula="of:=[.Q245]/[.I245]" office:value-type="percentage" office:value="0.961237432432432" calcext:value-type="percentage">
            <text:p>96.1%</text:p>
          </table:table-cell>
          <table:table-cell table:number-columns-repeated="2"/>
          <table:table-cell office:value-type="string" calcext:value-type="string">
            <text:p>2017-12-22</text:p>
          </table:table-cell>
          <table:table-cell table:formula="of:=[.F245]-[.I245]" office:value-type="float" office:value="3" calcext:value-type="float">
            <text:p>3</text:p>
          </table:table-cell>
          <table:table-cell table:formula="of:=[.H245]-[.I245]" office:value-type="float" office:value="-2" calcext:value-type="float">
            <text:p>-2</text:p>
          </table:table-cell>
          <table:table-cell table:formula="of:=[.G245]-[.I24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2017-12-2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4631" calcext:value-type="float">
            <text:p>4631</text:p>
          </table:table-cell>
          <table:table-cell/>
          <table:table-cell table:formula="of:=[.G246]/[.F246]-1" office:value-type="percentage" office:value="0.00370370370370376" calcext:value-type="percentage">
            <text:p>0.37%</text:p>
          </table:table-cell>
          <table:table-cell table:formula="of:=[.H246]/[.F246]-1" office:value-type="percentage" office:value="-0.00370370370370365" calcext:value-type="percentage">
            <text:p>-0.37%</text:p>
          </table:table-cell>
          <table:table-cell table:formula="of:=[.G246]/[.I246]-1" office:value-type="percentage" office:value="0.002466091245376" calcext:value-type="percentage">
            <text:p>0.25%</text:p>
          </table:table-cell>
          <table:table-cell/>
          <table:table-cell office:value-type="string" calcext:value-type="string">
            <text:p>2017-12-25</text:p>
          </table:table-cell>
          <table:table-cell office:value-type="float" office:value="781.6384" calcext:value-type="float">
            <text:p>781.6384</text:p>
          </table:table-cell>
          <table:table-cell table:style-name="ce273" table:formula="of:=[.Q246]/[.I246]" office:value-type="percentage" office:value="0.963795807644883" calcext:value-type="percentage">
            <text:p>96.4%</text:p>
          </table:table-cell>
          <table:table-cell table:number-columns-repeated="2"/>
          <table:table-cell office:value-type="string" calcext:value-type="string">
            <text:p>2017-12-25</text:p>
          </table:table-cell>
          <table:table-cell table:formula="of:=[.F246]-[.I246]" office:value-type="float" office:value="-1" calcext:value-type="float">
            <text:p>-1</text:p>
          </table:table-cell>
          <table:table-cell table:formula="of:=[.H246]-[.I246]" office:value-type="float" office:value="-4" calcext:value-type="float">
            <text:p>-4</text:p>
          </table:table-cell>
          <table:table-cell table:formula="of:=[.G246]-[.I24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12-26</text:p>
          </table:table-cell>
          <table:table-cell table:number-columns-repeated="4"/>
          <table:table-cell office:value-type="float" office:value="813" calcext:value-type="float">
            <text:p>813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5938" calcext:value-type="float">
            <text:p>5938</text:p>
          </table:table-cell>
          <table:table-cell/>
          <table:table-cell table:formula="of:=[.G247]/[.F247]-1" office:value-type="percentage" office:value="0.00615006150061492" calcext:value-type="percentage">
            <text:p>0.62%</text:p>
          </table:table-cell>
          <table:table-cell table:formula="of:=[.H247]/[.F247]-1" office:value-type="percentage" office:value="-0.00615006150061503" calcext:value-type="percentage">
            <text:p>-0.62%</text:p>
          </table:table-cell>
          <table:table-cell table:formula="of:=[.G247]/[.I247]-1" office:value-type="percentage" office:value="0.00987654320987663" calcext:value-type="percentage">
            <text:p>0.99%</text:p>
          </table:table-cell>
          <table:table-cell/>
          <table:table-cell office:value-type="string" calcext:value-type="string">
            <text:p>2017-12-26</text:p>
          </table:table-cell>
          <table:table-cell office:value-type="float" office:value="781.67285" calcext:value-type="float">
            <text:p>781.67285</text:p>
          </table:table-cell>
          <table:table-cell table:style-name="ce274" table:formula="of:=[.Q247]/[.I247]" office:value-type="percentage" office:value="0.965028209876543" calcext:value-type="percentage">
            <text:p>96.5%</text:p>
          </table:table-cell>
          <table:table-cell table:number-columns-repeated="2"/>
          <table:table-cell office:value-type="string" calcext:value-type="string">
            <text:p>2017-12-26</text:p>
          </table:table-cell>
          <table:table-cell table:formula="of:=[.F247]-[.I247]" office:value-type="float" office:value="3" calcext:value-type="float">
            <text:p>3</text:p>
          </table:table-cell>
          <table:table-cell table:formula="of:=[.H247]-[.I247]" office:value-type="float" office:value="-2" calcext:value-type="float">
            <text:p>-2</text:p>
          </table:table-cell>
          <table:table-cell table:formula="of:=[.G247]-[.I247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7-12-27</text:p>
          </table:table-cell>
          <table:table-cell table:number-columns-repeated="4"/>
          <table:table-cell office:value-type="float" office:value="809.5" calcext:value-type="float">
            <text:p>809.5</text:p>
          </table:table-cell>
          <table:table-cell office:value-type="float" office:value="813.9" calcext:value-type="float">
            <text:p>813.9</text:p>
          </table:table-cell>
          <table:table-cell office:value-type="float" office:value="808.6" calcext:value-type="float">
            <text:p>808.6</text:p>
          </table:table-cell>
          <table:table-cell office:value-type="float" office:value="811" calcext:value-type="float">
            <text:p>811</text:p>
          </table:table-cell>
          <table:table-cell office:value-type="float" office:value="4160" calcext:value-type="float">
            <text:p>4160</text:p>
          </table:table-cell>
          <table:table-cell/>
          <table:table-cell table:formula="of:=[.G248]/[.F248]-1" office:value-type="percentage" office:value="0.00543545398394074" calcext:value-type="percentage">
            <text:p>0.54%</text:p>
          </table:table-cell>
          <table:table-cell table:formula="of:=[.H248]/[.F248]-1" office:value-type="percentage" office:value="-0.00111179740580603" calcext:value-type="percentage">
            <text:p>-0.11%</text:p>
          </table:table-cell>
          <table:table-cell table:formula="of:=[.G248]/[.I248]-1" office:value-type="percentage" office:value="0.00357583230579528" calcext:value-type="percentage">
            <text:p>0.36%</text:p>
          </table:table-cell>
          <table:table-cell/>
          <table:table-cell office:value-type="string" calcext:value-type="string">
            <text:p>2017-12-27</text:p>
          </table:table-cell>
          <table:table-cell office:value-type="float" office:value="779.9389" calcext:value-type="float">
            <text:p>779.9389</text:p>
          </table:table-cell>
          <table:table-cell table:style-name="ce275" table:formula="of:=[.Q248]/[.I248]" office:value-type="percentage" office:value="0.961700246609125" calcext:value-type="percentage">
            <text:p>96.2%</text:p>
          </table:table-cell>
          <table:table-cell table:number-columns-repeated="2"/>
          <table:table-cell office:value-type="string" calcext:value-type="string">
            <text:p>2017-12-27</text:p>
          </table:table-cell>
          <table:table-cell table:formula="of:=[.F248]-[.I248]" office:value-type="float" office:value="-1.5" calcext:value-type="float">
            <text:p>-1.5</text:p>
          </table:table-cell>
          <table:table-cell table:formula="of:=[.H248]-[.I248]" office:value-type="float" office:value="-2.39999999999998" calcext:value-type="float">
            <text:p>-2.39999999999998</text:p>
          </table:table-cell>
          <table:table-cell table:formula="of:=[.G248]-[.I248]" office:value-type="float" office:value="2.89999999999998" calcext:value-type="float">
            <text:p>2.89999999999998</text:p>
          </table:table-cell>
          <table:table-cell/>
        </table:table-row>
        <table:table-row table:style-name="ro1">
          <table:table-cell office:value-type="string" calcext:value-type="string">
            <text:p>2017-12-28</text:p>
          </table:table-cell>
          <table:table-cell table:number-columns-repeated="4"/>
          <table:table-cell office:value-type="float" office:value="809.3" calcext:value-type="float">
            <text:p>809.3</text:p>
          </table:table-cell>
          <table:table-cell office:value-type="float" office:value="811.1" calcext:value-type="float">
            <text:p>811.1</text:p>
          </table:table-cell>
          <table:table-cell office:value-type="float" office:value="803" calcext:value-type="float">
            <text:p>803</text:p>
          </table:table-cell>
          <table:table-cell office:value-type="float" office:value="804.5" calcext:value-type="float">
            <text:p>804.5</text:p>
          </table:table-cell>
          <table:table-cell office:value-type="float" office:value="5022" calcext:value-type="float">
            <text:p>5022</text:p>
          </table:table-cell>
          <table:table-cell/>
          <table:table-cell table:formula="of:=[.G249]/[.F249]-1" office:value-type="percentage" office:value="0.00222414432225393" calcext:value-type="percentage">
            <text:p>0.22%</text:p>
          </table:table-cell>
          <table:table-cell table:formula="of:=[.H249]/[.F249]-1" office:value-type="percentage" office:value="-0.0077845051278882" calcext:value-type="percentage">
            <text:p>-0.78%</text:p>
          </table:table-cell>
          <table:table-cell table:formula="of:=[.G249]/[.I249]-1" office:value-type="percentage" office:value="0.00820385332504658" calcext:value-type="percentage">
            <text:p>0.82%</text:p>
          </table:table-cell>
          <table:table-cell/>
          <table:table-cell office:value-type="string" calcext:value-type="string">
            <text:p>2017-12-28</text:p>
          </table:table-cell>
          <table:table-cell office:value-type="float" office:value="783.1746" calcext:value-type="float">
            <text:p>783.1746</text:p>
          </table:table-cell>
          <table:table-cell table:style-name="ce276" table:formula="of:=[.Q249]/[.I249]" office:value-type="percentage" office:value="0.973492355500311" calcext:value-type="percentage">
            <text:p>97.3%</text:p>
          </table:table-cell>
          <table:table-cell table:number-columns-repeated="2"/>
          <table:table-cell office:value-type="string" calcext:value-type="string">
            <text:p>2017-12-28</text:p>
          </table:table-cell>
          <table:table-cell table:formula="of:=[.F249]-[.I249]" office:value-type="float" office:value="4.79999999999995" calcext:value-type="float">
            <text:p>4.79999999999995</text:p>
          </table:table-cell>
          <table:table-cell table:formula="of:=[.H249]-[.I249]" office:value-type="float" office:value="-1.5" calcext:value-type="float">
            <text:p>-1.5</text:p>
          </table:table-cell>
          <table:table-cell table:formula="of:=[.G249]-[.I249]" office:value-type="float" office:value="6.60000000000002" calcext:value-type="float">
            <text:p>6.60000000000002</text:p>
          </table:table-cell>
          <table:table-cell/>
        </table:table-row>
        <table:table-row table:style-name="ro1">
          <table:table-cell office:value-type="string" calcext:value-type="string">
            <text:p>2017-12-29</text:p>
          </table:table-cell>
          <table:table-cell table:number-columns-repeated="4"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802" calcext:value-type="float">
            <text:p>802</text:p>
          </table:table-cell>
          <table:table-cell office:value-type="float" office:value="5857" calcext:value-type="float">
            <text:p>5857</text:p>
          </table:table-cell>
          <table:table-cell/>
          <table:table-cell table:formula="of:=[.G250]/[.F250]-1" office:value-type="percentage" office:value="0.00745341614906825" calcext:value-type="percentage">
            <text:p>0.75%</text:p>
          </table:table-cell>
          <table:table-cell table:formula="of:=[.H250]/[.F250]-1" office:value-type="percentage" office:value="-0.00372670807453412" calcext:value-type="percentage">
            <text:p>-0.37%</text:p>
          </table:table-cell>
          <table:table-cell table:formula="of:=[.G250]/[.I250]-1" office:value-type="percentage" office:value="0.0112219451371571" calcext:value-type="percentage">
            <text:p>1.12%</text:p>
          </table:table-cell>
          <table:table-cell/>
          <table:table-cell office:value-type="string" calcext:value-type="string">
            <text:p>2017-12-29</text:p>
          </table:table-cell>
          <table:table-cell office:value-type="float" office:value="777.762" calcext:value-type="float">
            <text:p>777.762</text:p>
          </table:table-cell>
          <table:table-cell table:style-name="ce277" table:formula="of:=[.Q250]/[.I250]" office:value-type="percentage" office:value="0.969778054862843" calcext:value-type="percentage">
            <text:p>97.0%</text:p>
          </table:table-cell>
          <table:table-cell table:number-columns-repeated="2"/>
          <table:table-cell office:value-type="string" calcext:value-type="string">
            <text:p>2017-12-29</text:p>
          </table:table-cell>
          <table:table-cell table:formula="of:=[.F250]-[.I250]" office:value-type="float" office:value="3" calcext:value-type="float">
            <text:p>3</text:p>
          </table:table-cell>
          <table:table-cell table:formula="of:=[.H250]-[.I250]" office:value-type="float" office:value="0" calcext:value-type="float">
            <text:p>0</text:p>
          </table:table-cell>
          <table:table-cell table:formula="of:=[.G250]-[.I250]" office:value-type="float" office:value="9" calcext:value-type="float">
            <text:p>9</text:p>
          </table:table-cell>
          <table:table-cell/>
        </table:table-row>
        <table:table-row table:style-name="ro1" table:number-rows-repeated="3">
          <table:table-cell table:number-columns-repeated="16"/>
          <table:table-cell table:style-name="ce17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16"/>
          <table:table-cell table:style-name="ce17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/>
          <table:table-cell table:formula="of:=0+COUNTIFS([.W$4:.W$250]; [.U254])" office:value-type="float" office:value="12" calcext:value-type="float">
            <text:p>12</text:p>
          </table:table-cell>
          <table:table-cell/>
          <table:table-cell table:formula="of:=[.W254]/[.W$286]" office:value-type="float" office:value="0.0489795918367347" calcext:value-type="float">
            <text:p>0.048979591836735</text:p>
          </table:table-cell>
        </table:table-row>
        <table:table-row table:style-name="ro1">
          <table:table-cell table:number-columns-repeated="16"/>
          <table:table-cell table:style-name="ce17"/>
          <table:table-cell table:number-columns-repeated="3"/>
          <table:table-cell table:style-name="Default" office:value-type="float" office:value="-1" calcext:value-type="float">
            <text:p>-1</text:p>
          </table:table-cell>
          <table:table-cell/>
          <table:table-cell table:formula="of:=[.W254]+COUNTIFS([.W$4:.W$250]; [.U255])" office:value-type="float" office:value="28" calcext:value-type="float">
            <text:p>28</text:p>
          </table:table-cell>
          <table:table-cell/>
          <table:table-cell table:formula="of:=[.W255]/[.W$286]" office:value-type="float" office:value="0.114285714285714" calcext:value-type="float">
            <text:p>0.114285714285714</text:p>
          </table:table-cell>
        </table:table-row>
        <table:table-row table:style-name="ro1">
          <table:table-cell/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cor_6702_open</text:p>
          </table:table-cell>
          <table:table-cell office:value-type="string" calcext:value-type="string">
            <text:p>cor_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table:number-columns-repeated="2"/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6702_close</text:p>
          </table:table-cell>
          <table:table-cell table:style-name="Default" office:value-type="string" calcext:value-type="string">
            <text:p>close</text:p>
          </table:table-cell>
          <table:table-cell table:style-name="Default"/>
          <table:table-cell/>
          <table:table-cell table:style-name="Default" office:value-type="float" office:value="-2" calcext:value-type="float">
            <text:p>-2</text:p>
          </table:table-cell>
          <table:table-cell/>
          <table:table-cell table:formula="of:=[.W255]+COUNTIFS([.W$4:.W$250]; [.U256])" office:value-type="float" office:value="54" calcext:value-type="float">
            <text:p>54</text:p>
          </table:table-cell>
          <table:table-cell/>
          <table:table-cell table:formula="of:=[.W256]/[.W$286]" office:value-type="float" office:value="0.220408163265306" calcext:value-type="float">
            <text:p>0.220408163265306</text:p>
          </table:table-cell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float" office:value="-3" calcext:value-type="float">
            <text:p>-3</text:p>
          </table:table-cell>
          <table:table-cell/>
          <table:table-cell table:formula="of:=[.W256]+COUNTIFS([.W$4:.W$250]; [.U257])" office:value-type="float" office:value="77" calcext:value-type="float">
            <text:p>77</text:p>
          </table:table-cell>
          <table:table-cell/>
          <table:table-cell table:formula="of:=[.W257]/[.W$286]" office:value-type="float" office:value="0.314285714285714" calcext:value-type="float">
            <text:p>0.3142857142857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table:number-columns-repeated="4"/>
          <table:table-cell table:formula="of:=MIN([.L$4:.L$185])" office:value-type="percentage" office:value="0" calcext:value-type="percentage">
            <text:p>0.00%</text:p>
          </table:table-cell>
          <table:table-cell table:formula="of:=MIN([.M$4:.M$185])" office:value-type="percentage" office:value="-0.0335276967930029" calcext:value-type="percentage">
            <text:p>-3.35%</text:p>
          </table:table-cell>
          <table:table-cell table:formula="of:=MIN([.N$4:.N$185])" office:value-type="percentage" office:value="0" calcext:value-type="percentage">
            <text:p>0.00%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table:style-name="ce3" table:formula="of:=MIN([.R$4:.R$250])" office:value-type="percentage" office:value="0.914477566489362" calcext:value-type="percentage">
            <text:p>91.45%</text:p>
          </table:table-cell>
          <table:table-cell table:style-name="ce3"/>
          <table:table-cell/>
          <table:table-cell table:style-name="Default" office:value-type="float" office:value="-4" calcext:value-type="float">
            <text:p>-4</text:p>
          </table:table-cell>
          <table:table-cell/>
          <table:table-cell table:formula="of:=[.W257]+COUNTIFS([.W$4:.W$250]; [.U258])" office:value-type="float" office:value="97" calcext:value-type="float">
            <text:p>97</text:p>
          </table:table-cell>
          <table:table-cell/>
          <table:table-cell table:formula="of:=[.W258]/[.W$286]" office:value-type="float" office:value="0.395918367346939" calcext:value-type="float">
            <text:p>0.395918367346939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vg</text:p>
          </table:table-cell>
          <table:table-cell table:number-columns-repeated="4"/>
          <table:table-cell table:formula="of:=AVERAGE([.L$4:.L$185])" office:value-type="percentage" office:value="0.00842595703280099" calcext:value-type="percentage">
            <text:p>0.84%</text:p>
          </table:table-cell>
          <table:table-cell table:formula="of:=AVERAGE([.M$4:.M$185])" office:value-type="percentage" office:value="-0.00906969731095976" calcext:value-type="percentage">
            <text:p>-0.91%</text:p>
          </table:table-cell>
          <table:table-cell table:formula="of:=AVERAGE([.N$4:.N$185])" office:value-type="percentage" office:value="0.00854428332759134" calcext:value-type="percentage">
            <text:p>0.85%</text:p>
          </table:table-cell>
          <table:table-cell/>
          <table:table-cell table:style-name="Default"/>
          <table:table-cell office:value-type="string" calcext:value-type="string">
            <text:p>avg</text:p>
          </table:table-cell>
          <table:table-cell table:style-name="ce3" table:formula="of:=AVERAGE([.R4:.R250])" office:value-type="percentage" office:value="0.976914263210167" calcext:value-type="percentage">
            <text:p>97.69%</text:p>
          </table:table-cell>
          <table:table-cell table:style-name="ce3"/>
          <table:table-cell/>
          <table:table-cell table:style-name="Default" office:value-type="float" office:value="-5" calcext:value-type="float">
            <text:p>-5</text:p>
          </table:table-cell>
          <table:table-cell/>
          <table:table-cell table:formula="of:=[.W258]+COUNTIFS([.W$4:.W$250]; [.U259])" office:value-type="float" office:value="120" calcext:value-type="float">
            <text:p>120</text:p>
          </table:table-cell>
          <table:table-cell/>
          <table:table-cell table:formula="of:=[.W259]/[.W$286]" office:value-type="float" office:value="0.489795918367347" calcext:value-type="float">
            <text:p>0.489795918367347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ax</text:p>
          </table:table-cell>
          <table:table-cell table:number-columns-repeated="4"/>
          <table:table-cell table:formula="of:=MAX([.L$4:.L$185])" office:value-type="percentage" office:value="0.0376506024096386" calcext:value-type="percentage">
            <text:p>3.77%</text:p>
          </table:table-cell>
          <table:table-cell table:formula="of:=MAX([.M$4:.M$185])" office:value-type="percentage" office:value="0" calcext:value-type="percentage">
            <text:p>0.00%</text:p>
          </table:table-cell>
          <table:table-cell table:formula="of:=MAX([.N$4:.N$185])" office:value-type="percentage" office:value="0.0323529411764707" calcext:value-type="percentage">
            <text:p>3.24%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 table:style-name="ce3" table:formula="of:=MAX([.R$4:.R$185])" office:value-type="percentage" office:value="1.0473534562212" calcext:value-type="percentage">
            <text:p>104.74%</text:p>
          </table:table-cell>
          <table:table-cell table:style-name="ce3"/>
          <table:table-cell/>
          <table:table-cell table:style-name="Default" office:value-type="float" office:value="-6" calcext:value-type="float">
            <text:p>-6</text:p>
          </table:table-cell>
          <table:table-cell/>
          <table:table-cell table:formula="of:=[.W259]+COUNTIFS([.W$4:.W$250]; [.U260])" office:value-type="float" office:value="143" calcext:value-type="float">
            <text:p>143</text:p>
          </table:table-cell>
          <table:table-cell/>
          <table:table-cell table:formula="of:=[.W260]/[.W$286]" office:value-type="float" office:value="0.583673469387755" calcext:value-type="float">
            <text:p>0.583673469387755</text:p>
          </table:table-cell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stdev</text:p>
          </table:table-cell>
          <table:table-cell table:style-name="ce42" table:formula="of:=STDEV([.R$4:.R$250])" office:value-type="percentage" office:value="0.0240581931903516" calcext:value-type="percentage">
            <text:p>2.41%</text:p>
          </table:table-cell>
          <table:table-cell table:style-name="ce3"/>
          <table:table-cell/>
          <table:table-cell table:style-name="Default" office:value-type="float" office:value="-7" calcext:value-type="float">
            <text:p>-7</text:p>
          </table:table-cell>
          <table:table-cell/>
          <table:table-cell table:formula="of:=[.W260]+COUNTIFS([.W$4:.W$250]; [.U261])" office:value-type="float" office:value="160" calcext:value-type="float">
            <text:p>160</text:p>
          </table:table-cell>
          <table:table-cell/>
          <table:table-cell table:formula="of:=[.W261]/[.W$286]" office:value-type="float" office:value="0.653061224489796" calcext:value-type="float">
            <text:p>0.653061224489796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float" office:value="-8" calcext:value-type="float">
            <text:p>-8</text:p>
          </table:table-cell>
          <table:table-cell/>
          <table:table-cell table:formula="of:=[.W261]+COUNTIFS([.W$4:.W$250]; [.U262])" office:value-type="float" office:value="177" calcext:value-type="float">
            <text:p>177</text:p>
          </table:table-cell>
          <table:table-cell/>
          <table:table-cell table:formula="of:=[.W262]/[.W$286]" office:value-type="float" office:value="0.722448979591837" calcext:value-type="float">
            <text:p>0.722448979591837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2" office:value-type="percentage" office:value="-0.11" calcext:value-type="percentage">
            <text:p>-11%</text:p>
          </table:table-cell>
          <table:table-cell table:number-columns-repeated="4"/>
          <table:table-cell table:style-name="Default" table:number-matrix-columns-spanned="1" table:number-matrix-rows-spanned="18" table:formula="of:=FREQUENCY([.L4:.L185];[.G263:.G27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M4:.M185];[.G263:.G27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N4:.N185];[.G263:.G279]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style-name="Default"/>
          <table:table-cell/>
          <table:table-cell table:style-name="Default" office:value-type="float" office:value="-9" calcext:value-type="float">
            <text:p>-9</text:p>
          </table:table-cell>
          <table:table-cell/>
          <table:table-cell table:formula="of:=[.W262]+COUNTIFS([.W$4:.W$250]; [.U263])" office:value-type="float" office:value="187" calcext:value-type="float">
            <text:p>187</text:p>
          </table:table-cell>
          <table:table-cell/>
          <table:table-cell table:formula="of:=[.W263]/[.W$286]" office:value-type="float" office:value="0.763265306122449" calcext:value-type="float">
            <text:p>0.76326530612244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" table:formula="of:=COM.MICROSOFT.CONCAT([.G263]; &quot;~&quot;)" office:value-type="string" office:string-value="-0.11~" calcext:value-type="string">
            <text:p>-0.11~</text:p>
          </table:table-cell>
          <table:table-cell table:style-name="ce2" office:value-type="percentage" office:value="-0.09" calcext:value-type="percentage">
            <text:p>-9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10" calcext:value-type="float">
            <text:p>-10</text:p>
          </table:table-cell>
          <table:table-cell/>
          <table:table-cell table:formula="of:=[.W263]+COUNTIFS([.W$4:.W$250]; [.U264])" office:value-type="float" office:value="198" calcext:value-type="float">
            <text:p>198</text:p>
          </table:table-cell>
          <table:table-cell/>
          <table:table-cell table:formula="of:=[.W264]/[.W$286]" office:value-type="float" office:value="0.808163265306122" calcext:value-type="float">
            <text:p>0.80816326530612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4]; &quot;~&quot;)" office:value-type="string" office:string-value="-0.09~" calcext:value-type="string">
            <text:p>-0.09~</text:p>
          </table:table-cell>
          <table:table-cell table:style-name="ce2" office:value-type="percentage" office:value="-0.07" calcext:value-type="percentage">
            <text:p>-7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11" calcext:value-type="float">
            <text:p>-11</text:p>
          </table:table-cell>
          <table:table-cell/>
          <table:table-cell table:formula="of:=[.W264]+COUNTIFS([.W$4:.W$250]; [.U265])" office:value-type="float" office:value="206" calcext:value-type="float">
            <text:p>206</text:p>
          </table:table-cell>
          <table:table-cell/>
          <table:table-cell table:formula="of:=[.W265]/[.W$286]" office:value-type="float" office:value="0.840816326530612" calcext:value-type="float">
            <text:p>0.840816326530612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5]; &quot;~&quot;)" office:value-type="string" office:string-value="-0.07~" calcext:value-type="string">
            <text:p>-0.07~</text:p>
          </table:table-cell>
          <table:table-cell table:style-name="ce2" office:value-type="percentage" office:value="-0.05" calcext:value-type="percentage">
            <text:p>-5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12" calcext:value-type="float">
            <text:p>-12</text:p>
          </table:table-cell>
          <table:table-cell/>
          <table:table-cell table:formula="of:=[.W265]+COUNTIFS([.W$4:.W$250]; [.U266])" office:value-type="float" office:value="213" calcext:value-type="float">
            <text:p>213</text:p>
          </table:table-cell>
          <table:table-cell/>
          <table:table-cell table:formula="of:=[.W266]/[.W$286]" office:value-type="float" office:value="0.869387755102041" calcext:value-type="float">
            <text:p>0.86938775510204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6]; &quot;~&quot;)" office:value-type="string" office:string-value="-0.05~" calcext:value-type="string">
            <text:p>-0.05~</text:p>
          </table:table-cell>
          <table:table-cell table:style-name="ce2" office:value-type="percentage" office:value="-0.03" calcext:value-type="percentage">
            <text:p>-3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13" calcext:value-type="float">
            <text:p>-13</text:p>
          </table:table-cell>
          <table:table-cell/>
          <table:table-cell table:formula="of:=[.W266]+COUNTIFS([.W$4:.W$250]; [.U267])" office:value-type="float" office:value="221" calcext:value-type="float">
            <text:p>221</text:p>
          </table:table-cell>
          <table:table-cell/>
          <table:table-cell table:formula="of:=[.W267]/[.W$286]" office:value-type="float" office:value="0.902040816326531" calcext:value-type="float">
            <text:p>0.90204081632653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7]; &quot;~&quot;)" office:value-type="string" office:string-value="-0.03~" calcext:value-type="string">
            <text:p>-0.03~</text:p>
          </table:table-cell>
          <table:table-cell table:style-name="ce2" office:value-type="percentage" office:value="-0.00999999999999998" calcext:value-type="percentage">
            <text:p>-1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14" calcext:value-type="float">
            <text:p>-14</text:p>
          </table:table-cell>
          <table:table-cell/>
          <table:table-cell table:formula="of:=[.W267]+COUNTIFS([.W$4:.W$250]; [.U268])" office:value-type="float" office:value="228" calcext:value-type="float">
            <text:p>228</text:p>
          </table:table-cell>
          <table:table-cell/>
          <table:table-cell table:formula="of:=[.W268]/[.W$286]" office:value-type="float" office:value="0.930612244897959" calcext:value-type="float">
            <text:p>0.930612244897959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2" table:formula="of:=COM.MICROSOFT.CONCAT([.G268]; &quot;~&quot;)" office:value-type="string" office:string-value="-0.00999999999999998~" calcext:value-type="string">
            <text:p>-0.00999999999999998~</text:p>
          </table:table-cell>
          <table:table-cell table:style-name="ce23" office:value-type="percentage" office:value="0.01" calcext:value-type="percentage">
            <text:p>1%</text:p>
          </table:table-cell>
          <table:table-cell table:style-name="ce24" table:number-columns-repeated="4"/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8" calcext:value-type="float">
            <text:p>118</text:p>
          </table:table-cell>
          <table:table-cell/>
          <table:table-cell table:style-name="Default"/>
          <table:table-cell/>
          <table:table-cell table:style-name="ce30"/>
          <table:table-cell table:style-name="ce23"/>
          <table:table-cell/>
          <table:table-cell table:style-name="Default" office:value-type="float" office:value="-15" calcext:value-type="float">
            <text:p>-15</text:p>
          </table:table-cell>
          <table:table-cell/>
          <table:table-cell table:formula="of:=[.W268]+COUNTIFS([.W$4:.W$250]; [.U269])" office:value-type="float" office:value="233" calcext:value-type="float">
            <text:p>233</text:p>
          </table:table-cell>
          <table:table-cell/>
          <table:table-cell table:formula="of:=[.W269]/[.W$286]" office:value-type="float" office:value="0.951020408163265" calcext:value-type="float">
            <text:p>0.9510204081632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9]; &quot;~&quot;)" office:value-type="string" office:string-value="0.01~" calcext:value-type="string">
            <text:p>0.01~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4"/>
          <table:table-cell table:style-name="Default" office:value-type="float" office:value="59" calcext:value-type="float">
            <text:p>59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Default" office:value-type="float" office:value="-16" calcext:value-type="float">
            <text:p>-16</text:p>
          </table:table-cell>
          <table:table-cell/>
          <table:table-cell table:formula="of:=[.W269]+COUNTIFS([.W$4:.W$250]; [.U270])" office:value-type="float" office:value="233" calcext:value-type="float">
            <text:p>233</text:p>
          </table:table-cell>
          <table:table-cell/>
          <table:table-cell table:formula="of:=[.W270]/[.W$286]" office:value-type="float" office:value="0.951020408163265" calcext:value-type="float">
            <text:p>0.95102040816326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0]; &quot;~&quot;)" office:value-type="string" office:string-value="0.03~" calcext:value-type="string">
            <text:p>0.03~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style-name="ce43"/>
          <table:table-cell table:number-columns-repeated="2"/>
          <table:table-cell table:style-name="Default" office:value-type="float" office:value="-17" calcext:value-type="float">
            <text:p>-17</text:p>
          </table:table-cell>
          <table:table-cell/>
          <table:table-cell table:formula="of:=[.W270]+COUNTIFS([.W$4:.W$250]; [.U271])" office:value-type="float" office:value="234" calcext:value-type="float">
            <text:p>234</text:p>
          </table:table-cell>
          <table:table-cell/>
          <table:table-cell table:formula="of:=[.W271]/[.W$286]" office:value-type="float" office:value="0.955102040816326" calcext:value-type="float">
            <text:p>0.95510204081632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1]; &quot;~&quot;)" office:value-type="string" office:string-value="0.05~" calcext:value-type="string">
            <text:p>0.05~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Default" office:value-type="float" office:value="-18" calcext:value-type="float">
            <text:p>-18</text:p>
          </table:table-cell>
          <table:table-cell/>
          <table:table-cell table:formula="of:=[.W271]+COUNTIFS([.W$4:.W$250]; [.U272])" office:value-type="float" office:value="235" calcext:value-type="float">
            <text:p>235</text:p>
          </table:table-cell>
          <table:table-cell/>
          <table:table-cell table:formula="of:=[.W272]/[.W$286]" office:value-type="float" office:value="0.959183673469388" calcext:value-type="float">
            <text:p>0.959183673469388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2]; &quot;~&quot;)" office:value-type="string" office:string-value="0.07~" calcext:value-type="string">
            <text:p>0.07~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Default" office:value-type="float" office:value="-19" calcext:value-type="float">
            <text:p>-19</text:p>
          </table:table-cell>
          <table:table-cell/>
          <table:table-cell table:formula="of:=[.W272]+COUNTIFS([.W$4:.W$250]; [.U273])" office:value-type="float" office:value="237" calcext:value-type="float">
            <text:p>237</text:p>
          </table:table-cell>
          <table:table-cell/>
          <table:table-cell table:formula="of:=[.W273]/[.W$286]" office:value-type="float" office:value="0.96734693877551" calcext:value-type="float">
            <text:p>0.9673469387755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3]; &quot;~&quot;)" office:value-type="string" office:string-value="0.09~" calcext:value-type="string">
            <text:p>0.09~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 table:number-columns-repeated="2"/>
          <table:table-cell table:style-name="Default" office:value-type="float" office:value="-20" calcext:value-type="float">
            <text:p>-20</text:p>
          </table:table-cell>
          <table:table-cell/>
          <table:table-cell table:formula="of:=[.W273]+COUNTIFS([.W$4:.W$250]; [.U274])" office:value-type="float" office:value="238" calcext:value-type="float">
            <text:p>238</text:p>
          </table:table-cell>
          <table:table-cell/>
          <table:table-cell table:formula="of:=[.W274]/[.W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4]; &quot;~&quot;)" office:value-type="string" office:string-value="0.11~" calcext:value-type="string">
            <text:p>0.11~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21" calcext:value-type="float">
            <text:p>-21</text:p>
          </table:table-cell>
          <table:table-cell/>
          <table:table-cell table:formula="of:=[.W274]+COUNTIFS([.W$4:.W$250]; [.U275])" office:value-type="float" office:value="238" calcext:value-type="float">
            <text:p>238</text:p>
          </table:table-cell>
          <table:table-cell/>
          <table:table-cell table:formula="of:=[.W275]/[.W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5]; &quot;~&quot;)" office:value-type="string" office:string-value="0.13~" calcext:value-type="string">
            <text:p>0.13~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22" calcext:value-type="float">
            <text:p>-22</text:p>
          </table:table-cell>
          <table:table-cell/>
          <table:table-cell table:formula="of:=[.W275]+COUNTIFS([.W$4:.W$250]; [.U276])" office:value-type="float" office:value="238" calcext:value-type="float">
            <text:p>238</text:p>
          </table:table-cell>
          <table:table-cell/>
          <table:table-cell table:formula="of:=[.W276]/[.W$286]" office:value-type="float" office:value="0.971428571428571" calcext:value-type="float">
            <text:p>0.971428571428571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6]; &quot;~&quot;)" office:value-type="string" office:string-value="0.15~" calcext:value-type="string">
            <text:p>0.15~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23" calcext:value-type="float">
            <text:p>-23</text:p>
          </table:table-cell>
          <table:table-cell/>
          <table:table-cell table:formula="of:=[.W276]+COUNTIFS([.W$4:.W$250]; [.U277])" office:value-type="float" office:value="240" calcext:value-type="float">
            <text:p>240</text:p>
          </table:table-cell>
          <table:table-cell/>
          <table:table-cell table:formula="of:=[.W277]/[.W$286]" office:value-type="float" office:value="0.979591836734694" calcext:value-type="float">
            <text:p>0.979591836734694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7]; &quot;~&quot;)" office:value-type="string" office:string-value="0.17~" calcext:value-type="string">
            <text:p>0.17~</text:p>
          </table:table-cell>
          <table:table-cell table:style-name="ce2" office:value-type="percentage" office:value="0.19" calcext:value-type="percentage">
            <text:p>19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24" calcext:value-type="float">
            <text:p>-24</text:p>
          </table:table-cell>
          <table:table-cell/>
          <table:table-cell table:formula="of:=[.W277]+COUNTIFS([.W$4:.W$250]; [.U278])" office:value-type="float" office:value="241" calcext:value-type="float">
            <text:p>241</text:p>
          </table:table-cell>
          <table:table-cell/>
          <table:table-cell table:formula="of:=[.W278]/[.W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8]; &quot;~&quot;)" office:value-type="string" office:string-value="0.19~" calcext:value-type="string">
            <text:p>0.19~</text:p>
          </table:table-cell>
          <table:table-cell table:style-name="ce2" office:value-type="percentage" office:value="0.21" calcext:value-type="percentage">
            <text:p>21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number-columns-repeated="2"/>
          <table:table-cell table:style-name="Default" office:value-type="float" office:value="-25" calcext:value-type="float">
            <text:p>-25</text:p>
          </table:table-cell>
          <table:table-cell/>
          <table:table-cell table:formula="of:=[.W278]+COUNTIFS([.W$4:.W$250]; [.U279])" office:value-type="float" office:value="241" calcext:value-type="float">
            <text:p>241</text:p>
          </table:table-cell>
          <table:table-cell/>
          <table:table-cell table:formula="of:=[.W279]/[.W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9]; &quot;~&quot;)" office:value-type="string" office:string-value="0.21~" calcext:value-type="string">
            <text:p>0.21~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office:value-type="float" office:value="-26" calcext:value-type="float">
            <text:p>-26</text:p>
          </table:table-cell>
          <table:table-cell/>
          <table:table-cell table:formula="of:=[.W279]+COUNTIFS([.W$4:.W$250]; [.U280])" office:value-type="float" office:value="241" calcext:value-type="float">
            <text:p>241</text:p>
          </table:table-cell>
          <table:table-cell/>
          <table:table-cell table:formula="of:=[.W280]/[.W$286]" office:value-type="float" office:value="0.983673469387755" calcext:value-type="float">
            <text:p>0.983673469387755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float" office:value="-27" calcext:value-type="float">
            <text:p>-27</text:p>
          </table:table-cell>
          <table:table-cell/>
          <table:table-cell table:formula="of:=[.W280]+COUNTIFS([.W$4:.W$250]; [.U281])" office:value-type="float" office:value="242" calcext:value-type="float">
            <text:p>242</text:p>
          </table:table-cell>
          <table:table-cell/>
          <table:table-cell table:formula="of:=[.W281]/[.W$286]" office:value-type="float" office:value="0.987755102040816" calcext:value-type="float">
            <text:p>0.987755102040816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float" office:value="-28" calcext:value-type="float">
            <text:p>-28</text:p>
          </table:table-cell>
          <table:table-cell/>
          <table:table-cell table:formula="of:=[.W281]+COUNTIFS([.W$4:.W$250]; [.U282])" office:value-type="float" office:value="244" calcext:value-type="float">
            <text:p>244</text:p>
          </table:table-cell>
          <table:table-cell/>
          <table:table-cell table:formula="of:=[.W282]/[.W$286]" office:value-type="float" office:value="0.995918367346939" calcext:value-type="float">
            <text:p>0.995918367346939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float" office:value="-29" calcext:value-type="float">
            <text:p>-29</text:p>
          </table:table-cell>
          <table:table-cell/>
          <table:table-cell table:formula="of:=[.W282]+COUNTIFS([.W$4:.W$250]; [.U283])" office:value-type="float" office:value="244" calcext:value-type="float">
            <text:p>244</text:p>
          </table:table-cell>
          <table:table-cell/>
          <table:table-cell table:formula="of:=[.W283]/[.W$286]" office:value-type="float" office:value="0.995918367346939" calcext:value-type="float">
            <text:p>0.995918367346939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office:value-type="float" office:value="-30" calcext:value-type="float">
            <text:p>-30</text:p>
          </table:table-cell>
          <table:table-cell/>
          <table:table-cell table:formula="of:=[.W283]+COUNTIFS([.W$4:.W$250]; [.U284])" office:value-type="float" office:value="245" calcext:value-type="float">
            <text:p>245</text:p>
          </table:table-cell>
          <table:table-cell/>
          <table:table-cell table:formula="of:=[.W284]/[.W$286]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office:value-type="float" office:value="-31" calcext:value-type="float">
            <text:p>-31</text:p>
          </table:table-cell>
          <table:table-cell/>
          <table:table-cell table:formula="of:=[.W284]+COUNTIFS([.W$4:.W$250]; [.U285])" office:value-type="float" office:value="245" calcext:value-type="float">
            <text:p>245</text:p>
          </table:table-cell>
          <table:table-cell/>
          <table:table-cell table:formula="of:=[.W285]/[.W$286]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 office:value-type="float" office:value="-32" calcext:value-type="float">
            <text:p>-32</text:p>
          </table:table-cell>
          <table:table-cell/>
          <table:table-cell table:formula="of:=[.W285]+COUNTIFS([.W$4:.W$250]; [.U286])" office:value-type="float" office:value="245" calcext:value-type="float">
            <text:p>245</text:p>
          </table:table-cell>
          <table:table-cell/>
          <table:table-cell table:formula="of:=[.W286]/[.W$286]" office:value-type="float" office:value="1" calcext:value-type="float">
            <text:p>1</text:p>
          </table:table-cell>
        </table:table-row>
        <table:table-row table:style-name="ro1" table:number-rows-repeated="5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ce27" table:number-columns-repeated="2"/>
          <table:table-cell/>
          <table:table-cell table:style-name="Default"/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calcext:conditional-formats>
          <calcext:conditional-format calcext:target-range-address="6702_closeのみ.R4:6702_closeのみ.R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:6702_closeのみ.R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:6702_closeのみ.R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:6702_closeのみ.R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:6702_closeのみ.R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:6702_closeのみ.R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:6702_closeのみ.R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:6702_closeのみ.R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:6702_closeのみ.R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:6702_closeのみ.R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:6702_closeのみ.R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:6702_closeのみ.R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:6702_closeのみ.R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:6702_closeのみ.R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:6702_closeのみ.R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:6702_closeのみ.R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:6702_closeのみ.R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:6702_closeのみ.R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:6702_closeのみ.R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:6702_closeのみ.R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:6702_closeのみ.R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5:6702_closeのみ.R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6:6702_closeのみ.R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7:6702_closeのみ.R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8:6702_closeのみ.R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9:6702_closeのみ.R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0:6702_closeのみ.R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1:6702_closeのみ.R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2:6702_closeのみ.R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3:6702_closeのみ.R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4:6702_closeのみ.R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5:6702_closeのみ.R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6:6702_closeのみ.R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7:6702_closeのみ.R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8:6702_closeのみ.R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9:6702_closeのみ.R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0:6702_closeのみ.R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1:6702_closeのみ.R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2:6702_closeのみ.R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3:6702_closeのみ.R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4:6702_closeのみ.R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5:6702_closeのみ.R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6:6702_closeのみ.R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7:6702_closeのみ.R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8:6702_closeのみ.R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9:6702_closeのみ.R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0:6702_closeのみ.R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1:6702_closeのみ.R5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2:6702_closeのみ.R5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3:6702_closeのみ.R5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4:6702_closeのみ.R5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5:6702_closeのみ.R5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6:6702_closeのみ.R5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7:6702_closeのみ.R5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8:6702_closeのみ.R5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9:6702_closeのみ.R5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0:6702_closeのみ.R6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1:6702_closeのみ.R6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2:6702_closeのみ.R6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3:6702_closeのみ.R6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4:6702_closeのみ.R6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5:6702_closeのみ.R6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6:6702_closeのみ.R6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7:6702_closeのみ.R6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8:6702_closeのみ.R6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9:6702_closeのみ.R6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0:6702_closeのみ.R7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1:6702_closeのみ.R7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2:6702_closeのみ.R7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3:6702_closeのみ.R7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4:6702_closeのみ.R7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5:6702_closeのみ.R7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6:6702_closeのみ.R7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7:6702_closeのみ.R7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8:6702_closeのみ.R7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9:6702_closeのみ.R7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0:6702_closeのみ.R8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1:6702_closeのみ.R8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2:6702_closeのみ.R8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3:6702_closeのみ.R8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4:6702_closeのみ.R8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5:6702_closeのみ.R8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6:6702_closeのみ.R8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7:6702_closeのみ.R8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8:6702_closeのみ.R8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9:6702_closeのみ.R8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0:6702_closeのみ.R9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1:6702_closeのみ.R9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2:6702_closeのみ.R9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3:6702_closeのみ.R9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4:6702_closeのみ.R9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5:6702_closeのみ.R9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6:6702_closeのみ.R9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7:6702_closeのみ.R9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8:6702_closeのみ.R9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9:6702_closeのみ.R9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0:6702_closeのみ.R10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1:6702_closeのみ.R10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2:6702_closeのみ.R10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3:6702_closeのみ.R10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4:6702_closeのみ.R10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5:6702_closeのみ.R10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6:6702_closeのみ.R10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7:6702_closeのみ.R10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8:6702_closeのみ.R10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9:6702_closeのみ.R10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0:6702_closeのみ.R1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1:6702_closeのみ.R1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2:6702_closeのみ.R1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3:6702_closeのみ.R1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4:6702_closeのみ.R1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5:6702_closeのみ.R1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6:6702_closeのみ.R1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7:6702_closeのみ.R1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8:6702_closeのみ.R1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9:6702_closeのみ.R1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0:6702_closeのみ.R1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1:6702_closeのみ.R1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2:6702_closeのみ.R1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3:6702_closeのみ.R1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4:6702_closeのみ.R1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5:6702_closeのみ.R1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6:6702_closeのみ.R1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7:6702_closeのみ.R1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8:6702_closeのみ.R1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9:6702_closeのみ.R1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0:6702_closeのみ.R1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1:6702_closeのみ.R1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2:6702_closeのみ.R1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3:6702_closeのみ.R1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4:6702_closeのみ.R1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5:6702_closeのみ.R1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6:6702_closeのみ.R1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7:6702_closeのみ.R1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8:6702_closeのみ.R1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9:6702_closeのみ.R1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0:6702_closeのみ.R1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1:6702_closeのみ.R1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2:6702_closeのみ.R1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3:6702_closeのみ.R1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4:6702_closeのみ.R1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5:6702_closeのみ.R1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6:6702_closeのみ.R1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7:6702_closeのみ.R1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8:6702_closeのみ.R1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9:6702_closeのみ.R1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0:6702_closeのみ.R1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1:6702_closeのみ.R15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2:6702_closeのみ.R15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3:6702_closeのみ.R15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4:6702_closeのみ.R15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5:6702_closeのみ.R15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6:6702_closeのみ.R15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7:6702_closeのみ.R15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8:6702_closeのみ.R15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9:6702_closeのみ.R15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0:6702_closeのみ.R16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1:6702_closeのみ.R16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2:6702_closeのみ.R16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3:6702_closeのみ.R16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4:6702_closeのみ.R16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5:6702_closeのみ.R16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6:6702_closeのみ.R16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7:6702_closeのみ.R16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8:6702_closeのみ.R16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9:6702_closeのみ.R16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0:6702_closeのみ.R17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1:6702_closeのみ.R17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2:6702_closeのみ.R17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3:6702_closeのみ.R17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4:6702_closeのみ.R17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5:6702_closeのみ.R17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6:6702_closeのみ.R17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7:6702_closeのみ.R17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8:6702_closeのみ.R17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9:6702_closeのみ.R17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0:6702_closeのみ.R18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1:6702_closeのみ.R18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2:6702_closeのみ.R18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3:6702_closeのみ.R18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4:6702_closeのみ.R18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5:6702_closeのみ.R18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6:6702_closeのみ.R18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7:6702_closeのみ.R18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8:6702_closeのみ.R18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9:6702_closeのみ.R18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0:6702_closeのみ.R19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1:6702_closeのみ.R19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2:6702_closeのみ.R19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3:6702_closeのみ.R19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4:6702_closeのみ.R19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5:6702_closeのみ.R19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6:6702_closeのみ.R19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7:6702_closeのみ.R19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8:6702_closeのみ.R19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9:6702_closeのみ.R19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0:6702_closeのみ.R20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1:6702_closeのみ.R20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2:6702_closeのみ.R20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3:6702_closeのみ.R20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4:6702_closeのみ.R20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5:6702_closeのみ.R20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6:6702_closeのみ.R20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7:6702_closeのみ.R20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8:6702_closeのみ.R20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9:6702_closeのみ.R20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0:6702_closeのみ.R2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1:6702_closeのみ.R2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2:6702_closeのみ.R2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3:6702_closeのみ.R2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4:6702_closeのみ.R2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5:6702_closeのみ.R2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6:6702_closeのみ.R2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7:6702_closeのみ.R2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8:6702_closeのみ.R2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9:6702_closeのみ.R2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0:6702_closeのみ.R2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1:6702_closeのみ.R2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2:6702_closeのみ.R2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3:6702_closeのみ.R2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4:6702_closeのみ.R2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5:6702_closeのみ.R2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6:6702_closeのみ.R2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7:6702_closeのみ.R2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8:6702_closeのみ.R2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9:6702_closeのみ.R2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0:6702_closeのみ.R2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1:6702_closeのみ.R2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2:6702_closeのみ.R2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3:6702_closeのみ.R2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4:6702_closeのみ.R2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5:6702_closeのみ.R2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6:6702_closeのみ.R2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7:6702_closeのみ.R2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8:6702_closeのみ.R2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9:6702_closeのみ.R2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0:6702_closeのみ.R2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1:6702_closeのみ.R2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2:6702_closeのみ.R2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3:6702_closeのみ.R2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4:6702_closeのみ.R2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5:6702_closeのみ.R2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6:6702_closeのみ.R2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7:6702_closeのみ.R2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8:6702_closeのみ.R2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9:6702_closeのみ.R2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50:6702_closeのみ.R2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</calcext:conditional-formats>
      </table:table>
      <table:table table:name="close_vs_low" table:style-name="ta1">
        <office:forms form:automatic-focus="false" form:apply-design-mode="false"/>
        <table:shapes>
          <draw:frame draw:z-index="0" draw:style-name="gr1" draw:text-style-name="P1" svg:width="278.92mm" svg:height="122.03mm" svg:x="11.85mm" svg:y="2.41mm">
            <draw:object draw:notify-on-update-of-ranges="6702_closeのみ.U4:6702_closeのみ.U250 6702_closeのみ.W3:6702_closeのみ.W3 6702_closeのみ.W4:6702_closeのみ.W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75mm" svg:height="89.99mm" svg:x="22.59mm" svg:y="135.48mm">
            <draw:object draw:notify-on-update-of-ranges="6702_closeのみ.U254:6702_closeのみ.U286 6702_closeのみ.Y254:6702_closeのみ.Y2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 table:number-rows-repeated="5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株</text:p>
          </table:table-cell>
          <table:table-cell office:value-type="string" calcext:value-type="string">
            <text:p>1000株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[.C53]*1000" office:value-type="float" office:value="500000" calcext:value-type="float">
            <text:p>500000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[.C54]*1000" office:value-type="float" office:value="510000" calcext:value-type="float">
            <text:p>5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00/00/00</text:date>, <text:time style:data-style-name="N2" text:time-value="15:56:54.97156138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9T16:32:00.347028445</dc:date>
    <meta:editing-duration>PT5H33M8S</meta:editing-duration>
    <meta:editing-cycles>20</meta:editing-cycles>
    <meta:generator>LibreOffice/6.0.7.3$Linux_X86_64 LibreOffice_project/00m0$Build-3</meta:generator>
    <meta:document-statistic meta:table-count="2" meta:cell-count="49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93cm" svg:height="12.204cm" xlink:href=".." xlink:type="simple" chart:class="chart:line" chart:style-name="ch1">
        <chart:legend chart:legend-position="end" svg:x="26.046cm" svg:y="5.803cm" style:legend-expansion="high" chart:style-name="ch2"/>
        <chart:plot-area chart:style-name="ch3" table:cell-range-address="6702_closeのみ.U4:6702_closeのみ.U250 6702_closeのみ.W3:6702_closeのみ.W250" chart:data-source-has-labels="both" svg:x="0.557cm" svg:y="0.244cm" svg:width="24.932cm" svg:height="11.716cm">
          <chartooo:coordinate-region svg:x="1.404cm" svg:y="0.443cm" svg:width="23.452cm" svg:height="11.318cm"/>
          <chart:axis chart:dimension="x" chart:name="primary-x" chart:style-name="ch4" chartooo:axis-type="auto">
            <chartooo:date-scale/>
            <chart:categories table:cell-range-address="6702_closeのみ.U4:6702_closeのみ.U2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6702_closeのみ.W4:6702_closeのみ.W250" chart:label-cell-address="6702_closeのみ.W3:6702_closeのみ.W3" chart:class="chart:line">
            <chart:data-point chart:repeated="2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  <draw:g>
                  <svg:desc>6702_closeのみ.W3:6702_closeのみ.W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1-04</text:p>
                <draw:g>
                  <svg:desc>6702_closeのみ.U4:6702_closeのみ.U250</svg:desc>
                </draw:g>
              </table:table-cell>
              <table:table-cell office:value-type="float" office:value="-14">
                <text:p>-14</text:p>
                <draw:g>
                  <svg:desc>6702_closeのみ.W4:6702_closeのみ.W250</svg:desc>
                </draw:g>
              </table:table-cell>
            </table:table-row>
            <table:table-row>
              <table:table-cell office:value-type="string">
                <text:p>2017-01-0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017-01-0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1-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1-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1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1-1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1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1-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1-1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1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1-2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2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1-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1-2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1-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1-3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1-3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2-0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0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2-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0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2-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2-0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2-1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17-02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2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2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2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2-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2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2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2-2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2-2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2-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3-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3-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3-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3-0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3-1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3-1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1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3-2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3-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3-2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3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3-3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3-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4-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4-0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4-0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4-06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0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4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4-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4-1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4-18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4-19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017-04-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4-2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4-2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4-2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4-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4-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4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5-0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17-05-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5-0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017-05-09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5-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5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5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5-1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5-1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5-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5-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5-24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017-05-25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5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5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5-3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5-3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6-0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0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6-0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6-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07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6-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0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06-1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6-1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6-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6-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6-1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6-2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6-2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6-2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6-2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6-2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06-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17-06-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6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6-3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7-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0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7-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7-1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017-07-1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7-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18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017-07-1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7-2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7-2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7-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7-2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07-2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7-3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8-0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0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08-0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8-0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8-0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8-1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8-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8-15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1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8-1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2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8-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8-2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8-28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8-2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8-3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8-3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09-0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0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09-0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06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017-09-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0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9-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09-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09-1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09-19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017-09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09-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09-2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09-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09-2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09-2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09-29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0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0-05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0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1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0-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0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0-1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1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0-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0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2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10-2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10-2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0-2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0-2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0-27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17-10-30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0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1-0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1-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1-0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017-11-0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017-11-1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1-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-1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1-1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017-11-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1-1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1-2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1-2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1-2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1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1-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11-28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17-11-2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11-3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2-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17-12-0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0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2-0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0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017-12-0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017-12-1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17-12-1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1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1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17-12-1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017-12-1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017-12-1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017-12-2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2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017-12-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2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017-12-2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17-12-27</text:p>
              </table:table-cell>
              <table:table-cell office:value-type="float" office:value="-2.39999999999998">
                <text:p>-2.39999999999998</text:p>
              </table:table-cell>
            </table:table-row>
            <table:table-row>
              <table:table-cell office:value-type="string">
                <text:p>2017-12-2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017-12-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276cm" svg:height="9cm" xlink:href=".." xlink:type="simple" chart:class="chart:line" chart:style-name="ch1">
        <chart:legend chart:legend-position="end" svg:x="23.176cm" svg:y="4.201cm" style:legend-expansion="high" chart:style-name="ch2"/>
        <chart:plot-area chart:style-name="ch3" table:cell-range-address="6702_closeのみ.U254:6702_closeのみ.U286 6702_closeのみ.Y254:6702_closeのみ.Y286" chart:data-source-has-labels="column" svg:x="0.505cm" svg:y="0.18cm" svg:width="22.166cm" svg:height="8.64cm">
          <chartooo:coordinate-region svg:x="1.232cm" svg:y="0.38cm" svg:width="21.199cm" svg:height="7.793cm"/>
          <chart:axis chart:dimension="x" chart:name="primary-x" chart:style-name="ch4" chartooo:axis-type="auto">
            <chartooo:date-scale/>
            <chart:categories table:cell-range-address="6702_closeのみ.U254:6702_closeのみ.U2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6702_closeのみ.Y254:6702_closeのみ.Y286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Y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6702_closeのみ.U254:6702_closeのみ.U286</svg:desc>
                </draw:g>
              </table:table-cell>
              <table:table-cell office:value-type="float" office:value="0.0489795918367347">
                <text:p>0.0489795918367347</text:p>
                <draw:g>
                  <svg:desc>6702_closeのみ.Y254:6702_closeのみ.Y286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220408163265306">
                <text:p>0.22040816326530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395918367346939">
                <text:p>0.395918367346939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583673469387755">
                <text:p>0.583673469387755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653061224489796">
                <text:p>0.653061224489796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722448979591837">
                <text:p>0.722448979591837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763265306122449">
                <text:p>0.763265306122449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808163265306122">
                <text:p>0.80816326530612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40816326530612">
                <text:p>0.840816326530612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869387755102041">
                <text:p>0.869387755102041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902040816326531">
                <text:p>0.902040816326531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930612244897959">
                <text:p>0.930612244897959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951020408163265">
                <text:p>0.951020408163265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951020408163265">
                <text:p>0.9510204081632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955102040816326">
                <text:p>0.955102040816326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959183673469388">
                <text:p>0.959183673469388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96734693877551">
                <text:p>0.96734693877551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971428571428571">
                <text:p>0.971428571428571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979591836734694">
                <text:p>0.979591836734694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983673469387755">
                <text:p>0.983673469387755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987755102040816">
                <text:p>0.987755102040816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995918367346939">
                <text:p>0.995918367346939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0.995918367346939">
                <text:p>0.995918367346939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